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float" office:value="250">
            <text:p>250</text:p>
          </table:table-cell>
          <table:table-cell table:formula="oooc:=1.5*3.1415" office:value-type="float" office:value="4.71225">
            <text:p>4.71</text:p>
          </table:table-cell>
          <table:table-cell office:value-type="float" office:value="2">
            <text:p>2</text:p>
          </table:table-cell>
          <table:table-cell office:value-type="string">
            <text:p>exp</text:p>
          </table:table-cell>
          <table:table-cell table:number-columns-repeated="11"/>
        </table:table-row>
        <table:table-row table:style-name="ro1">
          <table:table-cell office:value-type="float" office:value="-250">
            <text:p>-250</text:p>
          </table:table-cell>
          <table:table-cell table:formula="oooc:=COS([.$B$1]*[.$A2]/[.$A$1])*EXP(-[.$C$1]*[.$A2]*[.$A2]/([.$A$1]*[.$A$1]))" office:value-type="float" office:value="-0.0000188089496657777">
            <text:p>0</text:p>
          </table:table-cell>
          <table:table-cell table:formula="oooc:=SIN([.$B$1]*[.$A2]/[.$A$1])*EXP(-[.$C$1]*[.$A2]*[.$A2]/([.$A$1]*[.$A$1]))" office:value-type="float" office:value="0.135335281929575">
            <text:p>0.14</text:p>
          </table:table-cell>
          <table:table-cell table:formula="oooc:=-2*[.$A2]" office:value-type="float" office:value="500">
            <text:p>500</text:p>
          </table:table-cell>
          <table:table-cell table:number-columns-repeated="10"/>
          <table:table-cell office:value-type="string">
            <text:p>Cosine</text:p>
          </table:table-cell>
        </table:table-row>
        <table:table-row table:style-name="ro1">
          <table:table-cell table:formula="oooc:=[.A2]+1" office:value-type="float" office:value="-249">
            <text:p>-249</text:p>
          </table:table-cell>
          <table:table-cell table:formula="oooc:=COS([.$B$1]*[.$A3]/[.$A$1])*EXP(-[.$C$1]*[.$A3]*[.$A3]/([.$A$1]*[.$A$1]))" office:value-type="float" office:value="-0.00261094983441376">
            <text:p>0</text:p>
          </table:table-cell>
          <table:table-cell table:formula="oooc:=SIN([.$B$1]*[.$A3]/[.$A$1])*EXP(-[.$C$1]*[.$A3]*[.$A3]/([.$A$1]*[.$A$1]))" office:value-type="float" office:value="0.137488873859739">
            <text:p>0.14</text:p>
          </table:table-cell>
          <table:table-cell/>
          <table:table-cell>
            <draw:frame table:end-cell-address="Sheet1.P41" table:end-x="0.585cm" table:end-y="0.424cm" draw:z-index="0" draw:style-name="gr1" svg:width="23.64cm" svg:height="17.359cm" svg:x="1.784cm" svg:y="0.16cm">
              <draw:object draw:notify-on-update-of-ranges="Sheet1.A2:Sheet1.B502 Sheet1.O2:Sheet1.O2 Sheet1.B2:Sheet1.B502 Sheet1.O3:Sheet1.O3 Sheet1.C2:Sheet1.C5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>
            <text:p>Sine</text:p>
          </table:table-cell>
        </table:table-row>
        <table:table-row table:style-name="ro1">
          <table:table-cell table:formula="oooc:=[.A3]+1" office:value-type="float" office:value="-248">
            <text:p>-248</text:p>
          </table:table-cell>
          <table:table-cell table:formula="oooc:=COS([.$B$1]*[.$A4]/[.$A$1])*EXP(-[.$C$1]*[.$A4]*[.$A4]/([.$A$1]*[.$A$1]))" office:value-type="float" office:value="-0.00528525212456052">
            <text:p>-0.01</text:p>
          </table:table-cell>
          <table:table-cell table:formula="oooc:=SIN([.$B$1]*[.$A4]/[.$A$1])*EXP(-[.$C$1]*[.$A4]*[.$A4]/([.$A$1]*[.$A$1]))" office:value-type="float" office:value="0.139618163036436">
            <text:p>0.14</text:p>
          </table:table-cell>
          <table:table-cell table:number-columns-repeated="11"/>
          <table:table-cell office:value-type="string">
            <text:p>First Derivative</text:p>
          </table:table-cell>
        </table:table-row>
        <table:table-row table:style-name="ro1">
          <table:table-cell table:formula="oooc:=[.A4]+1" office:value-type="float" office:value="-247">
            <text:p>-247</text:p>
          </table:table-cell>
          <table:table-cell table:formula="oooc:=COS([.$B$1]*[.$A5]/[.$A$1])*EXP(-[.$C$1]*[.$A5]*[.$A5]/([.$A$1]*[.$A$1]))" office:value-type="float" office:value="-0.00804220511156701">
            <text:p>-0.01</text:p>
          </table:table-cell>
          <table:table-cell table:formula="oooc:=SIN([.$B$1]*[.$A5]/[.$A$1])*EXP(-[.$C$1]*[.$A5]*[.$A5]/([.$A$1]*[.$A$1]))" office:value-type="float" office:value="0.141720919428369">
            <text:p>0.14</text:p>
          </table:table-cell>
          <table:table-cell table:number-columns-repeated="11"/>
          <table:table-cell office:value-type="string">
            <text:p>Derivative</text:p>
          </table:table-cell>
        </table:table-row>
        <table:table-row table:style-name="ro1">
          <table:table-cell table:formula="oooc:=[.A5]+1" office:value-type="float" office:value="-246">
            <text:p>-246</text:p>
          </table:table-cell>
          <table:table-cell table:formula="oooc:=COS([.$B$1]*[.$A6]/[.$A$1])*EXP(-[.$C$1]*[.$A6]*[.$A6]/([.$A$1]*[.$A$1]))" office:value-type="float" office:value="-0.0108822471778657">
            <text:p>-0.01</text:p>
          </table:table-cell>
          <table:table-cell table:formula="oooc:=SIN([.$B$1]*[.$A6]/[.$A$1])*EXP(-[.$C$1]*[.$A6]*[.$A6]/([.$A$1]*[.$A$1]))" office:value-type="float" office:value="0.143794873645913">
            <text:p>0.14</text:p>
          </table:table-cell>
          <table:table-cell table:number-columns-repeated="12"/>
        </table:table-row>
        <table:table-row table:style-name="ro1">
          <table:table-cell table:formula="oooc:=[.A6]+1" office:value-type="float" office:value="-245">
            <text:p>-245</text:p>
          </table:table-cell>
          <table:table-cell table:formula="oooc:=COS([.$B$1]*[.$A7]/[.$A$1])*EXP(-[.$C$1]*[.$A7]*[.$A7]/([.$A$1]*[.$A$1]))" office:value-type="float" office:value="-0.0138057641320211">
            <text:p>-0.01</text:p>
          </table:table-cell>
          <table:table-cell table:formula="oooc:=SIN([.$B$1]*[.$A7]/[.$A$1])*EXP(-[.$C$1]*[.$A7]*[.$A7]/([.$A$1]*[.$A$1]))" office:value-type="float" office:value="0.145837717881251">
            <text:p>0.15</text:p>
          </table:table-cell>
          <table:table-cell table:number-columns-repeated="12"/>
        </table:table-row>
        <table:table-row table:style-name="ro1">
          <table:table-cell table:formula="oooc:=[.A7]+1" office:value-type="float" office:value="-244">
            <text:p>-244</text:p>
          </table:table-cell>
          <table:table-cell table:formula="oooc:=COS([.$B$1]*[.$A8]/[.$A$1])*EXP(-[.$C$1]*[.$A8]*[.$A8]/([.$A$1]*[.$A$1]))" office:value-type="float" office:value="-0.016813087552741">
            <text:p>-0.02</text:p>
          </table:table-cell>
          <table:table-cell table:formula="oooc:=SIN([.$B$1]*[.$A8]/[.$A$1])*EXP(-[.$C$1]*[.$A8]*[.$A8]/([.$A$1]*[.$A$1]))" office:value-type="float" office:value="0.147847106907432">
            <text:p>0.15</text:p>
          </table:table-cell>
          <table:table-cell table:number-columns-repeated="12"/>
        </table:table-row>
        <table:table-row table:style-name="ro1">
          <table:table-cell table:formula="oooc:=[.A8]+1" office:value-type="float" office:value="-243">
            <text:p>-243</text:p>
          </table:table-cell>
          <table:table-cell table:formula="oooc:=COS([.$B$1]*[.$A9]/[.$A$1])*EXP(-[.$C$1]*[.$A9]*[.$A9]/([.$A$1]*[.$A$1]))" office:value-type="float" office:value="-0.0199044931436384">
            <text:p>-0.02</text:p>
          </table:table-cell>
          <table:table-cell table:formula="oooc:=SIN([.$B$1]*[.$A9]/[.$A$1])*EXP(-[.$C$1]*[.$A9]*[.$A9]/([.$A$1]*[.$A$1]))" office:value-type="float" office:value="0.149820659136706">
            <text:p>0.15</text:p>
          </table:table-cell>
          <table:table-cell table:number-columns-repeated="12"/>
        </table:table-row>
        <table:table-row table:style-name="ro1">
          <table:table-cell table:formula="oooc:=[.A9]+1" office:value-type="float" office:value="-242">
            <text:p>-242</text:p>
          </table:table-cell>
          <table:table-cell table:formula="oooc:=COS([.$B$1]*[.$A10]/[.$A$1])*EXP(-[.$C$1]*[.$A10]*[.$A10]/([.$A$1]*[.$A$1]))" office:value-type="float" office:value="-0.0230801991006833">
            <text:p>-0.02</text:p>
          </table:table-cell>
          <table:table-cell table:formula="oooc:=SIN([.$B$1]*[.$A10]/[.$A$1])*EXP(-[.$C$1]*[.$A10]*[.$A10]/([.$A$1]*[.$A$1]))" office:value-type="float" office:value="0.151755957738449">
            <text:p>0.15</text:p>
          </table:table-cell>
          <table:table-cell table:number-columns-repeated="12"/>
        </table:table-row>
        <table:table-row table:style-name="ro1">
          <table:table-cell table:formula="oooc:=[.A10]+1" office:value-type="float" office:value="-241">
            <text:p>-241</text:p>
          </table:table-cell>
          <table:table-cell table:formula="oooc:=COS([.$B$1]*[.$A11]/[.$A$1])*EXP(-[.$C$1]*[.$A11]*[.$A11]/([.$A$1]*[.$A$1]))" office:value-type="float" office:value="-0.0263403644943088">
            <text:p>-0.03</text:p>
          </table:table-cell>
          <table:table-cell table:formula="oooc:=SIN([.$B$1]*[.$A11]/[.$A$1])*EXP(-[.$C$1]*[.$A11]*[.$A11]/([.$A$1]*[.$A$1]))" office:value-type="float" office:value="0.153650551816924">
            <text:p>0.15</text:p>
          </table:table-cell>
          <table:table-cell table:number-columns-repeated="12"/>
        </table:table-row>
        <table:table-row table:style-name="ro1">
          <table:table-cell table:formula="oooc:=[.A11]+1" office:value-type="float" office:value="-240">
            <text:p>-240</text:p>
          </table:table-cell>
          <table:table-cell table:formula="oooc:=COS([.$B$1]*[.$A12]/[.$A$1])*EXP(-[.$C$1]*[.$A12]*[.$A12]/([.$A$1]*[.$A$1]))" office:value-type="float" office:value="-0.0296850876681666">
            <text:p>-0.03</text:p>
          </table:table-cell>
          <table:table-cell table:formula="oooc:=SIN([.$B$1]*[.$A12]/[.$A$1])*EXP(-[.$C$1]*[.$A12]*[.$A12]/([.$A$1]*[.$A$1]))" office:value-type="float" office:value="0.155501957649066">
            <text:p>0.16</text:p>
          </table:table-cell>
          <table:table-cell table:number-columns-repeated="12"/>
        </table:table-row>
        <table:table-row table:style-name="ro1">
          <table:table-cell table:formula="oooc:=[.A12]+1" office:value-type="float" office:value="-239">
            <text:p>-239</text:p>
          </table:table-cell>
          <table:table-cell table:formula="oooc:=COS([.$B$1]*[.$A13]/[.$A$1])*EXP(-[.$C$1]*[.$A13]*[.$A13]/([.$A$1]*[.$A$1]))" office:value-type="float" office:value="-0.033114404656554">
            <text:p>-0.03</text:p>
          </table:table-cell>
          <table:table-cell table:formula="oooc:=SIN([.$B$1]*[.$A13]/[.$A$1])*EXP(-[.$C$1]*[.$A13]*[.$A13]/([.$A$1]*[.$A$1]))" office:value-type="float" office:value="0.157307659982406">
            <text:p>0.16</text:p>
          </table:table-cell>
          <table:table-cell table:number-columns-repeated="12"/>
        </table:table-row>
        <table:table-row table:style-name="ro1">
          <table:table-cell table:formula="oooc:=[.A13]+1" office:value-type="float" office:value="-238">
            <text:p>-238</text:p>
          </table:table-cell>
          <table:table-cell table:formula="oooc:=COS([.$B$1]*[.$A14]/[.$A$1])*EXP(-[.$C$1]*[.$A14]*[.$A14]/([.$A$1]*[.$A$1]))" office:value-type="float" office:value="-0.0366282876225579">
            <text:p>-0.04</text:p>
          </table:table-cell>
          <table:table-cell table:formula="oooc:=SIN([.$B$1]*[.$A14]/[.$A$1])*EXP(-[.$C$1]*[.$A14]*[.$A14]/([.$A$1]*[.$A$1]))" office:value-type="float" office:value="0.159065113393212">
            <text:p>0.16</text:p>
          </table:table-cell>
          <table:table-cell table:number-columns-repeated="12"/>
        </table:table-row>
        <table:table-row table:style-name="ro1">
          <table:table-cell table:formula="oooc:=[.A14]+1" office:value-type="float" office:value="-237">
            <text:p>-237</text:p>
          </table:table-cell>
          <table:table-cell table:formula="oooc:=COS([.$B$1]*[.$A15]/[.$A$1])*EXP(-[.$C$1]*[.$A15]*[.$A15]/([.$A$1]*[.$A$1]))" office:value-type="float" office:value="-0.0402266433189857">
            <text:p>-0.04</text:p>
          </table:table-cell>
          <table:table-cell table:formula="oooc:=SIN([.$B$1]*[.$A15]/[.$A$1])*EXP(-[.$C$1]*[.$A15]*[.$A15]/([.$A$1]*[.$A$1]))" office:value-type="float" office:value="0.160771743704827">
            <text:p>0.16</text:p>
          </table:table-cell>
          <table:table-cell table:number-columns-repeated="12"/>
        </table:table-row>
        <table:table-row table:style-name="ro1">
          <table:table-cell table:formula="oooc:=[.A15]+1" office:value-type="float" office:value="-236">
            <text:p>-236</text:p>
          </table:table-cell>
          <table:table-cell table:formula="oooc:=COS([.$B$1]*[.$A16]/[.$A$1])*EXP(-[.$C$1]*[.$A16]*[.$A16]/([.$A$1]*[.$A$1]))" office:value-type="float" office:value="-0.0439093115741732">
            <text:p>-0.04</text:p>
          </table:table-cell>
          <table:table-cell table:formula="oooc:=SIN([.$B$1]*[.$A16]/[.$A$1])*EXP(-[.$C$1]*[.$A16]*[.$A16]/([.$A$1]*[.$A$1]))" office:value-type="float" office:value="0.16242494946614">
            <text:p>0.16</text:p>
          </table:table-cell>
          <table:table-cell table:number-columns-repeated="12"/>
        </table:table-row>
        <table:table-row table:style-name="ro1">
          <table:table-cell table:formula="oooc:=[.A16]+1" office:value-type="float" office:value="-235">
            <text:p>-235</text:p>
          </table:table-cell>
          <table:table-cell table:formula="oooc:=COS([.$B$1]*[.$A17]/[.$A$1])*EXP(-[.$C$1]*[.$A17]*[.$A17]/([.$A$1]*[.$A$1]))" office:value-type="float" office:value="-0.0476760638047788">
            <text:p>-0.05</text:p>
          </table:table-cell>
          <table:table-cell table:formula="oooc:=SIN([.$B$1]*[.$A17]/[.$A$1])*EXP(-[.$C$1]*[.$A17]*[.$A17]/([.$A$1]*[.$A$1]))" office:value-type="float" office:value="0.164022103490047">
            <text:p>0.16</text:p>
          </table:table-cell>
          <table:table-cell table:number-columns-repeated="12"/>
        </table:table-row>
        <table:table-row table:style-name="ro1">
          <table:table-cell table:formula="oooc:=[.A17]+1" office:value-type="float" office:value="-234">
            <text:p>-234</text:p>
          </table:table-cell>
          <table:table-cell table:formula="oooc:=COS([.$B$1]*[.$A18]/[.$A$1])*EXP(-[.$C$1]*[.$A18]*[.$A18]/([.$A$1]*[.$A$1]))" office:value-type="float" office:value="-0.0515266015576892">
            <text:p>-0.05</text:p>
          </table:table-cell>
          <table:table-cell table:formula="oooc:=SIN([.$B$1]*[.$A18]/[.$A$1])*EXP(-[.$C$1]*[.$A18]*[.$A18]/([.$A$1]*[.$A$1]))" office:value-type="float" office:value="0.165560554451697">
            <text:p>0.17</text:p>
          </table:table-cell>
          <table:table-cell table:number-columns-repeated="12"/>
        </table:table-row>
        <table:table-row table:style-name="ro1">
          <table:table-cell table:formula="oooc:=[.A18]+1" office:value-type="float" office:value="-233">
            <text:p>-233</text:p>
          </table:table-cell>
          <table:table-cell table:formula="oooc:=COS([.$B$1]*[.$A19]/[.$A$1])*EXP(-[.$C$1]*[.$A19]*[.$A19]/([.$A$1]*[.$A$1]))" office:value-type="float" office:value="-0.0554605550831801">
            <text:p>-0.06</text:p>
          </table:table-cell>
          <table:table-cell table:formula="oooc:=SIN([.$B$1]*[.$A19]/[.$A$1])*EXP(-[.$C$1]*[.$A19]*[.$A19]/([.$A$1]*[.$A$1]))" office:value-type="float" office:value="0.167037628546237">
            <text:p>0.17</text:p>
          </table:table-cell>
          <table:table-cell table:number-columns-repeated="12"/>
        </table:table-row>
        <table:table-row table:style-name="ro1">
          <table:table-cell table:formula="oooc:=[.A19]+1" office:value-type="float" office:value="-232">
            <text:p>-232</text:p>
          </table:table-cell>
          <table:table-cell table:formula="oooc:=COS([.$B$1]*[.$A20]/[.$A$1])*EXP(-[.$C$1]*[.$A20]*[.$A20]/([.$A$1]*[.$A$1]))" office:value-type="float" office:value="-0.0594774819414822">
            <text:p>-0.06</text:p>
          </table:table-cell>
          <table:table-cell table:formula="oooc:=SIN([.$B$1]*[.$A20]/[.$A$1])*EXP(-[.$C$1]*[.$A20]*[.$A20]/([.$A$1]*[.$A$1]))" office:value-type="float" office:value="0.168450631205712">
            <text:p>0.17</text:p>
          </table:table-cell>
          <table:table-cell table:number-columns-repeated="12"/>
        </table:table-row>
        <table:table-row table:style-name="ro1">
          <table:table-cell table:formula="oooc:=[.A20]+1" office:value-type="float" office:value="-231">
            <text:p>-231</text:p>
          </table:table-cell>
          <table:table-cell table:formula="oooc:=COS([.$B$1]*[.$A21]/[.$A$1])*EXP(-[.$C$1]*[.$A21]*[.$A21]/([.$A$1]*[.$A$1]))" office:value-type="float" office:value="-0.0635768656449187">
            <text:p>-0.06</text:p>
          </table:table-cell>
          <table:table-cell table:formula="oooc:=SIN([.$B$1]*[.$A21]/[.$A$1])*EXP(-[.$C$1]*[.$A21]*[.$A21]/([.$A$1]*[.$A$1]))" office:value-type="float" office:value="0.169796848874689">
            <text:p>0.17</text:p>
          </table:table-cell>
          <table:table-cell table:number-columns-repeated="12"/>
        </table:table-row>
        <table:table-row table:style-name="ro1">
          <table:table-cell table:formula="oooc:=[.A21]+1" office:value-type="float" office:value="-230">
            <text:p>-230</text:p>
          </table:table-cell>
          <table:table-cell table:formula="oooc:=COS([.$B$1]*[.$A22]/[.$A$1])*EXP(-[.$C$1]*[.$A22]*[.$A22]/([.$A$1]*[.$A$1]))" office:value-type="float" office:value="-0.0677581143377831">
            <text:p>-0.07</text:p>
          </table:table-cell>
          <table:table-cell table:formula="oooc:=SIN([.$B$1]*[.$A22]/[.$A$1])*EXP(-[.$C$1]*[.$A22]*[.$A22]/([.$A$1]*[.$A$1]))" office:value-type="float" office:value="0.171073550844106">
            <text:p>0.17</text:p>
          </table:table-cell>
          <table:table-cell table:number-columns-repeated="12"/>
        </table:table-row>
        <table:table-row table:style-name="ro1">
          <table:table-cell table:formula="oooc:=[.A22]+1" office:value-type="float" office:value="-229">
            <text:p>-229</text:p>
          </table:table-cell>
          <table:table-cell table:formula="oooc:=COS([.$B$1]*[.$A23]/[.$A$1])*EXP(-[.$C$1]*[.$A23]*[.$A23]/([.$A$1]*[.$A$1]))" office:value-type="float" office:value="-0.0720205595161374">
            <text:p>-0.07</text:p>
          </table:table-cell>
          <table:table-cell table:formula="oooc:=SIN([.$B$1]*[.$A23]/[.$A$1])*EXP(-[.$C$1]*[.$A23]*[.$A23]/([.$A$1]*[.$A$1]))" office:value-type="float" office:value="0.172277991142784">
            <text:p>0.17</text:p>
          </table:table-cell>
          <table:table-cell table:number-columns-repeated="12"/>
        </table:table-row>
        <table:table-row table:style-name="ro1">
          <table:table-cell table:formula="oooc:=[.A23]+1" office:value-type="float" office:value="-228">
            <text:p>-228</text:p>
          </table:table-cell>
          <table:table-cell table:formula="oooc:=COS([.$B$1]*[.$A24]/[.$A$1])*EXP(-[.$C$1]*[.$A24]*[.$A24]/([.$A$1]*[.$A$1]))" office:value-type="float" office:value="-0.0763634547897063">
            <text:p>-0.08</text:p>
          </table:table-cell>
          <table:table-cell table:formula="oooc:=SIN([.$B$1]*[.$A24]/[.$A$1])*EXP(-[.$C$1]*[.$A24]*[.$A24]/([.$A$1]*[.$A$1]))" office:value-type="float" office:value="0.173407410485929">
            <text:p>0.17</text:p>
          </table:table-cell>
          <table:table-cell table:number-columns-repeated="12"/>
        </table:table-row>
        <table:table-row table:style-name="ro1">
          <table:table-cell table:formula="oooc:=[.A24]+1" office:value-type="float" office:value="-227">
            <text:p>-227</text:p>
          </table:table-cell>
          <table:table-cell table:formula="oooc:=COS([.$B$1]*[.$A25]/[.$A$1])*EXP(-[.$C$1]*[.$A25]*[.$A25]/([.$A$1]*[.$A$1]))" office:value-type="float" office:value="-0.0807859746880519">
            <text:p>-0.08</text:p>
          </table:table-cell>
          <table:table-cell table:formula="oooc:=SIN([.$B$1]*[.$A25]/[.$A$1])*EXP(-[.$C$1]*[.$A25]*[.$A25]/([.$A$1]*[.$A$1]))" office:value-type="float" office:value="0.174459038279927">
            <text:p>0.17</text:p>
          </table:table-cell>
          <table:table-cell table:number-columns-repeated="12"/>
        </table:table-row>
        <table:table-row table:style-name="ro1">
          <table:table-cell table:formula="oooc:=[.A25]+1" office:value-type="float" office:value="-226">
            <text:p>-226</text:p>
          </table:table-cell>
          <table:table-cell table:formula="oooc:=COS([.$B$1]*[.$A26]/[.$A$1])*EXP(-[.$C$1]*[.$A26]*[.$A26]/([.$A$1]*[.$A$1]))" office:value-type="float" office:value="-0.0852872135132036">
            <text:p>-0.09</text:p>
          </table:table-cell>
          <table:table-cell table:formula="oooc:=SIN([.$B$1]*[.$A26]/[.$A$1])*EXP(-[.$C$1]*[.$A26]*[.$A26]/([.$A$1]*[.$A$1]))" office:value-type="float" office:value="0.175430094682597">
            <text:p>0.18</text:p>
          </table:table-cell>
          <table:table-cell table:number-columns-repeated="12"/>
        </table:table-row>
        <table:table-row table:style-name="ro1">
          <table:table-cell table:formula="oooc:=[.A26]+1" office:value-type="float" office:value="-225">
            <text:p>-225</text:p>
          </table:table-cell>
          <table:table-cell table:formula="oooc:=COS([.$B$1]*[.$A27]/[.$A$1])*EXP(-[.$C$1]*[.$A27]*[.$A27]/([.$A$1]*[.$A$1]))" office:value-type="float" office:value="-0.0898661842409175">
            <text:p>-0.09</text:p>
          </table:table-cell>
          <table:table-cell table:formula="oooc:=SIN([.$B$1]*[.$A27]/[.$A$1])*EXP(-[.$C$1]*[.$A27]*[.$A27]/([.$A$1]*[.$A$1]))" office:value-type="float" office:value="0.176317792718048">
            <text:p>0.18</text:p>
          </table:table-cell>
          <table:table-cell table:number-columns-repeated="12"/>
        </table:table-row>
        <table:table-row table:style-name="ro1">
          <table:table-cell table:formula="oooc:=[.A27]+1" office:value-type="float" office:value="-224">
            <text:p>-224</text:p>
          </table:table-cell>
          <table:table-cell table:formula="oooc:=COS([.$B$1]*[.$A28]/[.$A$1])*EXP(-[.$C$1]*[.$A28]*[.$A28]/([.$A$1]*[.$A$1]))" office:value-type="float" office:value="-0.0945218174727311">
            <text:p>-0.09</text:p>
          </table:table-cell>
          <table:table-cell table:formula="oooc:=SIN([.$B$1]*[.$A28]/[.$A$1])*EXP(-[.$C$1]*[.$A28]*[.$A28]/([.$A$1]*[.$A$1]))" office:value-type="float" office:value="0.177119340445158">
            <text:p>0.18</text:p>
          </table:table-cell>
          <table:table-cell table:number-columns-repeated="12"/>
        </table:table-row>
        <table:table-row table:style-name="ro1">
          <table:table-cell table:formula="oooc:=[.A28]+1" office:value-type="float" office:value="-223">
            <text:p>-223</text:p>
          </table:table-cell>
          <table:table-cell table:formula="oooc:=COS([.$B$1]*[.$A29]/[.$A$1])*EXP(-[.$C$1]*[.$A29]*[.$A29]/([.$A$1]*[.$A$1]))" office:value-type="float" office:value="-0.0992529604409693">
            <text:p>-0.1</text:p>
          </table:table-cell>
          <table:table-cell table:formula="oooc:=SIN([.$B$1]*[.$A29]/[.$A$1])*EXP(-[.$C$1]*[.$A29]*[.$A29]/([.$A$1]*[.$A$1]))" office:value-type="float" office:value="0.177831943178644">
            <text:p>0.18</text:p>
          </table:table-cell>
          <table:table-cell table:number-columns-repeated="12"/>
        </table:table-row>
        <table:table-row table:style-name="ro1">
          <table:table-cell table:formula="oooc:=[.A29]+1" office:value-type="float" office:value="-222">
            <text:p>-222</text:p>
          </table:table-cell>
          <table:table-cell table:formula="oooc:=COS([.$B$1]*[.$A30]/[.$A$1])*EXP(-[.$C$1]*[.$A30]*[.$A30]/([.$A$1]*[.$A$1]))" office:value-type="float" office:value="-0.104058376068842">
            <text:p>-0.1</text:p>
          </table:table-cell>
          <table:table-cell table:formula="oooc:=SIN([.$B$1]*[.$A30]/[.$A$1])*EXP(-[.$C$1]*[.$A30]*[.$A30]/([.$A$1]*[.$A$1]))" office:value-type="float" office:value="0.178452805761604">
            <text:p>0.18</text:p>
          </table:table-cell>
          <table:table-cell table:number-columns-repeated="12"/>
        </table:table-row>
        <table:table-row table:style-name="ro1">
          <table:table-cell table:formula="oooc:=[.A30]+1" office:value-type="float" office:value="-221">
            <text:p>-221</text:p>
          </table:table-cell>
          <table:table-cell table:formula="oooc:=COS([.$B$1]*[.$A31]/[.$A$1])*EXP(-[.$C$1]*[.$A31]*[.$A31]/([.$A$1]*[.$A$1]))" office:value-type="float" office:value="-0.108936742087761">
            <text:p>-0.11</text:p>
          </table:table-cell>
          <table:table-cell table:formula="oooc:=SIN([.$B$1]*[.$A31]/[.$A$1])*EXP(-[.$C$1]*[.$A31]*[.$A31]/([.$A$1]*[.$A$1]))" office:value-type="float" office:value="0.178979134888322">
            <text:p>0.18</text:p>
          </table:table-cell>
          <table:table-cell table:number-columns-repeated="12"/>
        </table:table-row>
        <table:table-row table:style-name="ro1">
          <table:table-cell table:formula="oooc:=[.A31]+1" office:value-type="float" office:value="-220">
            <text:p>-220</text:p>
          </table:table-cell>
          <table:table-cell table:formula="oooc:=COS([.$B$1]*[.$A32]/[.$A$1])*EXP(-[.$C$1]*[.$A32]*[.$A32]/([.$A$1]*[.$A$1]))" office:value-type="float" office:value="-0.113886650213988">
            <text:p>-0.11</text:p>
          </table:table-cell>
          <table:table-cell table:formula="oooc:=SIN([.$B$1]*[.$A32]/[.$A$1])*EXP(-[.$C$1]*[.$A32]*[.$A32]/([.$A$1]*[.$A$1]))" office:value-type="float" office:value="0.17940814147607">
            <text:p>0.18</text:p>
          </table:table-cell>
          <table:table-cell table:number-columns-repeated="12"/>
        </table:table-row>
        <table:table-row table:style-name="ro1">
          <table:table-cell table:formula="oooc:=[.A32]+1" office:value-type="float" office:value="-219">
            <text:p>-219</text:p>
          </table:table-cell>
          <table:table-cell table:formula="oooc:=COS([.$B$1]*[.$A33]/[.$A$1])*EXP(-[.$C$1]*[.$A33]*[.$A33]/([.$A$1]*[.$A$1]))" office:value-type="float" office:value="-0.118906605386691">
            <text:p>-0.12</text:p>
          </table:table-cell>
          <table:table-cell table:formula="oooc:=SIN([.$B$1]*[.$A33]/[.$A$1])*EXP(-[.$C$1]*[.$A33]*[.$A33]/([.$A$1]*[.$A$1]))" office:value-type="float" office:value="0.179737043084535">
            <text:p>0.18</text:p>
          </table:table-cell>
          <table:table-cell table:number-columns-repeated="12"/>
        </table:table-row>
        <table:table-row table:style-name="ro1">
          <table:table-cell table:formula="oooc:=[.A33]+1" office:value-type="float" office:value="-218">
            <text:p>-218</text:p>
          </table:table-cell>
          <table:table-cell table:formula="oooc:=COS([.$B$1]*[.$A34]/[.$A$1])*EXP(-[.$C$1]*[.$A34]*[.$A34]/([.$A$1]*[.$A$1]))" office:value-type="float" office:value="-0.123995025069482">
            <text:p>-0.12</text:p>
          </table:table-cell>
          <table:table-cell table:formula="oooc:=SIN([.$B$1]*[.$A34]/[.$A$1])*EXP(-[.$C$1]*[.$A34]*[.$A34]/([.$A$1]*[.$A$1]))" office:value-type="float" office:value="0.179963066381426">
            <text:p>0.18</text:p>
          </table:table-cell>
          <table:table-cell table:number-columns-repeated="12"/>
        </table:table-row>
        <table:table-row table:style-name="ro1">
          <table:table-cell table:formula="oooc:=[.A34]+1" office:value-type="float" office:value="-217">
            <text:p>-217</text:p>
          </table:table-cell>
          <table:table-cell table:formula="oooc:=COS([.$B$1]*[.$A35]/[.$A$1])*EXP(-[.$C$1]*[.$A35]*[.$A35]/([.$A$1]*[.$A$1]))" office:value-type="float" office:value="-0.129150238617459">
            <text:p>-0.13</text:p>
          </table:table-cell>
          <table:table-cell table:formula="oooc:=SIN([.$B$1]*[.$A35]/[.$A$1])*EXP(-[.$C$1]*[.$A35]*[.$A35]/([.$A$1]*[.$A$1]))" office:value-type="float" office:value="0.18008344965276">
            <text:p>0.18</text:p>
          </table:table-cell>
          <table:table-cell table:number-columns-repeated="12"/>
        </table:table-row>
        <table:table-row table:style-name="ro1">
          <table:table-cell table:formula="oooc:=[.A35]+1" office:value-type="float" office:value="-216">
            <text:p>-216</text:p>
          </table:table-cell>
          <table:table-cell table:formula="oooc:=COS([.$B$1]*[.$A36]/[.$A$1])*EXP(-[.$C$1]*[.$A36]*[.$A36]/([.$A$1]*[.$A$1]))" office:value-type="float" office:value="-0.134370486711772">
            <text:p>-0.13</text:p>
          </table:table-cell>
          <table:table-cell table:formula="oooc:=SIN([.$B$1]*[.$A36]/[.$A$1])*EXP(-[.$C$1]*[.$A36]*[.$A36]/([.$A$1]*[.$A$1]))" office:value-type="float" office:value="0.180095445356203">
            <text:p>0.18</text:p>
          </table:table-cell>
          <table:table-cell table:number-columns-repeated="12"/>
        </table:table-row>
        <table:table-row table:style-name="ro1">
          <table:table-cell table:formula="oooc:=[.A36]+1" office:value-type="float" office:value="-215">
            <text:p>-215</text:p>
          </table:table-cell>
          <table:table-cell table:formula="oooc:=COS([.$B$1]*[.$A37]/[.$A$1])*EXP(-[.$C$1]*[.$A37]*[.$A37]/([.$A$1]*[.$A$1]))" office:value-type="float" office:value="-0.139653920863665">
            <text:p>-0.14</text:p>
          </table:table-cell>
          <table:table-cell table:formula="oooc:=SIN([.$B$1]*[.$A37]/[.$A$1])*EXP(-[.$C$1]*[.$A37]*[.$A37]/([.$A$1]*[.$A$1]))" office:value-type="float" office:value="0.179996322715801">
            <text:p>0.18</text:p>
          </table:table-cell>
          <table:table-cell table:number-columns-repeated="12"/>
        </table:table-row>
        <table:table-row table:style-name="ro1">
          <table:table-cell table:formula="oooc:=[.A37]+1" office:value-type="float" office:value="-214">
            <text:p>-214</text:p>
          </table:table-cell>
          <table:table-cell table:formula="oooc:=COS([.$B$1]*[.$A38]/[.$A$1])*EXP(-[.$C$1]*[.$A38]*[.$A38]/([.$A$1]*[.$A$1]))" office:value-type="float" office:value="-0.144998602989941">
            <text:p>-0.14</text:p>
          </table:table-cell>
          <table:table-cell table:formula="oooc:=SIN([.$B$1]*[.$A38]/[.$A$1])*EXP(-[.$C$1]*[.$A38]*[.$A38]/([.$A$1]*[.$A$1]))" office:value-type="float" office:value="0.179783370356327">
            <text:p>0.18</text:p>
          </table:table-cell>
          <table:table-cell table:number-columns-repeated="12"/>
        </table:table-row>
        <table:table-row table:style-name="ro1">
          <table:table-cell table:formula="oooc:=[.A38]+1" office:value-type="float" office:value="-213">
            <text:p>-213</text:p>
          </table:table-cell>
          <table:table-cell table:formula="oooc:=COS([.$B$1]*[.$A39]/[.$A$1])*EXP(-[.$C$1]*[.$A39]*[.$A39]/([.$A$1]*[.$A$1]))" office:value-type="float" office:value="-0.150402505061753">
            <text:p>-0.15</text:p>
          </table:table-cell>
          <table:table-cell table:formula="oooc:=SIN([.$B$1]*[.$A39]/[.$A$1])*EXP(-[.$C$1]*[.$A39]*[.$A39]/([.$A$1]*[.$A$1]))" office:value-type="float" office:value="0.179453898975419">
            <text:p>0.18</text:p>
          </table:table-cell>
          <table:table-cell table:number-columns-repeated="12"/>
        </table:table-row>
        <table:table-row table:style-name="ro1">
          <table:table-cell table:formula="oooc:=[.A39]+1" office:value-type="float" office:value="-212">
            <text:p>-212</text:p>
          </table:table-cell>
          <table:table-cell table:formula="oooc:=COS([.$B$1]*[.$A40]/[.$A$1])*EXP(-[.$C$1]*[.$A40]*[.$A40]/([.$A$1]*[.$A$1]))" office:value-type="float" office:value="-0.155863508828544">
            <text:p>-0.16</text:p>
          </table:table-cell>
          <table:table-cell table:formula="oooc:=SIN([.$B$1]*[.$A40]/[.$A$1])*EXP(-[.$C$1]*[.$A40]*[.$A40]/([.$A$1]*[.$A$1]))" office:value-type="float" office:value="0.179005244051585">
            <text:p>0.18</text:p>
          </table:table-cell>
          <table:table-cell table:number-columns-repeated="12"/>
        </table:table-row>
        <table:table-row table:style-name="ro1">
          <table:table-cell table:formula="oooc:=[.A40]+1" office:value-type="float" office:value="-211">
            <text:p>-211</text:p>
          </table:table-cell>
          <table:table-cell table:formula="oooc:=COS([.$B$1]*[.$A41]/[.$A$1])*EXP(-[.$C$1]*[.$A41]*[.$A41]/([.$A$1]*[.$A$1]))" office:value-type="float" office:value="-0.161379405618983">
            <text:p>-0.16</text:p>
          </table:table-cell>
          <table:table-cell table:formula="oooc:=SIN([.$B$1]*[.$A41]/[.$A$1])*EXP(-[.$C$1]*[.$A41]*[.$A41]/([.$A$1]*[.$A$1]))" office:value-type="float" office:value="0.178434768586072">
            <text:p>0.18</text:p>
          </table:table-cell>
          <table:table-cell table:number-columns-repeated="12"/>
        </table:table-row>
        <table:table-row table:style-name="ro1">
          <table:table-cell table:formula="oooc:=[.A41]+1" office:value-type="float" office:value="-210">
            <text:p>-210</text:p>
          </table:table-cell>
          <table:table-cell table:formula="oooc:=COS([.$B$1]*[.$A42]/[.$A$1])*EXP(-[.$C$1]*[.$A42]*[.$A42]/([.$A$1]*[.$A$1]))" office:value-type="float" office:value="-0.166947896220622">
            <text:p>-0.17</text:p>
          </table:table-cell>
          <table:table-cell table:formula="oooc:=SIN([.$B$1]*[.$A42]/[.$A$1])*EXP(-[.$C$1]*[.$A42]*[.$A42]/([.$A$1]*[.$A$1]))" office:value-type="float" office:value="0.177739865876543">
            <text:p>0.18</text:p>
          </table:table-cell>
          <table:table-cell table:number-columns-repeated="12"/>
        </table:table-row>
        <table:table-row table:style-name="ro1">
          <table:table-cell table:formula="oooc:=[.A42]+1" office:value-type="float" office:value="-209">
            <text:p>-209</text:p>
          </table:table-cell>
          <table:table-cell table:formula="oooc:=COS([.$B$1]*[.$A43]/[.$A$1])*EXP(-[.$C$1]*[.$A43]*[.$A43]/([.$A$1]*[.$A$1]))" office:value-type="float" office:value="-0.172566590840007">
            <text:p>-0.17</text:p>
          </table:table-cell>
          <table:table-cell table:formula="oooc:=SIN([.$B$1]*[.$A43]/[.$A$1])*EXP(-[.$C$1]*[.$A43]*[.$A43]/([.$A$1]*[.$A$1]))" office:value-type="float" office:value="0.176917962320406">
            <text:p>0.18</text:p>
          </table:table-cell>
          <table:table-cell table:number-columns-repeated="12"/>
        </table:table-row>
        <table:table-row table:style-name="ro1">
          <table:table-cell table:formula="oooc:=[.A43]+1" office:value-type="float" office:value="-208">
            <text:p>-208</text:p>
          </table:table-cell>
          <table:table-cell table:formula="oooc:=COS([.$B$1]*[.$A44]/[.$A$1])*EXP(-[.$C$1]*[.$A44]*[.$A44]/([.$A$1]*[.$A$1]))" office:value-type="float" office:value="-0.178233009144878">
            <text:p>-0.18</text:p>
          </table:table-cell>
          <table:table-cell table:formula="oooc:=SIN([.$B$1]*[.$A44]/[.$A$1])*EXP(-[.$C$1]*[.$A44]*[.$A44]/([.$A$1]*[.$A$1]))" office:value-type="float" office:value="0.175966520245568">
            <text:p>0.18</text:p>
          </table:table-cell>
          <table:table-cell table:number-columns-repeated="12"/>
        </table:table-row>
        <table:table-row table:style-name="ro1">
          <table:table-cell table:formula="oooc:=[.A44]+1" office:value-type="float" office:value="-207">
            <text:p>-207</text:p>
          </table:table-cell>
          <table:table-cell table:formula="oooc:=COS([.$B$1]*[.$A45]/[.$A$1])*EXP(-[.$C$1]*[.$A45]*[.$A45]/([.$A$1]*[.$A$1]))" office:value-type="float" office:value="-0.183944580390067">
            <text:p>-0.18</text:p>
          </table:table-cell>
          <table:table-cell table:formula="oooc:=SIN([.$B$1]*[.$A45]/[.$A$1])*EXP(-[.$C$1]*[.$A45]*[.$A45]/([.$A$1]*[.$A$1]))" office:value-type="float" office:value="0.174883040766334">
            <text:p>0.17</text:p>
          </table:table-cell>
          <table:table-cell table:number-columns-repeated="12"/>
        </table:table-row>
        <table:table-row table:style-name="ro1">
          <table:table-cell table:formula="oooc:=[.A45]+1" office:value-type="float" office:value="-206">
            <text:p>-206</text:p>
          </table:table-cell>
          <table:table-cell table:formula="oooc:=COS([.$B$1]*[.$A46]/[.$A$1])*EXP(-[.$C$1]*[.$A46]*[.$A46]/([.$A$1]*[.$A$1]))" office:value-type="float" office:value="-0.18969864362862">
            <text:p>-0.19</text:p>
          </table:table-cell>
          <table:table-cell table:formula="oooc:=SIN([.$B$1]*[.$A46]/[.$A$1])*EXP(-[.$C$1]*[.$A46]*[.$A46]/([.$A$1]*[.$A$1]))" office:value-type="float" office:value="0.173665066662068">
            <text:p>0.17</text:p>
          </table:table-cell>
          <table:table-cell table:number-columns-repeated="12"/>
        </table:table-row>
        <table:table-row table:style-name="ro1">
          <table:table-cell table:formula="oooc:=[.A46]+1" office:value-type="float" office:value="-205">
            <text:p>-205</text:p>
          </table:table-cell>
          <table:table-cell table:formula="oooc:=COS([.$B$1]*[.$A47]/[.$A$1])*EXP(-[.$C$1]*[.$A47]*[.$A47]/([.$A$1]*[.$A$1]))" office:value-type="float" office:value="-0.195492448009626">
            <text:p>-0.2</text:p>
          </table:table-cell>
          <table:table-cell table:formula="oooc:=SIN([.$B$1]*[.$A47]/[.$A$1])*EXP(-[.$C$1]*[.$A47]*[.$A47]/([.$A$1]*[.$A$1]))" office:value-type="float" office:value="0.172310185276185">
            <text:p>0.17</text:p>
          </table:table-cell>
          <table:table-cell table:number-columns-repeated="12"/>
        </table:table-row>
        <table:table-row table:style-name="ro1">
          <table:table-cell table:formula="oooc:=[.A47]+1" office:value-type="float" office:value="-204">
            <text:p>-204</text:p>
          </table:table-cell>
          <table:table-cell table:formula="oooc:=COS([.$B$1]*[.$A48]/[.$A$1])*EXP(-[.$C$1]*[.$A48]*[.$A48]/([.$A$1]*[.$A$1]))" office:value-type="float" office:value="-0.201323153164148">
            <text:p>-0.2</text:p>
          </table:table-cell>
          <table:table-cell table:formula="oooc:=SIN([.$B$1]*[.$A48]/[.$A$1])*EXP(-[.$C$1]*[.$A48]*[.$A48]/([.$A$1]*[.$A$1]))" office:value-type="float" office:value="0.170816031432969">
            <text:p>0.17</text:p>
          </table:table-cell>
          <table:table-cell table:number-columns-repeated="12"/>
        </table:table-row>
        <table:table-row table:style-name="ro1">
          <table:table-cell table:formula="oooc:=[.A48]+1" office:value-type="float" office:value="-203">
            <text:p>-203</text:p>
          </table:table-cell>
          <table:table-cell table:formula="oooc:=COS([.$B$1]*[.$A49]/[.$A$1])*EXP(-[.$C$1]*[.$A49]*[.$A49]/([.$A$1]*[.$A$1]))" office:value-type="float" office:value="-0.207187829680599">
            <text:p>-0.21</text:p>
          </table:table-cell>
          <table:table-cell table:formula="oooc:=SIN([.$B$1]*[.$A49]/[.$A$1])*EXP(-[.$C$1]*[.$A49]*[.$A49]/([.$A$1]*[.$A$1]))" office:value-type="float" office:value="0.16918029036964">
            <text:p>0.17</text:p>
          </table:table-cell>
          <table:table-cell table:number-columns-repeated="12"/>
        </table:table-row>
        <table:table-row table:style-name="ro1">
          <table:table-cell table:formula="oooc:=[.A49]+1" office:value-type="float" office:value="-202">
            <text:p>-202</text:p>
          </table:table-cell>
          <table:table-cell table:formula="oooc:=COS([.$B$1]*[.$A50]/[.$A$1])*EXP(-[.$C$1]*[.$A50]*[.$A50]/([.$A$1]*[.$A$1]))" office:value-type="float" office:value="-0.213083459670825">
            <text:p>-0.21</text:p>
          </table:table-cell>
          <table:table-cell table:formula="oooc:=SIN([.$B$1]*[.$A50]/[.$A$1])*EXP(-[.$C$1]*[.$A50]*[.$A50]/([.$A$1]*[.$A$1]))" office:value-type="float" office:value="0.167400700681024">
            <text:p>0.17</text:p>
          </table:table-cell>
          <table:table-cell table:number-columns-repeated="12"/>
        </table:table-row>
        <table:table-row table:style-name="ro1">
          <table:table-cell table:formula="oooc:=[.A50]+1" office:value-type="float" office:value="-201">
            <text:p>-201</text:p>
          </table:table-cell>
          <table:table-cell table:formula="oooc:=COS([.$B$1]*[.$A51]/[.$A$1])*EXP(-[.$C$1]*[.$A51]*[.$A51]/([.$A$1]*[.$A$1]))" office:value-type="float" office:value="-0.219006937428091">
            <text:p>-0.22</text:p>
          </table:table-cell>
          <table:table-cell table:formula="oooc:=SIN([.$B$1]*[.$A51]/[.$A$1])*EXP(-[.$C$1]*[.$A51]*[.$A51]/([.$A$1]*[.$A$1]))" office:value-type="float" office:value="0.165475057274133">
            <text:p>0.17</text:p>
          </table:table-cell>
          <table:table-cell table:number-columns-repeated="12"/>
        </table:table-row>
        <table:table-row table:style-name="ro1">
          <table:table-cell table:formula="oooc:=[.A51]+1" office:value-type="float" office:value="-200">
            <text:p>-200</text:p>
          </table:table-cell>
          <table:table-cell table:formula="oooc:=COS([.$B$1]*[.$A52]/[.$A$1])*EXP(-[.$C$1]*[.$A52]*[.$A52]/([.$A$1]*[.$A$1]))" office:value-type="float" office:value="-0.224955070178073">
            <text:p>-0.22</text:p>
          </table:table-cell>
          <table:table-cell table:formula="oooc:=SIN([.$B$1]*[.$A52]/[.$A$1])*EXP(-[.$C$1]*[.$A52]*[.$A52]/([.$A$1]*[.$A$1]))" office:value-type="float" office:value="0.163401214329876">
            <text:p>0.16</text:p>
          </table:table-cell>
          <table:table-cell table:number-columns-repeated="12"/>
        </table:table-row>
        <table:table-row table:style-name="ro1">
          <table:table-cell table:formula="oooc:=[.A52]+1" office:value-type="float" office:value="-199">
            <text:p>-199</text:p>
          </table:table-cell>
          <table:table-cell table:formula="oooc:=COS([.$B$1]*[.$A53]/[.$A$1])*EXP(-[.$C$1]*[.$A53]*[.$A53]/([.$A$1]*[.$A$1]))" office:value-type="float" office:value="-0.230924578923892">
            <text:p>-0.23</text:p>
          </table:table-cell>
          <table:table-cell table:formula="oooc:=SIN([.$B$1]*[.$A53]/[.$A$1])*EXP(-[.$C$1]*[.$A53]*[.$A53]/([.$A$1]*[.$A$1]))" office:value-type="float" office:value="0.161177088269092">
            <text:p>0.16</text:p>
          </table:table-cell>
          <table:table-cell table:number-columns-repeated="12"/>
        </table:table-row>
        <table:table-row table:style-name="ro1">
          <table:table-cell table:formula="oooc:=[.A53]+1" office:value-type="float" office:value="-198">
            <text:p>-198</text:p>
          </table:table-cell>
          <table:table-cell table:formula="oooc:=COS([.$B$1]*[.$A54]/[.$A$1])*EXP(-[.$C$1]*[.$A54]*[.$A54]/([.$A$1]*[.$A$1]))" office:value-type="float" office:value="-0.236912099386145">
            <text:p>-0.24</text:p>
          </table:table-cell>
          <table:table-cell table:formula="oooc:=SIN([.$B$1]*[.$A54]/[.$A$1])*EXP(-[.$C$1]*[.$A54]*[.$A54]/([.$A$1]*[.$A$1]))" office:value-type="float" office:value="0.158800660719998">
            <text:p>0.16</text:p>
          </table:table-cell>
          <table:table-cell table:number-columns-repeated="12"/>
        </table:table-row>
        <table:table-row table:style-name="ro1">
          <table:table-cell table:formula="oooc:=[.A54]+1" office:value-type="float" office:value="-197">
            <text:p>-197</text:p>
          </table:table-cell>
          <table:table-cell table:formula="oooc:=COS([.$B$1]*[.$A55]/[.$A$1])*EXP(-[.$C$1]*[.$A55]*[.$A55]/([.$A$1]*[.$A$1]))" office:value-type="float" office:value="-0.242914183038782">
            <text:p>-0.24</text:p>
          </table:table-cell>
          <table:table-cell table:formula="oooc:=SIN([.$B$1]*[.$A55]/[.$A$1])*EXP(-[.$C$1]*[.$A55]*[.$A55]/([.$A$1]*[.$A$1]))" office:value-type="float" office:value="0.156269981484142">
            <text:p>0.16</text:p>
          </table:table-cell>
          <table:table-cell table:number-columns-repeated="12"/>
        </table:table-row>
        <table:table-row table:style-name="ro1">
          <table:table-cell table:formula="oooc:=[.A55]+1" office:value-type="float" office:value="-196">
            <text:p>-196</text:p>
          </table:table-cell>
          <table:table-cell table:formula="oooc:=COS([.$B$1]*[.$A56]/[.$A$1])*EXP(-[.$C$1]*[.$A56]*[.$A56]/([.$A$1]*[.$A$1]))" office:value-type="float" office:value="-0.248927298241615">
            <text:p>-0.25</text:p>
          </table:table-cell>
          <table:table-cell table:formula="oooc:=SIN([.$B$1]*[.$A56]/[.$A$1])*EXP(-[.$C$1]*[.$A56]*[.$A56]/([.$A$1]*[.$A$1]))" office:value-type="float" office:value="0.153583171497841">
            <text:p>0.15</text:p>
          </table:table-cell>
          <table:table-cell table:number-columns-repeated="12"/>
        </table:table-row>
        <table:table-row table:style-name="ro1">
          <table:table-cell table:formula="oooc:=[.A56]+1" office:value-type="float" office:value="-195">
            <text:p>-195</text:p>
          </table:table-cell>
          <table:table-cell table:formula="oooc:=COS([.$B$1]*[.$A57]/[.$A$1])*EXP(-[.$C$1]*[.$A57]*[.$A57]/([.$A$1]*[.$A$1]))" office:value-type="float" office:value="-0.254947831470138">
            <text:p>-0.25</text:p>
          </table:table-cell>
          <table:table-cell table:formula="oooc:=SIN([.$B$1]*[.$A57]/[.$A$1])*EXP(-[.$C$1]*[.$A57]*[.$A57]/([.$A$1]*[.$A$1]))" office:value-type="float" office:value="0.150738425786084">
            <text:p>0.15</text:p>
          </table:table-cell>
          <table:table-cell table:number-columns-repeated="12"/>
        </table:table-row>
        <table:table-row table:style-name="ro1">
          <table:table-cell table:formula="oooc:=[.A57]+1" office:value-type="float" office:value="-194">
            <text:p>-194</text:p>
          </table:table-cell>
          <table:table-cell table:formula="oooc:=COS([.$B$1]*[.$A58]/[.$A$1])*EXP(-[.$C$1]*[.$A58]*[.$A58]/([.$A$1]*[.$A$1]))" office:value-type="float" office:value="-0.260972088643251">
            <text:p>-0.26</text:p>
          </table:table-cell>
          <table:table-cell table:formula="oooc:=SIN([.$B$1]*[.$A58]/[.$A$1])*EXP(-[.$C$1]*[.$A58]*[.$A58]/([.$A$1]*[.$A$1]))" office:value-type="float" office:value="0.147734016405805">
            <text:p>0.15</text:p>
          </table:table-cell>
          <table:table-cell table:number-columns-repeated="12"/>
        </table:table-row>
        <table:table-row table:style-name="ro1">
          <table:table-cell table:formula="oooc:=[.A58]+1" office:value-type="float" office:value="-193">
            <text:p>-193</text:p>
          </table:table-cell>
          <table:table-cell table:formula="oooc:=COS([.$B$1]*[.$A59]/[.$A$1])*EXP(-[.$C$1]*[.$A59]*[.$A59]/([.$A$1]*[.$A$1]))" office:value-type="float" office:value="-0.26699629654938">
            <text:p>-0.27</text:p>
          </table:table-cell>
          <table:table-cell table:formula="oooc:=SIN([.$B$1]*[.$A59]/[.$A$1])*EXP(-[.$C$1]*[.$A59]*[.$A59]/([.$A$1]*[.$A$1]))" office:value-type="float" office:value="0.144568295375383">
            <text:p>0.14</text:p>
          </table:table-cell>
          <table:table-cell table:number-columns-repeated="12"/>
        </table:table-row>
        <table:table-row table:style-name="ro1">
          <table:table-cell table:formula="oooc:=[.A59]+1" office:value-type="float" office:value="-192">
            <text:p>-192</text:p>
          </table:table-cell>
          <table:table-cell table:formula="oooc:=COS([.$B$1]*[.$A60]/[.$A$1])*EXP(-[.$C$1]*[.$A60]*[.$A60]/([.$A$1]*[.$A$1]))" office:value-type="float" office:value="-0.273016604371388">
            <text:p>-0.27</text:p>
          </table:table-cell>
          <table:table-cell table:formula="oooc:=SIN([.$B$1]*[.$A60]/[.$A$1])*EXP(-[.$C$1]*[.$A60]*[.$A60]/([.$A$1]*[.$A$1]))" office:value-type="float" office:value="0.141239697587214">
            <text:p>0.14</text:p>
          </table:table-cell>
          <table:table-cell table:number-columns-repeated="12"/>
        </table:table-row>
        <table:table-row table:style-name="ro1">
          <table:table-cell table:formula="oooc:=[.A60]+1" office:value-type="float" office:value="-191">
            <text:p>-191</text:p>
          </table:table-cell>
          <table:table-cell table:formula="oooc:=COS([.$B$1]*[.$A61]/[.$A$1])*EXP(-[.$C$1]*[.$A61]*[.$A61]/([.$A$1]*[.$A$1]))" office:value-type="float" office:value="-0.27902908531058">
            <text:p>-0.28</text:p>
          </table:table-cell>
          <table:table-cell table:formula="oooc:=SIN([.$B$1]*[.$A61]/[.$A$1])*EXP(-[.$C$1]*[.$A61]*[.$A61]/([.$A$1]*[.$A$1]))" office:value-type="float" office:value="0.137746743700113">
            <text:p>0.14</text:p>
          </table:table-cell>
          <table:table-cell table:number-columns-repeated="12"/>
        </table:table-row>
        <table:table-row table:style-name="ro1">
          <table:table-cell table:formula="oooc:=[.A61]+1" office:value-type="float" office:value="-190">
            <text:p>-190</text:p>
          </table:table-cell>
          <table:table-cell table:formula="oooc:=COS([.$B$1]*[.$A62]/[.$A$1])*EXP(-[.$C$1]*[.$A62]*[.$A62]/([.$A$1]*[.$A$1]))" office:value-type="float" office:value="-0.285029738309988">
            <text:p>-0.29</text:p>
          </table:table-cell>
          <table:table-cell table:formula="oooc:=SIN([.$B$1]*[.$A62]/[.$A$1])*EXP(-[.$C$1]*[.$A62]*[.$A62]/([.$A$1]*[.$A$1]))" office:value-type="float" office:value="0.134088043008327">
            <text:p>0.13</text:p>
          </table:table-cell>
          <table:table-cell table:number-columns-repeated="12"/>
        </table:table-row>
        <table:table-row table:style-name="ro1">
          <table:table-cell table:formula="oooc:=[.A62]+1" office:value-type="float" office:value="-189">
            <text:p>-189</text:p>
          </table:table-cell>
          <table:table-cell table:formula="oooc:=COS([.$B$1]*[.$A63]/[.$A$1])*EXP(-[.$C$1]*[.$A63]*[.$A63]/([.$A$1]*[.$A$1]))" office:value-type="float" office:value="-0.291014489877039">
            <text:p>-0.29</text:p>
          </table:table-cell>
          <table:table-cell table:formula="oooc:=SIN([.$B$1]*[.$A63]/[.$A$1])*EXP(-[.$C$1]*[.$A63]*[.$A63]/([.$A$1]*[.$A$1]))" office:value-type="float" office:value="0.130262296283851">
            <text:p>0.13</text:p>
          </table:table-cell>
          <table:table-cell table:number-columns-repeated="12"/>
        </table:table-row>
        <table:table-row table:style-name="ro1">
          <table:table-cell table:formula="oooc:=[.A63]+1" office:value-type="float" office:value="-188">
            <text:p>-188</text:p>
          </table:table-cell>
          <table:table-cell table:formula="oooc:=COS([.$B$1]*[.$A64]/[.$A$1])*EXP(-[.$C$1]*[.$A64]*[.$A64]/([.$A$1]*[.$A$1]))" office:value-type="float" office:value="-0.296979196005572">
            <text:p>-0.3</text:p>
          </table:table-cell>
          <table:table-cell table:formula="oooc:=SIN([.$B$1]*[.$A64]/[.$A$1])*EXP(-[.$C$1]*[.$A64]*[.$A64]/([.$A$1]*[.$A$1]))" office:value-type="float" office:value="0.126268298588748">
            <text:p>0.13</text:p>
          </table:table-cell>
          <table:table-cell table:number-columns-repeated="12"/>
        </table:table-row>
        <table:table-row table:style-name="ro1">
          <table:table-cell table:formula="oooc:=[.A64]+1" office:value-type="float" office:value="-187">
            <text:p>-187</text:p>
          </table:table-cell>
          <table:table-cell table:formula="oooc:=COS([.$B$1]*[.$A65]/[.$A$1])*EXP(-[.$C$1]*[.$A65]*[.$A65]/([.$A$1]*[.$A$1]))" office:value-type="float" office:value="-0.302919644197094">
            <text:p>-0.3</text:p>
          </table:table-cell>
          <table:table-cell table:formula="oooc:=SIN([.$B$1]*[.$A65]/[.$A$1])*EXP(-[.$C$1]*[.$A65]*[.$A65]/([.$A$1]*[.$A$1]))" office:value-type="float" office:value="0.122104942054138">
            <text:p>0.12</text:p>
          </table:table-cell>
          <table:table-cell table:number-columns-repeated="12"/>
        </table:table-row>
        <table:table-row table:style-name="ro1">
          <table:table-cell table:formula="oooc:=[.A65]+1" office:value-type="float" office:value="-186">
            <text:p>-186</text:p>
          </table:table-cell>
          <table:table-cell table:formula="oooc:=COS([.$B$1]*[.$A66]/[.$A$1])*EXP(-[.$C$1]*[.$A66]*[.$A66]/([.$A$1]*[.$A$1]))" office:value-type="float" office:value="-0.308831555581039">
            <text:p>-0.31</text:p>
          </table:table-cell>
          <table:table-cell table:formula="oooc:=SIN([.$B$1]*[.$A66]/[.$A$1])*EXP(-[.$C$1]*[.$A66]*[.$A66]/([.$A$1]*[.$A$1]))" office:value-type="float" office:value="0.11777121862248">
            <text:p>0.12</text:p>
          </table:table-cell>
          <table:table-cell table:number-columns-repeated="12"/>
        </table:table-row>
        <table:table-row table:style-name="ro1">
          <table:table-cell table:formula="oooc:=[.A66]+1" office:value-type="float" office:value="-185">
            <text:p>-185</text:p>
          </table:table-cell>
          <table:table-cell table:formula="oooc:=COS([.$B$1]*[.$A67]/[.$A$1])*EXP(-[.$C$1]*[.$A67]*[.$A67]/([.$A$1]*[.$A$1]))" office:value-type="float" office:value="-0.314710587133674">
            <text:p>-0.31</text:p>
          </table:table-cell>
          <table:table-cell table:formula="oooc:=SIN([.$B$1]*[.$A67]/[.$A$1])*EXP(-[.$C$1]*[.$A67]*[.$A67]/([.$A$1]*[.$A$1]))" office:value-type="float" office:value="0.113266222749795">
            <text:p>0.11</text:p>
          </table:table-cell>
          <table:table-cell table:number-columns-repeated="12"/>
        </table:table-row>
        <table:table-row table:style-name="ro1">
          <table:table-cell table:formula="oooc:=[.A67]+1" office:value-type="float" office:value="-184">
            <text:p>-184</text:p>
          </table:table-cell>
          <table:table-cell table:formula="oooc:=COS([.$B$1]*[.$A68]/[.$A$1])*EXP(-[.$C$1]*[.$A68]*[.$A68]/([.$A$1]*[.$A$1]))" office:value-type="float" office:value="-0.320552333995212">
            <text:p>-0.32</text:p>
          </table:table-cell>
          <table:table-cell table:formula="oooc:=SIN([.$B$1]*[.$A68]/[.$A$1])*EXP(-[.$C$1]*[.$A68]*[.$A68]/([.$A$1]*[.$A$1]))" office:value-type="float" office:value="0.108589154064402">
            <text:p>0.11</text:p>
          </table:table-cell>
          <table:table-cell table:number-columns-repeated="12"/>
        </table:table-row>
        <table:table-row table:style-name="ro1">
          <table:table-cell table:formula="oooc:=[.A68]+1" office:value-type="float" office:value="-183">
            <text:p>-183</text:p>
          </table:table-cell>
          <table:table-cell table:formula="oooc:=COS([.$B$1]*[.$A69]/[.$A$1])*EXP(-[.$C$1]*[.$A69]*[.$A69]/([.$A$1]*[.$A$1]))" office:value-type="float" office:value="-0.326352331884542">
            <text:p>-0.33</text:p>
          </table:table-cell>
          <table:table-cell table:formula="oooc:=SIN([.$B$1]*[.$A69]/[.$A$1])*EXP(-[.$C$1]*[.$A69]*[.$A69]/([.$A$1]*[.$A$1]))" office:value-type="float" office:value="0.103739319978794">
            <text:p>0.1</text:p>
          </table:table-cell>
          <table:table-cell table:number-columns-repeated="12"/>
        </table:table-row>
        <table:table-row table:style-name="ro1">
          <table:table-cell table:formula="oooc:=[.A69]+1" office:value-type="float" office:value="-182">
            <text:p>-182</text:p>
          </table:table-cell>
          <table:table-cell table:formula="oooc:=COS([.$B$1]*[.$A70]/[.$A$1])*EXP(-[.$C$1]*[.$A70]*[.$A70]/([.$A$1]*[.$A$1]))" office:value-type="float" office:value="-0.332106059610898">
            <text:p>-0.33</text:p>
          </table:table-cell>
          <table:table-cell table:formula="oooc:=SIN([.$B$1]*[.$A70]/[.$A$1])*EXP(-[.$C$1]*[.$A70]*[.$A70]/([.$A$1]*[.$A$1]))" office:value-type="float" office:value="0.0987161382512198">
            <text:p>0.1</text:p>
          </table:table-cell>
          <table:table-cell table:number-columns-repeated="12"/>
        </table:table-row>
        <table:table-row table:style-name="ro1">
          <table:table-cell table:formula="oooc:=[.A70]+1" office:value-type="float" office:value="-181">
            <text:p>-181</text:p>
          </table:table-cell>
          <table:table-cell table:formula="oooc:=COS([.$B$1]*[.$A71]/[.$A$1])*EXP(-[.$C$1]*[.$A71]*[.$A71]/([.$A$1]*[.$A$1]))" office:value-type="float" office:value="-0.337808941681664">
            <text:p>-0.34</text:p>
          </table:table-cell>
          <table:table-cell table:formula="oooc:=SIN([.$B$1]*[.$A71]/[.$A$1])*EXP(-[.$C$1]*[.$A71]*[.$A71]/([.$A$1]*[.$A$1]))" office:value-type="float" office:value="0.0935191394935599">
            <text:p>0.09</text:p>
          </table:table-cell>
          <table:table-cell table:number-columns-repeated="12"/>
        </table:table-row>
        <table:table-row table:style-name="ro1">
          <table:table-cell table:formula="oooc:=[.A71]+1" office:value-type="float" office:value="-180">
            <text:p>-180</text:p>
          </table:table-cell>
          <table:table-cell table:formula="oooc:=COS([.$B$1]*[.$A72]/[.$A$1])*EXP(-[.$C$1]*[.$A72]*[.$A72]/([.$A$1]*[.$A$1]))" office:value-type="float" office:value="-0.343456351005382">
            <text:p>-0.34</text:p>
          </table:table-cell>
          <table:table-cell table:formula="oooc:=SIN([.$B$1]*[.$A72]/[.$A$1])*EXP(-[.$C$1]*[.$A72]*[.$A72]/([.$A$1]*[.$A$1]))" office:value-type="float" office:value="0.0881479696220839">
            <text:p>0.09</text:p>
          </table:table-cell>
          <table:table-cell table:number-columns-repeated="12"/>
        </table:table-row>
        <table:table-row table:style-name="ro1">
          <table:table-cell table:formula="oooc:=[.A72]+1" office:value-type="float" office:value="-179">
            <text:p>-179</text:p>
          </table:table-cell>
          <table:table-cell table:formula="oooc:=COS([.$B$1]*[.$A73]/[.$A$1])*EXP(-[.$C$1]*[.$A73]*[.$A73]/([.$A$1]*[.$A$1]))" office:value-type="float" office:value="-0.349043611688935">
            <text:p>-0.35</text:p>
          </table:table-cell>
          <table:table-cell table:formula="oooc:=SIN([.$B$1]*[.$A73]/[.$A$1])*EXP(-[.$C$1]*[.$A73]*[.$A73]/([.$A$1]*[.$A$1]))" office:value-type="float" office:value="0.0826023922476704">
            <text:p>0.08</text:p>
          </table:table-cell>
          <table:table-cell table:number-columns-repeated="12"/>
        </table:table-row>
        <table:table-row table:style-name="ro1">
          <table:table-cell table:formula="oooc:=[.A73]+1" office:value-type="float" office:value="-178">
            <text:p>-178</text:p>
          </table:table-cell>
          <table:table-cell table:formula="oooc:=COS([.$B$1]*[.$A74]/[.$A$1])*EXP(-[.$C$1]*[.$A74]*[.$A74]/([.$A$1]*[.$A$1]))" office:value-type="float" office:value="-0.354566001927739">
            <text:p>-0.35</text:p>
          </table:table-cell>
          <table:table-cell table:formula="oooc:=SIN([.$B$1]*[.$A74]/[.$A$1])*EXP(-[.$C$1]*[.$A74]*[.$A74]/([.$A$1]*[.$A$1]))" office:value-type="float" office:value="0.0768822910020879">
            <text:p>0.08</text:p>
          </table:table-cell>
          <table:table-cell table:number-columns-repeated="12"/>
        </table:table-row>
        <table:table-row table:style-name="ro1">
          <table:table-cell table:formula="oooc:=[.A74]+1" office:value-type="float" office:value="-177">
            <text:p>-177</text:p>
          </table:table-cell>
          <table:table-cell table:formula="oooc:=COS([.$B$1]*[.$A75]/[.$A$1])*EXP(-[.$C$1]*[.$A75]*[.$A75]/([.$A$1]*[.$A$1]))" office:value-type="float" office:value="-0.36001875698766">
            <text:p>-0.36</text:p>
          </table:table-cell>
          <table:table-cell table:formula="oooc:=SIN([.$B$1]*[.$A75]/[.$A$1])*EXP(-[.$C$1]*[.$A75]*[.$A75]/([.$A$1]*[.$A$1]))" office:value-type="float" office:value="0.070987671796944">
            <text:p>0.07</text:p>
          </table:table-cell>
          <table:table-cell table:number-columns-repeated="12"/>
        </table:table-row>
        <table:table-row table:style-name="ro1">
          <table:table-cell table:formula="oooc:=[.A75]+1" office:value-type="float" office:value="-176">
            <text:p>-176</text:p>
          </table:table-cell>
          <table:table-cell table:formula="oooc:=COS([.$B$1]*[.$A76]/[.$A$1])*EXP(-[.$C$1]*[.$A76]*[.$A76]/([.$A$1]*[.$A$1]))" office:value-type="float" office:value="-0.365397072277268">
            <text:p>-0.37</text:p>
          </table:table-cell>
          <table:table-cell table:formula="oooc:=SIN([.$B$1]*[.$A76]/[.$A$1])*EXP(-[.$C$1]*[.$A76]*[.$A76]/([.$A$1]*[.$A$1]))" office:value-type="float" office:value="0.0649186650119238">
            <text:p>0.06</text:p>
          </table:table-cell>
          <table:table-cell table:number-columns-repeated="12"/>
        </table:table-row>
        <table:table-row table:style-name="ro1">
          <table:table-cell table:formula="oooc:=[.A76]+1" office:value-type="float" office:value="-175">
            <text:p>-175</text:p>
          </table:table-cell>
          <table:table-cell table:formula="oooc:=COS([.$B$1]*[.$A77]/[.$A$1])*EXP(-[.$C$1]*[.$A77]*[.$A77]/([.$A$1]*[.$A$1]))" office:value-type="float" office:value="-0.370696106508895">
            <text:p>-0.37</text:p>
          </table:table-cell>
          <table:table-cell table:formula="oooc:=SIN([.$B$1]*[.$A77]/[.$A$1])*EXP(-[.$C$1]*[.$A77]*[.$A77]/([.$A$1]*[.$A$1]))" office:value-type="float" office:value="0.0586755276089676">
            <text:p>0.06</text:p>
          </table:table-cell>
          <table:table-cell table:number-columns-repeated="12"/>
        </table:table-row>
        <table:table-row table:style-name="ro1">
          <table:table-cell table:formula="oooc:=[.A77]+1" office:value-type="float" office:value="-174">
            <text:p>-174</text:p>
          </table:table-cell>
          <table:table-cell table:formula="oooc:=COS([.$B$1]*[.$A78]/[.$A$1])*EXP(-[.$C$1]*[.$A78]*[.$A78]/([.$A$1]*[.$A$1]))" office:value-type="float" office:value="-0.375910984946859">
            <text:p>-0.38</text:p>
          </table:table-cell>
          <table:table-cell table:formula="oooc:=SIN([.$B$1]*[.$A78]/[.$A$1])*EXP(-[.$C$1]*[.$A78]*[.$A78]/([.$A$1]*[.$A$1]))" office:value-type="float" office:value="0.0522586451690511">
            <text:p>0.05</text:p>
          </table:table-cell>
          <table:table-cell table:number-columns-repeated="12"/>
        </table:table-row>
        <table:table-row table:style-name="ro1">
          <table:table-cell table:formula="oooc:=[.A78]+1" office:value-type="float" office:value="-173">
            <text:p>-173</text:p>
          </table:table-cell>
          <table:table-cell table:formula="oooc:=COS([.$B$1]*[.$A79]/[.$A$1])*EXP(-[.$C$1]*[.$A79]*[.$A79]/([.$A$1]*[.$A$1]))" office:value-type="float" office:value="-0.381036802741099">
            <text:p>-0.38</text:p>
          </table:table-cell>
          <table:table-cell table:formula="oooc:=SIN([.$B$1]*[.$A79]/[.$A$1])*EXP(-[.$C$1]*[.$A79]*[.$A79]/([.$A$1]*[.$A$1]))" office:value-type="float" office:value="0.0456685338482711">
            <text:p>0.05</text:p>
          </table:table-cell>
          <table:table-cell table:number-columns-repeated="12"/>
        </table:table-row>
        <table:table-row table:style-name="ro1">
          <table:table-cell table:formula="oooc:=[.A79]+1" office:value-type="float" office:value="-172">
            <text:p>-172</text:p>
          </table:table-cell>
          <table:table-cell table:formula="oooc:=COS([.$B$1]*[.$A80]/[.$A$1])*EXP(-[.$C$1]*[.$A80]*[.$A80]/([.$A$1]*[.$A$1]))" office:value-type="float" office:value="-0.386068628344326">
            <text:p>-0.39</text:p>
          </table:table-cell>
          <table:table-cell table:formula="oooc:=SIN([.$B$1]*[.$A80]/[.$A$1])*EXP(-[.$C$1]*[.$A80]*[.$A80]/([.$A$1]*[.$A$1]))" office:value-type="float" office:value="0.0389058422499671">
            <text:p>0.04</text:p>
          </table:table-cell>
          <table:table-cell table:number-columns-repeated="12"/>
        </table:table-row>
        <table:table-row table:style-name="ro1">
          <table:table-cell table:formula="oooc:=[.A80]+1" office:value-type="float" office:value="-171">
            <text:p>-171</text:p>
          </table:table-cell>
          <table:table-cell table:formula="oooc:=COS([.$B$1]*[.$A81]/[.$A$1])*EXP(-[.$C$1]*[.$A81]*[.$A81]/([.$A$1]*[.$A$1]))" office:value-type="float" office:value="-0.391001507010695">
            <text:p>-0.39</text:p>
          </table:table-cell>
          <table:table-cell table:formula="oooc:=SIN([.$B$1]*[.$A81]/[.$A$1])*EXP(-[.$C$1]*[.$A81]*[.$A81]/([.$A$1]*[.$A$1]))" office:value-type="float" office:value="0.0319713532096474">
            <text:p>0.03</text:p>
          </table:table-cell>
          <table:table-cell table:number-columns-repeated="12"/>
        </table:table-row>
        <table:table-row table:style-name="ro1">
          <table:table-cell table:formula="oooc:=[.A81]+1" office:value-type="float" office:value="-170">
            <text:p>-170</text:p>
          </table:table-cell>
          <table:table-cell table:formula="oooc:=COS([.$B$1]*[.$A82]/[.$A$1])*EXP(-[.$C$1]*[.$A82]*[.$A82]/([.$A$1]*[.$A$1]))" office:value-type="float" office:value="-0.395830464373875">
            <text:p>-0.4</text:p>
          </table:table-cell>
          <table:table-cell table:formula="oooc:=SIN([.$B$1]*[.$A82]/[.$A$1])*EXP(-[.$C$1]*[.$A82]*[.$A82]/([.$A$1]*[.$A$1]))" office:value-type="float" office:value="0.0248659854895367">
            <text:p>0.02</text:p>
          </table:table-cell>
          <table:table-cell table:number-columns-repeated="12"/>
        </table:table-row>
        <table:table-row table:style-name="ro1">
          <table:table-cell table:formula="oooc:=[.A82]+1" office:value-type="float" office:value="-169">
            <text:p>-169</text:p>
          </table:table-cell>
          <table:table-cell table:formula="oooc:=COS([.$B$1]*[.$A83]/[.$A$1])*EXP(-[.$C$1]*[.$A83]*[.$A83]/([.$A$1]*[.$A$1]))" office:value-type="float" office:value="-0.400550510102264">
            <text:p>-0.4</text:p>
          </table:table-cell>
          <table:table-cell table:formula="oooc:=SIN([.$B$1]*[.$A83]/[.$A$1])*EXP(-[.$C$1]*[.$A83]*[.$A83]/([.$A$1]*[.$A$1]))" office:value-type="float" office:value="0.0175907953795965">
            <text:p>0.02</text:p>
          </table:table-cell>
          <table:table-cell table:number-columns-repeated="12"/>
        </table:table-row>
        <table:table-row table:style-name="ro1">
          <table:table-cell table:formula="oooc:=[.A83]+1" office:value-type="float" office:value="-168">
            <text:p>-168</text:p>
          </table:table-cell>
          <table:table-cell table:formula="oooc:=COS([.$B$1]*[.$A84]/[.$A$1])*EXP(-[.$C$1]*[.$A84]*[.$A84]/([.$A$1]*[.$A$1]))" office:value-type="float" office:value="-0.405156641629001">
            <text:p>-0.41</text:p>
          </table:table-cell>
          <table:table-cell table:formula="oooc:=SIN([.$B$1]*[.$A84]/[.$A$1])*EXP(-[.$C$1]*[.$A84]*[.$A84]/([.$A$1]*[.$A$1]))" office:value-type="float" office:value="0.0101469782019349">
            <text:p>0.01</text:p>
          </table:table-cell>
          <table:table-cell table:number-columns-repeated="12"/>
        </table:table-row>
        <table:table-row table:style-name="ro1">
          <table:table-cell table:formula="oooc:=[.A84]+1" office:value-type="float" office:value="-167">
            <text:p>-167</text:p>
          </table:table-cell>
          <table:table-cell table:formula="oooc:=COS([.$B$1]*[.$A85]/[.$A$1])*EXP(-[.$C$1]*[.$A85]*[.$A85]/([.$A$1]*[.$A$1]))" office:value-type="float" office:value="-0.409643847954285">
            <text:p>-0.41</text:p>
          </table:table-cell>
          <table:table-cell table:formula="oooc:=SIN([.$B$1]*[.$A85]/[.$A$1])*EXP(-[.$C$1]*[.$A85]*[.$A85]/([.$A$1]*[.$A$1]))" office:value-type="float" office:value="0.00253586971556756">
            <text:p>0</text:p>
          </table:table-cell>
          <table:table-cell table:number-columns-repeated="12"/>
        </table:table-row>
        <table:table-row table:style-name="ro1">
          <table:table-cell table:formula="oooc:=[.A85]+1" office:value-type="float" office:value="-166">
            <text:p>-166</text:p>
          </table:table-cell>
          <table:table-cell table:formula="oooc:=COS([.$B$1]*[.$A86]/[.$A$1])*EXP(-[.$C$1]*[.$A86]*[.$A86]/([.$A$1]*[.$A$1]))" office:value-type="float" office:value="-0.414007113517415">
            <text:p>-0.41</text:p>
          </table:table-cell>
          <table:table-cell table:formula="oooc:=SIN([.$B$1]*[.$A86]/[.$A$1])*EXP(-[.$C$1]*[.$A86]*[.$A86]/([.$A$1]*[.$A$1]))" office:value-type="float" office:value="-0.00524105258144553">
            <text:p>-0.01</text:p>
          </table:table-cell>
          <table:table-cell table:number-columns-repeated="12"/>
        </table:table-row>
        <table:table-row table:style-name="ro1">
          <table:table-cell table:formula="oooc:=[.A86]+1" office:value-type="float" office:value="-165">
            <text:p>-165</text:p>
          </table:table-cell>
          <table:table-cell table:formula="oooc:=COS([.$B$1]*[.$A87]/[.$A$1])*EXP(-[.$C$1]*[.$A87]*[.$A87]/([.$A$1]*[.$A$1]))" office:value-type="float" office:value="-0.418241422135828">
            <text:p>-0.42</text:p>
          </table:table-cell>
          <table:table-cell table:formula="oooc:=SIN([.$B$1]*[.$A87]/[.$A$1])*EXP(-[.$C$1]*[.$A87]*[.$A87]/([.$A$1]*[.$A$1]))" office:value-type="float" office:value="-0.0131821682553968">
            <text:p>-0.01</text:p>
          </table:table-cell>
          <table:table-cell table:number-columns-repeated="12"/>
        </table:table-row>
        <table:table-row table:style-name="ro1">
          <table:table-cell table:formula="oooc:=[.A87]+1" office:value-type="float" office:value="-164">
            <text:p>-164</text:p>
          </table:table-cell>
          <table:table-cell table:formula="oooc:=COS([.$B$1]*[.$A88]/[.$A$1])*EXP(-[.$C$1]*[.$A88]*[.$A88]/([.$A$1]*[.$A$1]))" office:value-type="float" office:value="-0.422341761008319">
            <text:p>-0.42</text:p>
          </table:table-cell>
          <table:table-cell table:formula="oooc:=SIN([.$B$1]*[.$A88]/[.$A$1])*EXP(-[.$C$1]*[.$A88]*[.$A88]/([.$A$1]*[.$A$1]))" office:value-type="float" office:value="-0.0212857128487053">
            <text:p>-0.02</text:p>
          </table:table-cell>
          <table:table-cell table:number-columns-repeated="12"/>
        </table:table-row>
        <table:table-row table:style-name="ro1">
          <table:table-cell table:formula="oooc:=[.A88]+1" office:value-type="float" office:value="-163">
            <text:p>-163</text:p>
          </table:table-cell>
          <table:table-cell table:formula="oooc:=COS([.$B$1]*[.$A89]/[.$A$1])*EXP(-[.$C$1]*[.$A89]*[.$A89]/([.$A$1]*[.$A$1]))" office:value-type="float" office:value="-0.426303124779504">
            <text:p>-0.43</text:p>
          </table:table-cell>
          <table:table-cell table:formula="oooc:=SIN([.$B$1]*[.$A89]/[.$A$1])*EXP(-[.$C$1]*[.$A89]*[.$A89]/([.$A$1]*[.$A$1]))" office:value-type="float" office:value="-0.0295497769028356">
            <text:p>-0.03</text:p>
          </table:table-cell>
          <table:table-cell table:number-columns-repeated="12"/>
        </table:table-row>
        <table:table-row table:style-name="ro1">
          <table:table-cell table:formula="oooc:=[.A89]+1" office:value-type="float" office:value="-162">
            <text:p>-162</text:p>
          </table:table-cell>
          <table:table-cell table:formula="oooc:=COS([.$B$1]*[.$A90]/[.$A$1])*EXP(-[.$C$1]*[.$A90]*[.$A90]/([.$A$1]*[.$A$1]))" office:value-type="float" office:value="-0.430120519662474">
            <text:p>-0.43</text:p>
          </table:table-cell>
          <table:table-cell table:formula="oooc:=SIN([.$B$1]*[.$A90]/[.$A$1])*EXP(-[.$C$1]*[.$A90]*[.$A90]/([.$A$1]*[.$A$1]))" office:value-type="float" office:value="-0.0379723050950586">
            <text:p>-0.04</text:p>
          </table:table-cell>
          <table:table-cell table:number-columns-repeated="12"/>
        </table:table-row>
        <table:table-row table:style-name="ro1">
          <table:table-cell table:formula="oooc:=[.A90]+1" office:value-type="float" office:value="-161">
            <text:p>-161</text:p>
          </table:table-cell>
          <table:table-cell table:formula="oooc:=COS([.$B$1]*[.$A91]/[.$A$1])*EXP(-[.$C$1]*[.$A91]*[.$A91]/([.$A$1]*[.$A$1]))" office:value-type="float" office:value="-0.433788967616481">
            <text:p>-0.43</text:p>
          </table:table-cell>
          <table:table-cell table:formula="oooc:=SIN([.$B$1]*[.$A91]/[.$A$1])*EXP(-[.$C$1]*[.$A91]*[.$A91]/([.$A$1]*[.$A$1]))" office:value-type="float" office:value="-0.0465510954916587">
            <text:p>-0.05</text:p>
          </table:table-cell>
          <table:table-cell table:number-columns-repeated="12"/>
        </table:table-row>
        <table:table-row table:style-name="ro1">
          <table:table-cell table:formula="oooc:=[.A91]+1" office:value-type="float" office:value="-160">
            <text:p>-160</text:p>
          </table:table-cell>
          <table:table-cell table:formula="oooc:=COS([.$B$1]*[.$A92]/[.$A$1])*EXP(-[.$C$1]*[.$A92]*[.$A92]/([.$A$1]*[.$A$1]))" office:value-type="float" office:value="-0.437303510576405">
            <text:p>-0.44</text:p>
          </table:table-cell>
          <table:table-cell table:formula="oooc:=SIN([.$B$1]*[.$A92]/[.$A$1])*EXP(-[.$C$1]*[.$A92]*[.$A92]/([.$A$1]*[.$A$1]))" office:value-type="float" office:value="-0.0552837989201172">
            <text:p>-0.06</text:p>
          </table:table-cell>
          <table:table-cell table:number-columns-repeated="12"/>
        </table:table-row>
        <table:table-row table:style-name="ro1">
          <table:table-cell table:formula="oooc:=[.A92]+1" office:value-type="float" office:value="-159">
            <text:p>-159</text:p>
          </table:table-cell>
          <table:table-cell table:formula="oooc:=COS([.$B$1]*[.$A93]/[.$A$1])*EXP(-[.$C$1]*[.$A93]*[.$A93]/([.$A$1]*[.$A$1]))" office:value-type="float" office:value="-0.440659214730616">
            <text:p>-0.44</text:p>
          </table:table-cell>
          <table:table-cell table:formula="oooc:=SIN([.$B$1]*[.$A93]/[.$A$1])*EXP(-[.$C$1]*[.$A93]*[.$A93]/([.$A$1]*[.$A$1]))" office:value-type="float" office:value="-0.0641679184627072">
            <text:p>-0.06</text:p>
          </table:table-cell>
          <table:table-cell table:number-columns-repeated="12"/>
        </table:table-row>
        <table:table-row table:style-name="ro1">
          <table:table-cell table:formula="oooc:=[.A93]+1" office:value-type="float" office:value="-158">
            <text:p>-158</text:p>
          </table:table-cell>
          <table:table-cell table:formula="oooc:=COS([.$B$1]*[.$A94]/[.$A$1])*EXP(-[.$C$1]*[.$A94]*[.$A94]/([.$A$1]*[.$A$1]))" office:value-type="float" office:value="-0.443851174843768">
            <text:p>-0.44</text:p>
          </table:table-cell>
          <table:table-cell table:formula="oooc:=SIN([.$B$1]*[.$A94]/[.$A$1])*EXP(-[.$C$1]*[.$A94]*[.$A94]/([.$A$1]*[.$A$1]))" office:value-type="float" office:value="-0.0732008090738364">
            <text:p>-0.07</text:p>
          </table:table-cell>
          <table:table-cell table:number-columns-repeated="12"/>
        </table:table-row>
        <table:table-row table:style-name="ro1">
          <table:table-cell table:formula="oooc:=[.A94]+1" office:value-type="float" office:value="-157">
            <text:p>-157</text:p>
          </table:table-cell>
          <table:table-cell table:formula="oooc:=COS([.$B$1]*[.$A95]/[.$A$1])*EXP(-[.$C$1]*[.$A95]*[.$A95]/([.$A$1]*[.$A$1]))" office:value-type="float" office:value="-0.446874518620966">
            <text:p>-0.45</text:p>
          </table:table-cell>
          <table:table-cell table:formula="oooc:=SIN([.$B$1]*[.$A95]/[.$A$1])*EXP(-[.$C$1]*[.$A95]*[.$A95]/([.$A$1]*[.$A$1]))" office:value-type="float" office:value="-0.0823796773233867">
            <text:p>-0.08</text:p>
          </table:table-cell>
          <table:table-cell table:number-columns-repeated="12"/>
        </table:table-row>
        <table:table-row table:style-name="ro1">
          <table:table-cell table:formula="oooc:=[.A95]+1" office:value-type="float" office:value="-156">
            <text:p>-156</text:p>
          </table:table-cell>
          <table:table-cell table:formula="oooc:=COS([.$B$1]*[.$A96]/[.$A$1])*EXP(-[.$C$1]*[.$A96]*[.$A96]/([.$A$1]*[.$A$1]))" office:value-type="float" office:value="-0.44972441110961">
            <text:p>-0.45</text:p>
          </table:table-cell>
          <table:table-cell table:formula="oooc:=SIN([.$B$1]*[.$A96]/[.$A$1])*EXP(-[.$C$1]*[.$A96]*[.$A96]/([.$A$1]*[.$A$1]))" office:value-type="float" office:value="-0.0917015812681899">
            <text:p>-0.09</text:p>
          </table:table-cell>
          <table:table-cell table:number-columns-repeated="12"/>
        </table:table-row>
        <table:table-row table:style-name="ro1">
          <table:table-cell table:formula="oooc:=[.A96]+1" office:value-type="float" office:value="-155">
            <text:p>-155</text:p>
          </table:table-cell>
          <table:table-cell table:formula="oooc:=COS([.$B$1]*[.$A97]/[.$A$1])*EXP(-[.$C$1]*[.$A97]*[.$A97]/([.$A$1]*[.$A$1]))" office:value-type="float" office:value="-0.452396059135191">
            <text:p>-0.45</text:p>
          </table:table-cell>
          <table:table-cell table:formula="oooc:=SIN([.$B$1]*[.$A97]/[.$A$1])*EXP(-[.$C$1]*[.$A97]*[.$A97]/([.$A$1]*[.$A$1]))" office:value-type="float" office:value="-0.101163430453668">
            <text:p>-0.1</text:p>
          </table:table-cell>
          <table:table-cell table:number-columns-repeated="12"/>
        </table:table-row>
        <table:table-row table:style-name="ro1">
          <table:table-cell table:formula="oooc:=[.A97]+1" office:value-type="float" office:value="-154">
            <text:p>-154</text:p>
          </table:table-cell>
          <table:table-cell table:formula="oooc:=COS([.$B$1]*[.$A98]/[.$A$1])*EXP(-[.$C$1]*[.$A98]*[.$A98]/([.$A$1]*[.$A$1]))" office:value-type="float" office:value="-0.454884715767157">
            <text:p>-0.45</text:p>
          </table:table-cell>
          <table:table-cell table:formula="oooc:=SIN([.$B$1]*[.$A98]/[.$A$1])*EXP(-[.$C$1]*[.$A98]*[.$A98]/([.$A$1]*[.$A$1]))" office:value-type="float" office:value="-0.110761986047576">
            <text:p>-0.11</text:p>
          </table:table-cell>
          <table:table-cell table:number-columns-repeated="12"/>
        </table:table-row>
        <table:table-row table:style-name="ro1">
          <table:table-cell table:formula="oooc:=[.A98]+1" office:value-type="float" office:value="-153">
            <text:p>-153</text:p>
          </table:table-cell>
          <table:table-cell table:formula="oooc:=COS([.$B$1]*[.$A99]/[.$A$1])*EXP(-[.$C$1]*[.$A99]*[.$A99]/([.$A$1]*[.$A$1]))" office:value-type="float" office:value="-0.457185684810925">
            <text:p>-0.46</text:p>
          </table:table-cell>
          <table:table-cell table:formula="oooc:=SIN([.$B$1]*[.$A99]/[.$A$1])*EXP(-[.$C$1]*[.$A99]*[.$A99]/([.$A$1]*[.$A$1]))" office:value-type="float" office:value="-0.12049386110764">
            <text:p>-0.12</text:p>
          </table:table-cell>
          <table:table-cell table:number-columns-repeated="12"/>
        </table:table-row>
        <table:table-row table:style-name="ro1">
          <table:table-cell table:formula="oooc:=[.A99]+1" office:value-type="float" office:value="-152">
            <text:p>-152</text:p>
          </table:table-cell>
          <table:table-cell table:formula="oooc:=COS([.$B$1]*[.$A100]/[.$A$1])*EXP(-[.$C$1]*[.$A100]*[.$A100]/([.$A$1]*[.$A$1]))" office:value-type="float" office:value="-0.459294325322004">
            <text:p>-0.46</text:p>
          </table:table-cell>
          <table:table-cell table:formula="oooc:=SIN([.$B$1]*[.$A100]/[.$A$1])*EXP(-[.$C$1]*[.$A100]*[.$A100]/([.$A$1]*[.$A$1]))" office:value-type="float" office:value="-0.1303555209848">
            <text:p>-0.13</text:p>
          </table:table-cell>
          <table:table-cell table:number-columns-repeated="12"/>
        </table:table-row>
        <table:table-row table:style-name="ro1">
          <table:table-cell table:formula="oooc:=[.A100]+1" office:value-type="float" office:value="-151">
            <text:p>-151</text:p>
          </table:table-cell>
          <table:table-cell table:formula="oooc:=COS([.$B$1]*[.$A101]/[.$A$1])*EXP(-[.$C$1]*[.$A101]*[.$A101]/([.$A$1]*[.$A$1]))" office:value-type="float" office:value="-0.461206056138142">
            <text:p>-0.46</text:p>
          </table:table-cell>
          <table:table-cell table:formula="oooc:=SIN([.$B$1]*[.$A101]/[.$A$1])*EXP(-[.$C$1]*[.$A101]*[.$A101]/([.$A$1]*[.$A$1]))" office:value-type="float" office:value="-0.140343283863625">
            <text:p>-0.14</text:p>
          </table:table-cell>
          <table:table-cell table:number-columns-repeated="12"/>
        </table:table-row>
        <table:table-row table:style-name="ro1">
          <table:table-cell table:formula="oooc:=[.A101]+1" office:value-type="float" office:value="-150">
            <text:p>-150</text:p>
          </table:table-cell>
          <table:table-cell table:formula="oooc:=COS([.$B$1]*[.$A102]/[.$A$1])*EXP(-[.$C$1]*[.$A102]*[.$A102]/([.$A$1]*[.$A$1]))" office:value-type="float" office:value="-0.462916360425284">
            <text:p>-0.46</text:p>
          </table:table-cell>
          <table:table-cell table:formula="oooc:=SIN([.$B$1]*[.$A102]/[.$A$1])*EXP(-[.$C$1]*[.$A102]*[.$A102]/([.$A$1]*[.$A$1]))" office:value-type="float" office:value="-0.150453321441337">
            <text:p>-0.15</text:p>
          </table:table-cell>
          <table:table-cell table:number-columns-repeated="12"/>
        </table:table-row>
        <table:table-row table:style-name="ro1">
          <table:table-cell table:formula="oooc:=[.A102]+1" office:value-type="float" office:value="-149">
            <text:p>-149</text:p>
          </table:table-cell>
          <table:table-cell table:formula="oooc:=COS([.$B$1]*[.$A103]/[.$A$1])*EXP(-[.$C$1]*[.$A103]*[.$A103]/([.$A$1]*[.$A$1]))" office:value-type="float" office:value="-0.464420790233117">
            <text:p>-0.46</text:p>
          </table:table-cell>
          <table:table-cell table:formula="oooc:=SIN([.$B$1]*[.$A103]/[.$A$1])*EXP(-[.$C$1]*[.$A103]*[.$A103]/([.$A$1]*[.$A$1]))" office:value-type="float" office:value="-0.16068165974678">
            <text:p>-0.16</text:p>
          </table:table-cell>
          <table:table-cell table:number-columns-repeated="12"/>
        </table:table-row>
        <table:table-row table:style-name="ro1">
          <table:table-cell table:formula="oooc:=[.A103]+1" office:value-type="float" office:value="-148">
            <text:p>-148</text:p>
          </table:table-cell>
          <table:table-cell table:formula="oooc:=COS([.$B$1]*[.$A104]/[.$A$1])*EXP(-[.$C$1]*[.$A104]*[.$A104]/([.$A$1]*[.$A$1]))" office:value-type="float" office:value="-0.465714971055853">
            <text:p>-0.47</text:p>
          </table:table-cell>
          <table:table-cell table:formula="oooc:=SIN([.$B$1]*[.$A104]/[.$A$1])*EXP(-[.$C$1]*[.$A104]*[.$A104]/([.$A$1]*[.$A$1]))" office:value-type="float" office:value="-0.171024180100509">
            <text:p>-0.17</text:p>
          </table:table-cell>
          <table:table-cell table:number-columns-repeated="12"/>
        </table:table-row>
        <table:table-row table:style-name="ro1">
          <table:table-cell table:formula="oooc:=[.A104]+1" office:value-type="float" office:value="-147">
            <text:p>-147</text:p>
          </table:table-cell>
          <table:table-cell table:formula="oooc:=COS([.$B$1]*[.$A105]/[.$A$1])*EXP(-[.$C$1]*[.$A105]*[.$A105]/([.$A$1]*[.$A$1]))" office:value-type="float" office:value="-0.466794606393865">
            <text:p>-0.47</text:p>
          </table:table-cell>
          <table:table-cell table:formula="oooc:=SIN([.$B$1]*[.$A105]/[.$A$1])*EXP(-[.$C$1]*[.$A105]*[.$A105]/([.$A$1]*[.$A$1]))" office:value-type="float" office:value="-0.181476620217061">
            <text:p>-0.18</text:p>
          </table:table-cell>
          <table:table-cell table:number-columns-repeated="12"/>
        </table:table-row>
        <table:table-row table:style-name="ro1">
          <table:table-cell table:formula="oooc:=[.A105]+1" office:value-type="float" office:value="-146">
            <text:p>-146</text:p>
          </table:table-cell>
          <table:table-cell table:formula="oooc:=COS([.$B$1]*[.$A106]/[.$A$1])*EXP(-[.$C$1]*[.$A106]*[.$A106]/([.$A$1]*[.$A$1]))" office:value-type="float" office:value="-0.467655482311725">
            <text:p>-0.47</text:p>
          </table:table-cell>
          <table:table-cell table:formula="oooc:=SIN([.$B$1]*[.$A106]/[.$A$1])*EXP(-[.$C$1]*[.$A106]*[.$A106]/([.$A$1]*[.$A$1]))" office:value-type="float" office:value="-0.192034575450314">
            <text:p>-0.19</text:p>
          </table:table-cell>
          <table:table-cell table:number-columns-repeated="12"/>
        </table:table-row>
        <table:table-row table:style-name="ro1">
          <table:table-cell table:formula="oooc:=[.A106]+1" office:value-type="float" office:value="-145">
            <text:p>-145</text:p>
          </table:table-cell>
          <table:table-cell table:formula="oooc:=COS([.$B$1]*[.$A107]/[.$A$1])*EXP(-[.$C$1]*[.$A107]*[.$A107]/([.$A$1]*[.$A$1]))" office:value-type="float" office:value="-0.468293471988138">
            <text:p>-0.47</text:p>
          </table:table-cell>
          <table:table-cell table:formula="oooc:=SIN([.$B$1]*[.$A107]/[.$A$1])*EXP(-[.$C$1]*[.$A107]*[.$A107]/([.$A$1]*[.$A$1]))" office:value-type="float" office:value="-0.202693500182723">
            <text:p>-0.2</text:p>
          </table:table-cell>
          <table:table-cell table:number-columns-repeated="12"/>
        </table:table-row>
        <table:table-row table:style-name="ro1">
          <table:table-cell table:formula="oooc:=[.A107]+1" office:value-type="float" office:value="-144">
            <text:p>-144</text:p>
          </table:table-cell>
          <table:table-cell table:formula="oooc:=COS([.$B$1]*[.$A108]/[.$A$1])*EXP(-[.$C$1]*[.$A108]*[.$A108]/([.$A$1]*[.$A$1]))" office:value-type="float" office:value="-0.468704540253192">
            <text:p>-0.47</text:p>
          </table:table-cell>
          <table:table-cell table:formula="oooc:=SIN([.$B$1]*[.$A108]/[.$A$1])*EXP(-[.$C$1]*[.$A108]*[.$A108]/([.$A$1]*[.$A$1]))" office:value-type="float" office:value="-0.213448709359051">
            <text:p>-0.21</text:p>
          </table:table-cell>
          <table:table-cell table:number-columns-repeated="12"/>
        </table:table-row>
        <table:table-row table:style-name="ro1">
          <table:table-cell table:formula="oooc:=[.A108]+1" office:value-type="float" office:value="-143">
            <text:p>-143</text:p>
          </table:table-cell>
          <table:table-cell table:formula="oooc:=COS([.$B$1]*[.$A109]/[.$A$1])*EXP(-[.$C$1]*[.$A109]*[.$A109]/([.$A$1]*[.$A$1]))" office:value-type="float" office:value="-0.468884748108333">
            <text:p>-0.47</text:p>
          </table:table-cell>
          <table:table-cell table:formula="oooc:=SIN([.$B$1]*[.$A109]/[.$A$1])*EXP(-[.$C$1]*[.$A109]*[.$A109]/([.$A$1]*[.$A$1]))" office:value-type="float" office:value="-0.224295380165084">
            <text:p>-0.22</text:p>
          </table:table-cell>
          <table:table-cell table:number-columns-repeated="12"/>
        </table:table-row>
        <table:table-row table:style-name="ro1">
          <table:table-cell table:formula="oooc:=[.A109]+1" office:value-type="float" office:value="-142">
            <text:p>-142</text:p>
          </table:table-cell>
          <table:table-cell table:formula="oooc:=COS([.$B$1]*[.$A110]/[.$A$1])*EXP(-[.$C$1]*[.$A110]*[.$A110]/([.$A$1]*[.$A$1]))" office:value-type="float" office:value="-0.4688302572244">
            <text:p>-0.47</text:p>
          </table:table-cell>
          <table:table-cell table:formula="oooc:=SIN([.$B$1]*[.$A110]/[.$A$1])*EXP(-[.$C$1]*[.$A110]*[.$A110]/([.$A$1]*[.$A$1]))" office:value-type="float" office:value="-0.235228553851682">
            <text:p>-0.24</text:p>
          </table:table-cell>
          <table:table-cell table:number-columns-repeated="12"/>
        </table:table-row>
        <table:table-row table:style-name="ro1">
          <table:table-cell table:formula="oooc:=[.A110]+1" office:value-type="float" office:value="-141">
            <text:p>-141</text:p>
          </table:table-cell>
          <table:table-cell table:formula="oooc:=COS([.$B$1]*[.$A111]/[.$A$1])*EXP(-[.$C$1]*[.$A111]*[.$A111]/([.$A$1]*[.$A$1]))" office:value-type="float" office:value="-0.468537334413028">
            <text:p>-0.47</text:p>
          </table:table-cell>
          <table:table-cell table:formula="oooc:=SIN([.$B$1]*[.$A111]/[.$A$1])*EXP(-[.$C$1]*[.$A111]*[.$A111]/([.$A$1]*[.$A$1]))" office:value-type="float" office:value="-0.24624313770433">
            <text:p>-0.25</text:p>
          </table:table-cell>
          <table:table-cell table:number-columns-repeated="12"/>
        </table:table-row>
        <table:table-row table:style-name="ro1">
          <table:table-cell table:formula="oooc:=[.A111]+1" office:value-type="float" office:value="-140">
            <text:p>-140</text:p>
          </table:table-cell>
          <table:table-cell table:formula="oooc:=COS([.$B$1]*[.$A112]/[.$A$1])*EXP(-[.$C$1]*[.$A112]*[.$A112]/([.$A$1]*[.$A$1]))" office:value-type="float" office:value="-0.468002356066697">
            <text:p>-0.47</text:p>
          </table:table-cell>
          <table:table-cell table:formula="oooc:=SIN([.$B$1]*[.$A112]/[.$A$1])*EXP(-[.$C$1]*[.$A112]*[.$A112]/([.$A$1]*[.$A$1]))" office:value-type="float" office:value="-0.257333907158239">
            <text:p>-0.26</text:p>
          </table:table-cell>
          <table:table-cell table:number-columns-repeated="12"/>
        </table:table-row>
        <table:table-row table:style-name="ro1">
          <table:table-cell table:formula="oooc:=[.A112]+1" office:value-type="float" office:value="-139">
            <text:p>-139</text:p>
          </table:table-cell>
          <table:table-cell table:formula="oooc:=COS([.$B$1]*[.$A113]/[.$A$1])*EXP(-[.$C$1]*[.$A113]*[.$A113]/([.$A$1]*[.$A$1]))" office:value-type="float" office:value="-0.467221812562668">
            <text:p>-0.47</text:p>
          </table:table-cell>
          <table:table-cell table:formula="oooc:=SIN([.$B$1]*[.$A113]/[.$A$1])*EXP(-[.$C$1]*[.$A113]*[.$A113]/([.$A$1]*[.$A$1]))" office:value-type="float" office:value="-0.268495508058873">
            <text:p>-0.27</text:p>
          </table:table-cell>
          <table:table-cell table:number-columns-repeated="12"/>
        </table:table-row>
        <table:table-row table:style-name="ro1">
          <table:table-cell table:formula="oooc:=[.A113]+1" office:value-type="float" office:value="-138">
            <text:p>-138</text:p>
          </table:table-cell>
          <table:table-cell table:formula="oooc:=COS([.$B$1]*[.$A114]/[.$A$1])*EXP(-[.$C$1]*[.$A114]*[.$A114]/([.$A$1]*[.$A$1]))" office:value-type="float" office:value="-0.466192312626026">
            <text:p>-0.47</text:p>
          </table:table-cell>
          <table:table-cell table:formula="oooc:=SIN([.$B$1]*[.$A114]/[.$A$1])*EXP(-[.$C$1]*[.$A114]*[.$A114]/([.$A$1]*[.$A$1]))" office:value-type="float" office:value="-0.279722459067617">
            <text:p>-0.28</text:p>
          </table:table-cell>
          <table:table-cell table:number-columns-repeated="12"/>
        </table:table-row>
        <table:table-row table:style-name="ro1">
          <table:table-cell table:formula="oooc:=[.A114]+1" office:value-type="float" office:value="-137">
            <text:p>-137</text:p>
          </table:table-cell>
          <table:table-cell table:formula="oooc:=COS([.$B$1]*[.$A115]/[.$A$1])*EXP(-[.$C$1]*[.$A115]*[.$A115]/([.$A$1]*[.$A$1]))" office:value-type="float" office:value="-0.464910587647047">
            <text:p>-0.46</text:p>
          </table:table-cell>
          <table:table-cell table:formula="oooc:=SIN([.$B$1]*[.$A115]/[.$A$1])*EXP(-[.$C$1]*[.$A115]*[.$A115]/([.$A$1]*[.$A$1]))" office:value-type="float" office:value="-0.291009154212159">
            <text:p>-0.29</text:p>
          </table:table-cell>
          <table:table-cell table:number-columns-repeated="12"/>
        </table:table-row>
        <table:table-row table:style-name="ro1">
          <table:table-cell table:formula="oooc:=[.A115]+1" office:value-type="float" office:value="-136">
            <text:p>-136</text:p>
          </table:table-cell>
          <table:table-cell table:formula="oooc:=COS([.$B$1]*[.$A116]/[.$A$1])*EXP(-[.$C$1]*[.$A116]*[.$A116]/([.$A$1]*[.$A$1]))" office:value-type="float" office:value="-0.463373495948057">
            <text:p>-0.46</text:p>
          </table:table-cell>
          <table:table-cell table:formula="oooc:=SIN([.$B$1]*[.$A116]/[.$A$1])*EXP(-[.$C$1]*[.$A116]*[.$A116]/([.$A$1]*[.$A$1]))" office:value-type="float" office:value="-0.302349865580985">
            <text:p>-0.3</text:p>
          </table:table-cell>
          <table:table-cell table:number-columns-repeated="12"/>
        </table:table-row>
        <table:table-row table:style-name="ro1">
          <table:table-cell table:formula="oooc:=[.A116]+1" office:value-type="float" office:value="-135">
            <text:p>-135</text:p>
          </table:table-cell>
          <table:table-cell table:formula="oooc:=COS([.$B$1]*[.$A117]/[.$A$1])*EXP(-[.$C$1]*[.$A117]*[.$A117]/([.$A$1]*[.$A$1]))" office:value-type="float" office:value="-0.461578026994989">
            <text:p>-0.46</text:p>
          </table:table-cell>
          <table:table-cell table:formula="oooc:=SIN([.$B$1]*[.$A117]/[.$A$1])*EXP(-[.$C$1]*[.$A117]*[.$A117]/([.$A$1]*[.$A$1]))" office:value-type="float" office:value="-0.313738746161229">
            <text:p>-0.31</text:p>
          </table:table-cell>
          <table:table-cell table:number-columns-repeated="12"/>
        </table:table-row>
        <table:table-row table:style-name="ro1">
          <table:table-cell table:formula="oooc:=[.A117]+1" office:value-type="float" office:value="-134">
            <text:p>-134</text:p>
          </table:table-cell>
          <table:table-cell table:formula="oooc:=COS([.$B$1]*[.$A118]/[.$A$1])*EXP(-[.$C$1]*[.$A118]*[.$A118]/([.$A$1]*[.$A$1]))" office:value-type="float" office:value="-0.459521305548808">
            <text:p>-0.46</text:p>
          </table:table-cell>
          <table:table-cell table:formula="oooc:=SIN([.$B$1]*[.$A118]/[.$A$1])*EXP(-[.$C$1]*[.$A118]*[.$A118]/([.$A$1]*[.$A$1]))" office:value-type="float" office:value="-0.325169832818961">
            <text:p>-0.33</text:p>
          </table:table-cell>
          <table:table-cell table:number-columns-repeated="12"/>
        </table:table-row>
        <table:table-row table:style-name="ro1">
          <table:table-cell table:formula="oooc:=[.A118]+1" office:value-type="float" office:value="-133">
            <text:p>-133</text:p>
          </table:table-cell>
          <table:table-cell table:formula="oooc:=COS([.$B$1]*[.$A119]/[.$A$1])*EXP(-[.$C$1]*[.$A119]*[.$A119]/([.$A$1]*[.$A$1]))" office:value-type="float" office:value="-0.457200595751984">
            <text:p>-0.46</text:p>
          </table:table-cell>
          <table:table-cell table:formula="oooc:=SIN([.$B$1]*[.$A119]/[.$A$1])*EXP(-[.$C$1]*[.$A119]*[.$A119]/([.$A$1]*[.$A$1]))" office:value-type="float" office:value="-0.336637049420825">
            <text:p>-0.34</text:p>
          </table:table-cell>
          <table:table-cell table:number-columns-repeated="12"/>
        </table:table-row>
        <table:table-row table:style-name="ro1">
          <table:table-cell table:formula="oooc:=[.A119]+1" office:value-type="float" office:value="-132">
            <text:p>-132</text:p>
          </table:table-cell>
          <table:table-cell table:formula="oooc:=COS([.$B$1]*[.$A120]/[.$A$1])*EXP(-[.$C$1]*[.$A120]*[.$A120]/([.$A$1]*[.$A$1]))" office:value-type="float" office:value="-0.454613305145226">
            <text:p>-0.45</text:p>
          </table:table-cell>
          <table:table-cell table:formula="oooc:=SIN([.$B$1]*[.$A120]/[.$A$1])*EXP(-[.$C$1]*[.$A120]*[.$A120]/([.$A$1]*[.$A$1]))" office:value-type="float" office:value="-0.348134210095783">
            <text:p>-0.35</text:p>
          </table:table-cell>
          <table:table-cell table:number-columns-repeated="12"/>
        </table:table-row>
        <table:table-row table:style-name="ro1">
          <table:table-cell table:formula="oooc:=[.A120]+1" office:value-type="float" office:value="-131">
            <text:p>-131</text:p>
          </table:table-cell>
          <table:table-cell table:formula="oooc:=COS([.$B$1]*[.$A121]/[.$A$1])*EXP(-[.$C$1]*[.$A121]*[.$A121]/([.$A$1]*[.$A$1]))" office:value-type="float" office:value="-0.451756988609662">
            <text:p>-0.45</text:p>
          </table:table-cell>
          <table:table-cell table:formula="oooc:=SIN([.$B$1]*[.$A121]/[.$A$1])*EXP(-[.$C$1]*[.$A121]*[.$A121]/([.$A$1]*[.$A$1]))" office:value-type="float" office:value="-0.35965502263555">
            <text:p>-0.36</text:p>
          </table:table-cell>
          <table:table-cell table:number-columns-repeated="12"/>
        </table:table-row>
        <table:table-row table:style-name="ro1">
          <table:table-cell table:formula="oooc:=[.A121]+1" office:value-type="float" office:value="-130">
            <text:p>-130</text:p>
          </table:table-cell>
          <table:table-cell table:formula="oooc:=COS([.$B$1]*[.$A122]/[.$A$1])*EXP(-[.$C$1]*[.$A122]*[.$A122]/([.$A$1]*[.$A$1]))" office:value-type="float" office:value="-0.448629352229715">
            <text:p>-0.45</text:p>
          </table:table-cell>
          <table:table-cell table:formula="oooc:=SIN([.$B$1]*[.$A122]/[.$A$1])*EXP(-[.$C$1]*[.$A122]*[.$A122]/([.$A$1]*[.$A$1]))" office:value-type="float" office:value="-0.37119309203215">
            <text:p>-0.37</text:p>
          </table:table-cell>
          <table:table-cell table:number-columns-repeated="12"/>
        </table:table-row>
        <table:table-row table:style-name="ro1">
          <table:table-cell table:formula="oooc:=[.A122]+1" office:value-type="float" office:value="-129">
            <text:p>-129</text:p>
          </table:table-cell>
          <table:table-cell table:formula="oooc:=COS([.$B$1]*[.$A123]/[.$A$1])*EXP(-[.$C$1]*[.$A123]*[.$A123]/([.$A$1]*[.$A$1]))" office:value-type="float" office:value="-0.44522825707192">
            <text:p>-0.45</text:p>
          </table:table-cell>
          <table:table-cell table:formula="oooc:=SIN([.$B$1]*[.$A123]/[.$A$1])*EXP(-[.$C$1]*[.$A123]*[.$A123]/([.$A$1]*[.$A$1]))" office:value-type="float" office:value="-0.38274192415084">
            <text:p>-0.38</text:p>
          </table:table-cell>
          <table:table-cell table:number-columns-repeated="12"/>
        </table:table-row>
        <table:table-row table:style-name="ro1">
          <table:table-cell table:formula="oooc:=[.A123]+1" office:value-type="float" office:value="-128">
            <text:p>-128</text:p>
          </table:table-cell>
          <table:table-cell table:formula="oooc:=COS([.$B$1]*[.$A124]/[.$A$1])*EXP(-[.$C$1]*[.$A124]*[.$A124]/([.$A$1]*[.$A$1]))" office:value-type="float" office:value="-0.44155172287497">
            <text:p>-0.44</text:p>
          </table:table-cell>
          <table:table-cell table:formula="oooc:=SIN([.$B$1]*[.$A124]/[.$A$1])*EXP(-[.$C$1]*[.$A124]*[.$A124]/([.$A$1]*[.$A$1]))" office:value-type="float" office:value="-0.394294929536496">
            <text:p>-0.39</text:p>
          </table:table-cell>
          <table:table-cell table:number-columns-repeated="12"/>
        </table:table-row>
        <table:table-row table:style-name="ro1">
          <table:table-cell table:formula="oooc:=[.A124]+1" office:value-type="float" office:value="-127">
            <text:p>-127</text:p>
          </table:table-cell>
          <table:table-cell table:formula="oooc:=COS([.$B$1]*[.$A125]/[.$A$1])*EXP(-[.$C$1]*[.$A125]*[.$A125]/([.$A$1]*[.$A$1]))" office:value-type="float" office:value="-0.437597931646328">
            <text:p>-0.44</text:p>
          </table:table-cell>
          <table:table-cell table:formula="oooc:=SIN([.$B$1]*[.$A125]/[.$A$1])*EXP(-[.$C$1]*[.$A125]*[.$A125]/([.$A$1]*[.$A$1]))" office:value-type="float" office:value="-0.405845427351401">
            <text:p>-0.41</text:p>
          </table:table-cell>
          <table:table-cell table:number-columns-repeated="12"/>
        </table:table-row>
        <table:table-row table:style-name="ro1">
          <table:table-cell table:formula="oooc:=[.A125]+1" office:value-type="float" office:value="-126">
            <text:p>-126</text:p>
          </table:table-cell>
          <table:table-cell table:formula="oooc:=COS([.$B$1]*[.$A126]/[.$A$1])*EXP(-[.$C$1]*[.$A126]*[.$A126]/([.$A$1]*[.$A$1]))" office:value-type="float" office:value="-0.433365231160754">
            <text:p>-0.43</text:p>
          </table:table-cell>
          <table:table-cell table:formula="oooc:=SIN([.$B$1]*[.$A126]/[.$A$1])*EXP(-[.$C$1]*[.$A126]*[.$A126]/([.$A$1]*[.$A$1]))" office:value-type="float" office:value="-0.41738664944218">
            <text:p>-0.42</text:p>
          </table:table-cell>
          <table:table-cell table:number-columns-repeated="12"/>
        </table:table-row>
        <table:table-row table:style-name="ro1">
          <table:table-cell table:formula="oooc:=[.A126]+1" office:value-type="float" office:value="-125">
            <text:p>-125</text:p>
          </table:table-cell>
          <table:table-cell table:formula="oooc:=COS([.$B$1]*[.$A127]/[.$A$1])*EXP(-[.$C$1]*[.$A127]*[.$A127]/([.$A$1]*[.$A$1]))" office:value-type="float" office:value="-0.42885213835619">
            <text:p>-0.43</text:p>
          </table:table-cell>
          <table:table-cell table:formula="oooc:=SIN([.$B$1]*[.$A127]/[.$A$1])*EXP(-[.$C$1]*[.$A127]*[.$A127]/([.$A$1]*[.$A$1]))" office:value-type="float" office:value="-0.428911744533494">
            <text:p>-0.43</text:p>
          </table:table-cell>
          <table:table-cell table:number-columns-repeated="12"/>
        </table:table-row>
        <table:table-row table:style-name="ro1">
          <table:table-cell table:formula="oooc:=[.A127]+1" office:value-type="float" office:value="-124">
            <text:p>-124</text:p>
          </table:table-cell>
          <table:table-cell table:formula="oooc:=COS([.$B$1]*[.$A128]/[.$A$1])*EXP(-[.$C$1]*[.$A128]*[.$A128]/([.$A$1]*[.$A$1]))" office:value-type="float" office:value="-0.424057342622463">
            <text:p>-0.42</text:p>
          </table:table-cell>
          <table:table-cell table:formula="oooc:=SIN([.$B$1]*[.$A128]/[.$A$1])*EXP(-[.$C$1]*[.$A128]*[.$A128]/([.$A$1]*[.$A$1]))" office:value-type="float" office:value="-0.44041378254592">
            <text:p>-0.44</text:p>
          </table:table-cell>
          <table:table-cell table:number-columns-repeated="12"/>
        </table:table-row>
        <table:table-row table:style-name="ro1">
          <table:table-cell table:formula="oooc:=[.A128]+1" office:value-type="float" office:value="-123">
            <text:p>-123</text:p>
          </table:table-cell>
          <table:table-cell table:formula="oooc:=COS([.$B$1]*[.$A129]/[.$A$1])*EXP(-[.$C$1]*[.$A129]*[.$A129]/([.$A$1]*[.$A$1]))" office:value-type="float" office:value="-0.418979708978345">
            <text:p>-0.42</text:p>
          </table:table-cell>
          <table:table-cell table:formula="oooc:=SIN([.$B$1]*[.$A129]/[.$A$1])*EXP(-[.$C$1]*[.$A129]*[.$A129]/([.$A$1]*[.$A$1]))" office:value-type="float" office:value="-0.4518857590353">
            <text:p>-0.45</text:p>
          </table:table-cell>
          <table:table-cell table:number-columns-repeated="12"/>
        </table:table-row>
        <table:table-row table:style-name="ro1">
          <table:table-cell table:formula="oooc:=[.A129]+1" office:value-type="float" office:value="-122">
            <text:p>-122</text:p>
          </table:table-cell>
          <table:table-cell table:formula="oooc:=COS([.$B$1]*[.$A130]/[.$A$1])*EXP(-[.$C$1]*[.$A130]*[.$A130]/([.$A$1]*[.$A$1]))" office:value-type="float" office:value="-0.413618281132572">
            <text:p>-0.41</text:p>
          </table:table-cell>
          <table:table-cell table:formula="oooc:=SIN([.$B$1]*[.$A130]/[.$A$1])*EXP(-[.$C$1]*[.$A130]*[.$A130]/([.$A$1]*[.$A$1]))" office:value-type="float" office:value="-0.463320599750669">
            <text:p>-0.46</text:p>
          </table:table-cell>
          <table:table-cell table:number-columns-repeated="12"/>
        </table:table-row>
        <table:table-row table:style-name="ro1">
          <table:table-cell table:formula="oooc:=[.A130]+1" office:value-type="float" office:value="-121">
            <text:p>-121</text:p>
          </table:table-cell>
          <table:table-cell table:formula="oooc:=COS([.$B$1]*[.$A131]/[.$A$1])*EXP(-[.$C$1]*[.$A131]*[.$A131]/([.$A$1]*[.$A$1]))" office:value-type="float" office:value="-0.407972284424508">
            <text:p>-0.41</text:p>
          </table:table-cell>
          <table:table-cell table:formula="oooc:=SIN([.$B$1]*[.$A131]/[.$A$1])*EXP(-[.$C$1]*[.$A131]*[.$A131]/([.$A$1]*[.$A$1]))" office:value-type="float" office:value="-0.47471116530771">
            <text:p>-0.47</text:p>
          </table:table-cell>
          <table:table-cell table:number-columns-repeated="12"/>
        </table:table-row>
        <table:table-row table:style-name="ro1">
          <table:table-cell table:formula="oooc:=[.A131]+1" office:value-type="float" office:value="-120">
            <text:p>-120</text:p>
          </table:table-cell>
          <table:table-cell table:formula="oooc:=COS([.$B$1]*[.$A132]/[.$A$1])*EXP(-[.$C$1]*[.$A132]*[.$A132]/([.$A$1]*[.$A$1]))" office:value-type="float" office:value="-0.402041128640195">
            <text:p>-0.4</text:p>
          </table:table-cell>
          <table:table-cell table:formula="oooc:=SIN([.$B$1]*[.$A132]/[.$A$1])*EXP(-[.$C$1]*[.$A132]*[.$A132]/([.$A$1]*[.$A$1]))" office:value-type="float" office:value="-0.486050255974547">
            <text:p>-0.49</text:p>
          </table:table-cell>
          <table:table-cell table:number-columns-repeated="12"/>
        </table:table-row>
        <table:table-row table:style-name="ro1">
          <table:table-cell table:formula="oooc:=[.A132]+1" office:value-type="float" office:value="-119">
            <text:p>-119</text:p>
          </table:table-cell>
          <table:table-cell table:formula="oooc:=COS([.$B$1]*[.$A133]/[.$A$1])*EXP(-[.$C$1]*[.$A133]*[.$A133]/([.$A$1]*[.$A$1]))" office:value-type="float" office:value="-0.395824410699638">
            <text:p>-0.4</text:p>
          </table:table-cell>
          <table:table-cell table:formula="oooc:=SIN([.$B$1]*[.$A133]/[.$A$1])*EXP(-[.$C$1]*[.$A133]*[.$A133]/([.$A$1]*[.$A$1]))" office:value-type="float" office:value="-0.497330616566508">
            <text:p>-0.5</text:p>
          </table:table-cell>
          <table:table-cell table:number-columns-repeated="12"/>
        </table:table-row>
        <table:table-row table:style-name="ro1">
          <table:table-cell table:formula="oooc:=[.A133]+1" office:value-type="float" office:value="-118">
            <text:p>-118</text:p>
          </table:table-cell>
          <table:table-cell table:formula="oooc:=COS([.$B$1]*[.$A134]/[.$A$1])*EXP(-[.$C$1]*[.$A134]*[.$A134]/([.$A$1]*[.$A$1]))" office:value-type="float" office:value="-0.389321917211254">
            <text:p>-0.39</text:p>
          </table:table-cell>
          <table:table-cell table:formula="oooc:=SIN([.$B$1]*[.$A134]/[.$A$1])*EXP(-[.$C$1]*[.$A134]*[.$A134]/([.$A$1]*[.$A$1]))" office:value-type="float" office:value="-0.508544941446346">
            <text:p>-0.51</text:p>
          </table:table-cell>
          <table:table-cell table:number-columns-repeated="12"/>
        </table:table-row>
        <table:table-row table:style-name="ro1">
          <table:table-cell table:formula="oooc:=[.A134]+1" office:value-type="float" office:value="-117">
            <text:p>-117</text:p>
          </table:table-cell>
          <table:table-cell table:formula="oooc:=COS([.$B$1]*[.$A135]/[.$A$1])*EXP(-[.$C$1]*[.$A135]*[.$A135]/([.$A$1]*[.$A$1]))" office:value-type="float" office:value="-0.382533626889505">
            <text:p>-0.38</text:p>
          </table:table-cell>
          <table:table-cell table:formula="oooc:=SIN([.$B$1]*[.$A135]/[.$A$1])*EXP(-[.$C$1]*[.$A135]*[.$A135]/([.$A$1]*[.$A$1]))" office:value-type="float" office:value="-0.519685879626262">
            <text:p>-0.52</text:p>
          </table:table-cell>
          <table:table-cell table:number-columns-repeated="12"/>
        </table:table-row>
        <table:table-row table:style-name="ro1">
          <table:table-cell table:formula="oooc:=[.A135]+1" office:value-type="float" office:value="-116">
            <text:p>-116</text:p>
          </table:table-cell>
          <table:table-cell table:formula="oooc:=COS([.$B$1]*[.$A136]/[.$A$1])*EXP(-[.$C$1]*[.$A136]*[.$A136]/([.$A$1]*[.$A$1]))" office:value-type="float" office:value="-0.375459712831856">
            <text:p>-0.38</text:p>
          </table:table-cell>
          <table:table-cell table:formula="oooc:=SIN([.$B$1]*[.$A136]/[.$A$1])*EXP(-[.$C$1]*[.$A136]*[.$A136]/([.$A$1]*[.$A$1]))" office:value-type="float" office:value="-0.530746039967922">
            <text:p>-0.53</text:p>
          </table:table-cell>
          <table:table-cell table:number-columns-repeated="12"/>
        </table:table-row>
        <table:table-row table:style-name="ro1">
          <table:table-cell table:formula="oooc:=[.A136]+1" office:value-type="float" office:value="-115">
            <text:p>-115</text:p>
          </table:table-cell>
          <table:table-cell table:formula="oooc:=COS([.$B$1]*[.$A137]/[.$A$1])*EXP(-[.$C$1]*[.$A137]*[.$A137]/([.$A$1]*[.$A$1]))" office:value-type="float" office:value="-0.368100544651273">
            <text:p>-0.37</text:p>
          </table:table-cell>
          <table:table-cell table:formula="oooc:=SIN([.$B$1]*[.$A137]/[.$A$1])*EXP(-[.$C$1]*[.$A137]*[.$A137]/([.$A$1]*[.$A$1]))" office:value-type="float" office:value="-0.541717996476497">
            <text:p>-0.54</text:p>
          </table:table-cell>
          <table:table-cell table:number-columns-repeated="12"/>
        </table:table-row>
        <table:table-row table:style-name="ro1">
          <table:table-cell table:formula="oooc:=[.A137]+1" office:value-type="float" office:value="-114">
            <text:p>-114</text:p>
          </table:table-cell>
          <table:table-cell table:formula="oooc:=COS([.$B$1]*[.$A138]/[.$A$1])*EXP(-[.$C$1]*[.$A138]*[.$A138]/([.$A$1]*[.$A$1]))" office:value-type="float" office:value="-0.360456690460623">
            <text:p>-0.36</text:p>
          </table:table-cell>
          <table:table-cell table:formula="oooc:=SIN([.$B$1]*[.$A138]/[.$A$1])*EXP(-[.$C$1]*[.$A138]*[.$A138]/([.$A$1]*[.$A$1]))" office:value-type="float" office:value="-0.552594293684648">
            <text:p>-0.55</text:p>
          </table:table-cell>
          <table:table-cell table:number-columns-repeated="12"/>
        </table:table-row>
        <table:table-row table:style-name="ro1">
          <table:table-cell table:formula="oooc:=[.A138]+1" office:value-type="float" office:value="-113">
            <text:p>-113</text:p>
          </table:table-cell>
          <table:table-cell table:formula="oooc:=COS([.$B$1]*[.$A139]/[.$A$1])*EXP(-[.$C$1]*[.$A139]*[.$A139]/([.$A$1]*[.$A$1]))" office:value-type="float" office:value="-0.352528918705444">
            <text:p>-0.35</text:p>
          </table:table-cell>
          <table:table-cell table:formula="oooc:=SIN([.$B$1]*[.$A139]/[.$A$1])*EXP(-[.$C$1]*[.$A139]*[.$A139]/([.$A$1]*[.$A$1]))" office:value-type="float" office:value="-0.563367452122207">
            <text:p>-0.56</text:p>
          </table:table-cell>
          <table:table-cell table:number-columns-repeated="12"/>
        </table:table-row>
        <table:table-row table:style-name="ro1">
          <table:table-cell table:formula="oooc:=[.A139]+1" office:value-type="float" office:value="-112">
            <text:p>-112</text:p>
          </table:table-cell>
          <table:table-cell table:formula="oooc:=COS([.$B$1]*[.$A140]/[.$A$1])*EXP(-[.$C$1]*[.$A140]*[.$A140]/([.$A$1]*[.$A$1]))" office:value-type="float" office:value="-0.344318199841657">
            <text:p>-0.34</text:p>
          </table:table-cell>
          <table:table-cell table:formula="oooc:=SIN([.$B$1]*[.$A140]/[.$A$1])*EXP(-[.$C$1]*[.$A140]*[.$A140]/([.$A$1]*[.$A$1]))" office:value-type="float" office:value="-0.574029973867173">
            <text:p>-0.57</text:p>
          </table:table-cell>
          <table:table-cell table:number-columns-repeated="12"/>
        </table:table-row>
        <table:table-row table:style-name="ro1">
          <table:table-cell table:formula="oooc:=[.A140]+1" office:value-type="float" office:value="-111">
            <text:p>-111</text:p>
          </table:table-cell>
          <table:table-cell table:formula="oooc:=COS([.$B$1]*[.$A141]/[.$A$1])*EXP(-[.$C$1]*[.$A141]*[.$A141]/([.$A$1]*[.$A$1]))" office:value-type="float" office:value="-0.335825707854952">
            <text:p>-0.34</text:p>
          </table:table-cell>
          <table:table-cell table:formula="oooc:=SIN([.$B$1]*[.$A141]/[.$A$1])*EXP(-[.$C$1]*[.$A141]*[.$A141]/([.$A$1]*[.$A$1]))" office:value-type="float" office:value="-0.584574348173547">
            <text:p>-0.58</text:p>
          </table:table-cell>
          <table:table-cell table:number-columns-repeated="12"/>
        </table:table-row>
        <table:table-row table:style-name="ro1">
          <table:table-cell table:formula="oooc:=[.A141]+1" office:value-type="float" office:value="-110">
            <text:p>-110</text:p>
          </table:table-cell>
          <table:table-cell table:formula="oooc:=COS([.$B$1]*[.$A142]/[.$A$1])*EXP(-[.$C$1]*[.$A142]*[.$A142]/([.$A$1]*[.$A$1]))" office:value-type="float" office:value="-0.327052821618694">
            <text:p>-0.33</text:p>
          </table:table-cell>
          <table:table-cell table:formula="oooc:=SIN([.$B$1]*[.$A142]/[.$A$1])*EXP(-[.$C$1]*[.$A142]*[.$A142]/([.$A$1]*[.$A$1]))" office:value-type="float" office:value="-0.594993057171329">
            <text:p>-0.59</text:p>
          </table:table-cell>
          <table:table-cell table:number-columns-repeated="12"/>
        </table:table-row>
        <table:table-row table:style-name="ro1">
          <table:table-cell table:formula="oooc:=[.A142]+1" office:value-type="float" office:value="-109">
            <text:p>-109</text:p>
          </table:table-cell>
          <table:table-cell table:formula="oooc:=COS([.$B$1]*[.$A143]/[.$A$1])*EXP(-[.$C$1]*[.$A143]*[.$A143]/([.$A$1]*[.$A$1]))" office:value-type="float" office:value="-0.318001126087334">
            <text:p>-0.32</text:p>
          </table:table-cell>
          <table:table-cell table:formula="oooc:=SIN([.$B$1]*[.$A143]/[.$A$1])*EXP(-[.$C$1]*[.$A143]*[.$A143]/([.$A$1]*[.$A$1]))" office:value-type="float" office:value="-0.605278581633963">
            <text:p>-0.61</text:p>
          </table:table-cell>
          <table:table-cell table:number-columns-repeated="12"/>
        </table:table-row>
        <table:table-row table:style-name="ro1">
          <table:table-cell table:formula="oooc:=[.A143]+1" office:value-type="float" office:value="-108">
            <text:p>-108</text:p>
          </table:table-cell>
          <table:table-cell table:formula="oooc:=COS([.$B$1]*[.$A144]/[.$A$1])*EXP(-[.$C$1]*[.$A144]*[.$A144]/([.$A$1]*[.$A$1]))" office:value-type="float" office:value="-0.308672413322466">
            <text:p>-0.31</text:p>
          </table:table-cell>
          <table:table-cell table:formula="oooc:=SIN([.$B$1]*[.$A144]/[.$A$1])*EXP(-[.$C$1]*[.$A144]*[.$A144]/([.$A$1]*[.$A$1]))" office:value-type="float" office:value="-0.615423406808319">
            <text:p>-0.62</text:p>
          </table:table-cell>
          <table:table-cell table:number-columns-repeated="12"/>
        </table:table-row>
        <table:table-row table:style-name="ro1">
          <table:table-cell table:formula="oooc:=[.A144]+1" office:value-type="float" office:value="-107">
            <text:p>-107</text:p>
          </table:table-cell>
          <table:table-cell table:formula="oooc:=COS([.$B$1]*[.$A145]/[.$A$1])*EXP(-[.$C$1]*[.$A145]*[.$A145]/([.$A$1]*[.$A$1]))" office:value-type="float" office:value="-0.299068683348803">
            <text:p>-0.3</text:p>
          </table:table-cell>
          <table:table-cell table:formula="oooc:=SIN([.$B$1]*[.$A145]/[.$A$1])*EXP(-[.$C$1]*[.$A145]*[.$A145]/([.$A$1]*[.$A$1]))" office:value-type="float" office:value="-0.625420028302234">
            <text:p>-0.63</text:p>
          </table:table-cell>
          <table:table-cell table:number-columns-repeated="12"/>
        </table:table-row>
        <table:table-row table:style-name="ro1">
          <table:table-cell table:formula="oooc:=[.A145]+1" office:value-type="float" office:value="-106">
            <text:p>-106</text:p>
          </table:table-cell>
          <table:table-cell table:formula="oooc:=COS([.$B$1]*[.$A146]/[.$A$1])*EXP(-[.$C$1]*[.$A146]*[.$A146]/([.$A$1]*[.$A$1]))" office:value-type="float" office:value="-0.289192144837511">
            <text:p>-0.29</text:p>
          </table:table-cell>
          <table:table-cell table:formula="oooc:=SIN([.$B$1]*[.$A146]/[.$A$1])*EXP(-[.$C$1]*[.$A146]*[.$A146]/([.$A$1]*[.$A$1]))" office:value-type="float" office:value="-0.635260958024503">
            <text:p>-0.64</text:p>
          </table:table-cell>
          <table:table-cell table:number-columns-repeated="12"/>
        </table:table-row>
        <table:table-row table:style-name="ro1">
          <table:table-cell table:formula="oooc:=[.A146]+1" office:value-type="float" office:value="-105">
            <text:p>-105</text:p>
          </table:table-cell>
          <table:table-cell table:formula="oooc:=COS([.$B$1]*[.$A147]/[.$A$1])*EXP(-[.$C$1]*[.$A147]*[.$A147]/([.$A$1]*[.$A$1]))" office:value-type="float" office:value="-0.279045215614487">
            <text:p>-0.28</text:p>
          </table:table-cell>
          <table:table-cell table:formula="oooc:=SIN([.$B$1]*[.$A147]/[.$A$1])*EXP(-[.$C$1]*[.$A147]*[.$A147]/([.$A$1]*[.$A$1]))" office:value-type="float" office:value="-0.644938730172107">
            <text:p>-0.64</text:p>
          </table:table-cell>
          <table:table-cell table:number-columns-repeated="12"/>
        </table:table-row>
        <table:table-row table:style-name="ro1">
          <table:table-cell table:formula="oooc:=[.A147]+1" office:value-type="float" office:value="-104">
            <text:p>-104</text:p>
          </table:table-cell>
          <table:table-cell table:formula="oooc:=COS([.$B$1]*[.$A148]/[.$A$1])*EXP(-[.$C$1]*[.$A148]*[.$A148]/([.$A$1]*[.$A$1]))" office:value-type="float" office:value="-0.268630522991339">
            <text:p>-0.27</text:p>
          </table:table-cell>
          <table:table-cell table:formula="oooc:=SIN([.$B$1]*[.$A148]/[.$A$1])*EXP(-[.$C$1]*[.$A148]*[.$A148]/([.$A$1]*[.$A$1]))" office:value-type="float" office:value="-0.65444590725937">
            <text:p>-0.65</text:p>
          </table:table-cell>
          <table:table-cell table:number-columns-repeated="12"/>
        </table:table-row>
        <table:table-row table:style-name="ro1">
          <table:table-cell table:formula="oooc:=[.A148]+1" office:value-type="float" office:value="-103">
            <text:p>-103</text:p>
          </table:table-cell>
          <table:table-cell table:formula="oooc:=COS([.$B$1]*[.$A149]/[.$A$1])*EXP(-[.$C$1]*[.$A149]*[.$A149]/([.$A$1]*[.$A$1]))" office:value-type="float" office:value="-0.257950903916981">
            <text:p>-0.26</text:p>
          </table:table-cell>
          <table:table-cell table:formula="oooc:=SIN([.$B$1]*[.$A149]/[.$A$1])*EXP(-[.$C$1]*[.$A149]*[.$A149]/([.$A$1]*[.$A$1]))" office:value-type="float" office:value="-0.663775086183626">
            <text:p>-0.66</text:p>
          </table:table-cell>
          <table:table-cell table:number-columns-repeated="12"/>
        </table:table-row>
        <table:table-row table:style-name="ro1">
          <table:table-cell table:formula="oooc:=[.A149]+1" office:value-type="float" office:value="-102">
            <text:p>-102</text:p>
          </table:table-cell>
          <table:table-cell table:formula="oooc:=COS([.$B$1]*[.$A150]/[.$A$1])*EXP(-[.$C$1]*[.$A150]*[.$A150]/([.$A$1]*[.$A$1]))" office:value-type="float" office:value="-0.24700940494793">
            <text:p>-0.25</text:p>
          </table:table-cell>
          <table:table-cell table:formula="oooc:=SIN([.$B$1]*[.$A150]/[.$A$1])*EXP(-[.$C$1]*[.$A150]*[.$A150]/([.$A$1]*[.$A$1]))" office:value-type="float" office:value="-0.67291890432191">
            <text:p>-0.67</text:p>
          </table:table-cell>
          <table:table-cell table:number-columns-repeated="12"/>
        </table:table-row>
        <table:table-row table:style-name="ro1">
          <table:table-cell table:formula="oooc:=[.A150]+1" office:value-type="float" office:value="-101">
            <text:p>-101</text:p>
          </table:table-cell>
          <table:table-cell table:formula="oooc:=COS([.$B$1]*[.$A151]/[.$A$1])*EXP(-[.$C$1]*[.$A151]*[.$A151]/([.$A$1]*[.$A$1]))" office:value-type="float" office:value="-0.235809282035576">
            <text:p>-0.24</text:p>
          </table:table-cell>
          <table:table-cell table:formula="oooc:=SIN([.$B$1]*[.$A151]/[.$A$1])*EXP(-[.$C$1]*[.$A151]*[.$A151]/([.$A$1]*[.$A$1]))" office:value-type="float" office:value="-0.681870045653071">
            <text:p>-0.68</text:p>
          </table:table-cell>
          <table:table-cell table:number-columns-repeated="12"/>
        </table:table-row>
        <table:table-row table:style-name="ro1">
          <table:table-cell table:formula="oooc:=[.A151]+1" office:value-type="float" office:value="-100">
            <text:p>-100</text:p>
          </table:table-cell>
          <table:table-cell table:formula="oooc:=COS([.$B$1]*[.$A152]/[.$A$1])*EXP(-[.$C$1]*[.$A152]*[.$A152]/([.$A$1]*[.$A$1]))" office:value-type="float" office:value="-0.224354000128848">
            <text:p>-0.22</text:p>
          </table:table-cell>
          <table:table-cell table:formula="oooc:=SIN([.$B$1]*[.$A152]/[.$A$1])*EXP(-[.$C$1]*[.$A152]*[.$A152]/([.$A$1]*[.$A$1]))" office:value-type="float" office:value="-0.690621246899654">
            <text:p>-0.69</text:p>
          </table:table-cell>
          <table:table-cell table:number-columns-repeated="12"/>
        </table:table-row>
        <table:table-row table:style-name="ro1">
          <table:table-cell table:formula="oooc:=[.A152]+1" office:value-type="float" office:value="-99">
            <text:p>-99</text:p>
          </table:table-cell>
          <table:table-cell table:formula="oooc:=COS([.$B$1]*[.$A153]/[.$A$1])*EXP(-[.$C$1]*[.$A153]*[.$A153]/([.$A$1]*[.$A$1]))" office:value-type="float" office:value="-0.212647232590904">
            <text:p>-0.21</text:p>
          </table:table-cell>
          <table:table-cell table:formula="oooc:=SIN([.$B$1]*[.$A153]/[.$A$1])*EXP(-[.$C$1]*[.$A153]*[.$A153]/([.$A$1]*[.$A$1]))" office:value-type="float" office:value="-0.699165303683809">
            <text:p>-0.7</text:p>
          </table:table-cell>
          <table:table-cell table:number-columns-repeated="12"/>
        </table:table-row>
        <table:table-row table:style-name="ro1">
          <table:table-cell table:formula="oooc:=[.A153]+1" office:value-type="float" office:value="-98">
            <text:p>-98</text:p>
          </table:table-cell>
          <table:table-cell table:formula="oooc:=COS([.$B$1]*[.$A154]/[.$A$1])*EXP(-[.$C$1]*[.$A154]*[.$A154]/([.$A$1]*[.$A$1]))" office:value-type="float" office:value="-0.200692860428649">
            <text:p>-0.2</text:p>
          </table:table-cell>
          <table:table-cell table:formula="oooc:=SIN([.$B$1]*[.$A154]/[.$A$1])*EXP(-[.$C$1]*[.$A154]*[.$A154]/([.$A$1]*[.$A$1]))" office:value-type="float" office:value="-0.707495076691406">
            <text:p>-0.71</text:p>
          </table:table-cell>
          <table:table-cell table:number-columns-repeated="12"/>
        </table:table-row>
        <table:table-row table:style-name="ro1">
          <table:table-cell table:formula="oooc:=[.A154]+1" office:value-type="float" office:value="-97">
            <text:p>-97</text:p>
          </table:table-cell>
          <table:table-cell table:formula="oooc:=COS([.$B$1]*[.$A155]/[.$A$1])*EXP(-[.$C$1]*[.$A155]*[.$A155]/([.$A$1]*[.$A$1]))" office:value-type="float" office:value="-0.188494971334059">
            <text:p>-0.19</text:p>
          </table:table-cell>
          <table:table-cell table:formula="oooc:=SIN([.$B$1]*[.$A155]/[.$A$1])*EXP(-[.$C$1]*[.$A155]*[.$A155]/([.$A$1]*[.$A$1]))" office:value-type="float" office:value="-0.715603497838506">
            <text:p>-0.72</text:p>
          </table:table-cell>
          <table:table-cell table:number-columns-repeated="12"/>
        </table:table-row>
        <table:table-row table:style-name="ro1">
          <table:table-cell table:formula="oooc:=[.A155]+1" office:value-type="float" office:value="-96">
            <text:p>-96</text:p>
          </table:table-cell>
          <table:table-cell table:formula="oooc:=COS([.$B$1]*[.$A156]/[.$A$1])*EXP(-[.$C$1]*[.$A156]*[.$A156]/([.$A$1]*[.$A$1]))" office:value-type="float" office:value="-0.176057858536505">
            <text:p>-0.18</text:p>
          </table:table-cell>
          <table:table-cell table:formula="oooc:=SIN([.$B$1]*[.$A156]/[.$A$1])*EXP(-[.$C$1]*[.$A156]*[.$A156]/([.$A$1]*[.$A$1]))" office:value-type="float" office:value="-0.723483576434244">
            <text:p>-0.72</text:p>
          </table:table-cell>
          <table:table-cell table:number-columns-repeated="12"/>
        </table:table-row>
        <table:table-row table:style-name="ro1">
          <table:table-cell table:formula="oooc:=[.A156]+1" office:value-type="float" office:value="-95">
            <text:p>-95</text:p>
          </table:table-cell>
          <table:table-cell table:formula="oooc:=COS([.$B$1]*[.$A157]/[.$A$1])*EXP(-[.$C$1]*[.$A157]*[.$A157]/([.$A$1]*[.$A$1]))" office:value-type="float" office:value="-0.163386019465436">
            <text:p>-0.16</text:p>
          </table:table-cell>
          <table:table-cell table:formula="oooc:=SIN([.$B$1]*[.$A157]/[.$A$1])*EXP(-[.$C$1]*[.$A157]*[.$A157]/([.$A$1]*[.$A$1]))" office:value-type="float" office:value="-0.731128405334162">
            <text:p>-0.73</text:p>
          </table:table-cell>
          <table:table-cell table:number-columns-repeated="12"/>
        </table:table-row>
        <table:table-row table:style-name="ro1">
          <table:table-cell table:formula="oooc:=[.A157]+1" office:value-type="float" office:value="-94">
            <text:p>-94</text:p>
          </table:table-cell>
          <table:table-cell table:formula="oooc:=COS([.$B$1]*[.$A158]/[.$A$1])*EXP(-[.$C$1]*[.$A158]*[.$A158]/([.$A$1]*[.$A$1]))" office:value-type="float" office:value="-0.150484154222988">
            <text:p>-0.15</text:p>
          </table:table-cell>
          <table:table-cell table:formula="oooc:=SIN([.$B$1]*[.$A158]/[.$A$1])*EXP(-[.$C$1]*[.$A158]*[.$A158]/([.$A$1]*[.$A$1]))" office:value-type="float" office:value="-0.738531167077955">
            <text:p>-0.74</text:p>
          </table:table-cell>
          <table:table-cell table:number-columns-repeated="12"/>
        </table:table-row>
        <table:table-row table:style-name="ro1">
          <table:table-cell table:formula="oooc:=[.A158]+1" office:value-type="float" office:value="-93">
            <text:p>-93</text:p>
          </table:table-cell>
          <table:table-cell table:formula="oooc:=COS([.$B$1]*[.$A159]/[.$A$1])*EXP(-[.$C$1]*[.$A159]*[.$A159]/([.$A$1]*[.$A$1]))" office:value-type="float" office:value="-0.137357163866289">
            <text:p>-0.14</text:p>
          </table:table-cell>
          <table:table-cell table:formula="oooc:=SIN([.$B$1]*[.$A159]/[.$A$1])*EXP(-[.$C$1]*[.$A159]*[.$A159]/([.$A$1]*[.$A$1]))" office:value-type="float" office:value="-0.74568514000559">
            <text:p>-0.75</text:p>
          </table:table-cell>
          <table:table-cell table:number-columns-repeated="12"/>
        </table:table-row>
        <table:table-row table:style-name="ro1">
          <table:table-cell table:formula="oooc:=[.A159]+1" office:value-type="float" office:value="-92">
            <text:p>-92</text:p>
          </table:table-cell>
          <table:table-cell table:formula="oooc:=COS([.$B$1]*[.$A160]/[.$A$1])*EXP(-[.$C$1]*[.$A160]*[.$A160]/([.$A$1]*[.$A$1]))" office:value-type="float" office:value="-0.124010148499415">
            <text:p>-0.12</text:p>
          </table:table-cell>
          <table:table-cell table:formula="oooc:=SIN([.$B$1]*[.$A160]/[.$A$1])*EXP(-[.$C$1]*[.$A160]*[.$A160]/([.$A$1]*[.$A$1]))" office:value-type="float" office:value="-0.752583704345704">
            <text:p>-0.75</text:p>
          </table:table-cell>
          <table:table-cell table:number-columns-repeated="12"/>
        </table:table-row>
        <table:table-row table:style-name="ro1">
          <table:table-cell table:formula="oooc:=[.A160]+1" office:value-type="float" office:value="-91">
            <text:p>-91</text:p>
          </table:table-cell>
          <table:table-cell table:formula="oooc:=COS([.$B$1]*[.$A161]/[.$A$1])*EXP(-[.$C$1]*[.$A161]*[.$A161]/([.$A$1]*[.$A$1]))" office:value-type="float" office:value="-0.110448405175156">
            <text:p>-0.11</text:p>
          </table:table-cell>
          <table:table-cell table:formula="oooc:=SIN([.$B$1]*[.$A161]/[.$A$1])*EXP(-[.$C$1]*[.$A161]*[.$A161]/([.$A$1]*[.$A$1]))" office:value-type="float" office:value="-0.759220348270169">
            <text:p>-0.76</text:p>
          </table:table-cell>
          <table:table-cell table:number-columns-repeated="12"/>
        </table:table-row>
        <table:table-row table:style-name="ro1">
          <table:table-cell table:formula="oooc:=[.A161]+1" office:value-type="float" office:value="-90">
            <text:p>-90</text:p>
          </table:table-cell>
          <table:table-cell table:formula="oooc:=COS([.$B$1]*[.$A162]/[.$A$1])*EXP(-[.$C$1]*[.$A162]*[.$A162]/([.$A$1]*[.$A$1]))" office:value-type="float" office:value="-0.0966774256069659">
            <text:p>-0.1</text:p>
          </table:table-cell>
          <table:table-cell table:formula="oooc:=SIN([.$B$1]*[.$A162]/[.$A$1])*EXP(-[.$C$1]*[.$A162]*[.$A162]/([.$A$1]*[.$A$1]))" office:value-type="float" office:value="-0.765588673908698">
            <text:p>-0.77</text:p>
          </table:table-cell>
          <table:table-cell table:number-columns-repeated="12"/>
        </table:table-row>
        <table:table-row table:style-name="ro1">
          <table:table-cell table:formula="oooc:=[.A162]+1" office:value-type="float" office:value="-89">
            <text:p>-89</text:p>
          </table:table-cell>
          <table:table-cell table:formula="oooc:=COS([.$B$1]*[.$A163]/[.$A$1])*EXP(-[.$C$1]*[.$A163]*[.$A163]/([.$A$1]*[.$A$1]))" office:value-type="float" office:value="-0.0827028936916538">
            <text:p>-0.08</text:p>
          </table:table-cell>
          <table:table-cell table:formula="oooc:=SIN([.$B$1]*[.$A163]/[.$A$1])*EXP(-[.$C$1]*[.$A163]*[.$A163]/([.$A$1]*[.$A$1]))" office:value-type="float" office:value="-0.771682403317364">
            <text:p>-0.77</text:p>
          </table:table-cell>
          <table:table-cell table:number-columns-repeated="12"/>
        </table:table-row>
        <table:table-row table:style-name="ro1">
          <table:table-cell table:formula="oooc:=[.A163]+1" office:value-type="float" office:value="-88">
            <text:p>-88</text:p>
          </table:table-cell>
          <table:table-cell table:formula="oooc:=COS([.$B$1]*[.$A164]/[.$A$1])*EXP(-[.$C$1]*[.$A164]*[.$A164]/([.$A$1]*[.$A$1]))" office:value-type="float" office:value="-0.0685306828435956">
            <text:p>-0.07</text:p>
          </table:table-cell>
          <table:table-cell table:formula="oooc:=SIN([.$B$1]*[.$A164]/[.$A$1])*EXP(-[.$C$1]*[.$A164]*[.$A164]/([.$A$1]*[.$A$1]))" office:value-type="float" office:value="-0.777495384394872">
            <text:p>-0.78</text:p>
          </table:table-cell>
          <table:table-cell table:number-columns-repeated="12"/>
        </table:table-row>
        <table:table-row table:style-name="ro1">
          <table:table-cell table:formula="oooc:=[.A164]+1" office:value-type="float" office:value="-87">
            <text:p>-87</text:p>
          </table:table-cell>
          <table:table-cell table:formula="oooc:=COS([.$B$1]*[.$A165]/[.$A$1])*EXP(-[.$C$1]*[.$A165]*[.$A165]/([.$A$1]*[.$A$1]))" office:value-type="float" office:value="-0.0541668531414376">
            <text:p>-0.05</text:p>
          </table:table-cell>
          <table:table-cell table:formula="oooc:=SIN([.$B$1]*[.$A165]/[.$A$1])*EXP(-[.$C$1]*[.$A165]*[.$A165]/([.$A$1]*[.$A$1]))" office:value-type="float" office:value="-0.783021596740475">
            <text:p>-0.78</text:p>
          </table:table-cell>
          <table:table-cell table:number-columns-repeated="12"/>
        </table:table-row>
        <table:table-row table:style-name="ro1">
          <table:table-cell table:formula="oooc:=[.A165]+1" office:value-type="float" office:value="-86">
            <text:p>-86</text:p>
          </table:table-cell>
          <table:table-cell table:formula="oooc:=COS([.$B$1]*[.$A166]/[.$A$1])*EXP(-[.$C$1]*[.$A166]*[.$A166]/([.$A$1]*[.$A$1]))" office:value-type="float" office:value="-0.0396176482884786">
            <text:p>-0.04</text:p>
          </table:table-cell>
          <table:table-cell table:formula="oooc:=SIN([.$B$1]*[.$A166]/[.$A$1])*EXP(-[.$C$1]*[.$A166]*[.$A166]/([.$A$1]*[.$A$1]))" office:value-type="float" office:value="-0.788255157447381">
            <text:p>-0.79</text:p>
          </table:table-cell>
          <table:table-cell table:number-columns-repeated="12"/>
        </table:table-row>
        <table:table-row table:style-name="ro1">
          <table:table-cell table:formula="oooc:=[.A166]+1" office:value-type="float" office:value="-85">
            <text:p>-85</text:p>
          </table:table-cell>
          <table:table-cell table:formula="oooc:=COS([.$B$1]*[.$A167]/[.$A$1])*EXP(-[.$C$1]*[.$A167]*[.$A167]/([.$A$1]*[.$A$1]))" office:value-type="float" office:value="-0.0248894923881185">
            <text:p>-0.02</text:p>
          </table:table-cell>
          <table:table-cell table:formula="oooc:=SIN([.$B$1]*[.$A167]/[.$A$1])*EXP(-[.$C$1]*[.$A167]*[.$A167]/([.$A$1]*[.$A$1]))" office:value-type="float" office:value="-0.793190326825577">
            <text:p>-0.79</text:p>
          </table:table-cell>
          <table:table-cell table:number-columns-repeated="12"/>
        </table:table-row>
        <table:table-row table:style-name="ro1">
          <table:table-cell table:formula="oooc:=[.A167]+1" office:value-type="float" office:value="-84">
            <text:p>-84</text:p>
          </table:table-cell>
          <table:table-cell table:formula="oooc:=COS([.$B$1]*[.$A168]/[.$A$1])*EXP(-[.$C$1]*[.$A168]*[.$A168]/([.$A$1]*[.$A$1]))" office:value-type="float" office:value="-0.00998898653596705">
            <text:p>-0.01</text:p>
          </table:table-cell>
          <table:table-cell table:formula="oooc:=SIN([.$B$1]*[.$A168]/[.$A$1])*EXP(-[.$C$1]*[.$A168]*[.$A168]/([.$A$1]*[.$A$1]))" office:value-type="float" office:value="-0.797821514047952">
            <text:p>-0.8</text:p>
          </table:table-cell>
          <table:table-cell table:number-columns-repeated="12"/>
        </table:table-row>
        <table:table-row table:style-name="ro1">
          <table:table-cell table:formula="oooc:=[.A168]+1" office:value-type="float" office:value="-83">
            <text:p>-83</text:p>
          </table:table-cell>
          <table:table-cell table:formula="oooc:=COS([.$B$1]*[.$A169]/[.$A$1])*EXP(-[.$C$1]*[.$A169]*[.$A169]/([.$A$1]*[.$A$1]))" office:value-type="float" office:value="0.00507709476958524">
            <text:p>0.01</text:p>
          </table:table-cell>
          <table:table-cell table:formula="oooc:=SIN([.$B$1]*[.$A169]/[.$A$1])*EXP(-[.$C$1]*[.$A169]*[.$A169]/([.$A$1]*[.$A$1]))" office:value-type="float" office:value="-0.802143282713711">
            <text:p>-0.8</text:p>
          </table:table-cell>
          <table:table-cell table:number-columns-repeated="12"/>
        </table:table-row>
        <table:table-row table:style-name="ro1">
          <table:table-cell table:formula="oooc:=[.A169]+1" office:value-type="float" office:value="-82">
            <text:p>-82</text:p>
          </table:table-cell>
          <table:table-cell table:formula="oooc:=COS([.$B$1]*[.$A170]/[.$A$1])*EXP(-[.$C$1]*[.$A170]*[.$A170]/([.$A$1]*[.$A$1]))" office:value-type="float" office:value="0.0203018073963285">
            <text:p>0.02</text:p>
          </table:table-cell>
          <table:table-cell table:formula="oooc:=SIN([.$B$1]*[.$A170]/[.$A$1])*EXP(-[.$C$1]*[.$A170]*[.$A170]/([.$A$1]*[.$A$1]))" office:value-type="float" office:value="-0.806150356323035">
            <text:p>-0.81</text:p>
          </table:table-cell>
          <table:table-cell table:number-columns-repeated="12"/>
        </table:table-row>
        <table:table-row table:style-name="ro1">
          <table:table-cell table:formula="oooc:=[.A170]+1" office:value-type="float" office:value="-81">
            <text:p>-81</text:p>
          </table:table-cell>
          <table:table-cell table:formula="oooc:=COS([.$B$1]*[.$A171]/[.$A$1])*EXP(-[.$C$1]*[.$A171]*[.$A171]/([.$A$1]*[.$A$1]))" office:value-type="float" office:value="0.0356780415245141">
            <text:p>0.04</text:p>
          </table:table-cell>
          <table:table-cell table:formula="oooc:=SIN([.$B$1]*[.$A171]/[.$A$1])*EXP(-[.$C$1]*[.$A171]*[.$A171]/([.$A$1]*[.$A$1]))" office:value-type="float" office:value="-0.809837623657053">
            <text:p>-0.81</text:p>
          </table:table-cell>
          <table:table-cell table:number-columns-repeated="12"/>
        </table:table-row>
        <table:table-row table:style-name="ro1">
          <table:table-cell table:formula="oooc:=[.A171]+1" office:value-type="float" office:value="-80">
            <text:p>-80</text:p>
          </table:table-cell>
          <table:table-cell table:formula="oooc:=COS([.$B$1]*[.$A172]/[.$A$1])*EXP(-[.$C$1]*[.$A172]*[.$A172]/([.$A$1]*[.$A$1]))" office:value-type="float" office:value="0.0511985257680439">
            <text:p>0.05</text:p>
          </table:table-cell>
          <table:table-cell table:formula="oooc:=SIN([.$B$1]*[.$A172]/[.$A$1])*EXP(-[.$C$1]*[.$A172]*[.$A172]/([.$A$1]*[.$A$1]))" office:value-type="float" office:value="-0.813200144057201">
            <text:p>-0.81</text:p>
          </table:table-cell>
          <table:table-cell table:number-columns-repeated="12"/>
        </table:table-row>
        <table:table-row table:style-name="ro1">
          <table:table-cell table:formula="oooc:=[.A172]+1" office:value-type="float" office:value="-79">
            <text:p>-79</text:p>
          </table:table-cell>
          <table:table-cell table:formula="oooc:=COS([.$B$1]*[.$A173]/[.$A$1])*EXP(-[.$C$1]*[.$A173]*[.$A173]/([.$A$1]*[.$A$1]))" office:value-type="float" office:value="0.0668558314679465">
            <text:p>0.07</text:p>
          </table:table-cell>
          <table:table-cell table:formula="oooc:=SIN([.$B$1]*[.$A173]/[.$A$1])*EXP(-[.$C$1]*[.$A173]*[.$A173]/([.$A$1]*[.$A$1]))" office:value-type="float" office:value="-0.816233152598135">
            <text:p>-0.82</text:p>
          </table:table-cell>
          <table:table-cell table:number-columns-repeated="12"/>
        </table:table-row>
        <table:table-row table:style-name="ro1">
          <table:table-cell table:formula="oooc:=[.A173]+1" office:value-type="float" office:value="-78">
            <text:p>-78</text:p>
          </table:table-cell>
          <table:table-cell table:formula="oooc:=COS([.$B$1]*[.$A174]/[.$A$1])*EXP(-[.$C$1]*[.$A174]*[.$A174]/([.$A$1]*[.$A$1]))" office:value-type="float" office:value="0.0826423771553239">
            <text:p>0.08</text:p>
          </table:table-cell>
          <table:table-cell table:formula="oooc:=SIN([.$B$1]*[.$A174]/[.$A$1])*EXP(-[.$C$1]*[.$A174]*[.$A174]/([.$A$1]*[.$A$1]))" office:value-type="float" office:value="-0.81893206514841">
            <text:p>-0.82</text:p>
          </table:table-cell>
          <table:table-cell table:number-columns-repeated="12"/>
        </table:table-row>
        <table:table-row table:style-name="ro1">
          <table:table-cell table:formula="oooc:=[.A174]+1" office:value-type="float" office:value="-77">
            <text:p>-77</text:p>
          </table:table-cell>
          <table:table-cell table:formula="oooc:=COS([.$B$1]*[.$A175]/[.$A$1])*EXP(-[.$C$1]*[.$A175]*[.$A175]/([.$A$1]*[.$A$1]))" office:value-type="float" office:value="0.0985504331807547">
            <text:p>0.1</text:p>
          </table:table-cell>
          <table:table-cell table:formula="oooc:=SIN([.$B$1]*[.$A175]/[.$A$1])*EXP(-[.$C$1]*[.$A175]*[.$A175]/([.$A$1]*[.$A$1]))" office:value-type="float" office:value="-0.821292483313228">
            <text:p>-0.82</text:p>
          </table:table-cell>
          <table:table-cell table:number-columns-repeated="12"/>
        </table:table-row>
        <table:table-row table:style-name="ro1">
          <table:table-cell table:formula="oooc:=[.A175]+1" office:value-type="float" office:value="-76">
            <text:p>-76</text:p>
          </table:table-cell>
          <table:table-cell table:formula="oooc:=COS([.$B$1]*[.$A176]/[.$A$1])*EXP(-[.$C$1]*[.$A176]*[.$A176]/([.$A$1]*[.$A$1]))" office:value-type="float" office:value="0.114572126506932">
            <text:p>0.11</text:p>
          </table:table-cell>
          <table:table-cell table:formula="oooc:=SIN([.$B$1]*[.$A176]/[.$A$1])*EXP(-[.$C$1]*[.$A176]*[.$A176]/([.$A$1]*[.$A$1]))" office:value-type="float" office:value="-0.823310199253639">
            <text:p>-0.82</text:p>
          </table:table-cell>
          <table:table-cell table:number-columns-repeated="12"/>
        </table:table-row>
        <table:table-row table:style-name="ro1">
          <table:table-cell table:formula="oooc:=[.A176]+1" office:value-type="float" office:value="-75">
            <text:p>-75</text:p>
          </table:table-cell>
          <table:table-cell table:formula="oooc:=COS([.$B$1]*[.$A177]/[.$A$1])*EXP(-[.$C$1]*[.$A177]*[.$A177]/([.$A$1]*[.$A$1]))" office:value-type="float" office:value="0.130699445661134">
            <text:p>0.13</text:p>
          </table:table-cell>
          <table:table-cell table:formula="oooc:=SIN([.$B$1]*[.$A177]/[.$A$1])*EXP(-[.$C$1]*[.$A177]*[.$A177]/([.$A$1]*[.$A$1]))" office:value-type="float" office:value="-0.824981200376653">
            <text:p>-0.82</text:p>
          </table:table-cell>
          <table:table-cell table:number-columns-repeated="12"/>
        </table:table-row>
        <table:table-row table:style-name="ro1">
          <table:table-cell table:formula="oooc:=[.A177]+1" office:value-type="float" office:value="-74">
            <text:p>-74</text:p>
          </table:table-cell>
          <table:table-cell table:formula="oooc:=COS([.$B$1]*[.$A178]/[.$A$1])*EXP(-[.$C$1]*[.$A178]*[.$A178]/([.$A$1]*[.$A$1]))" office:value-type="float" office:value="0.146924245843917">
            <text:p>0.15</text:p>
          </table:table-cell>
          <table:table-cell table:formula="oooc:=SIN([.$B$1]*[.$A178]/[.$A$1])*EXP(-[.$C$1]*[.$A178]*[.$A178]/([.$A$1]*[.$A$1]))" office:value-type="float" office:value="-0.826301673890845">
            <text:p>-0.83</text:p>
          </table:table-cell>
          <table:table-cell table:number-columns-repeated="12"/>
        </table:table-row>
        <table:table-row table:style-name="ro1">
          <table:table-cell table:formula="oooc:=[.A178]+1" office:value-type="float" office:value="-73">
            <text:p>-73</text:p>
          </table:table-cell>
          <table:table-cell table:formula="oooc:=COS([.$B$1]*[.$A179]/[.$A$1])*EXP(-[.$C$1]*[.$A179]*[.$A179]/([.$A$1]*[.$A$1]))" office:value-type="float" office:value="0.163238254190251">
            <text:p>0.16</text:p>
          </table:table-cell>
          <table:table-cell table:formula="oooc:=SIN([.$B$1]*[.$A179]/[.$A$1])*EXP(-[.$C$1]*[.$A179]*[.$A179]/([.$A$1]*[.$A$1]))" office:value-type="float" office:value="-0.827268011222112">
            <text:p>-0.83</text:p>
          </table:table-cell>
          <table:table-cell table:number-columns-repeated="12"/>
        </table:table-row>
        <table:table-row table:style-name="ro1">
          <table:table-cell table:formula="oooc:=[.A179]+1" office:value-type="float" office:value="-72">
            <text:p>-72</text:p>
          </table:table-cell>
          <table:table-cell table:formula="oooc:=COS([.$B$1]*[.$A180]/[.$A$1])*EXP(-[.$C$1]*[.$A180]*[.$A180]/([.$A$1]*[.$A$1]))" office:value-type="float" office:value="0.179633075179105">
            <text:p>0.18</text:p>
          </table:table-cell>
          <table:table-cell table:formula="oooc:=SIN([.$B$1]*[.$A180]/[.$A$1])*EXP(-[.$C$1]*[.$A180]*[.$A180]/([.$A$1]*[.$A$1]))" office:value-type="float" office:value="-0.827876812284368">
            <text:p>-0.83</text:p>
          </table:table-cell>
          <table:table-cell table:number-columns-repeated="12"/>
        </table:table-row>
        <table:table-row table:style-name="ro1">
          <table:table-cell table:formula="oooc:=[.A180]+1" office:value-type="float" office:value="-71">
            <text:p>-71</text:p>
          </table:table-cell>
          <table:table-cell table:formula="oooc:=COS([.$B$1]*[.$A181]/[.$A$1])*EXP(-[.$C$1]*[.$A181]*[.$A181]/([.$A$1]*[.$A$1]))" office:value-type="float" office:value="0.196100196187333">
            <text:p>0.2</text:p>
          </table:table-cell>
          <table:table-cell table:formula="oooc:=SIN([.$B$1]*[.$A181]/[.$A$1])*EXP(-[.$C$1]*[.$A181]*[.$A181]/([.$A$1]*[.$A$1]))" office:value-type="float" office:value="-0.828124889600068">
            <text:p>-0.83</text:p>
          </table:table-cell>
          <table:table-cell table:number-columns-repeated="12"/>
        </table:table-row>
        <table:table-row table:style-name="ro1">
          <table:table-cell table:formula="oooc:=[.A181]+1" office:value-type="float" office:value="-70">
            <text:p>-70</text:p>
          </table:table-cell>
          <table:table-cell table:formula="oooc:=COS([.$B$1]*[.$A182]/[.$A$1])*EXP(-[.$C$1]*[.$A182]*[.$A182]/([.$A$1]*[.$A$1]))" office:value-type="float" office:value="0.212630993183513">
            <text:p>0.21</text:p>
          </table:table-cell>
          <table:table-cell table:formula="oooc:=SIN([.$B$1]*[.$A182]/[.$A$1])*EXP(-[.$C$1]*[.$A182]*[.$A182]/([.$A$1]*[.$A$1]))" office:value-type="float" office:value="-0.828009272265593">
            <text:p>-0.83</text:p>
          </table:table-cell>
          <table:table-cell table:number-columns-repeated="12"/>
        </table:table-row>
        <table:table-row table:style-name="ro1">
          <table:table-cell table:formula="oooc:=[.A182]+1" office:value-type="float" office:value="-69">
            <text:p>-69</text:p>
          </table:table-cell>
          <table:table-cell table:formula="oooc:=COS([.$B$1]*[.$A183]/[.$A$1])*EXP(-[.$C$1]*[.$A183]*[.$A183]/([.$A$1]*[.$A$1]))" office:value-type="float" office:value="0.22921673655722">
            <text:p>0.23</text:p>
          </table:table-cell>
          <table:table-cell table:formula="oooc:=SIN([.$B$1]*[.$A183]/[.$A$1])*EXP(-[.$C$1]*[.$A183]*[.$A183]/([.$A$1]*[.$A$1]))" office:value-type="float" office:value="-0.82752720975663">
            <text:p>-0.83</text:p>
          </table:table-cell>
          <table:table-cell table:number-columns-repeated="12"/>
        </table:table-row>
        <table:table-row table:style-name="ro1">
          <table:table-cell table:formula="oooc:=[.A183]+1" office:value-type="float" office:value="-68">
            <text:p>-68</text:p>
          </table:table-cell>
          <table:table-cell table:formula="oooc:=COS([.$B$1]*[.$A184]/[.$A$1])*EXP(-[.$C$1]*[.$A184]*[.$A184]/([.$A$1]*[.$A$1]))" office:value-type="float" office:value="0.245848597079051">
            <text:p>0.25</text:p>
          </table:table-cell>
          <table:table-cell table:formula="oooc:=SIN([.$B$1]*[.$A184]/[.$A$1])*EXP(-[.$C$1]*[.$A184]*[.$A184]/([.$A$1]*[.$A$1]))" office:value-type="float" office:value="-0.826676175568853">
            <text:p>-0.83</text:p>
          </table:table-cell>
          <table:table-cell table:number-columns-repeated="12"/>
        </table:table-row>
        <table:table-row table:style-name="ro1">
          <table:table-cell table:formula="oooc:=[.A184]+1" office:value-type="float" office:value="-67">
            <text:p>-67</text:p>
          </table:table-cell>
          <table:table-cell table:formula="oooc:=COS([.$B$1]*[.$A185]/[.$A$1])*EXP(-[.$C$1]*[.$A185]*[.$A185]/([.$A$1]*[.$A$1]))" office:value-type="float" office:value="0.262517651986537">
            <text:p>0.26</text:p>
          </table:table-cell>
          <table:table-cell table:formula="oooc:=SIN([.$B$1]*[.$A185]/[.$A$1])*EXP(-[.$C$1]*[.$A185]*[.$A185]/([.$A$1]*[.$A$1]))" office:value-type="float" office:value="-0.825453870689321">
            <text:p>-0.83</text:p>
          </table:table-cell>
          <table:table-cell table:number-columns-repeated="12"/>
        </table:table-row>
        <table:table-row table:style-name="ro1">
          <table:table-cell table:formula="oooc:=[.A185]+1" office:value-type="float" office:value="-66">
            <text:p>-66</text:p>
          </table:table-cell>
          <table:table-cell table:formula="oooc:=COS([.$B$1]*[.$A186]/[.$A$1])*EXP(-[.$C$1]*[.$A186]*[.$A186]/([.$A$1]*[.$A$1]))" office:value-type="float" office:value="0.279214891190927">
            <text:p>0.28</text:p>
          </table:table-cell>
          <table:table-cell table:formula="oooc:=SIN([.$B$1]*[.$A186]/[.$A$1])*EXP(-[.$C$1]*[.$A186]*[.$A186]/([.$A$1]*[.$A$1]))" office:value-type="float" office:value="-0.823858226894175">
            <text:p>-0.82</text:p>
          </table:table-cell>
          <table:table-cell table:number-columns-repeated="12"/>
        </table:table-row>
        <table:table-row table:style-name="ro1">
          <table:table-cell table:formula="oooc:=[.A186]+1" office:value-type="float" office:value="-65">
            <text:p>-65</text:p>
          </table:table-cell>
          <table:table-cell table:formula="oooc:=COS([.$B$1]*[.$A187]/[.$A$1])*EXP(-[.$C$1]*[.$A187]*[.$A187]/([.$A$1]*[.$A$1]))" office:value-type="float" office:value="0.295931223599661">
            <text:p>0.3</text:p>
          </table:table-cell>
          <table:table-cell table:formula="oooc:=SIN([.$B$1]*[.$A187]/[.$A$1])*EXP(-[.$C$1]*[.$A187]*[.$A187]/([.$A$1]*[.$A$1]))" office:value-type="float" office:value="-0.821887409868374">
            <text:p>-0.82</text:p>
          </table:table-cell>
          <table:table-cell table:number-columns-repeated="12"/>
        </table:table-row>
        <table:table-row table:style-name="ro1">
          <table:table-cell table:formula="oooc:=[.A187]+1" office:value-type="float" office:value="-64">
            <text:p>-64</text:p>
          </table:table-cell>
          <table:table-cell table:formula="oooc:=COS([.$B$1]*[.$A188]/[.$A$1])*EXP(-[.$C$1]*[.$A188]*[.$A188]/([.$A$1]*[.$A$1]))" office:value-type="float" office:value="0.3126574835492">
            <text:p>0.31</text:p>
          </table:table-cell>
          <table:table-cell table:formula="oooc:=SIN([.$B$1]*[.$A188]/[.$A$1])*EXP(-[.$C$1]*[.$A188]*[.$A188]/([.$A$1]*[.$A$1]))" office:value-type="float" office:value="-0.819539822143348">
            <text:p>-0.82</text:p>
          </table:table-cell>
          <table:table-cell table:number-columns-repeated="12"/>
        </table:table-row>
        <table:table-row table:style-name="ro1">
          <table:table-cell table:formula="oooc:=[.A188]+1" office:value-type="float" office:value="-63">
            <text:p>-63</text:p>
          </table:table-cell>
          <table:table-cell table:formula="oooc:=COS([.$B$1]*[.$A189]/[.$A$1])*EXP(-[.$C$1]*[.$A189]*[.$A189]/([.$A$1]*[.$A$1]))" office:value-type="float" office:value="0.329384437342739">
            <text:p>0.33</text:p>
          </table:table-cell>
          <table:table-cell table:formula="oooc:=SIN([.$B$1]*[.$A189]/[.$A$1])*EXP(-[.$C$1]*[.$A189]*[.$A189]/([.$A$1]*[.$A$1]))" office:value-type="float" office:value="-0.816814105848656">
            <text:p>-0.82</text:p>
          </table:table-cell>
          <table:table-cell table:number-columns-repeated="12"/>
        </table:table-row>
        <table:table-row table:style-name="ro1">
          <table:table-cell table:formula="oooc:=[.A189]+1" office:value-type="float" office:value="-62">
            <text:p>-62</text:p>
          </table:table-cell>
          <table:table-cell table:formula="oooc:=COS([.$B$1]*[.$A190]/[.$A$1])*EXP(-[.$C$1]*[.$A190]*[.$A190]/([.$A$1]*[.$A$1]))" office:value-type="float" office:value="0.346102789887167">
            <text:p>0.35</text:p>
          </table:table-cell>
          <table:table-cell table:formula="oooc:=SIN([.$B$1]*[.$A190]/[.$A$1])*EXP(-[.$C$1]*[.$A190]*[.$A190]/([.$A$1]*[.$A$1]))" office:value-type="float" office:value="-0.81370914527384">
            <text:p>-0.81</text:p>
          </table:table-cell>
          <table:table-cell table:number-columns-repeated="12"/>
        </table:table-row>
        <table:table-row table:style-name="ro1">
          <table:table-cell table:formula="oooc:=[.A190]+1" office:value-type="float" office:value="-61">
            <text:p>-61</text:p>
          </table:table-cell>
          <table:table-cell table:formula="oooc:=COS([.$B$1]*[.$A191]/[.$A$1])*EXP(-[.$C$1]*[.$A191]*[.$A191]/([.$A$1]*[.$A$1]))" office:value-type="float" office:value="0.362803191423519">
            <text:p>0.36</text:p>
          </table:table-cell>
          <table:table-cell table:formula="oooc:=SIN([.$B$1]*[.$A191]/[.$A$1])*EXP(-[.$C$1]*[.$A191]*[.$A191]/([.$A$1]*[.$A$1]))" office:value-type="float" office:value="-0.810224069236934">
            <text:p>-0.81</text:p>
          </table:table-cell>
          <table:table-cell table:number-columns-repeated="12"/>
        </table:table-row>
        <table:table-row table:style-name="ro1">
          <table:table-cell table:formula="oooc:=[.A191]+1" office:value-type="float" office:value="-60">
            <text:p>-60</text:p>
          </table:table-cell>
          <table:table-cell table:formula="oooc:=COS([.$B$1]*[.$A192]/[.$A$1])*EXP(-[.$C$1]*[.$A192]*[.$A192]/([.$A$1]*[.$A$1]))" office:value-type="float" office:value="0.379476244345034">
            <text:p>0.38</text:p>
          </table:table-cell>
          <table:table-cell table:formula="oooc:=SIN([.$B$1]*[.$A192]/[.$A$1])*EXP(-[.$C$1]*[.$A192]*[.$A192]/([.$A$1]*[.$A$1]))" office:value-type="float" office:value="-0.806358253256166">
            <text:p>-0.81</text:p>
          </table:table-cell>
          <table:table-cell table:number-columns-repeated="12"/>
        </table:table-row>
        <table:table-row table:style-name="ro1">
          <table:table-cell table:formula="oooc:=[.A192]+1" office:value-type="float" office:value="-59">
            <text:p>-59</text:p>
          </table:table-cell>
          <table:table-cell table:formula="oooc:=COS([.$B$1]*[.$A193]/[.$A$1])*EXP(-[.$C$1]*[.$A193]*[.$A193]/([.$A$1]*[.$A$1]))" office:value-type="float" office:value="0.396112510096778">
            <text:p>0.4</text:p>
          </table:table-cell>
          <table:table-cell table:formula="oooc:=SIN([.$B$1]*[.$A193]/[.$A$1])*EXP(-[.$C$1]*[.$A193]*[.$A193]/([.$A$1]*[.$A$1]))" office:value-type="float" office:value="-0.802111321521679">
            <text:p>-0.8</text:p>
          </table:table-cell>
          <table:table-cell table:number-columns-repeated="12"/>
        </table:table-row>
        <table:table-row table:style-name="ro1">
          <table:table-cell table:formula="oooc:=[.A193]+1" office:value-type="float" office:value="-58">
            <text:p>-58</text:p>
          </table:table-cell>
          <table:table-cell table:formula="oooc:=COS([.$B$1]*[.$A194]/[.$A$1])*EXP(-[.$C$1]*[.$A194]*[.$A194]/([.$A$1]*[.$A$1]))" office:value-type="float" office:value="0.412702516150723">
            <text:p>0.41</text:p>
          </table:table-cell>
          <table:table-cell table:formula="oooc:=SIN([.$B$1]*[.$A194]/[.$A$1])*EXP(-[.$C$1]*[.$A194]*[.$A194]/([.$A$1]*[.$A$1]))" office:value-type="float" office:value="-0.797483148664207">
            <text:p>-0.8</text:p>
          </table:table-cell>
          <table:table-cell table:number-columns-repeated="12"/>
        </table:table-row>
        <table:table-row table:style-name="ro1">
          <table:table-cell table:formula="oooc:=[.A194]+1" office:value-type="float" office:value="-57">
            <text:p>-57</text:p>
          </table:table-cell>
          <table:table-cell table:formula="oooc:=COS([.$B$1]*[.$A195]/[.$A$1])*EXP(-[.$C$1]*[.$A195]*[.$A195]/([.$A$1]*[.$A$1]))" office:value-type="float" office:value="0.42923676305">
            <text:p>0.43</text:p>
          </table:table-cell>
          <table:table-cell table:formula="oooc:=SIN([.$B$1]*[.$A195]/[.$A$1])*EXP(-[.$C$1]*[.$A195]*[.$A195]/([.$A$1]*[.$A$1]))" office:value-type="float" office:value="-0.792473861317888">
            <text:p>-0.79</text:p>
          </table:table-cell>
          <table:table-cell table:number-columns-repeated="12"/>
        </table:table-row>
        <table:table-row table:style-name="ro1">
          <table:table-cell table:formula="oooc:=[.A195]+1" office:value-type="float" office:value="-56">
            <text:p>-56</text:p>
          </table:table-cell>
          <table:table-cell table:formula="oooc:=COS([.$B$1]*[.$A196]/[.$A$1])*EXP(-[.$C$1]*[.$A196]*[.$A196]/([.$A$1]*[.$A$1]))" office:value-type="float" office:value="0.445705731515992">
            <text:p>0.45</text:p>
          </table:table-cell>
          <table:table-cell table:formula="oooc:=SIN([.$B$1]*[.$A196]/[.$A$1])*EXP(-[.$C$1]*[.$A196]*[.$A196]/([.$A$1]*[.$A$1]))" office:value-type="float" office:value="-0.787083839474574">
            <text:p>-0.79</text:p>
          </table:table-cell>
          <table:table-cell table:number-columns-repeated="12"/>
        </table:table-row>
        <table:table-row table:style-name="ro1">
          <table:table-cell table:formula="oooc:=[.A196]+1" office:value-type="float" office:value="-55">
            <text:p>-55</text:p>
          </table:table-cell>
          <table:table-cell table:formula="oooc:=COS([.$B$1]*[.$A197]/[.$A$1])*EXP(-[.$C$1]*[.$A197]*[.$A197]/([.$A$1]*[.$A$1]))" office:value-type="float" office:value="0.462099889611796">
            <text:p>0.46</text:p>
          </table:table-cell>
          <table:table-cell table:formula="oooc:=SIN([.$B$1]*[.$A197]/[.$A$1])*EXP(-[.$C$1]*[.$A197]*[.$A197]/([.$A$1]*[.$A$1]))" office:value-type="float" office:value="-0.781313717627221">
            <text:p>-0.78</text:p>
          </table:table-cell>
          <table:table-cell table:number-columns-repeated="12"/>
        </table:table-row>
        <table:table-row table:style-name="ro1">
          <table:table-cell table:formula="oooc:=[.A197]+1" office:value-type="float" office:value="-54">
            <text:p>-54</text:p>
          </table:table-cell>
          <table:table-cell table:formula="oooc:=COS([.$B$1]*[.$A198]/[.$A$1])*EXP(-[.$C$1]*[.$A198]*[.$A198]/([.$A$1]*[.$A$1]))" office:value-type="float" office:value="0.478409699955498">
            <text:p>0.48</text:p>
          </table:table-cell>
          <table:table-cell table:formula="oooc:=SIN([.$B$1]*[.$A198]/[.$A$1])*EXP(-[.$C$1]*[.$A198]*[.$A198]/([.$A$1]*[.$A$1]))" office:value-type="float" office:value="-0.775164385700119">
            <text:p>-0.78</text:p>
          </table:table-cell>
          <table:table-cell table:number-columns-repeated="12"/>
        </table:table-row>
        <table:table-row table:style-name="ro1">
          <table:table-cell table:formula="oooc:=[.A198]+1" office:value-type="float" office:value="-53">
            <text:p>-53</text:p>
          </table:table-cell>
          <table:table-cell table:formula="oooc:=COS([.$B$1]*[.$A199]/[.$A$1])*EXP(-[.$C$1]*[.$A199]*[.$A199]/([.$A$1]*[.$A$1]))" office:value-type="float" office:value="0.494625626976639">
            <text:p>0.49</text:p>
          </table:table-cell>
          <table:table-cell table:formula="oooc:=SIN([.$B$1]*[.$A199]/[.$A$1])*EXP(-[.$C$1]*[.$A199]*[.$A199]/([.$A$1]*[.$A$1]))" office:value-type="float" office:value="-0.768636989763971">
            <text:p>-0.77</text:p>
          </table:table-cell>
          <table:table-cell table:number-columns-repeated="12"/>
        </table:table-row>
        <table:table-row table:style-name="ro1">
          <table:table-cell table:formula="oooc:=[.A199]+1" office:value-type="float" office:value="-52">
            <text:p>-52</text:p>
          </table:table-cell>
          <table:table-cell table:formula="oooc:=COS([.$B$1]*[.$A200]/[.$A$1])*EXP(-[.$C$1]*[.$A200]*[.$A200]/([.$A$1]*[.$A$1]))" office:value-type="float" office:value="0.510738144209132">
            <text:p>0.51</text:p>
          </table:table-cell>
          <table:table-cell table:formula="oooc:=SIN([.$B$1]*[.$A200]/[.$A$1])*EXP(-[.$C$1]*[.$A200]*[.$A200]/([.$A$1]*[.$A$1]))" office:value-type="float" office:value="-0.761732932534023">
            <text:p>-0.76</text:p>
          </table:table-cell>
          <table:table-cell table:number-columns-repeated="12"/>
        </table:table-row>
        <table:table-row table:style-name="ro1">
          <table:table-cell table:formula="oooc:=[.A200]+1" office:value-type="float" office:value="-51">
            <text:p>-51</text:p>
          </table:table-cell>
          <table:table-cell table:formula="oooc:=COS([.$B$1]*[.$A201]/[.$A$1])*EXP(-[.$C$1]*[.$A201]*[.$A201]/([.$A$1]*[.$A$1]))" office:value-type="float" office:value="0.526737741613867">
            <text:p>0.53</text:p>
          </table:table-cell>
          <table:table-cell table:formula="oooc:=SIN([.$B$1]*[.$A201]/[.$A$1])*EXP(-[.$C$1]*[.$A201]*[.$A201]/([.$A$1]*[.$A$1]))" office:value-type="float" office:value="-0.754453873649669">
            <text:p>-0.75</text:p>
          </table:table-cell>
          <table:table-cell table:number-columns-repeated="12"/>
        </table:table-row>
        <table:table-row table:style-name="ro1">
          <table:table-cell table:formula="oooc:=[.A201]+1" office:value-type="float" office:value="-50">
            <text:p>-50</text:p>
          </table:table-cell>
          <table:table-cell table:formula="oooc:=COS([.$B$1]*[.$A202]/[.$A$1])*EXP(-[.$C$1]*[.$A202]*[.$A202]/([.$A$1]*[.$A$1]))" office:value-type="float" office:value="0.542614932924127">
            <text:p>0.54</text:p>
          </table:table-cell>
          <table:table-cell table:formula="oooc:=SIN([.$B$1]*[.$A202]/[.$A$1])*EXP(-[.$C$1]*[.$A202]*[.$A202]/([.$A$1]*[.$A$1]))" office:value-type="float" office:value="-0.746801729734175">
            <text:p>-0.75</text:p>
          </table:table-cell>
          <table:table-cell table:number-columns-repeated="12"/>
        </table:table-row>
        <table:table-row table:style-name="ro1">
          <table:table-cell table:formula="oooc:=[.A202]+1" office:value-type="float" office:value="-49">
            <text:p>-49</text:p>
          </table:table-cell>
          <table:table-cell table:formula="oooc:=COS([.$B$1]*[.$A203]/[.$A$1])*EXP(-[.$C$1]*[.$A203]*[.$A203]/([.$A$1]*[.$A$1]))" office:value-type="float" office:value="0.558360263006919">
            <text:p>0.56</text:p>
          </table:table-cell>
          <table:table-cell table:formula="oooc:=SIN([.$B$1]*[.$A203]/[.$A$1])*EXP(-[.$C$1]*[.$A203]*[.$A203]/([.$A$1]*[.$A$1]))" office:value-type="float" office:value="-0.738778674233408">
            <text:p>-0.74</text:p>
          </table:table-cell>
          <table:table-cell table:number-columns-repeated="12"/>
        </table:table-row>
        <table:table-row table:style-name="ro1">
          <table:table-cell table:formula="oooc:=[.A203]+1" office:value-type="float" office:value="-48">
            <text:p>-48</text:p>
          </table:table-cell>
          <table:table-cell table:formula="oooc:=COS([.$B$1]*[.$A204]/[.$A$1])*EXP(-[.$C$1]*[.$A204]*[.$A204]/([.$A$1]*[.$A$1]))" office:value-type="float" office:value="0.573964315233254">
            <text:p>0.57</text:p>
          </table:table-cell>
          <table:table-cell table:formula="oooc:=SIN([.$B$1]*[.$A204]/[.$A$1])*EXP(-[.$C$1]*[.$A204]*[.$A204]/([.$A$1]*[.$A$1]))" office:value-type="float" office:value="-0.730387137032647">
            <text:p>-0.73</text:p>
          </table:table-cell>
          <table:table-cell table:number-columns-repeated="12"/>
        </table:table-row>
        <table:table-row table:style-name="ro1">
          <table:table-cell table:formula="oooc:=[.A204]+1" office:value-type="float" office:value="-47">
            <text:p>-47</text:p>
          </table:table-cell>
          <table:table-cell table:formula="oooc:=COS([.$B$1]*[.$A205]/[.$A$1])*EXP(-[.$C$1]*[.$A205]*[.$A205]/([.$A$1]*[.$A$1]))" office:value-type="float" office:value="0.589417718850374">
            <text:p>0.59</text:p>
          </table:table-cell>
          <table:table-cell table:formula="oooc:=SIN([.$B$1]*[.$A205]/[.$A$1])*EXP(-[.$C$1]*[.$A205]*[.$A205]/([.$A$1]*[.$A$1]))" office:value-type="float" office:value="-0.721629803850818">
            <text:p>-0.72</text:p>
          </table:table-cell>
          <table:table-cell table:number-columns-repeated="12"/>
        </table:table-row>
        <table:table-row table:style-name="ro1">
          <table:table-cell table:formula="oooc:=[.A205]+1" office:value-type="float" office:value="-46">
            <text:p>-46</text:p>
          </table:table-cell>
          <table:table-cell table:formula="oooc:=COS([.$B$1]*[.$A206]/[.$A$1])*EXP(-[.$C$1]*[.$A206]*[.$A206]/([.$A$1]*[.$A$1]))" office:value-type="float" office:value="0.604711156348901">
            <text:p>0.6</text:p>
          </table:table-cell>
          <table:table-cell table:formula="oooc:=SIN([.$B$1]*[.$A206]/[.$A$1])*EXP(-[.$C$1]*[.$A206]*[.$A206]/([.$A$1]*[.$A$1]))" office:value-type="float" office:value="-0.712509615411702">
            <text:p>-0.71</text:p>
          </table:table-cell>
          <table:table-cell table:number-columns-repeated="12"/>
        </table:table-row>
        <table:table-row table:style-name="ro1">
          <table:table-cell table:formula="oooc:=[.A206]+1" office:value-type="float" office:value="-45">
            <text:p>-45</text:p>
          </table:table-cell>
          <table:table-cell table:formula="oooc:=COS([.$B$1]*[.$A207]/[.$A$1])*EXP(-[.$C$1]*[.$A207]*[.$A207]/([.$A$1]*[.$A$1]))" office:value-type="float" office:value="0.619835370817825">
            <text:p>0.62</text:p>
          </table:table-cell>
          <table:table-cell table:formula="oooc:=SIN([.$B$1]*[.$A207]/[.$A$1])*EXP(-[.$C$1]*[.$A207]*[.$A207]/([.$A$1]*[.$A$1]))" office:value-type="float" office:value="-0.703029766391908">
            <text:p>-0.7</text:p>
          </table:table-cell>
          <table:table-cell table:number-columns-repeated="12"/>
        </table:table-row>
        <table:table-row table:style-name="ro1">
          <table:table-cell table:formula="oooc:=[.A207]+1" office:value-type="float" office:value="-44">
            <text:p>-44</text:p>
          </table:table-cell>
          <table:table-cell table:formula="oooc:=COS([.$B$1]*[.$A208]/[.$A$1])*EXP(-[.$C$1]*[.$A208]*[.$A208]/([.$A$1]*[.$A$1]))" office:value-type="float" office:value="0.634781173280278">
            <text:p>0.63</text:p>
          </table:table-cell>
          <table:table-cell table:formula="oooc:=SIN([.$B$1]*[.$A208]/[.$A$1])*EXP(-[.$C$1]*[.$A208]*[.$A208]/([.$A$1]*[.$A$1]))" office:value-type="float" office:value="-0.693193704145626">
            <text:p>-0.69</text:p>
          </table:table-cell>
          <table:table-cell table:number-columns-repeated="12"/>
        </table:table-row>
        <table:table-row table:style-name="ro1">
          <table:table-cell table:formula="oooc:=[.A208]+1" office:value-type="float" office:value="-43">
            <text:p>-43</text:p>
          </table:table-cell>
          <table:table-cell table:formula="oooc:=COS([.$B$1]*[.$A209]/[.$A$1])*EXP(-[.$C$1]*[.$A209]*[.$A209]/([.$A$1]*[.$A$1]))" office:value-type="float" office:value="0.64953945000298">
            <text:p>0.65</text:p>
          </table:table-cell>
          <table:table-cell table:formula="oooc:=SIN([.$B$1]*[.$A209]/[.$A$1])*EXP(-[.$C$1]*[.$A209]*[.$A209]/([.$A$1]*[.$A$1]))" office:value-type="float" office:value="-0.683005127206423">
            <text:p>-0.68</text:p>
          </table:table-cell>
          <table:table-cell table:number-columns-repeated="12"/>
        </table:table-row>
        <table:table-row table:style-name="ro1">
          <table:table-cell table:formula="oooc:=[.A209]+1" office:value-type="float" office:value="-42">
            <text:p>-42</text:p>
          </table:table-cell>
          <table:table-cell table:formula="oooc:=COS([.$B$1]*[.$A210]/[.$A$1])*EXP(-[.$C$1]*[.$A210]*[.$A210]/([.$A$1]*[.$A$1]))" office:value-type="float" office:value="0.664101169772285">
            <text:p>0.66</text:p>
          </table:table-cell>
          <table:table-cell table:formula="oooc:=SIN([.$B$1]*[.$A210]/[.$A$1])*EXP(-[.$C$1]*[.$A210]*[.$A210]/([.$A$1]*[.$A$1]))" office:value-type="float" office:value="-0.672467983566561">
            <text:p>-0.67</text:p>
          </table:table-cell>
          <table:table-cell table:number-columns-repeated="12"/>
        </table:table-row>
        <table:table-row table:style-name="ro1">
          <table:table-cell table:formula="oooc:=[.A210]+1" office:value-type="float" office:value="-41">
            <text:p>-41</text:p>
          </table:table-cell>
          <table:table-cell table:formula="oooc:=COS([.$B$1]*[.$A211]/[.$A$1])*EXP(-[.$C$1]*[.$A211]*[.$A211]/([.$A$1]*[.$A$1]))" office:value-type="float" office:value="0.678457391129728">
            <text:p>0.68</text:p>
          </table:table-cell>
          <table:table-cell table:formula="oooc:=SIN([.$B$1]*[.$A211]/[.$A$1])*EXP(-[.$C$1]*[.$A211]*[.$A211]/([.$A$1]*[.$A$1]))" office:value-type="float" office:value="-0.661586468734575">
            <text:p>-0.66</text:p>
          </table:table-cell>
          <table:table-cell table:number-columns-repeated="12"/>
        </table:table-row>
        <table:table-row table:style-name="ro1">
          <table:table-cell table:formula="oooc:=[.A211]+1" office:value-type="float" office:value="-40">
            <text:p>-40</text:p>
          </table:table-cell>
          <table:table-cell table:formula="oooc:=COS([.$B$1]*[.$A212]/[.$A$1])*EXP(-[.$C$1]*[.$A212]*[.$A212]/([.$A$1]*[.$A$1]))" office:value-type="float" office:value="0.692599269560008">
            <text:p>0.69</text:p>
          </table:table-cell>
          <table:table-cell table:formula="oooc:=SIN([.$B$1]*[.$A212]/[.$A$1])*EXP(-[.$C$1]*[.$A212]*[.$A212]/([.$A$1]*[.$A$1]))" office:value-type="float" office:value="-0.65036502357206">
            <text:p>-0.65</text:p>
          </table:table-cell>
          <table:table-cell table:number-columns-repeated="12"/>
        </table:table-row>
        <table:table-row table:style-name="ro1">
          <table:table-cell table:formula="oooc:=[.A212]+1" office:value-type="float" office:value="-39">
            <text:p>-39</text:p>
          </table:table-cell>
          <table:table-cell table:formula="oooc:=COS([.$B$1]*[.$A213]/[.$A$1])*EXP(-[.$C$1]*[.$A213]*[.$A213]/([.$A$1]*[.$A$1]))" office:value-type="float" office:value="0.706518064624354">
            <text:p>0.71</text:p>
          </table:table-cell>
          <table:table-cell table:formula="oooc:=SIN([.$B$1]*[.$A213]/[.$A$1])*EXP(-[.$C$1]*[.$A213]*[.$A213]/([.$A$1]*[.$A$1]))" office:value-type="float" office:value="-0.638808331910861">
            <text:p>-0.64</text:p>
          </table:table-cell>
          <table:table-cell table:number-columns-repeated="12"/>
        </table:table-row>
        <table:table-row table:style-name="ro1">
          <table:table-cell table:formula="oooc:=[.A213]+1" office:value-type="float" office:value="-38">
            <text:p>-38</text:p>
          </table:table-cell>
          <table:table-cell table:formula="oooc:=COS([.$B$1]*[.$A214]/[.$A$1])*EXP(-[.$C$1]*[.$A214]*[.$A214]/([.$A$1]*[.$A$1]))" office:value-type="float" office:value="0.720205147032262">
            <text:p>0.72</text:p>
          </table:table-cell>
          <table:table-cell table:formula="oooc:=SIN([.$B$1]*[.$A214]/[.$A$1])*EXP(-[.$C$1]*[.$A214]*[.$A214]/([.$A$1]*[.$A$1]))" office:value-type="float" office:value="-0.626921317952109">
            <text:p>-0.63</text:p>
          </table:table-cell>
          <table:table-cell table:number-columns-repeated="12"/>
        </table:table-row>
        <table:table-row table:style-name="ro1">
          <table:table-cell table:formula="oooc:=[.A214]+1" office:value-type="float" office:value="-37">
            <text:p>-37</text:p>
          </table:table-cell>
          <table:table-cell table:formula="oooc:=COS([.$B$1]*[.$A215]/[.$A$1])*EXP(-[.$C$1]*[.$A215]*[.$A215]/([.$A$1]*[.$A$1]))" office:value-type="float" office:value="0.733652005644607">
            <text:p>0.73</text:p>
          </table:table-cell>
          <table:table-cell table:formula="oooc:=SIN([.$B$1]*[.$A215]/[.$A$1])*EXP(-[.$C$1]*[.$A215]*[.$A215]/([.$A$1]*[.$A$1]))" office:value-type="float" office:value="-0.614709143448748">
            <text:p>-0.61</text:p>
          </table:table-cell>
          <table:table-cell table:number-columns-repeated="12"/>
        </table:table-row>
        <table:table-row table:style-name="ro1">
          <table:table-cell table:formula="oooc:=[.A215]+1" office:value-type="float" office:value="-36">
            <text:p>-36</text:p>
          </table:table-cell>
          <table:table-cell table:formula="oooc:=COS([.$B$1]*[.$A216]/[.$A$1])*EXP(-[.$C$1]*[.$A216]*[.$A216]/([.$A$1]*[.$A$1]))" office:value-type="float" office:value="0.746850254401219">
            <text:p>0.75</text:p>
          </table:table-cell>
          <table:table-cell table:formula="oooc:=SIN([.$B$1]*[.$A216]/[.$A$1])*EXP(-[.$C$1]*[.$A216]*[.$A216]/([.$A$1]*[.$A$1]))" office:value-type="float" office:value="-0.602177204673459">
            <text:p>-0.6</text:p>
          </table:table-cell>
          <table:table-cell table:number-columns-repeated="12"/>
        </table:table-row>
        <table:table-row table:style-name="ro1">
          <table:table-cell table:formula="oooc:=[.A216]+1" office:value-type="float" office:value="-35">
            <text:p>-35</text:p>
          </table:table-cell>
          <table:table-cell table:formula="oooc:=COS([.$B$1]*[.$A217]/[.$A$1])*EXP(-[.$C$1]*[.$A217]*[.$A217]/([.$A$1]*[.$A$1]))" office:value-type="float" office:value="0.759791639166016">
            <text:p>0.76</text:p>
          </table:table-cell>
          <table:table-cell table:formula="oooc:=SIN([.$B$1]*[.$A217]/[.$A$1])*EXP(-[.$C$1]*[.$A217]*[.$A217]/([.$A$1]*[.$A$1]))" office:value-type="float" office:value="-0.589331129174108">
            <text:p>-0.59</text:p>
          </table:table-cell>
          <table:table-cell table:number-columns-repeated="12"/>
        </table:table-row>
        <table:table-row table:style-name="ro1">
          <table:table-cell table:formula="oooc:=[.A217]+1" office:value-type="float" office:value="-34">
            <text:p>-34</text:p>
          </table:table-cell>
          <table:table-cell table:formula="oooc:=COS([.$B$1]*[.$A218]/[.$A$1])*EXP(-[.$C$1]*[.$A218]*[.$A218]/([.$A$1]*[.$A$1]))" office:value-type="float" office:value="0.772468044482904">
            <text:p>0.77</text:p>
          </table:table-cell>
          <table:table-cell table:formula="oooc:=SIN([.$B$1]*[.$A218]/[.$A$1])*EXP(-[.$C$1]*[.$A218]*[.$A218]/([.$A$1]*[.$A$1]))" office:value-type="float" office:value="-0.576176772319066">
            <text:p>-0.58</text:p>
          </table:table-cell>
          <table:table-cell table:number-columns-repeated="12"/>
        </table:table-row>
        <table:table-row table:style-name="ro1">
          <table:table-cell table:formula="oooc:=[.A218]+1" office:value-type="float" office:value="-33">
            <text:p>-33</text:p>
          </table:table-cell>
          <table:table-cell table:formula="oooc:=COS([.$B$1]*[.$A219]/[.$A$1])*EXP(-[.$C$1]*[.$A219]*[.$A219]/([.$A$1]*[.$A$1]))" office:value-type="float" office:value="0.784871500235673">
            <text:p>0.78</text:p>
          </table:table-cell>
          <table:table-cell table:formula="oooc:=SIN([.$B$1]*[.$A219]/[.$A$1])*EXP(-[.$C$1]*[.$A219]*[.$A219]/([.$A$1]*[.$A$1]))" office:value-type="float" office:value="-0.562720213635003">
            <text:p>-0.56</text:p>
          </table:table-cell>
          <table:table-cell table:number-columns-repeated="12"/>
        </table:table-row>
        <table:table-row table:style-name="ro1">
          <table:table-cell table:formula="oooc:=[.A219]+1" office:value-type="float" office:value="-32">
            <text:p>-32</text:p>
          </table:table-cell>
          <table:table-cell table:formula="oooc:=COS([.$B$1]*[.$A220]/[.$A$1])*EXP(-[.$C$1]*[.$A220]*[.$A220]/([.$A$1]*[.$A$1]))" office:value-type="float" office:value="0.796994188205237">
            <text:p>0.8</text:p>
          </table:table-cell>
          <table:table-cell table:formula="oooc:=SIN([.$B$1]*[.$A220]/[.$A$1])*EXP(-[.$C$1]*[.$A220]*[.$A220]/([.$A$1]*[.$A$1]))" office:value-type="float" office:value="-0.548967752939942">
            <text:p>-0.55</text:p>
          </table:table-cell>
          <table:table-cell table:number-columns-repeated="12"/>
        </table:table-row>
        <table:table-row table:style-name="ro1">
          <table:table-cell table:formula="oooc:=[.A220]+1" office:value-type="float" office:value="-31">
            <text:p>-31</text:p>
          </table:table-cell>
          <table:table-cell table:formula="oooc:=COS([.$B$1]*[.$A221]/[.$A$1])*EXP(-[.$C$1]*[.$A221]*[.$A221]/([.$A$1]*[.$A$1]))" office:value-type="float" office:value="0.80882844851763">
            <text:p>0.81</text:p>
          </table:table-cell>
          <table:table-cell table:formula="oooc:=SIN([.$B$1]*[.$A221]/[.$A$1])*EXP(-[.$C$1]*[.$A221]*[.$A221]/([.$A$1]*[.$A$1]))" office:value-type="float" office:value="-0.534925906274628">
            <text:p>-0.53</text:p>
          </table:table-cell>
          <table:table-cell table:number-columns-repeated="12"/>
        </table:table-row>
        <table:table-row table:style-name="ro1">
          <table:table-cell table:formula="oooc:=[.A221]+1" office:value-type="float" office:value="-30">
            <text:p>-30</text:p>
          </table:table-cell>
          <table:table-cell table:formula="oooc:=COS([.$B$1]*[.$A222]/[.$A$1])*EXP(-[.$C$1]*[.$A222]*[.$A222]/([.$A$1]*[.$A$1]))" office:value-type="float" office:value="0.820366785976271">
            <text:p>0.82</text:p>
          </table:table-cell>
          <table:table-cell table:formula="oooc:=SIN([.$B$1]*[.$A222]/[.$A$1])*EXP(-[.$C$1]*[.$A222]*[.$A222]/([.$A$1]*[.$A$1]))" office:value-type="float" office:value="-0.520601401635453">
            <text:p>-0.52</text:p>
          </table:table-cell>
          <table:table-cell table:number-columns-repeated="12"/>
        </table:table-row>
        <table:table-row table:style-name="ro1">
          <table:table-cell table:formula="oooc:=[.A222]+1" office:value-type="float" office:value="-29">
            <text:p>-29</text:p>
          </table:table-cell>
          <table:table-cell table:formula="oooc:=COS([.$B$1]*[.$A223]/[.$A$1])*EXP(-[.$C$1]*[.$A223]*[.$A223]/([.$A$1]*[.$A$1]))" office:value-type="float" office:value="0.831601876272109">
            <text:p>0.83</text:p>
          </table:table-cell>
          <table:table-cell table:formula="oooc:=SIN([.$B$1]*[.$A223]/[.$A$1])*EXP(-[.$C$1]*[.$A223]*[.$A223]/([.$A$1]*[.$A$1]))" office:value-type="float" office:value="-0.506001174512411">
            <text:p>-0.51</text:p>
          </table:table-cell>
          <table:table-cell table:number-columns-repeated="12"/>
        </table:table-row>
        <table:table-row table:style-name="ro1">
          <table:table-cell table:formula="oooc:=[.A223]+1" office:value-type="float" office:value="-28">
            <text:p>-28</text:p>
          </table:table-cell>
          <table:table-cell table:formula="oooc:=COS([.$B$1]*[.$A224]/[.$A$1])*EXP(-[.$C$1]*[.$A224]*[.$A224]/([.$A$1]*[.$A$1]))" office:value-type="float" office:value="0.842526572065372">
            <text:p>0.84</text:p>
          </table:table-cell>
          <table:table-cell table:formula="oooc:=SIN([.$B$1]*[.$A224]/[.$A$1])*EXP(-[.$C$1]*[.$A224]*[.$A224]/([.$A$1]*[.$A$1]))" office:value-type="float" office:value="-0.49113236323577">
            <text:p>-0.49</text:p>
          </table:table-cell>
          <table:table-cell table:number-columns-repeated="12"/>
        </table:table-row>
        <table:table-row table:style-name="ro1">
          <table:table-cell table:formula="oooc:=[.A224]+1" office:value-type="float" office:value="-27">
            <text:p>-27</text:p>
          </table:table-cell>
          <table:table-cell table:formula="oooc:=COS([.$B$1]*[.$A225]/[.$A$1])*EXP(-[.$C$1]*[.$A225]*[.$A225]/([.$A$1]*[.$A$1]))" office:value-type="float" office:value="0.853133908932759">
            <text:p>0.85</text:p>
          </table:table-cell>
          <table:table-cell table:formula="oooc:=SIN([.$B$1]*[.$A225]/[.$A$1])*EXP(-[.$C$1]*[.$A225]*[.$A225]/([.$A$1]*[.$A$1]))" office:value-type="float" office:value="-0.476002304135357">
            <text:p>-0.48</text:p>
          </table:table-cell>
          <table:table-cell table:number-columns-repeated="12"/>
        </table:table-row>
        <table:table-row table:style-name="ro1">
          <table:table-cell table:formula="oooc:=[.A225]+1" office:value-type="float" office:value="-26">
            <text:p>-26</text:p>
          </table:table-cell>
          <table:table-cell table:formula="oooc:=COS([.$B$1]*[.$A226]/[.$A$1])*EXP(-[.$C$1]*[.$A226]*[.$A226]/([.$A$1]*[.$A$1]))" office:value-type="float" office:value="0.863417111174046">
            <text:p>0.86</text:p>
          </table:table-cell>
          <table:table-cell table:formula="oooc:=SIN([.$B$1]*[.$A226]/[.$A$1])*EXP(-[.$C$1]*[.$A226]*[.$A226]/([.$A$1]*[.$A$1]))" office:value-type="float" office:value="-0.460618526516549">
            <text:p>-0.46</text:p>
          </table:table-cell>
          <table:table-cell table:number-columns-repeated="12"/>
        </table:table-row>
        <table:table-row table:style-name="ro1">
          <table:table-cell table:formula="oooc:=[.A226]+1" office:value-type="float" office:value="-25">
            <text:p>-25</text:p>
          </table:table-cell>
          <table:table-cell table:formula="oooc:=COS([.$B$1]*[.$A227]/[.$A$1])*EXP(-[.$C$1]*[.$A227]*[.$A227]/([.$A$1]*[.$A$1]))" office:value-type="float" office:value="0.87336959747218">
            <text:p>0.87</text:p>
          </table:table-cell>
          <table:table-cell table:formula="oooc:=SIN([.$B$1]*[.$A227]/[.$A$1])*EXP(-[.$C$1]*[.$A227]*[.$A227]/([.$A$1]*[.$A$1]))" office:value-type="float" office:value="-0.444988747457288">
            <text:p>-0.44</text:p>
          </table:table-cell>
          <table:table-cell table:number-columns-repeated="12"/>
        </table:table-row>
        <table:table-row table:style-name="ro1">
          <table:table-cell table:formula="oooc:=[.A227]+1" office:value-type="float" office:value="-24">
            <text:p>-24</text:p>
          </table:table-cell>
          <table:table-cell table:formula="oooc:=COS([.$B$1]*[.$A228]/[.$A$1])*EXP(-[.$C$1]*[.$A228]*[.$A228]/([.$A$1]*[.$A$1]))" office:value-type="float" office:value="0.882984986401119">
            <text:p>0.88</text:p>
          </table:table-cell>
          <table:table-cell table:formula="oooc:=SIN([.$B$1]*[.$A228]/[.$A$1])*EXP(-[.$C$1]*[.$A228]*[.$A228]/([.$A$1]*[.$A$1]))" office:value-type="float" office:value="-0.429120866430611">
            <text:p>-0.43</text:p>
          </table:table-cell>
          <table:table-cell table:number-columns-repeated="12"/>
        </table:table-row>
        <table:table-row table:style-name="ro1">
          <table:table-cell table:formula="oooc:=[.A228]+1" office:value-type="float" office:value="-23">
            <text:p>-23</text:p>
          </table:table-cell>
          <table:table-cell table:formula="oooc:=COS([.$B$1]*[.$A229]/[.$A$1])*EXP(-[.$C$1]*[.$A229]*[.$A229]/([.$A$1]*[.$A$1]))" office:value-type="float" office:value="0.892257101775775">
            <text:p>0.89</text:p>
          </table:table-cell>
          <table:table-cell table:formula="oooc:=SIN([.$B$1]*[.$A229]/[.$A$1])*EXP(-[.$C$1]*[.$A229]*[.$A229]/([.$A$1]*[.$A$1]))" office:value-type="float" office:value="-0.413022959757401">
            <text:p>-0.41</text:p>
          </table:table-cell>
          <table:table-cell table:number-columns-repeated="12"/>
        </table:table-row>
        <table:table-row table:style-name="ro1">
          <table:table-cell table:formula="oooc:=[.A229]+1" office:value-type="float" office:value="-22">
            <text:p>-22</text:p>
          </table:table-cell>
          <table:table-cell table:formula="oooc:=COS([.$B$1]*[.$A230]/[.$A$1])*EXP(-[.$C$1]*[.$A230]*[.$A230]/([.$A$1]*[.$A$1]))" office:value-type="float" office:value="0.901179977838602">
            <text:p>0.9</text:p>
          </table:table-cell>
          <table:table-cell table:formula="oooc:=SIN([.$B$1]*[.$A230]/[.$A$1])*EXP(-[.$C$1]*[.$A230]*[.$A230]/([.$A$1]*[.$A$1]))" office:value-type="float" office:value="-0.396703274894231">
            <text:p>-0.4</text:p>
          </table:table-cell>
          <table:table-cell table:number-columns-repeated="12"/>
        </table:table-row>
        <table:table-row table:style-name="ro1">
          <table:table-cell table:formula="oooc:=[.A230]+1" office:value-type="float" office:value="-21">
            <text:p>-21</text:p>
          </table:table-cell>
          <table:table-cell table:formula="oooc:=COS([.$B$1]*[.$A231]/[.$A$1])*EXP(-[.$C$1]*[.$A231]*[.$A231]/([.$A$1]*[.$A$1]))" office:value-type="float" office:value="0.909747864277509">
            <text:p>0.91</text:p>
          </table:table-cell>
          <table:table-cell table:formula="oooc:=SIN([.$B$1]*[.$A231]/[.$A$1])*EXP(-[.$C$1]*[.$A231]*[.$A231]/([.$A$1]*[.$A$1]))" office:value-type="float" office:value="-0.380170224561382">
            <text:p>-0.38</text:p>
          </table:table-cell>
          <table:table-cell table:number-columns-repeated="12"/>
        </table:table-row>
        <table:table-row table:style-name="ro1">
          <table:table-cell table:formula="oooc:=[.A231]+1" office:value-type="float" office:value="-20">
            <text:p>-20</text:p>
          </table:table-cell>
          <table:table-cell table:formula="oooc:=COS([.$B$1]*[.$A232]/[.$A$1])*EXP(-[.$C$1]*[.$A232]*[.$A232]/([.$A$1]*[.$A$1]))" office:value-type="float" office:value="0.917955231069955">
            <text:p>0.92</text:p>
          </table:table-cell>
          <table:table-cell table:formula="oooc:=SIN([.$B$1]*[.$A232]/[.$A$1])*EXP(-[.$C$1]*[.$A232]*[.$A232]/([.$A$1]*[.$A$1]))" office:value-type="float" office:value="-0.363432380716274">
            <text:p>-0.36</text:p>
          </table:table-cell>
          <table:table-cell table:number-columns-repeated="12"/>
        </table:table-row>
        <table:table-row table:style-name="ro1">
          <table:table-cell table:formula="oooc:=[.A232]+1" office:value-type="float" office:value="-19">
            <text:p>-19</text:p>
          </table:table-cell>
          <table:table-cell table:formula="oooc:=COS([.$B$1]*[.$A233]/[.$A$1])*EXP(-[.$C$1]*[.$A233]*[.$A233]/([.$A$1]*[.$A$1]))" office:value-type="float" office:value="0.925796773148247">
            <text:p>0.93</text:p>
          </table:table-cell>
          <table:table-cell table:formula="oooc:=SIN([.$B$1]*[.$A233]/[.$A$1])*EXP(-[.$C$1]*[.$A233]*[.$A233]/([.$A$1]*[.$A$1]))" office:value-type="float" office:value="-0.346498468377727">
            <text:p>-0.35</text:p>
          </table:table-cell>
          <table:table-cell table:number-columns-repeated="12"/>
        </table:table-row>
        <table:table-row table:style-name="ro1">
          <table:table-cell table:formula="oooc:=[.A233]+1" office:value-type="float" office:value="-18">
            <text:p>-18</text:p>
          </table:table-cell>
          <table:table-cell table:formula="oooc:=COS([.$B$1]*[.$A234]/[.$A$1])*EXP(-[.$C$1]*[.$A234]*[.$A234]/([.$A$1]*[.$A$1]))" office:value-type="float" office:value="0.933267414881241">
            <text:p>0.93</text:p>
          </table:table-cell>
          <table:table-cell table:formula="oooc:=SIN([.$B$1]*[.$A234]/[.$A$1])*EXP(-[.$C$1]*[.$A234]*[.$A234]/([.$A$1]*[.$A$1]))" office:value-type="float" office:value="-0.329377359306642">
            <text:p>-0.33</text:p>
          </table:table-cell>
          <table:table-cell table:number-columns-repeated="12"/>
        </table:table-row>
        <table:table-row table:style-name="ro1">
          <table:table-cell table:formula="oooc:=[.A234]+1" office:value-type="float" office:value="-17">
            <text:p>-17</text:p>
          </table:table-cell>
          <table:table-cell table:formula="oooc:=COS([.$B$1]*[.$A235]/[.$A$1])*EXP(-[.$C$1]*[.$A235]*[.$A235]/([.$A$1]*[.$A$1]))" office:value-type="float" office:value="0.940362314367835">
            <text:p>0.94</text:p>
          </table:table-cell>
          <table:table-cell table:formula="oooc:=SIN([.$B$1]*[.$A235]/[.$A$1])*EXP(-[.$C$1]*[.$A235]*[.$A235]/([.$A$1]*[.$A$1]))" office:value-type="float" office:value="-0.312078065548848">
            <text:p>-0.31</text:p>
          </table:table-cell>
          <table:table-cell table:number-columns-repeated="12"/>
        </table:table-row>
        <table:table-row table:style-name="ro1">
          <table:table-cell table:formula="oooc:=[.A235]+1" office:value-type="float" office:value="-16">
            <text:p>-16</text:p>
          </table:table-cell>
          <table:table-cell table:formula="oooc:=COS([.$B$1]*[.$A236]/[.$A$1])*EXP(-[.$C$1]*[.$A236]*[.$A236]/([.$A$1]*[.$A$1]))" office:value-type="float" office:value="0.947076867537813">
            <text:p>0.95</text:p>
          </table:table-cell>
          <table:table-cell table:formula="oooc:=SIN([.$B$1]*[.$A236]/[.$A$1])*EXP(-[.$C$1]*[.$A236]*[.$A236]/([.$A$1]*[.$A$1]))" office:value-type="float" office:value="-0.294609732846014">
            <text:p>-0.29</text:p>
          </table:table-cell>
          <table:table-cell table:number-columns-repeated="12"/>
        </table:table-row>
        <table:table-row table:style-name="ro1">
          <table:table-cell table:formula="oooc:=[.A236]+1" office:value-type="float" office:value="-15">
            <text:p>-15</text:p>
          </table:table-cell>
          <table:table-cell table:formula="oooc:=COS([.$B$1]*[.$A237]/[.$A$1])*EXP(-[.$C$1]*[.$A237]*[.$A237]/([.$A$1]*[.$A$1]))" office:value-type="float" office:value="0.953406712055816">
            <text:p>0.95</text:p>
          </table:table-cell>
          <table:table-cell table:formula="oooc:=SIN([.$B$1]*[.$A237]/[.$A$1])*EXP(-[.$C$1]*[.$A237]*[.$A237]/([.$A$1]*[.$A$1]))" office:value-type="float" office:value="-0.276981633920665">
            <text:p>-0.28</text:p>
          </table:table-cell>
          <table:table-cell table:number-columns-repeated="12"/>
        </table:table-row>
        <table:table-row table:style-name="ro1">
          <table:table-cell table:formula="oooc:=[.A237]+1" office:value-type="float" office:value="-14">
            <text:p>-14</text:p>
          </table:table-cell>
          <table:table-cell table:formula="oooc:=COS([.$B$1]*[.$A238]/[.$A$1])*EXP(-[.$C$1]*[.$A238]*[.$A238]/([.$A$1]*[.$A$1]))" office:value-type="float" office:value="0.959347731024399">
            <text:p>0.96</text:p>
          </table:table-cell>
          <table:table-cell table:formula="oooc:=SIN([.$B$1]*[.$A238]/[.$A$1])*EXP(-[.$C$1]*[.$A238]*[.$A238]/([.$A$1]*[.$A$1]))" office:value-type="float" office:value="-0.259203161641516">
            <text:p>-0.26</text:p>
          </table:table-cell>
          <table:table-cell table:number-columns-repeated="12"/>
        </table:table-row>
        <table:table-row table:style-name="ro1">
          <table:table-cell table:formula="oooc:=[.A238]+1" office:value-type="float" office:value="-13">
            <text:p>-13</text:p>
          </table:table-cell>
          <table:table-cell table:formula="oooc:=COS([.$B$1]*[.$A239]/[.$A$1])*EXP(-[.$C$1]*[.$A239]*[.$A239]/([.$A$1]*[.$A$1]))" office:value-type="float" office:value="0.964896056482345">
            <text:p>0.96</text:p>
          </table:table-cell>
          <table:table-cell table:formula="oooc:=SIN([.$B$1]*[.$A239]/[.$A$1])*EXP(-[.$C$1]*[.$A239]*[.$A239]/([.$A$1]*[.$A$1]))" office:value-type="float" office:value="-0.24128382207542">
            <text:p>-0.24</text:p>
          </table:table-cell>
          <table:table-cell table:number-columns-repeated="12"/>
        </table:table-row>
        <table:table-row table:style-name="ro1">
          <table:table-cell table:formula="oooc:=[.A239]+1" office:value-type="float" office:value="-12">
            <text:p>-12</text:p>
          </table:table-cell>
          <table:table-cell table:formula="oooc:=COS([.$B$1]*[.$A240]/[.$A$1])*EXP(-[.$C$1]*[.$A240]*[.$A240]/([.$A$1]*[.$A$1]))" office:value-type="float" office:value="0.9700480726946">
            <text:p>0.97</text:p>
          </table:table-cell>
          <table:table-cell table:formula="oooc:=SIN([.$B$1]*[.$A240]/[.$A$1])*EXP(-[.$C$1]*[.$A240]*[.$A240]/([.$A$1]*[.$A$1]))" office:value-type="float" office:value="-0.223233227432403">
            <text:p>-0.22</text:p>
          </table:table-cell>
          <table:table-cell table:number-columns-repeated="12"/>
        </table:table-row>
        <table:table-row table:style-name="ro1">
          <table:table-cell table:formula="oooc:=[.A240]+1" office:value-type="float" office:value="-11">
            <text:p>-11</text:p>
          </table:table-cell>
          <table:table-cell table:formula="oooc:=COS([.$B$1]*[.$A241]/[.$A$1])*EXP(-[.$C$1]*[.$A241]*[.$A241]/([.$A$1]*[.$A$1]))" office:value-type="float" office:value="0.974800419230438">
            <text:p>0.97</text:p>
          </table:table-cell>
          <table:table-cell table:formula="oooc:=SIN([.$B$1]*[.$A241]/[.$A$1])*EXP(-[.$C$1]*[.$A241]*[.$A241]/([.$A$1]*[.$A$1]))" office:value-type="float" office:value="-0.205061088910348">
            <text:p>-0.21</text:p>
          </table:table-cell>
          <table:table-cell table:number-columns-repeated="12"/>
        </table:table-row>
        <table:table-row table:style-name="ro1">
          <table:table-cell table:formula="oooc:=[.A241]+1" office:value-type="float" office:value="-10">
            <text:p>-10</text:p>
          </table:table-cell>
          <table:table-cell table:formula="oooc:=COS([.$B$1]*[.$A242]/[.$A$1])*EXP(-[.$C$1]*[.$A242]*[.$A242]/([.$A$1]*[.$A$1]))" office:value-type="float" office:value="0.979149993826638">
            <text:p>0.98</text:p>
          </table:table-cell>
          <table:table-cell table:formula="oooc:=SIN([.$B$1]*[.$A242]/[.$A$1])*EXP(-[.$C$1]*[.$A242]*[.$A242]/([.$A$1]*[.$A$1]))" office:value-type="float" office:value="-0.186777209446021">
            <text:p>-0.19</text:p>
          </table:table-cell>
          <table:table-cell table:number-columns-repeated="12"/>
        </table:table-row>
        <table:table-row table:style-name="ro1">
          <table:table-cell table:formula="oooc:=[.A242]+1" office:value-type="float" office:value="-9">
            <text:p>-9</text:p>
          </table:table-cell>
          <table:table-cell table:formula="oooc:=COS([.$B$1]*[.$A243]/[.$A$1])*EXP(-[.$C$1]*[.$A243]*[.$A243]/([.$A$1]*[.$A$1]))" office:value-type="float" office:value="0.98309395503272">
            <text:p>0.98</text:p>
          </table:table-cell>
          <table:table-cell table:formula="oooc:=SIN([.$B$1]*[.$A243]/[.$A$1])*EXP(-[.$C$1]*[.$A243]*[.$A243]/([.$A$1]*[.$A$1]))" office:value-type="float" office:value="-0.168391476379217">
            <text:p>-0.17</text:p>
          </table:table-cell>
          <table:table-cell table:number-columns-repeated="12"/>
        </table:table-row>
        <table:table-row table:style-name="ro1">
          <table:table-cell table:formula="oooc:=[.A243]+1" office:value-type="float" office:value="-8">
            <text:p>-8</text:p>
          </table:table-cell>
          <table:table-cell table:formula="oooc:=COS([.$B$1]*[.$A244]/[.$A$1])*EXP(-[.$C$1]*[.$A244]*[.$A244]/([.$A$1]*[.$A$1]))" office:value-type="float" office:value="0.986629724635471">
            <text:p>0.99</text:p>
          </table:table-cell>
          <table:table-cell table:formula="oooc:=SIN([.$B$1]*[.$A244]/[.$A$1])*EXP(-[.$C$1]*[.$A244]*[.$A244]/([.$A$1]*[.$A$1]))" office:value-type="float" office:value="-0.149913854036936">
            <text:p>-0.15</text:p>
          </table:table-cell>
          <table:table-cell table:number-columns-repeated="12"/>
        </table:table-row>
        <table:table-row table:style-name="ro1">
          <table:table-cell table:formula="oooc:=[.A244]+1" office:value-type="float" office:value="-7">
            <text:p>-7</text:p>
          </table:table-cell>
          <table:table-cell table:formula="oooc:=COS([.$B$1]*[.$A245]/[.$A$1])*EXP(-[.$C$1]*[.$A245]*[.$A245]/([.$A$1]*[.$A$1]))" office:value-type="float" office:value="0.989754989860253">
            <text:p>0.99</text:p>
          </table:table-cell>
          <table:table-cell table:formula="oooc:=SIN([.$B$1]*[.$A245]/[.$A$1])*EXP(-[.$C$1]*[.$A245]*[.$A245]/([.$A$1]*[.$A$1]))" office:value-type="float" office:value="-0.131354376244547">
            <text:p>-0.13</text:p>
          </table:table-cell>
          <table:table-cell table:number-columns-repeated="12"/>
        </table:table-row>
        <table:table-row table:style-name="ro1">
          <table:table-cell table:formula="oooc:=[.A245]+1" office:value-type="float" office:value="-6">
            <text:p>-6</text:p>
          </table:table-cell>
          <table:table-cell table:formula="oooc:=COS([.$B$1]*[.$A246]/[.$A$1])*EXP(-[.$C$1]*[.$A246]*[.$A246]/([.$A$1]*[.$A$1]))" office:value-type="float" office:value="0.992467705346804">
            <text:p>0.99</text:p>
          </table:table-cell>
          <table:table-cell table:formula="oooc:=SIN([.$B$1]*[.$A246]/[.$A$1])*EXP(-[.$C$1]*[.$A246]*[.$A246]/([.$A$1]*[.$A$1]))" office:value-type="float" office:value="-0.112723138771023">
            <text:p>-0.11</text:p>
          </table:table-cell>
          <table:table-cell table:number-columns-repeated="12"/>
        </table:table-row>
        <table:table-row table:style-name="ro1">
          <table:table-cell table:formula="oooc:=[.A246]+1" office:value-type="float" office:value="-5">
            <text:p>-5</text:p>
          </table:table-cell>
          <table:table-cell table:formula="oooc:=COS([.$B$1]*[.$A247]/[.$A$1])*EXP(-[.$C$1]*[.$A247]*[.$A247]/([.$A$1]*[.$A$1]))" office:value-type="float" office:value="0.994766094897454">
            <text:p>0.99</text:p>
          </table:table-cell>
          <table:table-cell table:formula="oooc:=SIN([.$B$1]*[.$A247]/[.$A$1])*EXP(-[.$C$1]*[.$A247]*[.$A247]/([.$A$1]*[.$A$1]))" office:value-type="float" office:value="-0.0940302917153632">
            <text:p>-0.09</text:p>
          </table:table-cell>
          <table:table-cell table:number-columns-repeated="12"/>
        </table:table-row>
        <table:table-row table:style-name="ro1">
          <table:table-cell table:formula="oooc:=[.A247]+1" office:value-type="float" office:value="-4">
            <text:p>-4</text:p>
          </table:table-cell>
          <table:table-cell table:formula="oooc:=COS([.$B$1]*[.$A248]/[.$A$1])*EXP(-[.$C$1]*[.$A248]*[.$A248]/([.$A$1]*[.$A$1]))" office:value-type="float" office:value="0.996648652995959">
            <text:p>1</text:p>
          </table:table-cell>
          <table:table-cell table:formula="oooc:=SIN([.$B$1]*[.$A248]/[.$A$1])*EXP(-[.$C$1]*[.$A248]*[.$A248]/([.$A$1]*[.$A$1]))" office:value-type="float" office:value="-0.0752860318414277">
            <text:p>-0.08</text:p>
          </table:table-cell>
          <table:table-cell table:number-columns-repeated="12"/>
        </table:table-row>
        <table:table-row table:style-name="ro1">
          <table:table-cell table:formula="oooc:=[.A248]+1" office:value-type="float" office:value="-3">
            <text:p>-3</text:p>
          </table:table-cell>
          <table:table-cell table:formula="oooc:=COS([.$B$1]*[.$A249]/[.$A$1])*EXP(-[.$C$1]*[.$A249]*[.$A249]/([.$A$1]*[.$A$1]))" office:value-type="float" office:value="0.998114146095359">
            <text:p>1</text:p>
          </table:table-cell>
          <table:table-cell table:formula="oooc:=SIN([.$B$1]*[.$A249]/[.$A$1])*EXP(-[.$C$1]*[.$A249]*[.$A249]/([.$A$1]*[.$A$1]))" office:value-type="float" office:value="-0.0565005948684281">
            <text:p>-0.06</text:p>
          </table:table-cell>
          <table:table-cell table:number-columns-repeated="12"/>
        </table:table-row>
        <table:table-row table:style-name="ro1">
          <table:table-cell table:formula="oooc:=[.A249]+1" office:value-type="float" office:value="-2">
            <text:p>-2</text:p>
          </table:table-cell>
          <table:table-cell table:formula="oooc:=COS([.$B$1]*[.$A250]/[.$A$1])*EXP(-[.$C$1]*[.$A250]*[.$A250]/([.$A$1]*[.$A$1]))" office:value-type="float" office:value="0.999161613673509">
            <text:p>1</text:p>
          </table:table-cell>
          <table:table-cell table:formula="oooc:=SIN([.$B$1]*[.$A250]/[.$A$1])*EXP(-[.$C$1]*[.$A250]*[.$A250]/([.$A$1]*[.$A$1]))" office:value-type="float" office:value="-0.0376842477243974">
            <text:p>-0.04</text:p>
          </table:table-cell>
          <table:table-cell table:number-columns-repeated="12"/>
        </table:table-row>
        <table:table-row table:style-name="ro1">
          <table:table-cell table:formula="oooc:=[.A250]+1" office:value-type="float" office:value="-1">
            <text:p>-1</text:p>
          </table:table-cell>
          <table:table-cell table:formula="oooc:=COS([.$B$1]*[.$A251]/[.$A$1])*EXP(-[.$C$1]*[.$A251]*[.$A251]/([.$A$1]*[.$A$1]))" office:value-type="float" office:value="0.9997903690552">
            <text:p>1</text:p>
          </table:table-cell>
          <table:table-cell table:formula="oooc:=SIN([.$B$1]*[.$A251]/[.$A$1])*EXP(-[.$C$1]*[.$A251]*[.$A251]/([.$A$1]*[.$A$1]))" office:value-type="float" office:value="-0.0188472807699901">
            <text:p>-0.02</text:p>
          </table:table-cell>
          <table:table-cell table:number-columns-repeated="12"/>
        </table:table-row>
        <table:table-row table:style-name="ro1">
          <table:table-cell table:formula="oooc:=[.A251]+1" office:value-type="float" office:value="0">
            <text:p>0</text:p>
          </table:table-cell>
          <table:table-cell table:formula="oooc:=COS([.$B$1]*[.$A252]/[.$A$1])*EXP(-[.$C$1]*[.$A252]*[.$A252]/([.$A$1]*[.$A$1]))" office:value-type="float" office:value="1">
            <text:p>1</text:p>
          </table:table-cell>
          <table:table-cell table:formula="oooc:=SIN([.$B$1]*[.$A252]/[.$A$1])*EXP(-[.$C$1]*[.$A252]*[.$A252]/([.$A$1]*[.$A$1])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ooc:=[.A252]+1" office:value-type="float" office:value="1">
            <text:p>1</text:p>
          </table:table-cell>
          <table:table-cell table:formula="oooc:=COS([.$B$1]*[.$A253]/[.$A$1])*EXP(-[.$C$1]*[.$A253]*[.$A253]/([.$A$1]*[.$A$1]))" office:value-type="float" office:value="0.9997903690552">
            <text:p>1</text:p>
          </table:table-cell>
          <table:table-cell table:formula="oooc:=SIN([.$B$1]*[.$A253]/[.$A$1])*EXP(-[.$C$1]*[.$A253]*[.$A253]/([.$A$1]*[.$A$1]))" office:value-type="float" office:value="0.0188472807699901">
            <text:p>0.02</text:p>
          </table:table-cell>
          <table:table-cell table:number-columns-repeated="12"/>
        </table:table-row>
        <table:table-row table:style-name="ro1">
          <table:table-cell table:formula="oooc:=[.A253]+1" office:value-type="float" office:value="2">
            <text:p>2</text:p>
          </table:table-cell>
          <table:table-cell table:formula="oooc:=COS([.$B$1]*[.$A254]/[.$A$1])*EXP(-[.$C$1]*[.$A254]*[.$A254]/([.$A$1]*[.$A$1]))" office:value-type="float" office:value="0.999161613673509">
            <text:p>1</text:p>
          </table:table-cell>
          <table:table-cell table:formula="oooc:=SIN([.$B$1]*[.$A254]/[.$A$1])*EXP(-[.$C$1]*[.$A254]*[.$A254]/([.$A$1]*[.$A$1]))" office:value-type="float" office:value="0.0376842477243974">
            <text:p>0.04</text:p>
          </table:table-cell>
          <table:table-cell table:number-columns-repeated="12"/>
        </table:table-row>
        <table:table-row table:style-name="ro1">
          <table:table-cell table:formula="oooc:=[.A254]+1" office:value-type="float" office:value="3">
            <text:p>3</text:p>
          </table:table-cell>
          <table:table-cell table:formula="oooc:=COS([.$B$1]*[.$A255]/[.$A$1])*EXP(-[.$C$1]*[.$A255]*[.$A255]/([.$A$1]*[.$A$1]))" office:value-type="float" office:value="0.998114146095359">
            <text:p>1</text:p>
          </table:table-cell>
          <table:table-cell table:formula="oooc:=SIN([.$B$1]*[.$A255]/[.$A$1])*EXP(-[.$C$1]*[.$A255]*[.$A255]/([.$A$1]*[.$A$1]))" office:value-type="float" office:value="0.0565005948684281">
            <text:p>0.06</text:p>
          </table:table-cell>
          <table:table-cell table:number-columns-repeated="12"/>
        </table:table-row>
        <table:table-row table:style-name="ro1">
          <table:table-cell table:formula="oooc:=[.A255]+1" office:value-type="float" office:value="4">
            <text:p>4</text:p>
          </table:table-cell>
          <table:table-cell table:formula="oooc:=COS([.$B$1]*[.$A256]/[.$A$1])*EXP(-[.$C$1]*[.$A256]*[.$A256]/([.$A$1]*[.$A$1]))" office:value-type="float" office:value="0.996648652995959">
            <text:p>1</text:p>
          </table:table-cell>
          <table:table-cell table:formula="oooc:=SIN([.$B$1]*[.$A256]/[.$A$1])*EXP(-[.$C$1]*[.$A256]*[.$A256]/([.$A$1]*[.$A$1]))" office:value-type="float" office:value="0.0752860318414277">
            <text:p>0.08</text:p>
          </table:table-cell>
          <table:table-cell table:number-columns-repeated="12"/>
        </table:table-row>
        <table:table-row table:style-name="ro1">
          <table:table-cell table:formula="oooc:=[.A256]+1" office:value-type="float" office:value="5">
            <text:p>5</text:p>
          </table:table-cell>
          <table:table-cell table:formula="oooc:=COS([.$B$1]*[.$A257]/[.$A$1])*EXP(-[.$C$1]*[.$A257]*[.$A257]/([.$A$1]*[.$A$1]))" office:value-type="float" office:value="0.994766094897454">
            <text:p>0.99</text:p>
          </table:table-cell>
          <table:table-cell table:formula="oooc:=SIN([.$B$1]*[.$A257]/[.$A$1])*EXP(-[.$C$1]*[.$A257]*[.$A257]/([.$A$1]*[.$A$1]))" office:value-type="float" office:value="0.0940302917153632">
            <text:p>0.09</text:p>
          </table:table-cell>
          <table:table-cell table:number-columns-repeated="12"/>
        </table:table-row>
        <table:table-row table:style-name="ro1">
          <table:table-cell table:formula="oooc:=[.A257]+1" office:value-type="float" office:value="6">
            <text:p>6</text:p>
          </table:table-cell>
          <table:table-cell table:formula="oooc:=COS([.$B$1]*[.$A258]/[.$A$1])*EXP(-[.$C$1]*[.$A258]*[.$A258]/([.$A$1]*[.$A$1]))" office:value-type="float" office:value="0.992467705346804">
            <text:p>0.99</text:p>
          </table:table-cell>
          <table:table-cell table:formula="oooc:=SIN([.$B$1]*[.$A258]/[.$A$1])*EXP(-[.$C$1]*[.$A258]*[.$A258]/([.$A$1]*[.$A$1]))" office:value-type="float" office:value="0.112723138771023">
            <text:p>0.11</text:p>
          </table:table-cell>
          <table:table-cell table:number-columns-repeated="12"/>
        </table:table-row>
        <table:table-row table:style-name="ro1">
          <table:table-cell table:formula="oooc:=[.A258]+1" office:value-type="float" office:value="7">
            <text:p>7</text:p>
          </table:table-cell>
          <table:table-cell table:formula="oooc:=COS([.$B$1]*[.$A259]/[.$A$1])*EXP(-[.$C$1]*[.$A259]*[.$A259]/([.$A$1]*[.$A$1]))" office:value-type="float" office:value="0.989754989860253">
            <text:p>0.99</text:p>
          </table:table-cell>
          <table:table-cell table:formula="oooc:=SIN([.$B$1]*[.$A259]/[.$A$1])*EXP(-[.$C$1]*[.$A259]*[.$A259]/([.$A$1]*[.$A$1]))" office:value-type="float" office:value="0.131354376244547">
            <text:p>0.13</text:p>
          </table:table-cell>
          <table:table-cell table:number-columns-repeated="12"/>
        </table:table-row>
        <table:table-row table:style-name="ro1">
          <table:table-cell table:formula="oooc:=[.A259]+1" office:value-type="float" office:value="8">
            <text:p>8</text:p>
          </table:table-cell>
          <table:table-cell table:formula="oooc:=COS([.$B$1]*[.$A260]/[.$A$1])*EXP(-[.$C$1]*[.$A260]*[.$A260]/([.$A$1]*[.$A$1]))" office:value-type="float" office:value="0.986629724635471">
            <text:p>0.99</text:p>
          </table:table-cell>
          <table:table-cell table:formula="oooc:=SIN([.$B$1]*[.$A260]/[.$A$1])*EXP(-[.$C$1]*[.$A260]*[.$A260]/([.$A$1]*[.$A$1]))" office:value-type="float" office:value="0.149913854036936">
            <text:p>0.15</text:p>
          </table:table-cell>
          <table:table-cell table:number-columns-repeated="12"/>
        </table:table-row>
        <table:table-row table:style-name="ro1">
          <table:table-cell table:formula="oooc:=[.A260]+1" office:value-type="float" office:value="9">
            <text:p>9</text:p>
          </table:table-cell>
          <table:table-cell table:formula="oooc:=COS([.$B$1]*[.$A261]/[.$A$1])*EXP(-[.$C$1]*[.$A261]*[.$A261]/([.$A$1]*[.$A$1]))" office:value-type="float" office:value="0.98309395503272">
            <text:p>0.98</text:p>
          </table:table-cell>
          <table:table-cell table:formula="oooc:=SIN([.$B$1]*[.$A261]/[.$A$1])*EXP(-[.$C$1]*[.$A261]*[.$A261]/([.$A$1]*[.$A$1]))" office:value-type="float" office:value="0.168391476379217">
            <text:p>0.17</text:p>
          </table:table-cell>
          <table:table-cell table:number-columns-repeated="12"/>
        </table:table-row>
        <table:table-row table:style-name="ro1">
          <table:table-cell table:formula="oooc:=[.A261]+1" office:value-type="float" office:value="10">
            <text:p>10</text:p>
          </table:table-cell>
          <table:table-cell table:formula="oooc:=COS([.$B$1]*[.$A262]/[.$A$1])*EXP(-[.$C$1]*[.$A262]*[.$A262]/([.$A$1]*[.$A$1]))" office:value-type="float" office:value="0.979149993826638">
            <text:p>0.98</text:p>
          </table:table-cell>
          <table:table-cell table:formula="oooc:=SIN([.$B$1]*[.$A262]/[.$A$1])*EXP(-[.$C$1]*[.$A262]*[.$A262]/([.$A$1]*[.$A$1]))" office:value-type="float" office:value="0.186777209446021">
            <text:p>0.19</text:p>
          </table:table-cell>
          <table:table-cell table:number-columns-repeated="12"/>
        </table:table-row>
        <table:table-row table:style-name="ro1">
          <table:table-cell table:formula="oooc:=[.A262]+1" office:value-type="float" office:value="11">
            <text:p>11</text:p>
          </table:table-cell>
          <table:table-cell table:formula="oooc:=COS([.$B$1]*[.$A263]/[.$A$1])*EXP(-[.$C$1]*[.$A263]*[.$A263]/([.$A$1]*[.$A$1]))" office:value-type="float" office:value="0.974800419230438">
            <text:p>0.97</text:p>
          </table:table-cell>
          <table:table-cell table:formula="oooc:=SIN([.$B$1]*[.$A263]/[.$A$1])*EXP(-[.$C$1]*[.$A263]*[.$A263]/([.$A$1]*[.$A$1]))" office:value-type="float" office:value="0.205061088910348">
            <text:p>0.21</text:p>
          </table:table-cell>
          <table:table-cell table:number-columns-repeated="12"/>
        </table:table-row>
        <table:table-row table:style-name="ro1">
          <table:table-cell table:formula="oooc:=[.A263]+1" office:value-type="float" office:value="12">
            <text:p>12</text:p>
          </table:table-cell>
          <table:table-cell table:formula="oooc:=COS([.$B$1]*[.$A264]/[.$A$1])*EXP(-[.$C$1]*[.$A264]*[.$A264]/([.$A$1]*[.$A$1]))" office:value-type="float" office:value="0.9700480726946">
            <text:p>0.97</text:p>
          </table:table-cell>
          <table:table-cell table:formula="oooc:=SIN([.$B$1]*[.$A264]/[.$A$1])*EXP(-[.$C$1]*[.$A264]*[.$A264]/([.$A$1]*[.$A$1]))" office:value-type="float" office:value="0.223233227432403">
            <text:p>0.22</text:p>
          </table:table-cell>
          <table:table-cell table:number-columns-repeated="12"/>
        </table:table-row>
        <table:table-row table:style-name="ro1">
          <table:table-cell table:formula="oooc:=[.A264]+1" office:value-type="float" office:value="13">
            <text:p>13</text:p>
          </table:table-cell>
          <table:table-cell table:formula="oooc:=COS([.$B$1]*[.$A265]/[.$A$1])*EXP(-[.$C$1]*[.$A265]*[.$A265]/([.$A$1]*[.$A$1]))" office:value-type="float" office:value="0.964896056482345">
            <text:p>0.96</text:p>
          </table:table-cell>
          <table:table-cell table:formula="oooc:=SIN([.$B$1]*[.$A265]/[.$A$1])*EXP(-[.$C$1]*[.$A265]*[.$A265]/([.$A$1]*[.$A$1]))" office:value-type="float" office:value="0.24128382207542">
            <text:p>0.24</text:p>
          </table:table-cell>
          <table:table-cell table:number-columns-repeated="12"/>
        </table:table-row>
        <table:table-row table:style-name="ro1">
          <table:table-cell table:formula="oooc:=[.A265]+1" office:value-type="float" office:value="14">
            <text:p>14</text:p>
          </table:table-cell>
          <table:table-cell table:formula="oooc:=COS([.$B$1]*[.$A266]/[.$A$1])*EXP(-[.$C$1]*[.$A266]*[.$A266]/([.$A$1]*[.$A$1]))" office:value-type="float" office:value="0.959347731024399">
            <text:p>0.96</text:p>
          </table:table-cell>
          <table:table-cell table:formula="oooc:=SIN([.$B$1]*[.$A266]/[.$A$1])*EXP(-[.$C$1]*[.$A266]*[.$A266]/([.$A$1]*[.$A$1]))" office:value-type="float" office:value="0.259203161641516">
            <text:p>0.26</text:p>
          </table:table-cell>
          <table:table-cell table:number-columns-repeated="12"/>
        </table:table-row>
        <table:table-row table:style-name="ro1">
          <table:table-cell table:formula="oooc:=[.A266]+1" office:value-type="float" office:value="15">
            <text:p>15</text:p>
          </table:table-cell>
          <table:table-cell table:formula="oooc:=COS([.$B$1]*[.$A267]/[.$A$1])*EXP(-[.$C$1]*[.$A267]*[.$A267]/([.$A$1]*[.$A$1]))" office:value-type="float" office:value="0.953406712055816">
            <text:p>0.95</text:p>
          </table:table-cell>
          <table:table-cell table:formula="oooc:=SIN([.$B$1]*[.$A267]/[.$A$1])*EXP(-[.$C$1]*[.$A267]*[.$A267]/([.$A$1]*[.$A$1]))" office:value-type="float" office:value="0.276981633920665">
            <text:p>0.28</text:p>
          </table:table-cell>
          <table:table-cell table:number-columns-repeated="12"/>
        </table:table-row>
        <table:table-row table:style-name="ro1">
          <table:table-cell table:formula="oooc:=[.A267]+1" office:value-type="float" office:value="16">
            <text:p>16</text:p>
          </table:table-cell>
          <table:table-cell table:formula="oooc:=COS([.$B$1]*[.$A268]/[.$A$1])*EXP(-[.$C$1]*[.$A268]*[.$A268]/([.$A$1]*[.$A$1]))" office:value-type="float" office:value="0.947076867537813">
            <text:p>0.95</text:p>
          </table:table-cell>
          <table:table-cell table:formula="oooc:=SIN([.$B$1]*[.$A268]/[.$A$1])*EXP(-[.$C$1]*[.$A268]*[.$A268]/([.$A$1]*[.$A$1]))" office:value-type="float" office:value="0.294609732846014">
            <text:p>0.29</text:p>
          </table:table-cell>
          <table:table-cell table:number-columns-repeated="12"/>
        </table:table-row>
        <table:table-row table:style-name="ro1">
          <table:table-cell table:formula="oooc:=[.A268]+1" office:value-type="float" office:value="17">
            <text:p>17</text:p>
          </table:table-cell>
          <table:table-cell table:formula="oooc:=COS([.$B$1]*[.$A269]/[.$A$1])*EXP(-[.$C$1]*[.$A269]*[.$A269]/([.$A$1]*[.$A$1]))" office:value-type="float" office:value="0.940362314367835">
            <text:p>0.94</text:p>
          </table:table-cell>
          <table:table-cell table:formula="oooc:=SIN([.$B$1]*[.$A269]/[.$A$1])*EXP(-[.$C$1]*[.$A269]*[.$A269]/([.$A$1]*[.$A$1]))" office:value-type="float" office:value="0.312078065548848">
            <text:p>0.31</text:p>
          </table:table-cell>
          <table:table-cell table:number-columns-repeated="12"/>
        </table:table-row>
        <table:table-row table:style-name="ro1">
          <table:table-cell table:formula="oooc:=[.A269]+1" office:value-type="float" office:value="18">
            <text:p>18</text:p>
          </table:table-cell>
          <table:table-cell table:formula="oooc:=COS([.$B$1]*[.$A270]/[.$A$1])*EXP(-[.$C$1]*[.$A270]*[.$A270]/([.$A$1]*[.$A$1]))" office:value-type="float" office:value="0.933267414881241">
            <text:p>0.93</text:p>
          </table:table-cell>
          <table:table-cell table:formula="oooc:=SIN([.$B$1]*[.$A270]/[.$A$1])*EXP(-[.$C$1]*[.$A270]*[.$A270]/([.$A$1]*[.$A$1]))" office:value-type="float" office:value="0.329377359306642">
            <text:p>0.33</text:p>
          </table:table-cell>
          <table:table-cell table:number-columns-repeated="12"/>
        </table:table-row>
        <table:table-row table:style-name="ro1">
          <table:table-cell table:formula="oooc:=[.A270]+1" office:value-type="float" office:value="19">
            <text:p>19</text:p>
          </table:table-cell>
          <table:table-cell table:formula="oooc:=COS([.$B$1]*[.$A271]/[.$A$1])*EXP(-[.$C$1]*[.$A271]*[.$A271]/([.$A$1]*[.$A$1]))" office:value-type="float" office:value="0.925796773148247">
            <text:p>0.93</text:p>
          </table:table-cell>
          <table:table-cell table:formula="oooc:=SIN([.$B$1]*[.$A271]/[.$A$1])*EXP(-[.$C$1]*[.$A271]*[.$A271]/([.$A$1]*[.$A$1]))" office:value-type="float" office:value="0.346498468377727">
            <text:p>0.35</text:p>
          </table:table-cell>
          <table:table-cell table:number-columns-repeated="12"/>
        </table:table-row>
        <table:table-row table:style-name="ro1">
          <table:table-cell table:formula="oooc:=[.A271]+1" office:value-type="float" office:value="20">
            <text:p>20</text:p>
          </table:table-cell>
          <table:table-cell table:formula="oooc:=COS([.$B$1]*[.$A272]/[.$A$1])*EXP(-[.$C$1]*[.$A272]*[.$A272]/([.$A$1]*[.$A$1]))" office:value-type="float" office:value="0.917955231069955">
            <text:p>0.92</text:p>
          </table:table-cell>
          <table:table-cell table:formula="oooc:=SIN([.$B$1]*[.$A272]/[.$A$1])*EXP(-[.$C$1]*[.$A272]*[.$A272]/([.$A$1]*[.$A$1]))" office:value-type="float" office:value="0.363432380716274">
            <text:p>0.36</text:p>
          </table:table-cell>
          <table:table-cell table:number-columns-repeated="12"/>
        </table:table-row>
        <table:table-row table:style-name="ro1">
          <table:table-cell table:formula="oooc:=[.A272]+1" office:value-type="float" office:value="21">
            <text:p>21</text:p>
          </table:table-cell>
          <table:table-cell table:formula="oooc:=COS([.$B$1]*[.$A273]/[.$A$1])*EXP(-[.$C$1]*[.$A273]*[.$A273]/([.$A$1]*[.$A$1]))" office:value-type="float" office:value="0.909747864277509">
            <text:p>0.91</text:p>
          </table:table-cell>
          <table:table-cell table:formula="oooc:=SIN([.$B$1]*[.$A273]/[.$A$1])*EXP(-[.$C$1]*[.$A273]*[.$A273]/([.$A$1]*[.$A$1]))" office:value-type="float" office:value="0.380170224561382">
            <text:p>0.38</text:p>
          </table:table-cell>
          <table:table-cell table:number-columns-repeated="12"/>
        </table:table-row>
        <table:table-row table:style-name="ro1">
          <table:table-cell table:formula="oooc:=[.A273]+1" office:value-type="float" office:value="22">
            <text:p>22</text:p>
          </table:table-cell>
          <table:table-cell table:formula="oooc:=COS([.$B$1]*[.$A274]/[.$A$1])*EXP(-[.$C$1]*[.$A274]*[.$A274]/([.$A$1]*[.$A$1]))" office:value-type="float" office:value="0.901179977838602">
            <text:p>0.9</text:p>
          </table:table-cell>
          <table:table-cell table:formula="oooc:=SIN([.$B$1]*[.$A274]/[.$A$1])*EXP(-[.$C$1]*[.$A274]*[.$A274]/([.$A$1]*[.$A$1]))" office:value-type="float" office:value="0.396703274894231">
            <text:p>0.4</text:p>
          </table:table-cell>
          <table:table-cell table:number-columns-repeated="12"/>
        </table:table-row>
        <table:table-row table:style-name="ro1">
          <table:table-cell table:formula="oooc:=[.A274]+1" office:value-type="float" office:value="23">
            <text:p>23</text:p>
          </table:table-cell>
          <table:table-cell table:formula="oooc:=COS([.$B$1]*[.$A275]/[.$A$1])*EXP(-[.$C$1]*[.$A275]*[.$A275]/([.$A$1]*[.$A$1]))" office:value-type="float" office:value="0.892257101775775">
            <text:p>0.89</text:p>
          </table:table-cell>
          <table:table-cell table:formula="oooc:=SIN([.$B$1]*[.$A275]/[.$A$1])*EXP(-[.$C$1]*[.$A275]*[.$A275]/([.$A$1]*[.$A$1]))" office:value-type="float" office:value="0.413022959757401">
            <text:p>0.41</text:p>
          </table:table-cell>
          <table:table-cell table:number-columns-repeated="12"/>
        </table:table-row>
        <table:table-row table:style-name="ro1">
          <table:table-cell table:formula="oooc:=[.A275]+1" office:value-type="float" office:value="24">
            <text:p>24</text:p>
          </table:table-cell>
          <table:table-cell table:formula="oooc:=COS([.$B$1]*[.$A276]/[.$A$1])*EXP(-[.$C$1]*[.$A276]*[.$A276]/([.$A$1]*[.$A$1]))" office:value-type="float" office:value="0.882984986401119">
            <text:p>0.88</text:p>
          </table:table-cell>
          <table:table-cell table:formula="oooc:=SIN([.$B$1]*[.$A276]/[.$A$1])*EXP(-[.$C$1]*[.$A276]*[.$A276]/([.$A$1]*[.$A$1]))" office:value-type="float" office:value="0.429120866430611">
            <text:p>0.43</text:p>
          </table:table-cell>
          <table:table-cell table:number-columns-repeated="12"/>
        </table:table-row>
        <table:table-row table:style-name="ro1">
          <table:table-cell table:formula="oooc:=[.A276]+1" office:value-type="float" office:value="25">
            <text:p>25</text:p>
          </table:table-cell>
          <table:table-cell table:formula="oooc:=COS([.$B$1]*[.$A277]/[.$A$1])*EXP(-[.$C$1]*[.$A277]*[.$A277]/([.$A$1]*[.$A$1]))" office:value-type="float" office:value="0.87336959747218">
            <text:p>0.87</text:p>
          </table:table-cell>
          <table:table-cell table:formula="oooc:=SIN([.$B$1]*[.$A277]/[.$A$1])*EXP(-[.$C$1]*[.$A277]*[.$A277]/([.$A$1]*[.$A$1]))" office:value-type="float" office:value="0.444988747457288">
            <text:p>0.44</text:p>
          </table:table-cell>
          <table:table-cell table:number-columns-repeated="12"/>
        </table:table-row>
        <table:table-row table:style-name="ro1">
          <table:table-cell table:formula="oooc:=[.A277]+1" office:value-type="float" office:value="26">
            <text:p>26</text:p>
          </table:table-cell>
          <table:table-cell table:formula="oooc:=COS([.$B$1]*[.$A278]/[.$A$1])*EXP(-[.$C$1]*[.$A278]*[.$A278]/([.$A$1]*[.$A$1]))" office:value-type="float" office:value="0.863417111174046">
            <text:p>0.86</text:p>
          </table:table-cell>
          <table:table-cell table:formula="oooc:=SIN([.$B$1]*[.$A278]/[.$A$1])*EXP(-[.$C$1]*[.$A278]*[.$A278]/([.$A$1]*[.$A$1]))" office:value-type="float" office:value="0.460618526516549">
            <text:p>0.46</text:p>
          </table:table-cell>
          <table:table-cell table:number-columns-repeated="12"/>
        </table:table-row>
        <table:table-row table:style-name="ro1">
          <table:table-cell table:formula="oooc:=[.A278]+1" office:value-type="float" office:value="27">
            <text:p>27</text:p>
          </table:table-cell>
          <table:table-cell table:formula="oooc:=COS([.$B$1]*[.$A279]/[.$A$1])*EXP(-[.$C$1]*[.$A279]*[.$A279]/([.$A$1]*[.$A$1]))" office:value-type="float" office:value="0.853133908932759">
            <text:p>0.85</text:p>
          </table:table-cell>
          <table:table-cell table:formula="oooc:=SIN([.$B$1]*[.$A279]/[.$A$1])*EXP(-[.$C$1]*[.$A279]*[.$A279]/([.$A$1]*[.$A$1]))" office:value-type="float" office:value="0.476002304135357">
            <text:p>0.48</text:p>
          </table:table-cell>
          <table:table-cell table:number-columns-repeated="12"/>
        </table:table-row>
        <table:table-row table:style-name="ro1">
          <table:table-cell table:formula="oooc:=[.A279]+1" office:value-type="float" office:value="28">
            <text:p>28</text:p>
          </table:table-cell>
          <table:table-cell table:formula="oooc:=COS([.$B$1]*[.$A280]/[.$A$1])*EXP(-[.$C$1]*[.$A280]*[.$A280]/([.$A$1]*[.$A$1]))" office:value-type="float" office:value="0.842526572065372">
            <text:p>0.84</text:p>
          </table:table-cell>
          <table:table-cell table:formula="oooc:=SIN([.$B$1]*[.$A280]/[.$A$1])*EXP(-[.$C$1]*[.$A280]*[.$A280]/([.$A$1]*[.$A$1]))" office:value-type="float" office:value="0.49113236323577">
            <text:p>0.49</text:p>
          </table:table-cell>
          <table:table-cell table:number-columns-repeated="12"/>
        </table:table-row>
        <table:table-row table:style-name="ro1">
          <table:table-cell table:formula="oooc:=[.A280]+1" office:value-type="float" office:value="29">
            <text:p>29</text:p>
          </table:table-cell>
          <table:table-cell table:formula="oooc:=COS([.$B$1]*[.$A281]/[.$A$1])*EXP(-[.$C$1]*[.$A281]*[.$A281]/([.$A$1]*[.$A$1]))" office:value-type="float" office:value="0.831601876272109">
            <text:p>0.83</text:p>
          </table:table-cell>
          <table:table-cell table:formula="oooc:=SIN([.$B$1]*[.$A281]/[.$A$1])*EXP(-[.$C$1]*[.$A281]*[.$A281]/([.$A$1]*[.$A$1]))" office:value-type="float" office:value="0.506001174512411">
            <text:p>0.51</text:p>
          </table:table-cell>
          <table:table-cell table:number-columns-repeated="12"/>
        </table:table-row>
        <table:table-row table:style-name="ro1">
          <table:table-cell table:formula="oooc:=[.A281]+1" office:value-type="float" office:value="30">
            <text:p>30</text:p>
          </table:table-cell>
          <table:table-cell table:formula="oooc:=COS([.$B$1]*[.$A282]/[.$A$1])*EXP(-[.$C$1]*[.$A282]*[.$A282]/([.$A$1]*[.$A$1]))" office:value-type="float" office:value="0.820366785976271">
            <text:p>0.82</text:p>
          </table:table-cell>
          <table:table-cell table:formula="oooc:=SIN([.$B$1]*[.$A282]/[.$A$1])*EXP(-[.$C$1]*[.$A282]*[.$A282]/([.$A$1]*[.$A$1]))" office:value-type="float" office:value="0.520601401635453">
            <text:p>0.52</text:p>
          </table:table-cell>
          <table:table-cell table:number-columns-repeated="12"/>
        </table:table-row>
        <table:table-row table:style-name="ro1">
          <table:table-cell table:formula="oooc:=[.A282]+1" office:value-type="float" office:value="31">
            <text:p>31</text:p>
          </table:table-cell>
          <table:table-cell table:formula="oooc:=COS([.$B$1]*[.$A283]/[.$A$1])*EXP(-[.$C$1]*[.$A283]*[.$A283]/([.$A$1]*[.$A$1]))" office:value-type="float" office:value="0.80882844851763">
            <text:p>0.81</text:p>
          </table:table-cell>
          <table:table-cell table:formula="oooc:=SIN([.$B$1]*[.$A283]/[.$A$1])*EXP(-[.$C$1]*[.$A283]*[.$A283]/([.$A$1]*[.$A$1]))" office:value-type="float" office:value="0.534925906274628">
            <text:p>0.53</text:p>
          </table:table-cell>
          <table:table-cell table:number-columns-repeated="12"/>
        </table:table-row>
        <table:table-row table:style-name="ro1">
          <table:table-cell table:formula="oooc:=[.A283]+1" office:value-type="float" office:value="32">
            <text:p>32</text:p>
          </table:table-cell>
          <table:table-cell table:formula="oooc:=COS([.$B$1]*[.$A284]/[.$A$1])*EXP(-[.$C$1]*[.$A284]*[.$A284]/([.$A$1]*[.$A$1]))" office:value-type="float" office:value="0.796994188205237">
            <text:p>0.8</text:p>
          </table:table-cell>
          <table:table-cell table:formula="oooc:=SIN([.$B$1]*[.$A284]/[.$A$1])*EXP(-[.$C$1]*[.$A284]*[.$A284]/([.$A$1]*[.$A$1]))" office:value-type="float" office:value="0.548967752939942">
            <text:p>0.55</text:p>
          </table:table-cell>
          <table:table-cell table:number-columns-repeated="12"/>
        </table:table-row>
        <table:table-row table:style-name="ro1">
          <table:table-cell table:formula="oooc:=[.A284]+1" office:value-type="float" office:value="33">
            <text:p>33</text:p>
          </table:table-cell>
          <table:table-cell table:formula="oooc:=COS([.$B$1]*[.$A285]/[.$A$1])*EXP(-[.$C$1]*[.$A285]*[.$A285]/([.$A$1]*[.$A$1]))" office:value-type="float" office:value="0.784871500235673">
            <text:p>0.78</text:p>
          </table:table-cell>
          <table:table-cell table:formula="oooc:=SIN([.$B$1]*[.$A285]/[.$A$1])*EXP(-[.$C$1]*[.$A285]*[.$A285]/([.$A$1]*[.$A$1]))" office:value-type="float" office:value="0.562720213635003">
            <text:p>0.56</text:p>
          </table:table-cell>
          <table:table-cell table:number-columns-repeated="12"/>
        </table:table-row>
        <table:table-row table:style-name="ro1">
          <table:table-cell table:formula="oooc:=[.A285]+1" office:value-type="float" office:value="34">
            <text:p>34</text:p>
          </table:table-cell>
          <table:table-cell table:formula="oooc:=COS([.$B$1]*[.$A286]/[.$A$1])*EXP(-[.$C$1]*[.$A286]*[.$A286]/([.$A$1]*[.$A$1]))" office:value-type="float" office:value="0.772468044482904">
            <text:p>0.77</text:p>
          </table:table-cell>
          <table:table-cell table:formula="oooc:=SIN([.$B$1]*[.$A286]/[.$A$1])*EXP(-[.$C$1]*[.$A286]*[.$A286]/([.$A$1]*[.$A$1]))" office:value-type="float" office:value="0.576176772319066">
            <text:p>0.58</text:p>
          </table:table-cell>
          <table:table-cell table:number-columns-repeated="12"/>
        </table:table-row>
        <table:table-row table:style-name="ro1">
          <table:table-cell table:formula="oooc:=[.A286]+1" office:value-type="float" office:value="35">
            <text:p>35</text:p>
          </table:table-cell>
          <table:table-cell table:formula="oooc:=COS([.$B$1]*[.$A287]/[.$A$1])*EXP(-[.$C$1]*[.$A287]*[.$A287]/([.$A$1]*[.$A$1]))" office:value-type="float" office:value="0.759791639166016">
            <text:p>0.76</text:p>
          </table:table-cell>
          <table:table-cell table:formula="oooc:=SIN([.$B$1]*[.$A287]/[.$A$1])*EXP(-[.$C$1]*[.$A287]*[.$A287]/([.$A$1]*[.$A$1]))" office:value-type="float" office:value="0.589331129174108">
            <text:p>0.59</text:p>
          </table:table-cell>
          <table:table-cell table:number-columns-repeated="12"/>
        </table:table-row>
        <table:table-row table:style-name="ro1">
          <table:table-cell table:formula="oooc:=[.A287]+1" office:value-type="float" office:value="36">
            <text:p>36</text:p>
          </table:table-cell>
          <table:table-cell table:formula="oooc:=COS([.$B$1]*[.$A288]/[.$A$1])*EXP(-[.$C$1]*[.$A288]*[.$A288]/([.$A$1]*[.$A$1]))" office:value-type="float" office:value="0.746850254401219">
            <text:p>0.75</text:p>
          </table:table-cell>
          <table:table-cell table:formula="oooc:=SIN([.$B$1]*[.$A288]/[.$A$1])*EXP(-[.$C$1]*[.$A288]*[.$A288]/([.$A$1]*[.$A$1]))" office:value-type="float" office:value="0.602177204673459">
            <text:p>0.6</text:p>
          </table:table-cell>
          <table:table-cell table:number-columns-repeated="12"/>
        </table:table-row>
        <table:table-row table:style-name="ro1">
          <table:table-cell table:formula="oooc:=[.A288]+1" office:value-type="float" office:value="37">
            <text:p>37</text:p>
          </table:table-cell>
          <table:table-cell table:formula="oooc:=COS([.$B$1]*[.$A289]/[.$A$1])*EXP(-[.$C$1]*[.$A289]*[.$A289]/([.$A$1]*[.$A$1]))" office:value-type="float" office:value="0.733652005644607">
            <text:p>0.73</text:p>
          </table:table-cell>
          <table:table-cell table:formula="oooc:=SIN([.$B$1]*[.$A289]/[.$A$1])*EXP(-[.$C$1]*[.$A289]*[.$A289]/([.$A$1]*[.$A$1]))" office:value-type="float" office:value="0.614709143448748">
            <text:p>0.61</text:p>
          </table:table-cell>
          <table:table-cell table:number-columns-repeated="12"/>
        </table:table-row>
        <table:table-row table:style-name="ro1">
          <table:table-cell table:formula="oooc:=[.A289]+1" office:value-type="float" office:value="38">
            <text:p>38</text:p>
          </table:table-cell>
          <table:table-cell table:formula="oooc:=COS([.$B$1]*[.$A290]/[.$A$1])*EXP(-[.$C$1]*[.$A290]*[.$A290]/([.$A$1]*[.$A$1]))" office:value-type="float" office:value="0.720205147032262">
            <text:p>0.72</text:p>
          </table:table-cell>
          <table:table-cell table:formula="oooc:=SIN([.$B$1]*[.$A290]/[.$A$1])*EXP(-[.$C$1]*[.$A290]*[.$A290]/([.$A$1]*[.$A$1]))" office:value-type="float" office:value="0.626921317952109">
            <text:p>0.63</text:p>
          </table:table-cell>
          <table:table-cell table:number-columns-repeated="12"/>
        </table:table-row>
        <table:table-row table:style-name="ro1">
          <table:table-cell table:formula="oooc:=[.A290]+1" office:value-type="float" office:value="39">
            <text:p>39</text:p>
          </table:table-cell>
          <table:table-cell table:formula="oooc:=COS([.$B$1]*[.$A291]/[.$A$1])*EXP(-[.$C$1]*[.$A291]*[.$A291]/([.$A$1]*[.$A$1]))" office:value-type="float" office:value="0.706518064624354">
            <text:p>0.71</text:p>
          </table:table-cell>
          <table:table-cell table:formula="oooc:=SIN([.$B$1]*[.$A291]/[.$A$1])*EXP(-[.$C$1]*[.$A291]*[.$A291]/([.$A$1]*[.$A$1]))" office:value-type="float" office:value="0.638808331910861">
            <text:p>0.64</text:p>
          </table:table-cell>
          <table:table-cell table:number-columns-repeated="12"/>
        </table:table-row>
        <table:table-row table:style-name="ro1">
          <table:table-cell table:formula="oooc:=[.A291]+1" office:value-type="float" office:value="40">
            <text:p>40</text:p>
          </table:table-cell>
          <table:table-cell table:formula="oooc:=COS([.$B$1]*[.$A292]/[.$A$1])*EXP(-[.$C$1]*[.$A292]*[.$A292]/([.$A$1]*[.$A$1]))" office:value-type="float" office:value="0.692599269560008">
            <text:p>0.69</text:p>
          </table:table-cell>
          <table:table-cell table:formula="oooc:=SIN([.$B$1]*[.$A292]/[.$A$1])*EXP(-[.$C$1]*[.$A292]*[.$A292]/([.$A$1]*[.$A$1]))" office:value-type="float" office:value="0.65036502357206">
            <text:p>0.65</text:p>
          </table:table-cell>
          <table:table-cell table:number-columns-repeated="12"/>
        </table:table-row>
        <table:table-row table:style-name="ro1">
          <table:table-cell table:formula="oooc:=[.A292]+1" office:value-type="float" office:value="41">
            <text:p>41</text:p>
          </table:table-cell>
          <table:table-cell table:formula="oooc:=COS([.$B$1]*[.$A293]/[.$A$1])*EXP(-[.$C$1]*[.$A293]*[.$A293]/([.$A$1]*[.$A$1]))" office:value-type="float" office:value="0.678457391129728">
            <text:p>0.68</text:p>
          </table:table-cell>
          <table:table-cell table:formula="oooc:=SIN([.$B$1]*[.$A293]/[.$A$1])*EXP(-[.$C$1]*[.$A293]*[.$A293]/([.$A$1]*[.$A$1]))" office:value-type="float" office:value="0.661586468734575">
            <text:p>0.66</text:p>
          </table:table-cell>
          <table:table-cell table:number-columns-repeated="12"/>
        </table:table-row>
        <table:table-row table:style-name="ro1">
          <table:table-cell table:formula="oooc:=[.A293]+1" office:value-type="float" office:value="42">
            <text:p>42</text:p>
          </table:table-cell>
          <table:table-cell table:formula="oooc:=COS([.$B$1]*[.$A294]/[.$A$1])*EXP(-[.$C$1]*[.$A294]*[.$A294]/([.$A$1]*[.$A$1]))" office:value-type="float" office:value="0.664101169772285">
            <text:p>0.66</text:p>
          </table:table-cell>
          <table:table-cell table:formula="oooc:=SIN([.$B$1]*[.$A294]/[.$A$1])*EXP(-[.$C$1]*[.$A294]*[.$A294]/([.$A$1]*[.$A$1]))" office:value-type="float" office:value="0.672467983566561">
            <text:p>0.67</text:p>
          </table:table-cell>
          <table:table-cell table:number-columns-repeated="12"/>
        </table:table-row>
        <table:table-row table:style-name="ro1">
          <table:table-cell table:formula="oooc:=[.A294]+1" office:value-type="float" office:value="43">
            <text:p>43</text:p>
          </table:table-cell>
          <table:table-cell table:formula="oooc:=COS([.$B$1]*[.$A295]/[.$A$1])*EXP(-[.$C$1]*[.$A295]*[.$A295]/([.$A$1]*[.$A$1]))" office:value-type="float" office:value="0.64953945000298">
            <text:p>0.65</text:p>
          </table:table-cell>
          <table:table-cell table:formula="oooc:=SIN([.$B$1]*[.$A295]/[.$A$1])*EXP(-[.$C$1]*[.$A295]*[.$A295]/([.$A$1]*[.$A$1]))" office:value-type="float" office:value="0.683005127206423">
            <text:p>0.68</text:p>
          </table:table-cell>
          <table:table-cell table:number-columns-repeated="12"/>
        </table:table-row>
        <table:table-row table:style-name="ro1">
          <table:table-cell table:formula="oooc:=[.A295]+1" office:value-type="float" office:value="44">
            <text:p>44</text:p>
          </table:table-cell>
          <table:table-cell table:formula="oooc:=COS([.$B$1]*[.$A296]/[.$A$1])*EXP(-[.$C$1]*[.$A296]*[.$A296]/([.$A$1]*[.$A$1]))" office:value-type="float" office:value="0.634781173280278">
            <text:p>0.63</text:p>
          </table:table-cell>
          <table:table-cell table:formula="oooc:=SIN([.$B$1]*[.$A296]/[.$A$1])*EXP(-[.$C$1]*[.$A296]*[.$A296]/([.$A$1]*[.$A$1]))" office:value-type="float" office:value="0.693193704145626">
            <text:p>0.69</text:p>
          </table:table-cell>
          <table:table-cell table:number-columns-repeated="12"/>
        </table:table-row>
        <table:table-row table:style-name="ro1">
          <table:table-cell table:formula="oooc:=[.A296]+1" office:value-type="float" office:value="45">
            <text:p>45</text:p>
          </table:table-cell>
          <table:table-cell table:formula="oooc:=COS([.$B$1]*[.$A297]/[.$A$1])*EXP(-[.$C$1]*[.$A297]*[.$A297]/([.$A$1]*[.$A$1]))" office:value-type="float" office:value="0.619835370817825">
            <text:p>0.62</text:p>
          </table:table-cell>
          <table:table-cell table:formula="oooc:=SIN([.$B$1]*[.$A297]/[.$A$1])*EXP(-[.$C$1]*[.$A297]*[.$A297]/([.$A$1]*[.$A$1]))" office:value-type="float" office:value="0.703029766391908">
            <text:p>0.7</text:p>
          </table:table-cell>
          <table:table-cell table:number-columns-repeated="12"/>
        </table:table-row>
        <table:table-row table:style-name="ro1">
          <table:table-cell table:formula="oooc:=[.A297]+1" office:value-type="float" office:value="46">
            <text:p>46</text:p>
          </table:table-cell>
          <table:table-cell table:formula="oooc:=COS([.$B$1]*[.$A298]/[.$A$1])*EXP(-[.$C$1]*[.$A298]*[.$A298]/([.$A$1]*[.$A$1]))" office:value-type="float" office:value="0.604711156348901">
            <text:p>0.6</text:p>
          </table:table-cell>
          <table:table-cell table:formula="oooc:=SIN([.$B$1]*[.$A298]/[.$A$1])*EXP(-[.$C$1]*[.$A298]*[.$A298]/([.$A$1]*[.$A$1]))" office:value-type="float" office:value="0.712509615411702">
            <text:p>0.71</text:p>
          </table:table-cell>
          <table:table-cell table:number-columns-repeated="12"/>
        </table:table-row>
        <table:table-row table:style-name="ro1">
          <table:table-cell table:formula="oooc:=[.A298]+1" office:value-type="float" office:value="47">
            <text:p>47</text:p>
          </table:table-cell>
          <table:table-cell table:formula="oooc:=COS([.$B$1]*[.$A299]/[.$A$1])*EXP(-[.$C$1]*[.$A299]*[.$A299]/([.$A$1]*[.$A$1]))" office:value-type="float" office:value="0.589417718850374">
            <text:p>0.59</text:p>
          </table:table-cell>
          <table:table-cell table:formula="oooc:=SIN([.$B$1]*[.$A299]/[.$A$1])*EXP(-[.$C$1]*[.$A299]*[.$A299]/([.$A$1]*[.$A$1]))" office:value-type="float" office:value="0.721629803850818">
            <text:p>0.72</text:p>
          </table:table-cell>
          <table:table-cell table:number-columns-repeated="12"/>
        </table:table-row>
        <table:table-row table:style-name="ro1">
          <table:table-cell table:formula="oooc:=[.A299]+1" office:value-type="float" office:value="48">
            <text:p>48</text:p>
          </table:table-cell>
          <table:table-cell table:formula="oooc:=COS([.$B$1]*[.$A300]/[.$A$1])*EXP(-[.$C$1]*[.$A300]*[.$A300]/([.$A$1]*[.$A$1]))" office:value-type="float" office:value="0.573964315233254">
            <text:p>0.57</text:p>
          </table:table-cell>
          <table:table-cell table:formula="oooc:=SIN([.$B$1]*[.$A300]/[.$A$1])*EXP(-[.$C$1]*[.$A300]*[.$A300]/([.$A$1]*[.$A$1]))" office:value-type="float" office:value="0.730387137032647">
            <text:p>0.73</text:p>
          </table:table-cell>
          <table:table-cell table:number-columns-repeated="12"/>
        </table:table-row>
        <table:table-row table:style-name="ro1">
          <table:table-cell table:formula="oooc:=[.A300]+1" office:value-type="float" office:value="49">
            <text:p>49</text:p>
          </table:table-cell>
          <table:table-cell table:formula="oooc:=COS([.$B$1]*[.$A301]/[.$A$1])*EXP(-[.$C$1]*[.$A301]*[.$A301]/([.$A$1]*[.$A$1]))" office:value-type="float" office:value="0.558360263006919">
            <text:p>0.56</text:p>
          </table:table-cell>
          <table:table-cell table:formula="oooc:=SIN([.$B$1]*[.$A301]/[.$A$1])*EXP(-[.$C$1]*[.$A301]*[.$A301]/([.$A$1]*[.$A$1]))" office:value-type="float" office:value="0.738778674233408">
            <text:p>0.74</text:p>
          </table:table-cell>
          <table:table-cell table:number-columns-repeated="12"/>
        </table:table-row>
        <table:table-row table:style-name="ro1">
          <table:table-cell table:formula="oooc:=[.A301]+1" office:value-type="float" office:value="50">
            <text:p>50</text:p>
          </table:table-cell>
          <table:table-cell table:formula="oooc:=COS([.$B$1]*[.$A302]/[.$A$1])*EXP(-[.$C$1]*[.$A302]*[.$A302]/([.$A$1]*[.$A$1]))" office:value-type="float" office:value="0.542614932924127">
            <text:p>0.54</text:p>
          </table:table-cell>
          <table:table-cell table:formula="oooc:=SIN([.$B$1]*[.$A302]/[.$A$1])*EXP(-[.$C$1]*[.$A302]*[.$A302]/([.$A$1]*[.$A$1]))" office:value-type="float" office:value="0.746801729734175">
            <text:p>0.75</text:p>
          </table:table-cell>
          <table:table-cell table:number-columns-repeated="12"/>
        </table:table-row>
        <table:table-row table:style-name="ro1">
          <table:table-cell table:formula="oooc:=[.A302]+1" office:value-type="float" office:value="51">
            <text:p>51</text:p>
          </table:table-cell>
          <table:table-cell table:formula="oooc:=COS([.$B$1]*[.$A303]/[.$A$1])*EXP(-[.$C$1]*[.$A303]*[.$A303]/([.$A$1]*[.$A$1]))" office:value-type="float" office:value="0.526737741613867">
            <text:p>0.53</text:p>
          </table:table-cell>
          <table:table-cell table:formula="oooc:=SIN([.$B$1]*[.$A303]/[.$A$1])*EXP(-[.$C$1]*[.$A303]*[.$A303]/([.$A$1]*[.$A$1]))" office:value-type="float" office:value="0.754453873649669">
            <text:p>0.75</text:p>
          </table:table-cell>
          <table:table-cell table:number-columns-repeated="12"/>
        </table:table-row>
        <table:table-row table:style-name="ro1">
          <table:table-cell table:formula="oooc:=[.A303]+1" office:value-type="float" office:value="52">
            <text:p>52</text:p>
          </table:table-cell>
          <table:table-cell table:formula="oooc:=COS([.$B$1]*[.$A304]/[.$A$1])*EXP(-[.$C$1]*[.$A304]*[.$A304]/([.$A$1]*[.$A$1]))" office:value-type="float" office:value="0.510738144209132">
            <text:p>0.51</text:p>
          </table:table-cell>
          <table:table-cell table:formula="oooc:=SIN([.$B$1]*[.$A304]/[.$A$1])*EXP(-[.$C$1]*[.$A304]*[.$A304]/([.$A$1]*[.$A$1]))" office:value-type="float" office:value="0.761732932534023">
            <text:p>0.76</text:p>
          </table:table-cell>
          <table:table-cell table:number-columns-repeated="12"/>
        </table:table-row>
        <table:table-row table:style-name="ro1">
          <table:table-cell table:formula="oooc:=[.A304]+1" office:value-type="float" office:value="53">
            <text:p>53</text:p>
          </table:table-cell>
          <table:table-cell table:formula="oooc:=COS([.$B$1]*[.$A305]/[.$A$1])*EXP(-[.$C$1]*[.$A305]*[.$A305]/([.$A$1]*[.$A$1]))" office:value-type="float" office:value="0.494625626976639">
            <text:p>0.49</text:p>
          </table:table-cell>
          <table:table-cell table:formula="oooc:=SIN([.$B$1]*[.$A305]/[.$A$1])*EXP(-[.$C$1]*[.$A305]*[.$A305]/([.$A$1]*[.$A$1]))" office:value-type="float" office:value="0.768636989763971">
            <text:p>0.77</text:p>
          </table:table-cell>
          <table:table-cell table:number-columns-repeated="12"/>
        </table:table-row>
        <table:table-row table:style-name="ro1">
          <table:table-cell table:formula="oooc:=[.A305]+1" office:value-type="float" office:value="54">
            <text:p>54</text:p>
          </table:table-cell>
          <table:table-cell table:formula="oooc:=COS([.$B$1]*[.$A306]/[.$A$1])*EXP(-[.$C$1]*[.$A306]*[.$A306]/([.$A$1]*[.$A$1]))" office:value-type="float" office:value="0.478409699955498">
            <text:p>0.48</text:p>
          </table:table-cell>
          <table:table-cell table:formula="oooc:=SIN([.$B$1]*[.$A306]/[.$A$1])*EXP(-[.$C$1]*[.$A306]*[.$A306]/([.$A$1]*[.$A$1]))" office:value-type="float" office:value="0.775164385700119">
            <text:p>0.78</text:p>
          </table:table-cell>
          <table:table-cell table:number-columns-repeated="12"/>
        </table:table-row>
        <table:table-row table:style-name="ro1">
          <table:table-cell table:formula="oooc:=[.A306]+1" office:value-type="float" office:value="55">
            <text:p>55</text:p>
          </table:table-cell>
          <table:table-cell table:formula="oooc:=COS([.$B$1]*[.$A307]/[.$A$1])*EXP(-[.$C$1]*[.$A307]*[.$A307]/([.$A$1]*[.$A$1]))" office:value-type="float" office:value="0.462099889611796">
            <text:p>0.46</text:p>
          </table:table-cell>
          <table:table-cell table:formula="oooc:=SIN([.$B$1]*[.$A307]/[.$A$1])*EXP(-[.$C$1]*[.$A307]*[.$A307]/([.$A$1]*[.$A$1]))" office:value-type="float" office:value="0.781313717627221">
            <text:p>0.78</text:p>
          </table:table-cell>
          <table:table-cell table:number-columns-repeated="12"/>
        </table:table-row>
        <table:table-row table:style-name="ro1">
          <table:table-cell table:formula="oooc:=[.A307]+1" office:value-type="float" office:value="56">
            <text:p>56</text:p>
          </table:table-cell>
          <table:table-cell table:formula="oooc:=COS([.$B$1]*[.$A308]/[.$A$1])*EXP(-[.$C$1]*[.$A308]*[.$A308]/([.$A$1]*[.$A$1]))" office:value-type="float" office:value="0.445705731515992">
            <text:p>0.45</text:p>
          </table:table-cell>
          <table:table-cell table:formula="oooc:=SIN([.$B$1]*[.$A308]/[.$A$1])*EXP(-[.$C$1]*[.$A308]*[.$A308]/([.$A$1]*[.$A$1]))" office:value-type="float" office:value="0.787083839474574">
            <text:p>0.79</text:p>
          </table:table-cell>
          <table:table-cell table:number-columns-repeated="12"/>
        </table:table-row>
        <table:table-row table:style-name="ro1">
          <table:table-cell table:formula="oooc:=[.A308]+1" office:value-type="float" office:value="57">
            <text:p>57</text:p>
          </table:table-cell>
          <table:table-cell table:formula="oooc:=COS([.$B$1]*[.$A309]/[.$A$1])*EXP(-[.$C$1]*[.$A309]*[.$A309]/([.$A$1]*[.$A$1]))" office:value-type="float" office:value="0.42923676305">
            <text:p>0.43</text:p>
          </table:table-cell>
          <table:table-cell table:formula="oooc:=SIN([.$B$1]*[.$A309]/[.$A$1])*EXP(-[.$C$1]*[.$A309]*[.$A309]/([.$A$1]*[.$A$1]))" office:value-type="float" office:value="0.792473861317888">
            <text:p>0.79</text:p>
          </table:table-cell>
          <table:table-cell table:number-columns-repeated="12"/>
        </table:table-row>
        <table:table-row table:style-name="ro1">
          <table:table-cell table:formula="oooc:=[.A309]+1" office:value-type="float" office:value="58">
            <text:p>58</text:p>
          </table:table-cell>
          <table:table-cell table:formula="oooc:=COS([.$B$1]*[.$A310]/[.$A$1])*EXP(-[.$C$1]*[.$A310]*[.$A310]/([.$A$1]*[.$A$1]))" office:value-type="float" office:value="0.412702516150723">
            <text:p>0.41</text:p>
          </table:table-cell>
          <table:table-cell table:formula="oooc:=SIN([.$B$1]*[.$A310]/[.$A$1])*EXP(-[.$C$1]*[.$A310]*[.$A310]/([.$A$1]*[.$A$1]))" office:value-type="float" office:value="0.797483148664207">
            <text:p>0.8</text:p>
          </table:table-cell>
          <table:table-cell table:number-columns-repeated="12"/>
        </table:table-row>
        <table:table-row table:style-name="ro1">
          <table:table-cell table:formula="oooc:=[.A310]+1" office:value-type="float" office:value="59">
            <text:p>59</text:p>
          </table:table-cell>
          <table:table-cell table:formula="oooc:=COS([.$B$1]*[.$A311]/[.$A$1])*EXP(-[.$C$1]*[.$A311]*[.$A311]/([.$A$1]*[.$A$1]))" office:value-type="float" office:value="0.396112510096778">
            <text:p>0.4</text:p>
          </table:table-cell>
          <table:table-cell table:formula="oooc:=SIN([.$B$1]*[.$A311]/[.$A$1])*EXP(-[.$C$1]*[.$A311]*[.$A311]/([.$A$1]*[.$A$1]))" office:value-type="float" office:value="0.802111321521679">
            <text:p>0.8</text:p>
          </table:table-cell>
          <table:table-cell table:number-columns-repeated="12"/>
        </table:table-row>
        <table:table-row table:style-name="ro1">
          <table:table-cell table:formula="oooc:=[.A311]+1" office:value-type="float" office:value="60">
            <text:p>60</text:p>
          </table:table-cell>
          <table:table-cell table:formula="oooc:=COS([.$B$1]*[.$A312]/[.$A$1])*EXP(-[.$C$1]*[.$A312]*[.$A312]/([.$A$1]*[.$A$1]))" office:value-type="float" office:value="0.379476244345034">
            <text:p>0.38</text:p>
          </table:table-cell>
          <table:table-cell table:formula="oooc:=SIN([.$B$1]*[.$A312]/[.$A$1])*EXP(-[.$C$1]*[.$A312]*[.$A312]/([.$A$1]*[.$A$1]))" office:value-type="float" office:value="0.806358253256166">
            <text:p>0.81</text:p>
          </table:table-cell>
          <table:table-cell table:number-columns-repeated="12"/>
        </table:table-row>
        <table:table-row table:style-name="ro1">
          <table:table-cell table:formula="oooc:=[.A312]+1" office:value-type="float" office:value="61">
            <text:p>61</text:p>
          </table:table-cell>
          <table:table-cell table:formula="oooc:=COS([.$B$1]*[.$A313]/[.$A$1])*EXP(-[.$C$1]*[.$A313]*[.$A313]/([.$A$1]*[.$A$1]))" office:value-type="float" office:value="0.362803191423519">
            <text:p>0.36</text:p>
          </table:table-cell>
          <table:table-cell table:formula="oooc:=SIN([.$B$1]*[.$A313]/[.$A$1])*EXP(-[.$C$1]*[.$A313]*[.$A313]/([.$A$1]*[.$A$1]))" office:value-type="float" office:value="0.810224069236934">
            <text:p>0.81</text:p>
          </table:table-cell>
          <table:table-cell table:number-columns-repeated="12"/>
        </table:table-row>
        <table:table-row table:style-name="ro1">
          <table:table-cell table:formula="oooc:=[.A313]+1" office:value-type="float" office:value="62">
            <text:p>62</text:p>
          </table:table-cell>
          <table:table-cell table:formula="oooc:=COS([.$B$1]*[.$A314]/[.$A$1])*EXP(-[.$C$1]*[.$A314]*[.$A314]/([.$A$1]*[.$A$1]))" office:value-type="float" office:value="0.346102789887167">
            <text:p>0.35</text:p>
          </table:table-cell>
          <table:table-cell table:formula="oooc:=SIN([.$B$1]*[.$A314]/[.$A$1])*EXP(-[.$C$1]*[.$A314]*[.$A314]/([.$A$1]*[.$A$1]))" office:value-type="float" office:value="0.81370914527384">
            <text:p>0.81</text:p>
          </table:table-cell>
          <table:table-cell table:number-columns-repeated="12"/>
        </table:table-row>
        <table:table-row table:style-name="ro1">
          <table:table-cell table:formula="oooc:=[.A314]+1" office:value-type="float" office:value="63">
            <text:p>63</text:p>
          </table:table-cell>
          <table:table-cell table:formula="oooc:=COS([.$B$1]*[.$A315]/[.$A$1])*EXP(-[.$C$1]*[.$A315]*[.$A315]/([.$A$1]*[.$A$1]))" office:value-type="float" office:value="0.329384437342739">
            <text:p>0.33</text:p>
          </table:table-cell>
          <table:table-cell table:formula="oooc:=SIN([.$B$1]*[.$A315]/[.$A$1])*EXP(-[.$C$1]*[.$A315]*[.$A315]/([.$A$1]*[.$A$1]))" office:value-type="float" office:value="0.816814105848656">
            <text:p>0.82</text:p>
          </table:table-cell>
          <table:table-cell table:number-columns-repeated="12"/>
        </table:table-row>
        <table:table-row table:style-name="ro1">
          <table:table-cell table:formula="oooc:=[.A315]+1" office:value-type="float" office:value="64">
            <text:p>64</text:p>
          </table:table-cell>
          <table:table-cell table:formula="oooc:=COS([.$B$1]*[.$A316]/[.$A$1])*EXP(-[.$C$1]*[.$A316]*[.$A316]/([.$A$1]*[.$A$1]))" office:value-type="float" office:value="0.3126574835492">
            <text:p>0.31</text:p>
          </table:table-cell>
          <table:table-cell table:formula="oooc:=SIN([.$B$1]*[.$A316]/[.$A$1])*EXP(-[.$C$1]*[.$A316]*[.$A316]/([.$A$1]*[.$A$1]))" office:value-type="float" office:value="0.819539822143348">
            <text:p>0.82</text:p>
          </table:table-cell>
          <table:table-cell table:number-columns-repeated="12"/>
        </table:table-row>
        <table:table-row table:style-name="ro1">
          <table:table-cell table:formula="oooc:=[.A316]+1" office:value-type="float" office:value="65">
            <text:p>65</text:p>
          </table:table-cell>
          <table:table-cell table:formula="oooc:=COS([.$B$1]*[.$A317]/[.$A$1])*EXP(-[.$C$1]*[.$A317]*[.$A317]/([.$A$1]*[.$A$1]))" office:value-type="float" office:value="0.295931223599661">
            <text:p>0.3</text:p>
          </table:table-cell>
          <table:table-cell table:formula="oooc:=SIN([.$B$1]*[.$A317]/[.$A$1])*EXP(-[.$C$1]*[.$A317]*[.$A317]/([.$A$1]*[.$A$1]))" office:value-type="float" office:value="0.821887409868374">
            <text:p>0.82</text:p>
          </table:table-cell>
          <table:table-cell table:number-columns-repeated="12"/>
        </table:table-row>
        <table:table-row table:style-name="ro1">
          <table:table-cell table:formula="oooc:=[.A317]+1" office:value-type="float" office:value="66">
            <text:p>66</text:p>
          </table:table-cell>
          <table:table-cell table:formula="oooc:=COS([.$B$1]*[.$A318]/[.$A$1])*EXP(-[.$C$1]*[.$A318]*[.$A318]/([.$A$1]*[.$A$1]))" office:value-type="float" office:value="0.279214891190927">
            <text:p>0.28</text:p>
          </table:table-cell>
          <table:table-cell table:formula="oooc:=SIN([.$B$1]*[.$A318]/[.$A$1])*EXP(-[.$C$1]*[.$A318]*[.$A318]/([.$A$1]*[.$A$1]))" office:value-type="float" office:value="0.823858226894175">
            <text:p>0.82</text:p>
          </table:table-cell>
          <table:table-cell table:number-columns-repeated="12"/>
        </table:table-row>
        <table:table-row table:style-name="ro1">
          <table:table-cell table:formula="oooc:=[.A318]+1" office:value-type="float" office:value="67">
            <text:p>67</text:p>
          </table:table-cell>
          <table:table-cell table:formula="oooc:=COS([.$B$1]*[.$A319]/[.$A$1])*EXP(-[.$C$1]*[.$A319]*[.$A319]/([.$A$1]*[.$A$1]))" office:value-type="float" office:value="0.262517651986537">
            <text:p>0.26</text:p>
          </table:table-cell>
          <table:table-cell table:formula="oooc:=SIN([.$B$1]*[.$A319]/[.$A$1])*EXP(-[.$C$1]*[.$A319]*[.$A319]/([.$A$1]*[.$A$1]))" office:value-type="float" office:value="0.825453870689321">
            <text:p>0.83</text:p>
          </table:table-cell>
          <table:table-cell table:number-columns-repeated="12"/>
        </table:table-row>
        <table:table-row table:style-name="ro1">
          <table:table-cell table:formula="oooc:=[.A319]+1" office:value-type="float" office:value="68">
            <text:p>68</text:p>
          </table:table-cell>
          <table:table-cell table:formula="oooc:=COS([.$B$1]*[.$A320]/[.$A$1])*EXP(-[.$C$1]*[.$A320]*[.$A320]/([.$A$1]*[.$A$1]))" office:value-type="float" office:value="0.245848597079051">
            <text:p>0.25</text:p>
          </table:table-cell>
          <table:table-cell table:formula="oooc:=SIN([.$B$1]*[.$A320]/[.$A$1])*EXP(-[.$C$1]*[.$A320]*[.$A320]/([.$A$1]*[.$A$1]))" office:value-type="float" office:value="0.826676175568853">
            <text:p>0.83</text:p>
          </table:table-cell>
          <table:table-cell table:number-columns-repeated="12"/>
        </table:table-row>
        <table:table-row table:style-name="ro1">
          <table:table-cell table:formula="oooc:=[.A320]+1" office:value-type="float" office:value="69">
            <text:p>69</text:p>
          </table:table-cell>
          <table:table-cell table:formula="oooc:=COS([.$B$1]*[.$A321]/[.$A$1])*EXP(-[.$C$1]*[.$A321]*[.$A321]/([.$A$1]*[.$A$1]))" office:value-type="float" office:value="0.22921673655722">
            <text:p>0.23</text:p>
          </table:table-cell>
          <table:table-cell table:formula="oooc:=SIN([.$B$1]*[.$A321]/[.$A$1])*EXP(-[.$C$1]*[.$A321]*[.$A321]/([.$A$1]*[.$A$1]))" office:value-type="float" office:value="0.82752720975663">
            <text:p>0.83</text:p>
          </table:table-cell>
          <table:table-cell table:number-columns-repeated="12"/>
        </table:table-row>
        <table:table-row table:style-name="ro1">
          <table:table-cell table:formula="oooc:=[.A321]+1" office:value-type="float" office:value="70">
            <text:p>70</text:p>
          </table:table-cell>
          <table:table-cell table:formula="oooc:=COS([.$B$1]*[.$A322]/[.$A$1])*EXP(-[.$C$1]*[.$A322]*[.$A322]/([.$A$1]*[.$A$1]))" office:value-type="float" office:value="0.212630993183513">
            <text:p>0.21</text:p>
          </table:table-cell>
          <table:table-cell table:formula="oooc:=SIN([.$B$1]*[.$A322]/[.$A$1])*EXP(-[.$C$1]*[.$A322]*[.$A322]/([.$A$1]*[.$A$1]))" office:value-type="float" office:value="0.828009272265593">
            <text:p>0.83</text:p>
          </table:table-cell>
          <table:table-cell table:number-columns-repeated="12"/>
        </table:table-row>
        <table:table-row table:style-name="ro1">
          <table:table-cell table:formula="oooc:=[.A322]+1" office:value-type="float" office:value="71">
            <text:p>71</text:p>
          </table:table-cell>
          <table:table-cell table:formula="oooc:=COS([.$B$1]*[.$A323]/[.$A$1])*EXP(-[.$C$1]*[.$A323]*[.$A323]/([.$A$1]*[.$A$1]))" office:value-type="float" office:value="0.196100196187333">
            <text:p>0.2</text:p>
          </table:table-cell>
          <table:table-cell table:formula="oooc:=SIN([.$B$1]*[.$A323]/[.$A$1])*EXP(-[.$C$1]*[.$A323]*[.$A323]/([.$A$1]*[.$A$1]))" office:value-type="float" office:value="0.828124889600068">
            <text:p>0.83</text:p>
          </table:table-cell>
          <table:table-cell table:number-columns-repeated="12"/>
        </table:table-row>
        <table:table-row table:style-name="ro1">
          <table:table-cell table:formula="oooc:=[.A323]+1" office:value-type="float" office:value="72">
            <text:p>72</text:p>
          </table:table-cell>
          <table:table-cell table:formula="oooc:=COS([.$B$1]*[.$A324]/[.$A$1])*EXP(-[.$C$1]*[.$A324]*[.$A324]/([.$A$1]*[.$A$1]))" office:value-type="float" office:value="0.179633075179105">
            <text:p>0.18</text:p>
          </table:table-cell>
          <table:table-cell table:formula="oooc:=SIN([.$B$1]*[.$A324]/[.$A$1])*EXP(-[.$C$1]*[.$A324]*[.$A324]/([.$A$1]*[.$A$1]))" office:value-type="float" office:value="0.827876812284368">
            <text:p>0.83</text:p>
          </table:table-cell>
          <table:table-cell table:number-columns-repeated="12"/>
        </table:table-row>
        <table:table-row table:style-name="ro1">
          <table:table-cell table:formula="oooc:=[.A324]+1" office:value-type="float" office:value="73">
            <text:p>73</text:p>
          </table:table-cell>
          <table:table-cell table:formula="oooc:=COS([.$B$1]*[.$A325]/[.$A$1])*EXP(-[.$C$1]*[.$A325]*[.$A325]/([.$A$1]*[.$A$1]))" office:value-type="float" office:value="0.163238254190251">
            <text:p>0.16</text:p>
          </table:table-cell>
          <table:table-cell table:formula="oooc:=SIN([.$B$1]*[.$A325]/[.$A$1])*EXP(-[.$C$1]*[.$A325]*[.$A325]/([.$A$1]*[.$A$1]))" office:value-type="float" office:value="0.827268011222112">
            <text:p>0.83</text:p>
          </table:table-cell>
          <table:table-cell table:number-columns-repeated="12"/>
        </table:table-row>
        <table:table-row table:style-name="ro1">
          <table:table-cell table:formula="oooc:=[.A325]+1" office:value-type="float" office:value="74">
            <text:p>74</text:p>
          </table:table-cell>
          <table:table-cell table:formula="oooc:=COS([.$B$1]*[.$A326]/[.$A$1])*EXP(-[.$C$1]*[.$A326]*[.$A326]/([.$A$1]*[.$A$1]))" office:value-type="float" office:value="0.146924245843917">
            <text:p>0.15</text:p>
          </table:table-cell>
          <table:table-cell table:formula="oooc:=SIN([.$B$1]*[.$A326]/[.$A$1])*EXP(-[.$C$1]*[.$A326]*[.$A326]/([.$A$1]*[.$A$1]))" office:value-type="float" office:value="0.826301673890845">
            <text:p>0.83</text:p>
          </table:table-cell>
          <table:table-cell table:number-columns-repeated="12"/>
        </table:table-row>
        <table:table-row table:style-name="ro1">
          <table:table-cell table:formula="oooc:=[.A326]+1" office:value-type="float" office:value="75">
            <text:p>75</text:p>
          </table:table-cell>
          <table:table-cell table:formula="oooc:=COS([.$B$1]*[.$A327]/[.$A$1])*EXP(-[.$C$1]*[.$A327]*[.$A327]/([.$A$1]*[.$A$1]))" office:value-type="float" office:value="0.130699445661134">
            <text:p>0.13</text:p>
          </table:table-cell>
          <table:table-cell table:formula="oooc:=SIN([.$B$1]*[.$A327]/[.$A$1])*EXP(-[.$C$1]*[.$A327]*[.$A327]/([.$A$1]*[.$A$1]))" office:value-type="float" office:value="0.824981200376653">
            <text:p>0.82</text:p>
          </table:table-cell>
          <table:table-cell table:number-columns-repeated="12"/>
        </table:table-row>
        <table:table-row table:style-name="ro1">
          <table:table-cell table:formula="oooc:=[.A327]+1" office:value-type="float" office:value="76">
            <text:p>76</text:p>
          </table:table-cell>
          <table:table-cell table:formula="oooc:=COS([.$B$1]*[.$A328]/[.$A$1])*EXP(-[.$C$1]*[.$A328]*[.$A328]/([.$A$1]*[.$A$1]))" office:value-type="float" office:value="0.114572126506932">
            <text:p>0.11</text:p>
          </table:table-cell>
          <table:table-cell table:formula="oooc:=SIN([.$B$1]*[.$A328]/[.$A$1])*EXP(-[.$C$1]*[.$A328]*[.$A328]/([.$A$1]*[.$A$1]))" office:value-type="float" office:value="0.823310199253639">
            <text:p>0.82</text:p>
          </table:table-cell>
          <table:table-cell table:number-columns-repeated="12"/>
        </table:table-row>
        <table:table-row table:style-name="ro1">
          <table:table-cell table:formula="oooc:=[.A328]+1" office:value-type="float" office:value="77">
            <text:p>77</text:p>
          </table:table-cell>
          <table:table-cell table:formula="oooc:=COS([.$B$1]*[.$A329]/[.$A$1])*EXP(-[.$C$1]*[.$A329]*[.$A329]/([.$A$1]*[.$A$1]))" office:value-type="float" office:value="0.0985504331807547">
            <text:p>0.1</text:p>
          </table:table-cell>
          <table:table-cell table:formula="oooc:=SIN([.$B$1]*[.$A329]/[.$A$1])*EXP(-[.$C$1]*[.$A329]*[.$A329]/([.$A$1]*[.$A$1]))" office:value-type="float" office:value="0.821292483313228">
            <text:p>0.82</text:p>
          </table:table-cell>
          <table:table-cell table:number-columns-repeated="12"/>
        </table:table-row>
        <table:table-row table:style-name="ro1">
          <table:table-cell table:formula="oooc:=[.A329]+1" office:value-type="float" office:value="78">
            <text:p>78</text:p>
          </table:table-cell>
          <table:table-cell table:formula="oooc:=COS([.$B$1]*[.$A330]/[.$A$1])*EXP(-[.$C$1]*[.$A330]*[.$A330]/([.$A$1]*[.$A$1]))" office:value-type="float" office:value="0.0826423771553239">
            <text:p>0.08</text:p>
          </table:table-cell>
          <table:table-cell table:formula="oooc:=SIN([.$B$1]*[.$A330]/[.$A$1])*EXP(-[.$C$1]*[.$A330]*[.$A330]/([.$A$1]*[.$A$1]))" office:value-type="float" office:value="0.81893206514841">
            <text:p>0.82</text:p>
          </table:table-cell>
          <table:table-cell table:number-columns-repeated="12"/>
        </table:table-row>
        <table:table-row table:style-name="ro1">
          <table:table-cell table:formula="oooc:=[.A330]+1" office:value-type="float" office:value="79">
            <text:p>79</text:p>
          </table:table-cell>
          <table:table-cell table:formula="oooc:=COS([.$B$1]*[.$A331]/[.$A$1])*EXP(-[.$C$1]*[.$A331]*[.$A331]/([.$A$1]*[.$A$1]))" office:value-type="float" office:value="0.0668558314679465">
            <text:p>0.07</text:p>
          </table:table-cell>
          <table:table-cell table:formula="oooc:=SIN([.$B$1]*[.$A331]/[.$A$1])*EXP(-[.$C$1]*[.$A331]*[.$A331]/([.$A$1]*[.$A$1]))" office:value-type="float" office:value="0.816233152598135">
            <text:p>0.82</text:p>
          </table:table-cell>
          <table:table-cell table:number-columns-repeated="12"/>
        </table:table-row>
        <table:table-row table:style-name="ro1">
          <table:table-cell table:formula="oooc:=[.A331]+1" office:value-type="float" office:value="80">
            <text:p>80</text:p>
          </table:table-cell>
          <table:table-cell table:formula="oooc:=COS([.$B$1]*[.$A332]/[.$A$1])*EXP(-[.$C$1]*[.$A332]*[.$A332]/([.$A$1]*[.$A$1]))" office:value-type="float" office:value="0.0511985257680439">
            <text:p>0.05</text:p>
          </table:table-cell>
          <table:table-cell table:formula="oooc:=SIN([.$B$1]*[.$A332]/[.$A$1])*EXP(-[.$C$1]*[.$A332]*[.$A332]/([.$A$1]*[.$A$1]))" office:value-type="float" office:value="0.813200144057201">
            <text:p>0.81</text:p>
          </table:table-cell>
          <table:table-cell table:number-columns-repeated="12"/>
        </table:table-row>
        <table:table-row table:style-name="ro1">
          <table:table-cell table:formula="oooc:=[.A332]+1" office:value-type="float" office:value="81">
            <text:p>81</text:p>
          </table:table-cell>
          <table:table-cell table:formula="oooc:=COS([.$B$1]*[.$A333]/[.$A$1])*EXP(-[.$C$1]*[.$A333]*[.$A333]/([.$A$1]*[.$A$1]))" office:value-type="float" office:value="0.0356780415245141">
            <text:p>0.04</text:p>
          </table:table-cell>
          <table:table-cell table:formula="oooc:=SIN([.$B$1]*[.$A333]/[.$A$1])*EXP(-[.$C$1]*[.$A333]*[.$A333]/([.$A$1]*[.$A$1]))" office:value-type="float" office:value="0.809837623657053">
            <text:p>0.81</text:p>
          </table:table-cell>
          <table:table-cell table:number-columns-repeated="12"/>
        </table:table-row>
        <table:table-row table:style-name="ro1">
          <table:table-cell table:formula="oooc:=[.A333]+1" office:value-type="float" office:value="82">
            <text:p>82</text:p>
          </table:table-cell>
          <table:table-cell table:formula="oooc:=COS([.$B$1]*[.$A334]/[.$A$1])*EXP(-[.$C$1]*[.$A334]*[.$A334]/([.$A$1]*[.$A$1]))" office:value-type="float" office:value="0.0203018073963285">
            <text:p>0.02</text:p>
          </table:table-cell>
          <table:table-cell table:formula="oooc:=SIN([.$B$1]*[.$A334]/[.$A$1])*EXP(-[.$C$1]*[.$A334]*[.$A334]/([.$A$1]*[.$A$1]))" office:value-type="float" office:value="0.806150356323035">
            <text:p>0.81</text:p>
          </table:table-cell>
          <table:table-cell table:number-columns-repeated="12"/>
        </table:table-row>
        <table:table-row table:style-name="ro1">
          <table:table-cell table:formula="oooc:=[.A334]+1" office:value-type="float" office:value="83">
            <text:p>83</text:p>
          </table:table-cell>
          <table:table-cell table:formula="oooc:=COS([.$B$1]*[.$A335]/[.$A$1])*EXP(-[.$C$1]*[.$A335]*[.$A335]/([.$A$1]*[.$A$1]))" office:value-type="float" office:value="0.00507709476958524">
            <text:p>0.01</text:p>
          </table:table-cell>
          <table:table-cell table:formula="oooc:=SIN([.$B$1]*[.$A335]/[.$A$1])*EXP(-[.$C$1]*[.$A335]*[.$A335]/([.$A$1]*[.$A$1]))" office:value-type="float" office:value="0.802143282713711">
            <text:p>0.8</text:p>
          </table:table-cell>
          <table:table-cell table:number-columns-repeated="12"/>
        </table:table-row>
        <table:table-row table:style-name="ro1">
          <table:table-cell table:formula="oooc:=[.A335]+1" office:value-type="float" office:value="84">
            <text:p>84</text:p>
          </table:table-cell>
          <table:table-cell table:formula="oooc:=COS([.$B$1]*[.$A336]/[.$A$1])*EXP(-[.$C$1]*[.$A336]*[.$A336]/([.$A$1]*[.$A$1]))" office:value-type="float" office:value="-0.00998898653596705">
            <text:p>-0.01</text:p>
          </table:table-cell>
          <table:table-cell table:formula="oooc:=SIN([.$B$1]*[.$A336]/[.$A$1])*EXP(-[.$C$1]*[.$A336]*[.$A336]/([.$A$1]*[.$A$1]))" office:value-type="float" office:value="0.797821514047952">
            <text:p>0.8</text:p>
          </table:table-cell>
          <table:table-cell table:number-columns-repeated="12"/>
        </table:table-row>
        <table:table-row table:style-name="ro1">
          <table:table-cell table:formula="oooc:=[.A336]+1" office:value-type="float" office:value="85">
            <text:p>85</text:p>
          </table:table-cell>
          <table:table-cell table:formula="oooc:=COS([.$B$1]*[.$A337]/[.$A$1])*EXP(-[.$C$1]*[.$A337]*[.$A337]/([.$A$1]*[.$A$1]))" office:value-type="float" office:value="-0.0248894923881185">
            <text:p>-0.02</text:p>
          </table:table-cell>
          <table:table-cell table:formula="oooc:=SIN([.$B$1]*[.$A337]/[.$A$1])*EXP(-[.$C$1]*[.$A337]*[.$A337]/([.$A$1]*[.$A$1]))" office:value-type="float" office:value="0.793190326825577">
            <text:p>0.79</text:p>
          </table:table-cell>
          <table:table-cell table:number-columns-repeated="12"/>
        </table:table-row>
        <table:table-row table:style-name="ro1">
          <table:table-cell table:formula="oooc:=[.A337]+1" office:value-type="float" office:value="86">
            <text:p>86</text:p>
          </table:table-cell>
          <table:table-cell table:formula="oooc:=COS([.$B$1]*[.$A338]/[.$A$1])*EXP(-[.$C$1]*[.$A338]*[.$A338]/([.$A$1]*[.$A$1]))" office:value-type="float" office:value="-0.0396176482884786">
            <text:p>-0.04</text:p>
          </table:table-cell>
          <table:table-cell table:formula="oooc:=SIN([.$B$1]*[.$A338]/[.$A$1])*EXP(-[.$C$1]*[.$A338]*[.$A338]/([.$A$1]*[.$A$1]))" office:value-type="float" office:value="0.788255157447381">
            <text:p>0.79</text:p>
          </table:table-cell>
          <table:table-cell table:number-columns-repeated="12"/>
        </table:table-row>
        <table:table-row table:style-name="ro1">
          <table:table-cell table:formula="oooc:=[.A338]+1" office:value-type="float" office:value="87">
            <text:p>87</text:p>
          </table:table-cell>
          <table:table-cell table:formula="oooc:=COS([.$B$1]*[.$A339]/[.$A$1])*EXP(-[.$C$1]*[.$A339]*[.$A339]/([.$A$1]*[.$A$1]))" office:value-type="float" office:value="-0.0541668531414376">
            <text:p>-0.05</text:p>
          </table:table-cell>
          <table:table-cell table:formula="oooc:=SIN([.$B$1]*[.$A339]/[.$A$1])*EXP(-[.$C$1]*[.$A339]*[.$A339]/([.$A$1]*[.$A$1]))" office:value-type="float" office:value="0.783021596740475">
            <text:p>0.78</text:p>
          </table:table-cell>
          <table:table-cell table:number-columns-repeated="12"/>
        </table:table-row>
        <table:table-row table:style-name="ro1">
          <table:table-cell table:formula="oooc:=[.A339]+1" office:value-type="float" office:value="88">
            <text:p>88</text:p>
          </table:table-cell>
          <table:table-cell table:formula="oooc:=COS([.$B$1]*[.$A340]/[.$A$1])*EXP(-[.$C$1]*[.$A340]*[.$A340]/([.$A$1]*[.$A$1]))" office:value-type="float" office:value="-0.0685306828435956">
            <text:p>-0.07</text:p>
          </table:table-cell>
          <table:table-cell table:formula="oooc:=SIN([.$B$1]*[.$A340]/[.$A$1])*EXP(-[.$C$1]*[.$A340]*[.$A340]/([.$A$1]*[.$A$1]))" office:value-type="float" office:value="0.777495384394872">
            <text:p>0.78</text:p>
          </table:table-cell>
          <table:table-cell table:number-columns-repeated="12"/>
        </table:table-row>
        <table:table-row table:style-name="ro1">
          <table:table-cell table:formula="oooc:=[.A340]+1" office:value-type="float" office:value="89">
            <text:p>89</text:p>
          </table:table-cell>
          <table:table-cell table:formula="oooc:=COS([.$B$1]*[.$A341]/[.$A$1])*EXP(-[.$C$1]*[.$A341]*[.$A341]/([.$A$1]*[.$A$1]))" office:value-type="float" office:value="-0.0827028936916538">
            <text:p>-0.08</text:p>
          </table:table-cell>
          <table:table-cell table:formula="oooc:=SIN([.$B$1]*[.$A341]/[.$A$1])*EXP(-[.$C$1]*[.$A341]*[.$A341]/([.$A$1]*[.$A$1]))" office:value-type="float" office:value="0.771682403317364">
            <text:p>0.77</text:p>
          </table:table-cell>
          <table:table-cell table:number-columns-repeated="12"/>
        </table:table-row>
        <table:table-row table:style-name="ro1">
          <table:table-cell table:formula="oooc:=[.A341]+1" office:value-type="float" office:value="90">
            <text:p>90</text:p>
          </table:table-cell>
          <table:table-cell table:formula="oooc:=COS([.$B$1]*[.$A342]/[.$A$1])*EXP(-[.$C$1]*[.$A342]*[.$A342]/([.$A$1]*[.$A$1]))" office:value-type="float" office:value="-0.0966774256069659">
            <text:p>-0.1</text:p>
          </table:table-cell>
          <table:table-cell table:formula="oooc:=SIN([.$B$1]*[.$A342]/[.$A$1])*EXP(-[.$C$1]*[.$A342]*[.$A342]/([.$A$1]*[.$A$1]))" office:value-type="float" office:value="0.765588673908698">
            <text:p>0.77</text:p>
          </table:table-cell>
          <table:table-cell table:number-columns-repeated="12"/>
        </table:table-row>
        <table:table-row table:style-name="ro1">
          <table:table-cell table:formula="oooc:=[.A342]+1" office:value-type="float" office:value="91">
            <text:p>91</text:p>
          </table:table-cell>
          <table:table-cell table:formula="oooc:=COS([.$B$1]*[.$A343]/[.$A$1])*EXP(-[.$C$1]*[.$A343]*[.$A343]/([.$A$1]*[.$A$1]))" office:value-type="float" office:value="-0.110448405175156">
            <text:p>-0.11</text:p>
          </table:table-cell>
          <table:table-cell table:formula="oooc:=SIN([.$B$1]*[.$A343]/[.$A$1])*EXP(-[.$C$1]*[.$A343]*[.$A343]/([.$A$1]*[.$A$1]))" office:value-type="float" office:value="0.759220348270169">
            <text:p>0.76</text:p>
          </table:table-cell>
          <table:table-cell table:number-columns-repeated="12"/>
        </table:table-row>
        <table:table-row table:style-name="ro1">
          <table:table-cell table:formula="oooc:=[.A343]+1" office:value-type="float" office:value="92">
            <text:p>92</text:p>
          </table:table-cell>
          <table:table-cell table:formula="oooc:=COS([.$B$1]*[.$A344]/[.$A$1])*EXP(-[.$C$1]*[.$A344]*[.$A344]/([.$A$1]*[.$A$1]))" office:value-type="float" office:value="-0.124010148499415">
            <text:p>-0.12</text:p>
          </table:table-cell>
          <table:table-cell table:formula="oooc:=SIN([.$B$1]*[.$A344]/[.$A$1])*EXP(-[.$C$1]*[.$A344]*[.$A344]/([.$A$1]*[.$A$1]))" office:value-type="float" office:value="0.752583704345704">
            <text:p>0.75</text:p>
          </table:table-cell>
          <table:table-cell table:number-columns-repeated="12"/>
        </table:table-row>
        <table:table-row table:style-name="ro1">
          <table:table-cell table:formula="oooc:=[.A344]+1" office:value-type="float" office:value="93">
            <text:p>93</text:p>
          </table:table-cell>
          <table:table-cell table:formula="oooc:=COS([.$B$1]*[.$A345]/[.$A$1])*EXP(-[.$C$1]*[.$A345]*[.$A345]/([.$A$1]*[.$A$1]))" office:value-type="float" office:value="-0.137357163866289">
            <text:p>-0.14</text:p>
          </table:table-cell>
          <table:table-cell table:formula="oooc:=SIN([.$B$1]*[.$A345]/[.$A$1])*EXP(-[.$C$1]*[.$A345]*[.$A345]/([.$A$1]*[.$A$1]))" office:value-type="float" office:value="0.74568514000559">
            <text:p>0.75</text:p>
          </table:table-cell>
          <table:table-cell table:number-columns-repeated="12"/>
        </table:table-row>
        <table:table-row table:style-name="ro1">
          <table:table-cell table:formula="oooc:=[.A345]+1" office:value-type="float" office:value="94">
            <text:p>94</text:p>
          </table:table-cell>
          <table:table-cell table:formula="oooc:=COS([.$B$1]*[.$A346]/[.$A$1])*EXP(-[.$C$1]*[.$A346]*[.$A346]/([.$A$1]*[.$A$1]))" office:value-type="float" office:value="-0.150484154222988">
            <text:p>-0.15</text:p>
          </table:table-cell>
          <table:table-cell table:formula="oooc:=SIN([.$B$1]*[.$A346]/[.$A$1])*EXP(-[.$C$1]*[.$A346]*[.$A346]/([.$A$1]*[.$A$1]))" office:value-type="float" office:value="0.738531167077955">
            <text:p>0.74</text:p>
          </table:table-cell>
          <table:table-cell table:number-columns-repeated="12"/>
        </table:table-row>
        <table:table-row table:style-name="ro1">
          <table:table-cell table:formula="oooc:=[.A346]+1" office:value-type="float" office:value="95">
            <text:p>95</text:p>
          </table:table-cell>
          <table:table-cell table:formula="oooc:=COS([.$B$1]*[.$A347]/[.$A$1])*EXP(-[.$C$1]*[.$A347]*[.$A347]/([.$A$1]*[.$A$1]))" office:value-type="float" office:value="-0.163386019465436">
            <text:p>-0.16</text:p>
          </table:table-cell>
          <table:table-cell table:formula="oooc:=SIN([.$B$1]*[.$A347]/[.$A$1])*EXP(-[.$C$1]*[.$A347]*[.$A347]/([.$A$1]*[.$A$1]))" office:value-type="float" office:value="0.731128405334162">
            <text:p>0.73</text:p>
          </table:table-cell>
          <table:table-cell table:number-columns-repeated="12"/>
        </table:table-row>
        <table:table-row table:style-name="ro1">
          <table:table-cell table:formula="oooc:=[.A347]+1" office:value-type="float" office:value="96">
            <text:p>96</text:p>
          </table:table-cell>
          <table:table-cell table:formula="oooc:=COS([.$B$1]*[.$A348]/[.$A$1])*EXP(-[.$C$1]*[.$A348]*[.$A348]/([.$A$1]*[.$A$1]))" office:value-type="float" office:value="-0.176057858536505">
            <text:p>-0.18</text:p>
          </table:table-cell>
          <table:table-cell table:formula="oooc:=SIN([.$B$1]*[.$A348]/[.$A$1])*EXP(-[.$C$1]*[.$A348]*[.$A348]/([.$A$1]*[.$A$1]))" office:value-type="float" office:value="0.723483576434244">
            <text:p>0.72</text:p>
          </table:table-cell>
          <table:table-cell table:number-columns-repeated="12"/>
        </table:table-row>
        <table:table-row table:style-name="ro1">
          <table:table-cell table:formula="oooc:=[.A348]+1" office:value-type="float" office:value="97">
            <text:p>97</text:p>
          </table:table-cell>
          <table:table-cell table:formula="oooc:=COS([.$B$1]*[.$A349]/[.$A$1])*EXP(-[.$C$1]*[.$A349]*[.$A349]/([.$A$1]*[.$A$1]))" office:value-type="float" office:value="-0.188494971334059">
            <text:p>-0.19</text:p>
          </table:table-cell>
          <table:table-cell table:formula="oooc:=SIN([.$B$1]*[.$A349]/[.$A$1])*EXP(-[.$C$1]*[.$A349]*[.$A349]/([.$A$1]*[.$A$1]))" office:value-type="float" office:value="0.715603497838506">
            <text:p>0.72</text:p>
          </table:table-cell>
          <table:table-cell table:number-columns-repeated="12"/>
        </table:table-row>
        <table:table-row table:style-name="ro1">
          <table:table-cell table:formula="oooc:=[.A349]+1" office:value-type="float" office:value="98">
            <text:p>98</text:p>
          </table:table-cell>
          <table:table-cell table:formula="oooc:=COS([.$B$1]*[.$A350]/[.$A$1])*EXP(-[.$C$1]*[.$A350]*[.$A350]/([.$A$1]*[.$A$1]))" office:value-type="float" office:value="-0.200692860428649">
            <text:p>-0.2</text:p>
          </table:table-cell>
          <table:table-cell table:formula="oooc:=SIN([.$B$1]*[.$A350]/[.$A$1])*EXP(-[.$C$1]*[.$A350]*[.$A350]/([.$A$1]*[.$A$1]))" office:value-type="float" office:value="0.707495076691406">
            <text:p>0.71</text:p>
          </table:table-cell>
          <table:table-cell table:number-columns-repeated="12"/>
        </table:table-row>
        <table:table-row table:style-name="ro1">
          <table:table-cell table:formula="oooc:=[.A350]+1" office:value-type="float" office:value="99">
            <text:p>99</text:p>
          </table:table-cell>
          <table:table-cell table:formula="oooc:=COS([.$B$1]*[.$A351]/[.$A$1])*EXP(-[.$C$1]*[.$A351]*[.$A351]/([.$A$1]*[.$A$1]))" office:value-type="float" office:value="-0.212647232590904">
            <text:p>-0.21</text:p>
          </table:table-cell>
          <table:table-cell table:formula="oooc:=SIN([.$B$1]*[.$A351]/[.$A$1])*EXP(-[.$C$1]*[.$A351]*[.$A351]/([.$A$1]*[.$A$1]))" office:value-type="float" office:value="0.699165303683809">
            <text:p>0.7</text:p>
          </table:table-cell>
          <table:table-cell table:number-columns-repeated="12"/>
        </table:table-row>
        <table:table-row table:style-name="ro1">
          <table:table-cell table:formula="oooc:=[.A351]+1" office:value-type="float" office:value="100">
            <text:p>100</text:p>
          </table:table-cell>
          <table:table-cell table:formula="oooc:=COS([.$B$1]*[.$A352]/[.$A$1])*EXP(-[.$C$1]*[.$A352]*[.$A352]/([.$A$1]*[.$A$1]))" office:value-type="float" office:value="-0.224354000128848">
            <text:p>-0.22</text:p>
          </table:table-cell>
          <table:table-cell table:formula="oooc:=SIN([.$B$1]*[.$A352]/[.$A$1])*EXP(-[.$C$1]*[.$A352]*[.$A352]/([.$A$1]*[.$A$1]))" office:value-type="float" office:value="0.690621246899654">
            <text:p>0.69</text:p>
          </table:table-cell>
          <table:table-cell table:number-columns-repeated="12"/>
        </table:table-row>
        <table:table-row table:style-name="ro1">
          <table:table-cell table:formula="oooc:=[.A352]+1" office:value-type="float" office:value="101">
            <text:p>101</text:p>
          </table:table-cell>
          <table:table-cell table:formula="oooc:=COS([.$B$1]*[.$A353]/[.$A$1])*EXP(-[.$C$1]*[.$A353]*[.$A353]/([.$A$1]*[.$A$1]))" office:value-type="float" office:value="-0.235809282035576">
            <text:p>-0.24</text:p>
          </table:table-cell>
          <table:table-cell table:formula="oooc:=SIN([.$B$1]*[.$A353]/[.$A$1])*EXP(-[.$C$1]*[.$A353]*[.$A353]/([.$A$1]*[.$A$1]))" office:value-type="float" office:value="0.681870045653071">
            <text:p>0.68</text:p>
          </table:table-cell>
          <table:table-cell table:number-columns-repeated="12"/>
        </table:table-row>
        <table:table-row table:style-name="ro1">
          <table:table-cell table:formula="oooc:=[.A353]+1" office:value-type="float" office:value="102">
            <text:p>102</text:p>
          </table:table-cell>
          <table:table-cell table:formula="oooc:=COS([.$B$1]*[.$A354]/[.$A$1])*EXP(-[.$C$1]*[.$A354]*[.$A354]/([.$A$1]*[.$A$1]))" office:value-type="float" office:value="-0.24700940494793">
            <text:p>-0.25</text:p>
          </table:table-cell>
          <table:table-cell table:formula="oooc:=SIN([.$B$1]*[.$A354]/[.$A$1])*EXP(-[.$C$1]*[.$A354]*[.$A354]/([.$A$1]*[.$A$1]))" office:value-type="float" office:value="0.67291890432191">
            <text:p>0.67</text:p>
          </table:table-cell>
          <table:table-cell table:number-columns-repeated="12"/>
        </table:table-row>
        <table:table-row table:style-name="ro1">
          <table:table-cell table:formula="oooc:=[.A354]+1" office:value-type="float" office:value="103">
            <text:p>103</text:p>
          </table:table-cell>
          <table:table-cell table:formula="oooc:=COS([.$B$1]*[.$A355]/[.$A$1])*EXP(-[.$C$1]*[.$A355]*[.$A355]/([.$A$1]*[.$A$1]))" office:value-type="float" office:value="-0.257950903916981">
            <text:p>-0.26</text:p>
          </table:table-cell>
          <table:table-cell table:formula="oooc:=SIN([.$B$1]*[.$A355]/[.$A$1])*EXP(-[.$C$1]*[.$A355]*[.$A355]/([.$A$1]*[.$A$1]))" office:value-type="float" office:value="0.663775086183626">
            <text:p>0.66</text:p>
          </table:table-cell>
          <table:table-cell table:number-columns-repeated="12"/>
        </table:table-row>
        <table:table-row table:style-name="ro1">
          <table:table-cell table:formula="oooc:=[.A355]+1" office:value-type="float" office:value="104">
            <text:p>104</text:p>
          </table:table-cell>
          <table:table-cell table:formula="oooc:=COS([.$B$1]*[.$A356]/[.$A$1])*EXP(-[.$C$1]*[.$A356]*[.$A356]/([.$A$1]*[.$A$1]))" office:value-type="float" office:value="-0.268630522991339">
            <text:p>-0.27</text:p>
          </table:table-cell>
          <table:table-cell table:formula="oooc:=SIN([.$B$1]*[.$A356]/[.$A$1])*EXP(-[.$C$1]*[.$A356]*[.$A356]/([.$A$1]*[.$A$1]))" office:value-type="float" office:value="0.65444590725937">
            <text:p>0.65</text:p>
          </table:table-cell>
          <table:table-cell table:number-columns-repeated="12"/>
        </table:table-row>
        <table:table-row table:style-name="ro1">
          <table:table-cell table:formula="oooc:=[.A356]+1" office:value-type="float" office:value="105">
            <text:p>105</text:p>
          </table:table-cell>
          <table:table-cell table:formula="oooc:=COS([.$B$1]*[.$A357]/[.$A$1])*EXP(-[.$C$1]*[.$A357]*[.$A357]/([.$A$1]*[.$A$1]))" office:value-type="float" office:value="-0.279045215614487">
            <text:p>-0.28</text:p>
          </table:table-cell>
          <table:table-cell table:formula="oooc:=SIN([.$B$1]*[.$A357]/[.$A$1])*EXP(-[.$C$1]*[.$A357]*[.$A357]/([.$A$1]*[.$A$1]))" office:value-type="float" office:value="0.644938730172107">
            <text:p>0.64</text:p>
          </table:table-cell>
          <table:table-cell table:number-columns-repeated="12"/>
        </table:table-row>
        <table:table-row table:style-name="ro1">
          <table:table-cell table:formula="oooc:=[.A357]+1" office:value-type="float" office:value="106">
            <text:p>106</text:p>
          </table:table-cell>
          <table:table-cell table:formula="oooc:=COS([.$B$1]*[.$A358]/[.$A$1])*EXP(-[.$C$1]*[.$A358]*[.$A358]/([.$A$1]*[.$A$1]))" office:value-type="float" office:value="-0.289192144837511">
            <text:p>-0.29</text:p>
          </table:table-cell>
          <table:table-cell table:formula="oooc:=SIN([.$B$1]*[.$A358]/[.$A$1])*EXP(-[.$C$1]*[.$A358]*[.$A358]/([.$A$1]*[.$A$1]))" office:value-type="float" office:value="0.635260958024503">
            <text:p>0.64</text:p>
          </table:table-cell>
          <table:table-cell table:number-columns-repeated="12"/>
        </table:table-row>
        <table:table-row table:style-name="ro1">
          <table:table-cell table:formula="oooc:=[.A358]+1" office:value-type="float" office:value="107">
            <text:p>107</text:p>
          </table:table-cell>
          <table:table-cell table:formula="oooc:=COS([.$B$1]*[.$A359]/[.$A$1])*EXP(-[.$C$1]*[.$A359]*[.$A359]/([.$A$1]*[.$A$1]))" office:value-type="float" office:value="-0.299068683348803">
            <text:p>-0.3</text:p>
          </table:table-cell>
          <table:table-cell table:formula="oooc:=SIN([.$B$1]*[.$A359]/[.$A$1])*EXP(-[.$C$1]*[.$A359]*[.$A359]/([.$A$1]*[.$A$1]))" office:value-type="float" office:value="0.625420028302234">
            <text:p>0.63</text:p>
          </table:table-cell>
          <table:table-cell table:number-columns-repeated="12"/>
        </table:table-row>
        <table:table-row table:style-name="ro1">
          <table:table-cell table:formula="oooc:=[.A359]+1" office:value-type="float" office:value="108">
            <text:p>108</text:p>
          </table:table-cell>
          <table:table-cell table:formula="oooc:=COS([.$B$1]*[.$A360]/[.$A$1])*EXP(-[.$C$1]*[.$A360]*[.$A360]/([.$A$1]*[.$A$1]))" office:value-type="float" office:value="-0.308672413322466">
            <text:p>-0.31</text:p>
          </table:table-cell>
          <table:table-cell table:formula="oooc:=SIN([.$B$1]*[.$A360]/[.$A$1])*EXP(-[.$C$1]*[.$A360]*[.$A360]/([.$A$1]*[.$A$1]))" office:value-type="float" office:value="0.615423406808319">
            <text:p>0.62</text:p>
          </table:table-cell>
          <table:table-cell table:number-columns-repeated="12"/>
        </table:table-row>
        <table:table-row table:style-name="ro1">
          <table:table-cell table:formula="oooc:=[.A360]+1" office:value-type="float" office:value="109">
            <text:p>109</text:p>
          </table:table-cell>
          <table:table-cell table:formula="oooc:=COS([.$B$1]*[.$A361]/[.$A$1])*EXP(-[.$C$1]*[.$A361]*[.$A361]/([.$A$1]*[.$A$1]))" office:value-type="float" office:value="-0.318001126087334">
            <text:p>-0.32</text:p>
          </table:table-cell>
          <table:table-cell table:formula="oooc:=SIN([.$B$1]*[.$A361]/[.$A$1])*EXP(-[.$C$1]*[.$A361]*[.$A361]/([.$A$1]*[.$A$1]))" office:value-type="float" office:value="0.605278581633963">
            <text:p>0.61</text:p>
          </table:table-cell>
          <table:table-cell table:number-columns-repeated="12"/>
        </table:table-row>
        <table:table-row table:style-name="ro1">
          <table:table-cell table:formula="oooc:=[.A361]+1" office:value-type="float" office:value="110">
            <text:p>110</text:p>
          </table:table-cell>
          <table:table-cell table:formula="oooc:=COS([.$B$1]*[.$A362]/[.$A$1])*EXP(-[.$C$1]*[.$A362]*[.$A362]/([.$A$1]*[.$A$1]))" office:value-type="float" office:value="-0.327052821618694">
            <text:p>-0.33</text:p>
          </table:table-cell>
          <table:table-cell table:formula="oooc:=SIN([.$B$1]*[.$A362]/[.$A$1])*EXP(-[.$C$1]*[.$A362]*[.$A362]/([.$A$1]*[.$A$1]))" office:value-type="float" office:value="0.594993057171329">
            <text:p>0.59</text:p>
          </table:table-cell>
          <table:table-cell table:number-columns-repeated="12"/>
        </table:table-row>
        <table:table-row table:style-name="ro1">
          <table:table-cell table:formula="oooc:=[.A362]+1" office:value-type="float" office:value="111">
            <text:p>111</text:p>
          </table:table-cell>
          <table:table-cell table:formula="oooc:=COS([.$B$1]*[.$A363]/[.$A$1])*EXP(-[.$C$1]*[.$A363]*[.$A363]/([.$A$1]*[.$A$1]))" office:value-type="float" office:value="-0.335825707854952">
            <text:p>-0.34</text:p>
          </table:table-cell>
          <table:table-cell table:formula="oooc:=SIN([.$B$1]*[.$A363]/[.$A$1])*EXP(-[.$C$1]*[.$A363]*[.$A363]/([.$A$1]*[.$A$1]))" office:value-type="float" office:value="0.584574348173547">
            <text:p>0.58</text:p>
          </table:table-cell>
          <table:table-cell table:number-columns-repeated="12"/>
        </table:table-row>
        <table:table-row table:style-name="ro1">
          <table:table-cell table:formula="oooc:=[.A363]+1" office:value-type="float" office:value="112">
            <text:p>112</text:p>
          </table:table-cell>
          <table:table-cell table:formula="oooc:=COS([.$B$1]*[.$A364]/[.$A$1])*EXP(-[.$C$1]*[.$A364]*[.$A364]/([.$A$1]*[.$A$1]))" office:value-type="float" office:value="-0.344318199841657">
            <text:p>-0.34</text:p>
          </table:table-cell>
          <table:table-cell table:formula="oooc:=SIN([.$B$1]*[.$A364]/[.$A$1])*EXP(-[.$C$1]*[.$A364]*[.$A364]/([.$A$1]*[.$A$1]))" office:value-type="float" office:value="0.574029973867173">
            <text:p>0.57</text:p>
          </table:table-cell>
          <table:table-cell table:number-columns-repeated="12"/>
        </table:table-row>
        <table:table-row table:style-name="ro1">
          <table:table-cell table:formula="oooc:=[.A364]+1" office:value-type="float" office:value="113">
            <text:p>113</text:p>
          </table:table-cell>
          <table:table-cell table:formula="oooc:=COS([.$B$1]*[.$A365]/[.$A$1])*EXP(-[.$C$1]*[.$A365]*[.$A365]/([.$A$1]*[.$A$1]))" office:value-type="float" office:value="-0.352528918705444">
            <text:p>-0.35</text:p>
          </table:table-cell>
          <table:table-cell table:formula="oooc:=SIN([.$B$1]*[.$A365]/[.$A$1])*EXP(-[.$C$1]*[.$A365]*[.$A365]/([.$A$1]*[.$A$1]))" office:value-type="float" office:value="0.563367452122207">
            <text:p>0.56</text:p>
          </table:table-cell>
          <table:table-cell table:number-columns-repeated="12"/>
        </table:table-row>
        <table:table-row table:style-name="ro1">
          <table:table-cell table:formula="oooc:=[.A365]+1" office:value-type="float" office:value="114">
            <text:p>114</text:p>
          </table:table-cell>
          <table:table-cell table:formula="oooc:=COS([.$B$1]*[.$A366]/[.$A$1])*EXP(-[.$C$1]*[.$A366]*[.$A366]/([.$A$1]*[.$A$1]))" office:value-type="float" office:value="-0.360456690460623">
            <text:p>-0.36</text:p>
          </table:table-cell>
          <table:table-cell table:formula="oooc:=SIN([.$B$1]*[.$A366]/[.$A$1])*EXP(-[.$C$1]*[.$A366]*[.$A366]/([.$A$1]*[.$A$1]))" office:value-type="float" office:value="0.552594293684648">
            <text:p>0.55</text:p>
          </table:table-cell>
          <table:table-cell table:number-columns-repeated="12"/>
        </table:table-row>
        <table:table-row table:style-name="ro1">
          <table:table-cell table:formula="oooc:=[.A366]+1" office:value-type="float" office:value="115">
            <text:p>115</text:p>
          </table:table-cell>
          <table:table-cell table:formula="oooc:=COS([.$B$1]*[.$A367]/[.$A$1])*EXP(-[.$C$1]*[.$A367]*[.$A367]/([.$A$1]*[.$A$1]))" office:value-type="float" office:value="-0.368100544651273">
            <text:p>-0.37</text:p>
          </table:table-cell>
          <table:table-cell table:formula="oooc:=SIN([.$B$1]*[.$A367]/[.$A$1])*EXP(-[.$C$1]*[.$A367]*[.$A367]/([.$A$1]*[.$A$1]))" office:value-type="float" office:value="0.541717996476497">
            <text:p>0.54</text:p>
          </table:table-cell>
          <table:table-cell table:number-columns-repeated="12"/>
        </table:table-row>
        <table:table-row table:style-name="ro1">
          <table:table-cell table:formula="oooc:=[.A367]+1" office:value-type="float" office:value="116">
            <text:p>116</text:p>
          </table:table-cell>
          <table:table-cell table:formula="oooc:=COS([.$B$1]*[.$A368]/[.$A$1])*EXP(-[.$C$1]*[.$A368]*[.$A368]/([.$A$1]*[.$A$1]))" office:value-type="float" office:value="-0.375459712831856">
            <text:p>-0.38</text:p>
          </table:table-cell>
          <table:table-cell table:formula="oooc:=SIN([.$B$1]*[.$A368]/[.$A$1])*EXP(-[.$C$1]*[.$A368]*[.$A368]/([.$A$1]*[.$A$1]))" office:value-type="float" office:value="0.530746039967922">
            <text:p>0.53</text:p>
          </table:table-cell>
          <table:table-cell table:number-columns-repeated="12"/>
        </table:table-row>
        <table:table-row table:style-name="ro1">
          <table:table-cell table:formula="oooc:=[.A368]+1" office:value-type="float" office:value="117">
            <text:p>117</text:p>
          </table:table-cell>
          <table:table-cell table:formula="oooc:=COS([.$B$1]*[.$A369]/[.$A$1])*EXP(-[.$C$1]*[.$A369]*[.$A369]/([.$A$1]*[.$A$1]))" office:value-type="float" office:value="-0.382533626889505">
            <text:p>-0.38</text:p>
          </table:table-cell>
          <table:table-cell table:formula="oooc:=SIN([.$B$1]*[.$A369]/[.$A$1])*EXP(-[.$C$1]*[.$A369]*[.$A369]/([.$A$1]*[.$A$1]))" office:value-type="float" office:value="0.519685879626262">
            <text:p>0.52</text:p>
          </table:table-cell>
          <table:table-cell table:number-columns-repeated="12"/>
        </table:table-row>
        <table:table-row table:style-name="ro1">
          <table:table-cell table:formula="oooc:=[.A369]+1" office:value-type="float" office:value="118">
            <text:p>118</text:p>
          </table:table-cell>
          <table:table-cell table:formula="oooc:=COS([.$B$1]*[.$A370]/[.$A$1])*EXP(-[.$C$1]*[.$A370]*[.$A370]/([.$A$1]*[.$A$1]))" office:value-type="float" office:value="-0.389321917211254">
            <text:p>-0.39</text:p>
          </table:table-cell>
          <table:table-cell table:formula="oooc:=SIN([.$B$1]*[.$A370]/[.$A$1])*EXP(-[.$C$1]*[.$A370]*[.$A370]/([.$A$1]*[.$A$1]))" office:value-type="float" office:value="0.508544941446346">
            <text:p>0.51</text:p>
          </table:table-cell>
          <table:table-cell table:number-columns-repeated="12"/>
        </table:table-row>
        <table:table-row table:style-name="ro1">
          <table:table-cell table:formula="oooc:=[.A370]+1" office:value-type="float" office:value="119">
            <text:p>119</text:p>
          </table:table-cell>
          <table:table-cell table:formula="oooc:=COS([.$B$1]*[.$A371]/[.$A$1])*EXP(-[.$C$1]*[.$A371]*[.$A371]/([.$A$1]*[.$A$1]))" office:value-type="float" office:value="-0.395824410699638">
            <text:p>-0.4</text:p>
          </table:table-cell>
          <table:table-cell table:formula="oooc:=SIN([.$B$1]*[.$A371]/[.$A$1])*EXP(-[.$C$1]*[.$A371]*[.$A371]/([.$A$1]*[.$A$1]))" office:value-type="float" office:value="0.497330616566508">
            <text:p>0.5</text:p>
          </table:table-cell>
          <table:table-cell table:number-columns-repeated="12"/>
        </table:table-row>
        <table:table-row table:style-name="ro1">
          <table:table-cell table:formula="oooc:=[.A371]+1" office:value-type="float" office:value="120">
            <text:p>120</text:p>
          </table:table-cell>
          <table:table-cell table:formula="oooc:=COS([.$B$1]*[.$A372]/[.$A$1])*EXP(-[.$C$1]*[.$A372]*[.$A372]/([.$A$1]*[.$A$1]))" office:value-type="float" office:value="-0.402041128640195">
            <text:p>-0.4</text:p>
          </table:table-cell>
          <table:table-cell table:formula="oooc:=SIN([.$B$1]*[.$A372]/[.$A$1])*EXP(-[.$C$1]*[.$A372]*[.$A372]/([.$A$1]*[.$A$1]))" office:value-type="float" office:value="0.486050255974547">
            <text:p>0.49</text:p>
          </table:table-cell>
          <table:table-cell table:number-columns-repeated="12"/>
        </table:table-row>
        <table:table-row table:style-name="ro1">
          <table:table-cell table:formula="oooc:=[.A372]+1" office:value-type="float" office:value="121">
            <text:p>121</text:p>
          </table:table-cell>
          <table:table-cell table:formula="oooc:=COS([.$B$1]*[.$A373]/[.$A$1])*EXP(-[.$C$1]*[.$A373]*[.$A373]/([.$A$1]*[.$A$1]))" office:value-type="float" office:value="-0.407972284424508">
            <text:p>-0.41</text:p>
          </table:table-cell>
          <table:table-cell table:formula="oooc:=SIN([.$B$1]*[.$A373]/[.$A$1])*EXP(-[.$C$1]*[.$A373]*[.$A373]/([.$A$1]*[.$A$1]))" office:value-type="float" office:value="0.47471116530771">
            <text:p>0.47</text:p>
          </table:table-cell>
          <table:table-cell table:number-columns-repeated="12"/>
        </table:table-row>
        <table:table-row table:style-name="ro1">
          <table:table-cell table:formula="oooc:=[.A373]+1" office:value-type="float" office:value="122">
            <text:p>122</text:p>
          </table:table-cell>
          <table:table-cell table:formula="oooc:=COS([.$B$1]*[.$A374]/[.$A$1])*EXP(-[.$C$1]*[.$A374]*[.$A374]/([.$A$1]*[.$A$1]))" office:value-type="float" office:value="-0.413618281132572">
            <text:p>-0.41</text:p>
          </table:table-cell>
          <table:table-cell table:formula="oooc:=SIN([.$B$1]*[.$A374]/[.$A$1])*EXP(-[.$C$1]*[.$A374]*[.$A374]/([.$A$1]*[.$A$1]))" office:value-type="float" office:value="0.463320599750669">
            <text:p>0.46</text:p>
          </table:table-cell>
          <table:table-cell table:number-columns-repeated="12"/>
        </table:table-row>
        <table:table-row table:style-name="ro1">
          <table:table-cell table:formula="oooc:=[.A374]+1" office:value-type="float" office:value="123">
            <text:p>123</text:p>
          </table:table-cell>
          <table:table-cell table:formula="oooc:=COS([.$B$1]*[.$A375]/[.$A$1])*EXP(-[.$C$1]*[.$A375]*[.$A375]/([.$A$1]*[.$A$1]))" office:value-type="float" office:value="-0.418979708978345">
            <text:p>-0.42</text:p>
          </table:table-cell>
          <table:table-cell table:formula="oooc:=SIN([.$B$1]*[.$A375]/[.$A$1])*EXP(-[.$C$1]*[.$A375]*[.$A375]/([.$A$1]*[.$A$1]))" office:value-type="float" office:value="0.4518857590353">
            <text:p>0.45</text:p>
          </table:table-cell>
          <table:table-cell table:number-columns-repeated="12"/>
        </table:table-row>
        <table:table-row table:style-name="ro1">
          <table:table-cell table:formula="oooc:=[.A375]+1" office:value-type="float" office:value="124">
            <text:p>124</text:p>
          </table:table-cell>
          <table:table-cell table:formula="oooc:=COS([.$B$1]*[.$A376]/[.$A$1])*EXP(-[.$C$1]*[.$A376]*[.$A376]/([.$A$1]*[.$A$1]))" office:value-type="float" office:value="-0.424057342622463">
            <text:p>-0.42</text:p>
          </table:table-cell>
          <table:table-cell table:formula="oooc:=SIN([.$B$1]*[.$A376]/[.$A$1])*EXP(-[.$C$1]*[.$A376]*[.$A376]/([.$A$1]*[.$A$1]))" office:value-type="float" office:value="0.44041378254592">
            <text:p>0.44</text:p>
          </table:table-cell>
          <table:table-cell table:number-columns-repeated="12"/>
        </table:table-row>
        <table:table-row table:style-name="ro1">
          <table:table-cell table:formula="oooc:=[.A376]+1" office:value-type="float" office:value="125">
            <text:p>125</text:p>
          </table:table-cell>
          <table:table-cell table:formula="oooc:=COS([.$B$1]*[.$A377]/[.$A$1])*EXP(-[.$C$1]*[.$A377]*[.$A377]/([.$A$1]*[.$A$1]))" office:value-type="float" office:value="-0.42885213835619">
            <text:p>-0.43</text:p>
          </table:table-cell>
          <table:table-cell table:formula="oooc:=SIN([.$B$1]*[.$A377]/[.$A$1])*EXP(-[.$C$1]*[.$A377]*[.$A377]/([.$A$1]*[.$A$1]))" office:value-type="float" office:value="0.428911744533494">
            <text:p>0.43</text:p>
          </table:table-cell>
          <table:table-cell table:number-columns-repeated="12"/>
        </table:table-row>
        <table:table-row table:style-name="ro1">
          <table:table-cell table:formula="oooc:=[.A377]+1" office:value-type="float" office:value="126">
            <text:p>126</text:p>
          </table:table-cell>
          <table:table-cell table:formula="oooc:=COS([.$B$1]*[.$A378]/[.$A$1])*EXP(-[.$C$1]*[.$A378]*[.$A378]/([.$A$1]*[.$A$1]))" office:value-type="float" office:value="-0.433365231160754">
            <text:p>-0.43</text:p>
          </table:table-cell>
          <table:table-cell table:formula="oooc:=SIN([.$B$1]*[.$A378]/[.$A$1])*EXP(-[.$C$1]*[.$A378]*[.$A378]/([.$A$1]*[.$A$1]))" office:value-type="float" office:value="0.41738664944218">
            <text:p>0.42</text:p>
          </table:table-cell>
          <table:table-cell table:number-columns-repeated="12"/>
        </table:table-row>
        <table:table-row table:style-name="ro1">
          <table:table-cell table:formula="oooc:=[.A378]+1" office:value-type="float" office:value="127">
            <text:p>127</text:p>
          </table:table-cell>
          <table:table-cell table:formula="oooc:=COS([.$B$1]*[.$A379]/[.$A$1])*EXP(-[.$C$1]*[.$A379]*[.$A379]/([.$A$1]*[.$A$1]))" office:value-type="float" office:value="-0.437597931646328">
            <text:p>-0.44</text:p>
          </table:table-cell>
          <table:table-cell table:formula="oooc:=SIN([.$B$1]*[.$A379]/[.$A$1])*EXP(-[.$C$1]*[.$A379]*[.$A379]/([.$A$1]*[.$A$1]))" office:value-type="float" office:value="0.405845427351401">
            <text:p>0.41</text:p>
          </table:table-cell>
          <table:table-cell table:number-columns-repeated="12"/>
        </table:table-row>
        <table:table-row table:style-name="ro1">
          <table:table-cell table:formula="oooc:=[.A379]+1" office:value-type="float" office:value="128">
            <text:p>128</text:p>
          </table:table-cell>
          <table:table-cell table:formula="oooc:=COS([.$B$1]*[.$A380]/[.$A$1])*EXP(-[.$C$1]*[.$A380]*[.$A380]/([.$A$1]*[.$A$1]))" office:value-type="float" office:value="-0.44155172287497">
            <text:p>-0.44</text:p>
          </table:table-cell>
          <table:table-cell table:formula="oooc:=SIN([.$B$1]*[.$A380]/[.$A$1])*EXP(-[.$C$1]*[.$A380]*[.$A380]/([.$A$1]*[.$A$1]))" office:value-type="float" office:value="0.394294929536496">
            <text:p>0.39</text:p>
          </table:table-cell>
          <table:table-cell table:number-columns-repeated="12"/>
        </table:table-row>
        <table:table-row table:style-name="ro1">
          <table:table-cell table:formula="oooc:=[.A380]+1" office:value-type="float" office:value="129">
            <text:p>129</text:p>
          </table:table-cell>
          <table:table-cell table:formula="oooc:=COS([.$B$1]*[.$A381]/[.$A$1])*EXP(-[.$C$1]*[.$A381]*[.$A381]/([.$A$1]*[.$A$1]))" office:value-type="float" office:value="-0.44522825707192">
            <text:p>-0.45</text:p>
          </table:table-cell>
          <table:table-cell table:formula="oooc:=SIN([.$B$1]*[.$A381]/[.$A$1])*EXP(-[.$C$1]*[.$A381]*[.$A381]/([.$A$1]*[.$A$1]))" office:value-type="float" office:value="0.38274192415084">
            <text:p>0.38</text:p>
          </table:table-cell>
          <table:table-cell table:number-columns-repeated="12"/>
        </table:table-row>
        <table:table-row table:style-name="ro1">
          <table:table-cell table:formula="oooc:=[.A381]+1" office:value-type="float" office:value="130">
            <text:p>130</text:p>
          </table:table-cell>
          <table:table-cell table:formula="oooc:=COS([.$B$1]*[.$A382]/[.$A$1])*EXP(-[.$C$1]*[.$A382]*[.$A382]/([.$A$1]*[.$A$1]))" office:value-type="float" office:value="-0.448629352229715">
            <text:p>-0.45</text:p>
          </table:table-cell>
          <table:table-cell table:formula="oooc:=SIN([.$B$1]*[.$A382]/[.$A$1])*EXP(-[.$C$1]*[.$A382]*[.$A382]/([.$A$1]*[.$A$1]))" office:value-type="float" office:value="0.37119309203215">
            <text:p>0.37</text:p>
          </table:table-cell>
          <table:table-cell table:number-columns-repeated="12"/>
        </table:table-row>
        <table:table-row table:style-name="ro1">
          <table:table-cell table:formula="oooc:=[.A382]+1" office:value-type="float" office:value="131">
            <text:p>131</text:p>
          </table:table-cell>
          <table:table-cell table:formula="oooc:=COS([.$B$1]*[.$A383]/[.$A$1])*EXP(-[.$C$1]*[.$A383]*[.$A383]/([.$A$1]*[.$A$1]))" office:value-type="float" office:value="-0.451756988609662">
            <text:p>-0.45</text:p>
          </table:table-cell>
          <table:table-cell table:formula="oooc:=SIN([.$B$1]*[.$A383]/[.$A$1])*EXP(-[.$C$1]*[.$A383]*[.$A383]/([.$A$1]*[.$A$1]))" office:value-type="float" office:value="0.35965502263555">
            <text:p>0.36</text:p>
          </table:table-cell>
          <table:table-cell table:number-columns-repeated="12"/>
        </table:table-row>
        <table:table-row table:style-name="ro1">
          <table:table-cell table:formula="oooc:=[.A383]+1" office:value-type="float" office:value="132">
            <text:p>132</text:p>
          </table:table-cell>
          <table:table-cell table:formula="oooc:=COS([.$B$1]*[.$A384]/[.$A$1])*EXP(-[.$C$1]*[.$A384]*[.$A384]/([.$A$1]*[.$A$1]))" office:value-type="float" office:value="-0.454613305145226">
            <text:p>-0.45</text:p>
          </table:table-cell>
          <table:table-cell table:formula="oooc:=SIN([.$B$1]*[.$A384]/[.$A$1])*EXP(-[.$C$1]*[.$A384]*[.$A384]/([.$A$1]*[.$A$1]))" office:value-type="float" office:value="0.348134210095783">
            <text:p>0.35</text:p>
          </table:table-cell>
          <table:table-cell table:number-columns-repeated="12"/>
        </table:table-row>
        <table:table-row table:style-name="ro1">
          <table:table-cell table:formula="oooc:=[.A384]+1" office:value-type="float" office:value="133">
            <text:p>133</text:p>
          </table:table-cell>
          <table:table-cell table:formula="oooc:=COS([.$B$1]*[.$A385]/[.$A$1])*EXP(-[.$C$1]*[.$A385]*[.$A385]/([.$A$1]*[.$A$1]))" office:value-type="float" office:value="-0.457200595751984">
            <text:p>-0.46</text:p>
          </table:table-cell>
          <table:table-cell table:formula="oooc:=SIN([.$B$1]*[.$A385]/[.$A$1])*EXP(-[.$C$1]*[.$A385]*[.$A385]/([.$A$1]*[.$A$1]))" office:value-type="float" office:value="0.336637049420825">
            <text:p>0.34</text:p>
          </table:table-cell>
          <table:table-cell table:number-columns-repeated="12"/>
        </table:table-row>
        <table:table-row table:style-name="ro1">
          <table:table-cell table:formula="oooc:=[.A385]+1" office:value-type="float" office:value="134">
            <text:p>134</text:p>
          </table:table-cell>
          <table:table-cell table:formula="oooc:=COS([.$B$1]*[.$A386]/[.$A$1])*EXP(-[.$C$1]*[.$A386]*[.$A386]/([.$A$1]*[.$A$1]))" office:value-type="float" office:value="-0.459521305548808">
            <text:p>-0.46</text:p>
          </table:table-cell>
          <table:table-cell table:formula="oooc:=SIN([.$B$1]*[.$A386]/[.$A$1])*EXP(-[.$C$1]*[.$A386]*[.$A386]/([.$A$1]*[.$A$1]))" office:value-type="float" office:value="0.325169832818961">
            <text:p>0.33</text:p>
          </table:table-cell>
          <table:table-cell table:number-columns-repeated="12"/>
        </table:table-row>
        <table:table-row table:style-name="ro1">
          <table:table-cell table:formula="oooc:=[.A386]+1" office:value-type="float" office:value="135">
            <text:p>135</text:p>
          </table:table-cell>
          <table:table-cell table:formula="oooc:=COS([.$B$1]*[.$A387]/[.$A$1])*EXP(-[.$C$1]*[.$A387]*[.$A387]/([.$A$1]*[.$A$1]))" office:value-type="float" office:value="-0.461578026994989">
            <text:p>-0.46</text:p>
          </table:table-cell>
          <table:table-cell table:formula="oooc:=SIN([.$B$1]*[.$A387]/[.$A$1])*EXP(-[.$C$1]*[.$A387]*[.$A387]/([.$A$1]*[.$A$1]))" office:value-type="float" office:value="0.313738746161229">
            <text:p>0.31</text:p>
          </table:table-cell>
          <table:table-cell table:number-columns-repeated="12"/>
        </table:table-row>
        <table:table-row table:style-name="ro1">
          <table:table-cell table:formula="oooc:=[.A387]+1" office:value-type="float" office:value="136">
            <text:p>136</text:p>
          </table:table-cell>
          <table:table-cell table:formula="oooc:=COS([.$B$1]*[.$A388]/[.$A$1])*EXP(-[.$C$1]*[.$A388]*[.$A388]/([.$A$1]*[.$A$1]))" office:value-type="float" office:value="-0.463373495948057">
            <text:p>-0.46</text:p>
          </table:table-cell>
          <table:table-cell table:formula="oooc:=SIN([.$B$1]*[.$A388]/[.$A$1])*EXP(-[.$C$1]*[.$A388]*[.$A388]/([.$A$1]*[.$A$1]))" office:value-type="float" office:value="0.302349865580985">
            <text:p>0.3</text:p>
          </table:table-cell>
          <table:table-cell table:number-columns-repeated="12"/>
        </table:table-row>
        <table:table-row table:style-name="ro1">
          <table:table-cell table:formula="oooc:=[.A388]+1" office:value-type="float" office:value="137">
            <text:p>137</text:p>
          </table:table-cell>
          <table:table-cell table:formula="oooc:=COS([.$B$1]*[.$A389]/[.$A$1])*EXP(-[.$C$1]*[.$A389]*[.$A389]/([.$A$1]*[.$A$1]))" office:value-type="float" office:value="-0.464910587647047">
            <text:p>-0.46</text:p>
          </table:table-cell>
          <table:table-cell table:formula="oooc:=SIN([.$B$1]*[.$A389]/[.$A$1])*EXP(-[.$C$1]*[.$A389]*[.$A389]/([.$A$1]*[.$A$1]))" office:value-type="float" office:value="0.291009154212159">
            <text:p>0.29</text:p>
          </table:table-cell>
          <table:table-cell table:number-columns-repeated="12"/>
        </table:table-row>
        <table:table-row table:style-name="ro1">
          <table:table-cell table:formula="oooc:=[.A389]+1" office:value-type="float" office:value="138">
            <text:p>138</text:p>
          </table:table-cell>
          <table:table-cell table:formula="oooc:=COS([.$B$1]*[.$A390]/[.$A$1])*EXP(-[.$C$1]*[.$A390]*[.$A390]/([.$A$1]*[.$A$1]))" office:value-type="float" office:value="-0.466192312626026">
            <text:p>-0.47</text:p>
          </table:table-cell>
          <table:table-cell table:formula="oooc:=SIN([.$B$1]*[.$A390]/[.$A$1])*EXP(-[.$C$1]*[.$A390]*[.$A390]/([.$A$1]*[.$A$1]))" office:value-type="float" office:value="0.279722459067617">
            <text:p>0.28</text:p>
          </table:table-cell>
          <table:table-cell table:number-columns-repeated="12"/>
        </table:table-row>
        <table:table-row table:style-name="ro1">
          <table:table-cell table:formula="oooc:=[.A390]+1" office:value-type="float" office:value="139">
            <text:p>139</text:p>
          </table:table-cell>
          <table:table-cell table:formula="oooc:=COS([.$B$1]*[.$A391]/[.$A$1])*EXP(-[.$C$1]*[.$A391]*[.$A391]/([.$A$1]*[.$A$1]))" office:value-type="float" office:value="-0.467221812562668">
            <text:p>-0.47</text:p>
          </table:table-cell>
          <table:table-cell table:formula="oooc:=SIN([.$B$1]*[.$A391]/[.$A$1])*EXP(-[.$C$1]*[.$A391]*[.$A391]/([.$A$1]*[.$A$1]))" office:value-type="float" office:value="0.268495508058873">
            <text:p>0.27</text:p>
          </table:table-cell>
          <table:table-cell table:number-columns-repeated="12"/>
        </table:table-row>
        <table:table-row table:style-name="ro1">
          <table:table-cell table:formula="oooc:=[.A391]+1" office:value-type="float" office:value="140">
            <text:p>140</text:p>
          </table:table-cell>
          <table:table-cell table:formula="oooc:=COS([.$B$1]*[.$A392]/[.$A$1])*EXP(-[.$C$1]*[.$A392]*[.$A392]/([.$A$1]*[.$A$1]))" office:value-type="float" office:value="-0.468002356066697">
            <text:p>-0.47</text:p>
          </table:table-cell>
          <table:table-cell table:formula="oooc:=SIN([.$B$1]*[.$A392]/[.$A$1])*EXP(-[.$C$1]*[.$A392]*[.$A392]/([.$A$1]*[.$A$1]))" office:value-type="float" office:value="0.257333907158239">
            <text:p>0.26</text:p>
          </table:table-cell>
          <table:table-cell table:number-columns-repeated="12"/>
        </table:table-row>
        <table:table-row table:style-name="ro1">
          <table:table-cell table:formula="oooc:=[.A392]+1" office:value-type="float" office:value="141">
            <text:p>141</text:p>
          </table:table-cell>
          <table:table-cell table:formula="oooc:=COS([.$B$1]*[.$A393]/[.$A$1])*EXP(-[.$C$1]*[.$A393]*[.$A393]/([.$A$1]*[.$A$1]))" office:value-type="float" office:value="-0.468537334413028">
            <text:p>-0.47</text:p>
          </table:table-cell>
          <table:table-cell table:formula="oooc:=SIN([.$B$1]*[.$A393]/[.$A$1])*EXP(-[.$C$1]*[.$A393]*[.$A393]/([.$A$1]*[.$A$1]))" office:value-type="float" office:value="0.24624313770433">
            <text:p>0.25</text:p>
          </table:table-cell>
          <table:table-cell table:number-columns-repeated="12"/>
        </table:table-row>
        <table:table-row table:style-name="ro1">
          <table:table-cell table:formula="oooc:=[.A393]+1" office:value-type="float" office:value="142">
            <text:p>142</text:p>
          </table:table-cell>
          <table:table-cell table:formula="oooc:=COS([.$B$1]*[.$A394]/[.$A$1])*EXP(-[.$C$1]*[.$A394]*[.$A394]/([.$A$1]*[.$A$1]))" office:value-type="float" office:value="-0.4688302572244">
            <text:p>-0.47</text:p>
          </table:table-cell>
          <table:table-cell table:formula="oooc:=SIN([.$B$1]*[.$A394]/[.$A$1])*EXP(-[.$C$1]*[.$A394]*[.$A394]/([.$A$1]*[.$A$1]))" office:value-type="float" office:value="0.235228553851682">
            <text:p>0.24</text:p>
          </table:table-cell>
          <table:table-cell table:number-columns-repeated="12"/>
        </table:table-row>
        <table:table-row table:style-name="ro1">
          <table:table-cell table:formula="oooc:=[.A394]+1" office:value-type="float" office:value="143">
            <text:p>143</text:p>
          </table:table-cell>
          <table:table-cell table:formula="oooc:=COS([.$B$1]*[.$A395]/[.$A$1])*EXP(-[.$C$1]*[.$A395]*[.$A395]/([.$A$1]*[.$A$1]))" office:value-type="float" office:value="-0.468884748108333">
            <text:p>-0.47</text:p>
          </table:table-cell>
          <table:table-cell table:formula="oooc:=SIN([.$B$1]*[.$A395]/[.$A$1])*EXP(-[.$C$1]*[.$A395]*[.$A395]/([.$A$1]*[.$A$1]))" office:value-type="float" office:value="0.224295380165084">
            <text:p>0.22</text:p>
          </table:table-cell>
          <table:table-cell table:number-columns-repeated="12"/>
        </table:table-row>
        <table:table-row table:style-name="ro1">
          <table:table-cell table:formula="oooc:=[.A395]+1" office:value-type="float" office:value="144">
            <text:p>144</text:p>
          </table:table-cell>
          <table:table-cell table:formula="oooc:=COS([.$B$1]*[.$A396]/[.$A$1])*EXP(-[.$C$1]*[.$A396]*[.$A396]/([.$A$1]*[.$A$1]))" office:value-type="float" office:value="-0.468704540253192">
            <text:p>-0.47</text:p>
          </table:table-cell>
          <table:table-cell table:formula="oooc:=SIN([.$B$1]*[.$A396]/[.$A$1])*EXP(-[.$C$1]*[.$A396]*[.$A396]/([.$A$1]*[.$A$1]))" office:value-type="float" office:value="0.213448709359051">
            <text:p>0.21</text:p>
          </table:table-cell>
          <table:table-cell table:number-columns-repeated="12"/>
        </table:table-row>
        <table:table-row table:style-name="ro1">
          <table:table-cell table:formula="oooc:=[.A396]+1" office:value-type="float" office:value="145">
            <text:p>145</text:p>
          </table:table-cell>
          <table:table-cell table:formula="oooc:=COS([.$B$1]*[.$A397]/[.$A$1])*EXP(-[.$C$1]*[.$A397]*[.$A397]/([.$A$1]*[.$A$1]))" office:value-type="float" office:value="-0.468293471988138">
            <text:p>-0.47</text:p>
          </table:table-cell>
          <table:table-cell table:formula="oooc:=SIN([.$B$1]*[.$A397]/[.$A$1])*EXP(-[.$C$1]*[.$A397]*[.$A397]/([.$A$1]*[.$A$1]))" office:value-type="float" office:value="0.202693500182723">
            <text:p>0.2</text:p>
          </table:table-cell>
          <table:table-cell table:number-columns-repeated="12"/>
        </table:table-row>
        <table:table-row table:style-name="ro1">
          <table:table-cell table:formula="oooc:=[.A397]+1" office:value-type="float" office:value="146">
            <text:p>146</text:p>
          </table:table-cell>
          <table:table-cell table:formula="oooc:=COS([.$B$1]*[.$A398]/[.$A$1])*EXP(-[.$C$1]*[.$A398]*[.$A398]/([.$A$1]*[.$A$1]))" office:value-type="float" office:value="-0.467655482311725">
            <text:p>-0.47</text:p>
          </table:table-cell>
          <table:table-cell table:formula="oooc:=SIN([.$B$1]*[.$A398]/[.$A$1])*EXP(-[.$C$1]*[.$A398]*[.$A398]/([.$A$1]*[.$A$1]))" office:value-type="float" office:value="0.192034575450314">
            <text:p>0.19</text:p>
          </table:table-cell>
          <table:table-cell table:number-columns-repeated="12"/>
        </table:table-row>
        <table:table-row table:style-name="ro1">
          <table:table-cell table:formula="oooc:=[.A398]+1" office:value-type="float" office:value="147">
            <text:p>147</text:p>
          </table:table-cell>
          <table:table-cell table:formula="oooc:=COS([.$B$1]*[.$A399]/[.$A$1])*EXP(-[.$C$1]*[.$A399]*[.$A399]/([.$A$1]*[.$A$1]))" office:value-type="float" office:value="-0.466794606393865">
            <text:p>-0.47</text:p>
          </table:table-cell>
          <table:table-cell table:formula="oooc:=SIN([.$B$1]*[.$A399]/[.$A$1])*EXP(-[.$C$1]*[.$A399]*[.$A399]/([.$A$1]*[.$A$1]))" office:value-type="float" office:value="0.181476620217061">
            <text:p>0.18</text:p>
          </table:table-cell>
          <table:table-cell table:number-columns-repeated="12"/>
        </table:table-row>
        <table:table-row table:style-name="ro1">
          <table:table-cell table:formula="oooc:=[.A399]+1" office:value-type="float" office:value="148">
            <text:p>148</text:p>
          </table:table-cell>
          <table:table-cell table:formula="oooc:=COS([.$B$1]*[.$A400]/[.$A$1])*EXP(-[.$C$1]*[.$A400]*[.$A400]/([.$A$1]*[.$A$1]))" office:value-type="float" office:value="-0.465714971055853">
            <text:p>-0.47</text:p>
          </table:table-cell>
          <table:table-cell table:formula="oooc:=SIN([.$B$1]*[.$A400]/[.$A$1])*EXP(-[.$C$1]*[.$A400]*[.$A400]/([.$A$1]*[.$A$1]))" office:value-type="float" office:value="0.171024180100509">
            <text:p>0.17</text:p>
          </table:table-cell>
          <table:table-cell table:number-columns-repeated="12"/>
        </table:table-row>
        <table:table-row table:style-name="ro1">
          <table:table-cell table:formula="oooc:=[.A400]+1" office:value-type="float" office:value="149">
            <text:p>149</text:p>
          </table:table-cell>
          <table:table-cell table:formula="oooc:=COS([.$B$1]*[.$A401]/[.$A$1])*EXP(-[.$C$1]*[.$A401]*[.$A401]/([.$A$1]*[.$A$1]))" office:value-type="float" office:value="-0.464420790233117">
            <text:p>-0.46</text:p>
          </table:table-cell>
          <table:table-cell table:formula="oooc:=SIN([.$B$1]*[.$A401]/[.$A$1])*EXP(-[.$C$1]*[.$A401]*[.$A401]/([.$A$1]*[.$A$1]))" office:value-type="float" office:value="0.16068165974678">
            <text:p>0.16</text:p>
          </table:table-cell>
          <table:table-cell table:number-columns-repeated="12"/>
        </table:table-row>
        <table:table-row table:style-name="ro1">
          <table:table-cell table:formula="oooc:=[.A401]+1" office:value-type="float" office:value="150">
            <text:p>150</text:p>
          </table:table-cell>
          <table:table-cell table:formula="oooc:=COS([.$B$1]*[.$A402]/[.$A$1])*EXP(-[.$C$1]*[.$A402]*[.$A402]/([.$A$1]*[.$A$1]))" office:value-type="float" office:value="-0.462916360425284">
            <text:p>-0.46</text:p>
          </table:table-cell>
          <table:table-cell table:formula="oooc:=SIN([.$B$1]*[.$A402]/[.$A$1])*EXP(-[.$C$1]*[.$A402]*[.$A402]/([.$A$1]*[.$A$1]))" office:value-type="float" office:value="0.150453321441337">
            <text:p>0.15</text:p>
          </table:table-cell>
          <table:table-cell table:number-columns-repeated="12"/>
        </table:table-row>
        <table:table-row table:style-name="ro1">
          <table:table-cell table:formula="oooc:=[.A402]+1" office:value-type="float" office:value="151">
            <text:p>151</text:p>
          </table:table-cell>
          <table:table-cell table:formula="oooc:=COS([.$B$1]*[.$A403]/[.$A$1])*EXP(-[.$C$1]*[.$A403]*[.$A403]/([.$A$1]*[.$A$1]))" office:value-type="float" office:value="-0.461206056138142">
            <text:p>-0.46</text:p>
          </table:table-cell>
          <table:table-cell table:formula="oooc:=SIN([.$B$1]*[.$A403]/[.$A$1])*EXP(-[.$C$1]*[.$A403]*[.$A403]/([.$A$1]*[.$A$1]))" office:value-type="float" office:value="0.140343283863625">
            <text:p>0.14</text:p>
          </table:table-cell>
          <table:table-cell table:number-columns-repeated="12"/>
        </table:table-row>
        <table:table-row table:style-name="ro1">
          <table:table-cell table:formula="oooc:=[.A403]+1" office:value-type="float" office:value="152">
            <text:p>152</text:p>
          </table:table-cell>
          <table:table-cell table:formula="oooc:=COS([.$B$1]*[.$A404]/[.$A$1])*EXP(-[.$C$1]*[.$A404]*[.$A404]/([.$A$1]*[.$A$1]))" office:value-type="float" office:value="-0.459294325322004">
            <text:p>-0.46</text:p>
          </table:table-cell>
          <table:table-cell table:formula="oooc:=SIN([.$B$1]*[.$A404]/[.$A$1])*EXP(-[.$C$1]*[.$A404]*[.$A404]/([.$A$1]*[.$A$1]))" office:value-type="float" office:value="0.1303555209848">
            <text:p>0.13</text:p>
          </table:table-cell>
          <table:table-cell table:number-columns-repeated="12"/>
        </table:table-row>
        <table:table-row table:style-name="ro1">
          <table:table-cell table:formula="oooc:=[.A404]+1" office:value-type="float" office:value="153">
            <text:p>153</text:p>
          </table:table-cell>
          <table:table-cell table:formula="oooc:=COS([.$B$1]*[.$A405]/[.$A$1])*EXP(-[.$C$1]*[.$A405]*[.$A405]/([.$A$1]*[.$A$1]))" office:value-type="float" office:value="-0.457185684810925">
            <text:p>-0.46</text:p>
          </table:table-cell>
          <table:table-cell table:formula="oooc:=SIN([.$B$1]*[.$A405]/[.$A$1])*EXP(-[.$C$1]*[.$A405]*[.$A405]/([.$A$1]*[.$A$1]))" office:value-type="float" office:value="0.12049386110764">
            <text:p>0.12</text:p>
          </table:table-cell>
          <table:table-cell table:number-columns-repeated="12"/>
        </table:table-row>
        <table:table-row table:style-name="ro1">
          <table:table-cell table:formula="oooc:=[.A405]+1" office:value-type="float" office:value="154">
            <text:p>154</text:p>
          </table:table-cell>
          <table:table-cell table:formula="oooc:=COS([.$B$1]*[.$A406]/[.$A$1])*EXP(-[.$C$1]*[.$A406]*[.$A406]/([.$A$1]*[.$A$1]))" office:value-type="float" office:value="-0.454884715767157">
            <text:p>-0.45</text:p>
          </table:table-cell>
          <table:table-cell table:formula="oooc:=SIN([.$B$1]*[.$A406]/[.$A$1])*EXP(-[.$C$1]*[.$A406]*[.$A406]/([.$A$1]*[.$A$1]))" office:value-type="float" office:value="0.110761986047576">
            <text:p>0.11</text:p>
          </table:table-cell>
          <table:table-cell table:number-columns-repeated="12"/>
        </table:table-row>
        <table:table-row table:style-name="ro1">
          <table:table-cell table:formula="oooc:=[.A406]+1" office:value-type="float" office:value="155">
            <text:p>155</text:p>
          </table:table-cell>
          <table:table-cell table:formula="oooc:=COS([.$B$1]*[.$A407]/[.$A$1])*EXP(-[.$C$1]*[.$A407]*[.$A407]/([.$A$1]*[.$A$1]))" office:value-type="float" office:value="-0.452396059135191">
            <text:p>-0.45</text:p>
          </table:table-cell>
          <table:table-cell table:formula="oooc:=SIN([.$B$1]*[.$A407]/[.$A$1])*EXP(-[.$C$1]*[.$A407]*[.$A407]/([.$A$1]*[.$A$1]))" office:value-type="float" office:value="0.101163430453668">
            <text:p>0.1</text:p>
          </table:table-cell>
          <table:table-cell table:number-columns-repeated="12"/>
        </table:table-row>
        <table:table-row table:style-name="ro1">
          <table:table-cell table:formula="oooc:=[.A407]+1" office:value-type="float" office:value="156">
            <text:p>156</text:p>
          </table:table-cell>
          <table:table-cell table:formula="oooc:=COS([.$B$1]*[.$A408]/[.$A$1])*EXP(-[.$C$1]*[.$A408]*[.$A408]/([.$A$1]*[.$A$1]))" office:value-type="float" office:value="-0.44972441110961">
            <text:p>-0.45</text:p>
          </table:table-cell>
          <table:table-cell table:formula="oooc:=SIN([.$B$1]*[.$A408]/[.$A$1])*EXP(-[.$C$1]*[.$A408]*[.$A408]/([.$A$1]*[.$A$1]))" office:value-type="float" office:value="0.0917015812681899">
            <text:p>0.09</text:p>
          </table:table-cell>
          <table:table-cell table:number-columns-repeated="12"/>
        </table:table-row>
        <table:table-row table:style-name="ro1">
          <table:table-cell table:formula="oooc:=[.A408]+1" office:value-type="float" office:value="157">
            <text:p>157</text:p>
          </table:table-cell>
          <table:table-cell table:formula="oooc:=COS([.$B$1]*[.$A409]/[.$A$1])*EXP(-[.$C$1]*[.$A409]*[.$A409]/([.$A$1]*[.$A$1]))" office:value-type="float" office:value="-0.446874518620966">
            <text:p>-0.45</text:p>
          </table:table-cell>
          <table:table-cell table:formula="oooc:=SIN([.$B$1]*[.$A409]/[.$A$1])*EXP(-[.$C$1]*[.$A409]*[.$A409]/([.$A$1]*[.$A$1]))" office:value-type="float" office:value="0.0823796773233867">
            <text:p>0.08</text:p>
          </table:table-cell>
          <table:table-cell table:number-columns-repeated="12"/>
        </table:table-row>
        <table:table-row table:style-name="ro1">
          <table:table-cell table:formula="oooc:=[.A409]+1" office:value-type="float" office:value="158">
            <text:p>158</text:p>
          </table:table-cell>
          <table:table-cell table:formula="oooc:=COS([.$B$1]*[.$A410]/[.$A$1])*EXP(-[.$C$1]*[.$A410]*[.$A410]/([.$A$1]*[.$A$1]))" office:value-type="float" office:value="-0.443851174843768">
            <text:p>-0.44</text:p>
          </table:table-cell>
          <table:table-cell table:formula="oooc:=SIN([.$B$1]*[.$A410]/[.$A$1])*EXP(-[.$C$1]*[.$A410]*[.$A410]/([.$A$1]*[.$A$1]))" office:value-type="float" office:value="0.0732008090738364">
            <text:p>0.07</text:p>
          </table:table-cell>
          <table:table-cell table:number-columns-repeated="12"/>
        </table:table-row>
        <table:table-row table:style-name="ro1">
          <table:table-cell table:formula="oooc:=[.A410]+1" office:value-type="float" office:value="159">
            <text:p>159</text:p>
          </table:table-cell>
          <table:table-cell table:formula="oooc:=COS([.$B$1]*[.$A411]/[.$A$1])*EXP(-[.$C$1]*[.$A411]*[.$A411]/([.$A$1]*[.$A$1]))" office:value-type="float" office:value="-0.440659214730616">
            <text:p>-0.44</text:p>
          </table:table-cell>
          <table:table-cell table:formula="oooc:=SIN([.$B$1]*[.$A411]/[.$A$1])*EXP(-[.$C$1]*[.$A411]*[.$A411]/([.$A$1]*[.$A$1]))" office:value-type="float" office:value="0.0641679184627072">
            <text:p>0.06</text:p>
          </table:table-cell>
          <table:table-cell table:number-columns-repeated="12"/>
        </table:table-row>
        <table:table-row table:style-name="ro1">
          <table:table-cell table:formula="oooc:=[.A411]+1" office:value-type="float" office:value="160">
            <text:p>160</text:p>
          </table:table-cell>
          <table:table-cell table:formula="oooc:=COS([.$B$1]*[.$A412]/[.$A$1])*EXP(-[.$C$1]*[.$A412]*[.$A412]/([.$A$1]*[.$A$1]))" office:value-type="float" office:value="-0.437303510576405">
            <text:p>-0.44</text:p>
          </table:table-cell>
          <table:table-cell table:formula="oooc:=SIN([.$B$1]*[.$A412]/[.$A$1])*EXP(-[.$C$1]*[.$A412]*[.$A412]/([.$A$1]*[.$A$1]))" office:value-type="float" office:value="0.0552837989201172">
            <text:p>0.06</text:p>
          </table:table-cell>
          <table:table-cell table:number-columns-repeated="12"/>
        </table:table-row>
        <table:table-row table:style-name="ro1">
          <table:table-cell table:formula="oooc:=[.A412]+1" office:value-type="float" office:value="161">
            <text:p>161</text:p>
          </table:table-cell>
          <table:table-cell table:formula="oooc:=COS([.$B$1]*[.$A413]/[.$A$1])*EXP(-[.$C$1]*[.$A413]*[.$A413]/([.$A$1]*[.$A$1]))" office:value-type="float" office:value="-0.433788967616481">
            <text:p>-0.43</text:p>
          </table:table-cell>
          <table:table-cell table:formula="oooc:=SIN([.$B$1]*[.$A413]/[.$A$1])*EXP(-[.$C$1]*[.$A413]*[.$A413]/([.$A$1]*[.$A$1]))" office:value-type="float" office:value="0.0465510954916587">
            <text:p>0.05</text:p>
          </table:table-cell>
          <table:table-cell table:number-columns-repeated="12"/>
        </table:table-row>
        <table:table-row table:style-name="ro1">
          <table:table-cell table:formula="oooc:=[.A413]+1" office:value-type="float" office:value="162">
            <text:p>162</text:p>
          </table:table-cell>
          <table:table-cell table:formula="oooc:=COS([.$B$1]*[.$A414]/[.$A$1])*EXP(-[.$C$1]*[.$A414]*[.$A414]/([.$A$1]*[.$A$1]))" office:value-type="float" office:value="-0.430120519662474">
            <text:p>-0.43</text:p>
          </table:table-cell>
          <table:table-cell table:formula="oooc:=SIN([.$B$1]*[.$A414]/[.$A$1])*EXP(-[.$C$1]*[.$A414]*[.$A414]/([.$A$1]*[.$A$1]))" office:value-type="float" office:value="0.0379723050950586">
            <text:p>0.04</text:p>
          </table:table-cell>
          <table:table-cell table:number-columns-repeated="12"/>
        </table:table-row>
        <table:table-row table:style-name="ro1">
          <table:table-cell table:formula="oooc:=[.A414]+1" office:value-type="float" office:value="163">
            <text:p>163</text:p>
          </table:table-cell>
          <table:table-cell table:formula="oooc:=COS([.$B$1]*[.$A415]/[.$A$1])*EXP(-[.$C$1]*[.$A415]*[.$A415]/([.$A$1]*[.$A$1]))" office:value-type="float" office:value="-0.426303124779504">
            <text:p>-0.43</text:p>
          </table:table-cell>
          <table:table-cell table:formula="oooc:=SIN([.$B$1]*[.$A415]/[.$A$1])*EXP(-[.$C$1]*[.$A415]*[.$A415]/([.$A$1]*[.$A$1]))" office:value-type="float" office:value="0.0295497769028356">
            <text:p>0.03</text:p>
          </table:table-cell>
          <table:table-cell table:number-columns-repeated="12"/>
        </table:table-row>
        <table:table-row table:style-name="ro1">
          <table:table-cell table:formula="oooc:=[.A415]+1" office:value-type="float" office:value="164">
            <text:p>164</text:p>
          </table:table-cell>
          <table:table-cell table:formula="oooc:=COS([.$B$1]*[.$A416]/[.$A$1])*EXP(-[.$C$1]*[.$A416]*[.$A416]/([.$A$1]*[.$A$1]))" office:value-type="float" office:value="-0.422341761008319">
            <text:p>-0.42</text:p>
          </table:table-cell>
          <table:table-cell table:formula="oooc:=SIN([.$B$1]*[.$A416]/[.$A$1])*EXP(-[.$C$1]*[.$A416]*[.$A416]/([.$A$1]*[.$A$1]))" office:value-type="float" office:value="0.0212857128487053">
            <text:p>0.02</text:p>
          </table:table-cell>
          <table:table-cell table:number-columns-repeated="12"/>
        </table:table-row>
        <table:table-row table:style-name="ro1">
          <table:table-cell table:formula="oooc:=[.A416]+1" office:value-type="float" office:value="165">
            <text:p>165</text:p>
          </table:table-cell>
          <table:table-cell table:formula="oooc:=COS([.$B$1]*[.$A417]/[.$A$1])*EXP(-[.$C$1]*[.$A417]*[.$A417]/([.$A$1]*[.$A$1]))" office:value-type="float" office:value="-0.418241422135828">
            <text:p>-0.42</text:p>
          </table:table-cell>
          <table:table-cell table:formula="oooc:=SIN([.$B$1]*[.$A417]/[.$A$1])*EXP(-[.$C$1]*[.$A417]*[.$A417]/([.$A$1]*[.$A$1]))" office:value-type="float" office:value="0.0131821682553968">
            <text:p>0.01</text:p>
          </table:table-cell>
          <table:table-cell table:number-columns-repeated="12"/>
        </table:table-row>
        <table:table-row table:style-name="ro1">
          <table:table-cell table:formula="oooc:=[.A417]+1" office:value-type="float" office:value="166">
            <text:p>166</text:p>
          </table:table-cell>
          <table:table-cell table:formula="oooc:=COS([.$B$1]*[.$A418]/[.$A$1])*EXP(-[.$C$1]*[.$A418]*[.$A418]/([.$A$1]*[.$A$1]))" office:value-type="float" office:value="-0.414007113517415">
            <text:p>-0.41</text:p>
          </table:table-cell>
          <table:table-cell table:formula="oooc:=SIN([.$B$1]*[.$A418]/[.$A$1])*EXP(-[.$C$1]*[.$A418]*[.$A418]/([.$A$1]*[.$A$1]))" office:value-type="float" office:value="0.00524105258144553">
            <text:p>0.01</text:p>
          </table:table-cell>
          <table:table-cell table:number-columns-repeated="12"/>
        </table:table-row>
        <table:table-row table:style-name="ro1">
          <table:table-cell table:formula="oooc:=[.A418]+1" office:value-type="float" office:value="167">
            <text:p>167</text:p>
          </table:table-cell>
          <table:table-cell table:formula="oooc:=COS([.$B$1]*[.$A419]/[.$A$1])*EXP(-[.$C$1]*[.$A419]*[.$A419]/([.$A$1]*[.$A$1]))" office:value-type="float" office:value="-0.409643847954285">
            <text:p>-0.41</text:p>
          </table:table-cell>
          <table:table-cell table:formula="oooc:=SIN([.$B$1]*[.$A419]/[.$A$1])*EXP(-[.$C$1]*[.$A419]*[.$A419]/([.$A$1]*[.$A$1]))" office:value-type="float" office:value="-0.00253586971556756">
            <text:p>0</text:p>
          </table:table-cell>
          <table:table-cell table:number-columns-repeated="12"/>
        </table:table-row>
        <table:table-row table:style-name="ro1">
          <table:table-cell table:formula="oooc:=[.A419]+1" office:value-type="float" office:value="168">
            <text:p>168</text:p>
          </table:table-cell>
          <table:table-cell table:formula="oooc:=COS([.$B$1]*[.$A420]/[.$A$1])*EXP(-[.$C$1]*[.$A420]*[.$A420]/([.$A$1]*[.$A$1]))" office:value-type="float" office:value="-0.405156641629001">
            <text:p>-0.41</text:p>
          </table:table-cell>
          <table:table-cell table:formula="oooc:=SIN([.$B$1]*[.$A420]/[.$A$1])*EXP(-[.$C$1]*[.$A420]*[.$A420]/([.$A$1]*[.$A$1]))" office:value-type="float" office:value="-0.0101469782019349">
            <text:p>-0.01</text:p>
          </table:table-cell>
          <table:table-cell table:number-columns-repeated="12"/>
        </table:table-row>
        <table:table-row table:style-name="ro1">
          <table:table-cell table:formula="oooc:=[.A420]+1" office:value-type="float" office:value="169">
            <text:p>169</text:p>
          </table:table-cell>
          <table:table-cell table:formula="oooc:=COS([.$B$1]*[.$A421]/[.$A$1])*EXP(-[.$C$1]*[.$A421]*[.$A421]/([.$A$1]*[.$A$1]))" office:value-type="float" office:value="-0.400550510102264">
            <text:p>-0.4</text:p>
          </table:table-cell>
          <table:table-cell table:formula="oooc:=SIN([.$B$1]*[.$A421]/[.$A$1])*EXP(-[.$C$1]*[.$A421]*[.$A421]/([.$A$1]*[.$A$1]))" office:value-type="float" office:value="-0.0175907953795965">
            <text:p>-0.02</text:p>
          </table:table-cell>
          <table:table-cell table:number-columns-repeated="12"/>
        </table:table-row>
        <table:table-row table:style-name="ro1">
          <table:table-cell table:formula="oooc:=[.A421]+1" office:value-type="float" office:value="170">
            <text:p>170</text:p>
          </table:table-cell>
          <table:table-cell table:formula="oooc:=COS([.$B$1]*[.$A422]/[.$A$1])*EXP(-[.$C$1]*[.$A422]*[.$A422]/([.$A$1]*[.$A$1]))" office:value-type="float" office:value="-0.395830464373875">
            <text:p>-0.4</text:p>
          </table:table-cell>
          <table:table-cell table:formula="oooc:=SIN([.$B$1]*[.$A422]/[.$A$1])*EXP(-[.$C$1]*[.$A422]*[.$A422]/([.$A$1]*[.$A$1]))" office:value-type="float" office:value="-0.0248659854895367">
            <text:p>-0.02</text:p>
          </table:table-cell>
          <table:table-cell table:number-columns-repeated="12"/>
        </table:table-row>
        <table:table-row table:style-name="ro1">
          <table:table-cell table:formula="oooc:=[.A422]+1" office:value-type="float" office:value="171">
            <text:p>171</text:p>
          </table:table-cell>
          <table:table-cell table:formula="oooc:=COS([.$B$1]*[.$A423]/[.$A$1])*EXP(-[.$C$1]*[.$A423]*[.$A423]/([.$A$1]*[.$A$1]))" office:value-type="float" office:value="-0.391001507010695">
            <text:p>-0.39</text:p>
          </table:table-cell>
          <table:table-cell table:formula="oooc:=SIN([.$B$1]*[.$A423]/[.$A$1])*EXP(-[.$C$1]*[.$A423]*[.$A423]/([.$A$1]*[.$A$1]))" office:value-type="float" office:value="-0.0319713532096474">
            <text:p>-0.03</text:p>
          </table:table-cell>
          <table:table-cell table:number-columns-repeated="12"/>
        </table:table-row>
        <table:table-row table:style-name="ro1">
          <table:table-cell table:formula="oooc:=[.A423]+1" office:value-type="float" office:value="172">
            <text:p>172</text:p>
          </table:table-cell>
          <table:table-cell table:formula="oooc:=COS([.$B$1]*[.$A424]/[.$A$1])*EXP(-[.$C$1]*[.$A424]*[.$A424]/([.$A$1]*[.$A$1]))" office:value-type="float" office:value="-0.386068628344326">
            <text:p>-0.39</text:p>
          </table:table-cell>
          <table:table-cell table:formula="oooc:=SIN([.$B$1]*[.$A424]/[.$A$1])*EXP(-[.$C$1]*[.$A424]*[.$A424]/([.$A$1]*[.$A$1]))" office:value-type="float" office:value="-0.0389058422499671">
            <text:p>-0.04</text:p>
          </table:table-cell>
          <table:table-cell table:number-columns-repeated="12"/>
        </table:table-row>
        <table:table-row table:style-name="ro1">
          <table:table-cell table:formula="oooc:=[.A424]+1" office:value-type="float" office:value="173">
            <text:p>173</text:p>
          </table:table-cell>
          <table:table-cell table:formula="oooc:=COS([.$B$1]*[.$A425]/[.$A$1])*EXP(-[.$C$1]*[.$A425]*[.$A425]/([.$A$1]*[.$A$1]))" office:value-type="float" office:value="-0.381036802741099">
            <text:p>-0.38</text:p>
          </table:table-cell>
          <table:table-cell table:formula="oooc:=SIN([.$B$1]*[.$A425]/[.$A$1])*EXP(-[.$C$1]*[.$A425]*[.$A425]/([.$A$1]*[.$A$1]))" office:value-type="float" office:value="-0.0456685338482711">
            <text:p>-0.05</text:p>
          </table:table-cell>
          <table:table-cell table:number-columns-repeated="12"/>
        </table:table-row>
        <table:table-row table:style-name="ro1">
          <table:table-cell table:formula="oooc:=[.A425]+1" office:value-type="float" office:value="174">
            <text:p>174</text:p>
          </table:table-cell>
          <table:table-cell table:formula="oooc:=COS([.$B$1]*[.$A426]/[.$A$1])*EXP(-[.$C$1]*[.$A426]*[.$A426]/([.$A$1]*[.$A$1]))" office:value-type="float" office:value="-0.375910984946859">
            <text:p>-0.38</text:p>
          </table:table-cell>
          <table:table-cell table:formula="oooc:=SIN([.$B$1]*[.$A426]/[.$A$1])*EXP(-[.$C$1]*[.$A426]*[.$A426]/([.$A$1]*[.$A$1]))" office:value-type="float" office:value="-0.0522586451690511">
            <text:p>-0.05</text:p>
          </table:table-cell>
          <table:table-cell table:number-columns-repeated="12"/>
        </table:table-row>
        <table:table-row table:style-name="ro1">
          <table:table-cell table:formula="oooc:=[.A426]+1" office:value-type="float" office:value="175">
            <text:p>175</text:p>
          </table:table-cell>
          <table:table-cell table:formula="oooc:=COS([.$B$1]*[.$A427]/[.$A$1])*EXP(-[.$C$1]*[.$A427]*[.$A427]/([.$A$1]*[.$A$1]))" office:value-type="float" office:value="-0.370696106508895">
            <text:p>-0.37</text:p>
          </table:table-cell>
          <table:table-cell table:formula="oooc:=SIN([.$B$1]*[.$A427]/[.$A$1])*EXP(-[.$C$1]*[.$A427]*[.$A427]/([.$A$1]*[.$A$1]))" office:value-type="float" office:value="-0.0586755276089676">
            <text:p>-0.06</text:p>
          </table:table-cell>
          <table:table-cell table:number-columns-repeated="12"/>
        </table:table-row>
        <table:table-row table:style-name="ro1">
          <table:table-cell table:formula="oooc:=[.A427]+1" office:value-type="float" office:value="176">
            <text:p>176</text:p>
          </table:table-cell>
          <table:table-cell table:formula="oooc:=COS([.$B$1]*[.$A428]/[.$A$1])*EXP(-[.$C$1]*[.$A428]*[.$A428]/([.$A$1]*[.$A$1]))" office:value-type="float" office:value="-0.365397072277268">
            <text:p>-0.37</text:p>
          </table:table-cell>
          <table:table-cell table:formula="oooc:=SIN([.$B$1]*[.$A428]/[.$A$1])*EXP(-[.$C$1]*[.$A428]*[.$A428]/([.$A$1]*[.$A$1]))" office:value-type="float" office:value="-0.0649186650119238">
            <text:p>-0.06</text:p>
          </table:table-cell>
          <table:table-cell table:number-columns-repeated="12"/>
        </table:table-row>
        <table:table-row table:style-name="ro1">
          <table:table-cell table:formula="oooc:=[.A428]+1" office:value-type="float" office:value="177">
            <text:p>177</text:p>
          </table:table-cell>
          <table:table-cell table:formula="oooc:=COS([.$B$1]*[.$A429]/[.$A$1])*EXP(-[.$C$1]*[.$A429]*[.$A429]/([.$A$1]*[.$A$1]))" office:value-type="float" office:value="-0.36001875698766">
            <text:p>-0.36</text:p>
          </table:table-cell>
          <table:table-cell table:formula="oooc:=SIN([.$B$1]*[.$A429]/[.$A$1])*EXP(-[.$C$1]*[.$A429]*[.$A429]/([.$A$1]*[.$A$1]))" office:value-type="float" office:value="-0.070987671796944">
            <text:p>-0.07</text:p>
          </table:table-cell>
          <table:table-cell table:number-columns-repeated="12"/>
        </table:table-row>
        <table:table-row table:style-name="ro1">
          <table:table-cell table:formula="oooc:=[.A429]+1" office:value-type="float" office:value="178">
            <text:p>178</text:p>
          </table:table-cell>
          <table:table-cell table:formula="oooc:=COS([.$B$1]*[.$A430]/[.$A$1])*EXP(-[.$C$1]*[.$A430]*[.$A430]/([.$A$1]*[.$A$1]))" office:value-type="float" office:value="-0.354566001927739">
            <text:p>-0.35</text:p>
          </table:table-cell>
          <table:table-cell table:formula="oooc:=SIN([.$B$1]*[.$A430]/[.$A$1])*EXP(-[.$C$1]*[.$A430]*[.$A430]/([.$A$1]*[.$A$1]))" office:value-type="float" office:value="-0.0768822910020879">
            <text:p>-0.08</text:p>
          </table:table-cell>
          <table:table-cell table:number-columns-repeated="12"/>
        </table:table-row>
        <table:table-row table:style-name="ro1">
          <table:table-cell table:formula="oooc:=[.A430]+1" office:value-type="float" office:value="179">
            <text:p>179</text:p>
          </table:table-cell>
          <table:table-cell table:formula="oooc:=COS([.$B$1]*[.$A431]/[.$A$1])*EXP(-[.$C$1]*[.$A431]*[.$A431]/([.$A$1]*[.$A$1]))" office:value-type="float" office:value="-0.349043611688935">
            <text:p>-0.35</text:p>
          </table:table-cell>
          <table:table-cell table:formula="oooc:=SIN([.$B$1]*[.$A431]/[.$A$1])*EXP(-[.$C$1]*[.$A431]*[.$A431]/([.$A$1]*[.$A$1]))" office:value-type="float" office:value="-0.0826023922476704">
            <text:p>-0.08</text:p>
          </table:table-cell>
          <table:table-cell table:number-columns-repeated="12"/>
        </table:table-row>
        <table:table-row table:style-name="ro1">
          <table:table-cell table:formula="oooc:=[.A431]+1" office:value-type="float" office:value="180">
            <text:p>180</text:p>
          </table:table-cell>
          <table:table-cell table:formula="oooc:=COS([.$B$1]*[.$A432]/[.$A$1])*EXP(-[.$C$1]*[.$A432]*[.$A432]/([.$A$1]*[.$A$1]))" office:value-type="float" office:value="-0.343456351005382">
            <text:p>-0.34</text:p>
          </table:table-cell>
          <table:table-cell table:formula="oooc:=SIN([.$B$1]*[.$A432]/[.$A$1])*EXP(-[.$C$1]*[.$A432]*[.$A432]/([.$A$1]*[.$A$1]))" office:value-type="float" office:value="-0.0881479696220839">
            <text:p>-0.09</text:p>
          </table:table-cell>
          <table:table-cell table:number-columns-repeated="12"/>
        </table:table-row>
        <table:table-row table:style-name="ro1">
          <table:table-cell table:formula="oooc:=[.A432]+1" office:value-type="float" office:value="181">
            <text:p>181</text:p>
          </table:table-cell>
          <table:table-cell table:formula="oooc:=COS([.$B$1]*[.$A433]/[.$A$1])*EXP(-[.$C$1]*[.$A433]*[.$A433]/([.$A$1]*[.$A$1]))" office:value-type="float" office:value="-0.337808941681664">
            <text:p>-0.34</text:p>
          </table:table-cell>
          <table:table-cell table:formula="oooc:=SIN([.$B$1]*[.$A433]/[.$A$1])*EXP(-[.$C$1]*[.$A433]*[.$A433]/([.$A$1]*[.$A$1]))" office:value-type="float" office:value="-0.0935191394935599">
            <text:p>-0.09</text:p>
          </table:table-cell>
          <table:table-cell table:number-columns-repeated="12"/>
        </table:table-row>
        <table:table-row table:style-name="ro1">
          <table:table-cell table:formula="oooc:=[.A433]+1" office:value-type="float" office:value="182">
            <text:p>182</text:p>
          </table:table-cell>
          <table:table-cell table:formula="oooc:=COS([.$B$1]*[.$A434]/[.$A$1])*EXP(-[.$C$1]*[.$A434]*[.$A434]/([.$A$1]*[.$A$1]))" office:value-type="float" office:value="-0.332106059610898">
            <text:p>-0.33</text:p>
          </table:table-cell>
          <table:table-cell table:formula="oooc:=SIN([.$B$1]*[.$A434]/[.$A$1])*EXP(-[.$C$1]*[.$A434]*[.$A434]/([.$A$1]*[.$A$1]))" office:value-type="float" office:value="-0.0987161382512198">
            <text:p>-0.1</text:p>
          </table:table-cell>
          <table:table-cell table:number-columns-repeated="12"/>
        </table:table-row>
        <table:table-row table:style-name="ro1">
          <table:table-cell table:formula="oooc:=[.A434]+1" office:value-type="float" office:value="183">
            <text:p>183</text:p>
          </table:table-cell>
          <table:table-cell table:formula="oooc:=COS([.$B$1]*[.$A435]/[.$A$1])*EXP(-[.$C$1]*[.$A435]*[.$A435]/([.$A$1]*[.$A$1]))" office:value-type="float" office:value="-0.326352331884542">
            <text:p>-0.33</text:p>
          </table:table-cell>
          <table:table-cell table:formula="oooc:=SIN([.$B$1]*[.$A435]/[.$A$1])*EXP(-[.$C$1]*[.$A435]*[.$A435]/([.$A$1]*[.$A$1]))" office:value-type="float" office:value="-0.103739319978794">
            <text:p>-0.1</text:p>
          </table:table-cell>
          <table:table-cell table:number-columns-repeated="12"/>
        </table:table-row>
        <table:table-row table:style-name="ro1">
          <table:table-cell table:formula="oooc:=[.A435]+1" office:value-type="float" office:value="184">
            <text:p>184</text:p>
          </table:table-cell>
          <table:table-cell table:formula="oooc:=COS([.$B$1]*[.$A436]/[.$A$1])*EXP(-[.$C$1]*[.$A436]*[.$A436]/([.$A$1]*[.$A$1]))" office:value-type="float" office:value="-0.320552333995212">
            <text:p>-0.32</text:p>
          </table:table-cell>
          <table:table-cell table:formula="oooc:=SIN([.$B$1]*[.$A436]/[.$A$1])*EXP(-[.$C$1]*[.$A436]*[.$A436]/([.$A$1]*[.$A$1]))" office:value-type="float" office:value="-0.108589154064402">
            <text:p>-0.11</text:p>
          </table:table-cell>
          <table:table-cell table:number-columns-repeated="12"/>
        </table:table-row>
        <table:table-row table:style-name="ro1">
          <table:table-cell table:formula="oooc:=[.A436]+1" office:value-type="float" office:value="185">
            <text:p>185</text:p>
          </table:table-cell>
          <table:table-cell table:formula="oooc:=COS([.$B$1]*[.$A437]/[.$A$1])*EXP(-[.$C$1]*[.$A437]*[.$A437]/([.$A$1]*[.$A$1]))" office:value-type="float" office:value="-0.314710587133674">
            <text:p>-0.31</text:p>
          </table:table-cell>
          <table:table-cell table:formula="oooc:=SIN([.$B$1]*[.$A437]/[.$A$1])*EXP(-[.$C$1]*[.$A437]*[.$A437]/([.$A$1]*[.$A$1]))" office:value-type="float" office:value="-0.113266222749795">
            <text:p>-0.11</text:p>
          </table:table-cell>
          <table:table-cell table:number-columns-repeated="12"/>
        </table:table-row>
        <table:table-row table:style-name="ro1">
          <table:table-cell table:formula="oooc:=[.A437]+1" office:value-type="float" office:value="186">
            <text:p>186</text:p>
          </table:table-cell>
          <table:table-cell table:formula="oooc:=COS([.$B$1]*[.$A438]/[.$A$1])*EXP(-[.$C$1]*[.$A438]*[.$A438]/([.$A$1]*[.$A$1]))" office:value-type="float" office:value="-0.308831555581039">
            <text:p>-0.31</text:p>
          </table:table-cell>
          <table:table-cell table:formula="oooc:=SIN([.$B$1]*[.$A438]/[.$A$1])*EXP(-[.$C$1]*[.$A438]*[.$A438]/([.$A$1]*[.$A$1]))" office:value-type="float" office:value="-0.11777121862248">
            <text:p>-0.12</text:p>
          </table:table-cell>
          <table:table-cell table:number-columns-repeated="12"/>
        </table:table-row>
        <table:table-row table:style-name="ro1">
          <table:table-cell table:formula="oooc:=[.A438]+1" office:value-type="float" office:value="187">
            <text:p>187</text:p>
          </table:table-cell>
          <table:table-cell table:formula="oooc:=COS([.$B$1]*[.$A439]/[.$A$1])*EXP(-[.$C$1]*[.$A439]*[.$A439]/([.$A$1]*[.$A$1]))" office:value-type="float" office:value="-0.302919644197094">
            <text:p>-0.3</text:p>
          </table:table-cell>
          <table:table-cell table:formula="oooc:=SIN([.$B$1]*[.$A439]/[.$A$1])*EXP(-[.$C$1]*[.$A439]*[.$A439]/([.$A$1]*[.$A$1]))" office:value-type="float" office:value="-0.122104942054138">
            <text:p>-0.12</text:p>
          </table:table-cell>
          <table:table-cell table:number-columns-repeated="12"/>
        </table:table-row>
        <table:table-row table:style-name="ro1">
          <table:table-cell table:formula="oooc:=[.A439]+1" office:value-type="float" office:value="188">
            <text:p>188</text:p>
          </table:table-cell>
          <table:table-cell table:formula="oooc:=COS([.$B$1]*[.$A440]/[.$A$1])*EXP(-[.$C$1]*[.$A440]*[.$A440]/([.$A$1]*[.$A$1]))" office:value-type="float" office:value="-0.296979196005572">
            <text:p>-0.3</text:p>
          </table:table-cell>
          <table:table-cell table:formula="oooc:=SIN([.$B$1]*[.$A440]/[.$A$1])*EXP(-[.$C$1]*[.$A440]*[.$A440]/([.$A$1]*[.$A$1]))" office:value-type="float" office:value="-0.126268298588748">
            <text:p>-0.13</text:p>
          </table:table-cell>
          <table:table-cell table:number-columns-repeated="12"/>
        </table:table-row>
        <table:table-row table:style-name="ro1">
          <table:table-cell table:formula="oooc:=[.A440]+1" office:value-type="float" office:value="189">
            <text:p>189</text:p>
          </table:table-cell>
          <table:table-cell table:formula="oooc:=COS([.$B$1]*[.$A441]/[.$A$1])*EXP(-[.$C$1]*[.$A441]*[.$A441]/([.$A$1]*[.$A$1]))" office:value-type="float" office:value="-0.291014489877039">
            <text:p>-0.29</text:p>
          </table:table-cell>
          <table:table-cell table:formula="oooc:=SIN([.$B$1]*[.$A441]/[.$A$1])*EXP(-[.$C$1]*[.$A441]*[.$A441]/([.$A$1]*[.$A$1]))" office:value-type="float" office:value="-0.130262296283851">
            <text:p>-0.13</text:p>
          </table:table-cell>
          <table:table-cell table:number-columns-repeated="12"/>
        </table:table-row>
        <table:table-row table:style-name="ro1">
          <table:table-cell table:formula="oooc:=[.A441]+1" office:value-type="float" office:value="190">
            <text:p>190</text:p>
          </table:table-cell>
          <table:table-cell table:formula="oooc:=COS([.$B$1]*[.$A442]/[.$A$1])*EXP(-[.$C$1]*[.$A442]*[.$A442]/([.$A$1]*[.$A$1]))" office:value-type="float" office:value="-0.285029738309988">
            <text:p>-0.29</text:p>
          </table:table-cell>
          <table:table-cell table:formula="oooc:=SIN([.$B$1]*[.$A442]/[.$A$1])*EXP(-[.$C$1]*[.$A442]*[.$A442]/([.$A$1]*[.$A$1]))" office:value-type="float" office:value="-0.134088043008327">
            <text:p>-0.13</text:p>
          </table:table-cell>
          <table:table-cell table:number-columns-repeated="12"/>
        </table:table-row>
        <table:table-row table:style-name="ro1">
          <table:table-cell table:formula="oooc:=[.A442]+1" office:value-type="float" office:value="191">
            <text:p>191</text:p>
          </table:table-cell>
          <table:table-cell table:formula="oooc:=COS([.$B$1]*[.$A443]/[.$A$1])*EXP(-[.$C$1]*[.$A443]*[.$A443]/([.$A$1]*[.$A$1]))" office:value-type="float" office:value="-0.27902908531058">
            <text:p>-0.28</text:p>
          </table:table-cell>
          <table:table-cell table:formula="oooc:=SIN([.$B$1]*[.$A443]/[.$A$1])*EXP(-[.$C$1]*[.$A443]*[.$A443]/([.$A$1]*[.$A$1]))" office:value-type="float" office:value="-0.137746743700113">
            <text:p>-0.14</text:p>
          </table:table-cell>
          <table:table-cell table:number-columns-repeated="12"/>
        </table:table-row>
        <table:table-row table:style-name="ro1">
          <table:table-cell table:formula="oooc:=[.A443]+1" office:value-type="float" office:value="192">
            <text:p>192</text:p>
          </table:table-cell>
          <table:table-cell table:formula="oooc:=COS([.$B$1]*[.$A444]/[.$A$1])*EXP(-[.$C$1]*[.$A444]*[.$A444]/([.$A$1]*[.$A$1]))" office:value-type="float" office:value="-0.273016604371388">
            <text:p>-0.27</text:p>
          </table:table-cell>
          <table:table-cell table:formula="oooc:=SIN([.$B$1]*[.$A444]/[.$A$1])*EXP(-[.$C$1]*[.$A444]*[.$A444]/([.$A$1]*[.$A$1]))" office:value-type="float" office:value="-0.141239697587214">
            <text:p>-0.14</text:p>
          </table:table-cell>
          <table:table-cell table:number-columns-repeated="12"/>
        </table:table-row>
        <table:table-row table:style-name="ro1">
          <table:table-cell table:formula="oooc:=[.A444]+1" office:value-type="float" office:value="193">
            <text:p>193</text:p>
          </table:table-cell>
          <table:table-cell table:formula="oooc:=COS([.$B$1]*[.$A445]/[.$A$1])*EXP(-[.$C$1]*[.$A445]*[.$A445]/([.$A$1]*[.$A$1]))" office:value-type="float" office:value="-0.26699629654938">
            <text:p>-0.27</text:p>
          </table:table-cell>
          <table:table-cell table:formula="oooc:=SIN([.$B$1]*[.$A445]/[.$A$1])*EXP(-[.$C$1]*[.$A445]*[.$A445]/([.$A$1]*[.$A$1]))" office:value-type="float" office:value="-0.144568295375383">
            <text:p>-0.14</text:p>
          </table:table-cell>
          <table:table-cell table:number-columns-repeated="12"/>
        </table:table-row>
        <table:table-row table:style-name="ro1">
          <table:table-cell table:formula="oooc:=[.A445]+1" office:value-type="float" office:value="194">
            <text:p>194</text:p>
          </table:table-cell>
          <table:table-cell table:formula="oooc:=COS([.$B$1]*[.$A446]/[.$A$1])*EXP(-[.$C$1]*[.$A446]*[.$A446]/([.$A$1]*[.$A$1]))" office:value-type="float" office:value="-0.260972088643251">
            <text:p>-0.26</text:p>
          </table:table-cell>
          <table:table-cell table:formula="oooc:=SIN([.$B$1]*[.$A446]/[.$A$1])*EXP(-[.$C$1]*[.$A446]*[.$A446]/([.$A$1]*[.$A$1]))" office:value-type="float" office:value="-0.147734016405805">
            <text:p>-0.15</text:p>
          </table:table-cell>
          <table:table-cell table:number-columns-repeated="12"/>
        </table:table-row>
        <table:table-row table:style-name="ro1">
          <table:table-cell table:formula="oooc:=[.A446]+1" office:value-type="float" office:value="195">
            <text:p>195</text:p>
          </table:table-cell>
          <table:table-cell table:formula="oooc:=COS([.$B$1]*[.$A447]/[.$A$1])*EXP(-[.$C$1]*[.$A447]*[.$A447]/([.$A$1]*[.$A$1]))" office:value-type="float" office:value="-0.254947831470138">
            <text:p>-0.25</text:p>
          </table:table-cell>
          <table:table-cell table:formula="oooc:=SIN([.$B$1]*[.$A447]/[.$A$1])*EXP(-[.$C$1]*[.$A447]*[.$A447]/([.$A$1]*[.$A$1]))" office:value-type="float" office:value="-0.150738425786084">
            <text:p>-0.15</text:p>
          </table:table-cell>
          <table:table-cell table:number-columns-repeated="12"/>
        </table:table-row>
        <table:table-row table:style-name="ro1">
          <table:table-cell table:formula="oooc:=[.A447]+1" office:value-type="float" office:value="196">
            <text:p>196</text:p>
          </table:table-cell>
          <table:table-cell table:formula="oooc:=COS([.$B$1]*[.$A448]/[.$A$1])*EXP(-[.$C$1]*[.$A448]*[.$A448]/([.$A$1]*[.$A$1]))" office:value-type="float" office:value="-0.248927298241615">
            <text:p>-0.25</text:p>
          </table:table-cell>
          <table:table-cell table:formula="oooc:=SIN([.$B$1]*[.$A448]/[.$A$1])*EXP(-[.$C$1]*[.$A448]*[.$A448]/([.$A$1]*[.$A$1]))" office:value-type="float" office:value="-0.153583171497841">
            <text:p>-0.15</text:p>
          </table:table-cell>
          <table:table-cell table:number-columns-repeated="12"/>
        </table:table-row>
        <table:table-row table:style-name="ro1">
          <table:table-cell table:formula="oooc:=[.A448]+1" office:value-type="float" office:value="197">
            <text:p>197</text:p>
          </table:table-cell>
          <table:table-cell table:formula="oooc:=COS([.$B$1]*[.$A449]/[.$A$1])*EXP(-[.$C$1]*[.$A449]*[.$A449]/([.$A$1]*[.$A$1]))" office:value-type="float" office:value="-0.242914183038782">
            <text:p>-0.24</text:p>
          </table:table-cell>
          <table:table-cell table:formula="oooc:=SIN([.$B$1]*[.$A449]/[.$A$1])*EXP(-[.$C$1]*[.$A449]*[.$A449]/([.$A$1]*[.$A$1]))" office:value-type="float" office:value="-0.156269981484142">
            <text:p>-0.16</text:p>
          </table:table-cell>
          <table:table-cell table:number-columns-repeated="12"/>
        </table:table-row>
        <table:table-row table:style-name="ro1">
          <table:table-cell table:formula="oooc:=[.A449]+1" office:value-type="float" office:value="198">
            <text:p>198</text:p>
          </table:table-cell>
          <table:table-cell table:formula="oooc:=COS([.$B$1]*[.$A450]/[.$A$1])*EXP(-[.$C$1]*[.$A450]*[.$A450]/([.$A$1]*[.$A$1]))" office:value-type="float" office:value="-0.236912099386145">
            <text:p>-0.24</text:p>
          </table:table-cell>
          <table:table-cell table:formula="oooc:=SIN([.$B$1]*[.$A450]/[.$A$1])*EXP(-[.$C$1]*[.$A450]*[.$A450]/([.$A$1]*[.$A$1]))" office:value-type="float" office:value="-0.158800660719998">
            <text:p>-0.16</text:p>
          </table:table-cell>
          <table:table-cell table:number-columns-repeated="12"/>
        </table:table-row>
        <table:table-row table:style-name="ro1">
          <table:table-cell table:formula="oooc:=[.A450]+1" office:value-type="float" office:value="199">
            <text:p>199</text:p>
          </table:table-cell>
          <table:table-cell table:formula="oooc:=COS([.$B$1]*[.$A451]/[.$A$1])*EXP(-[.$C$1]*[.$A451]*[.$A451]/([.$A$1]*[.$A$1]))" office:value-type="float" office:value="-0.230924578923892">
            <text:p>-0.23</text:p>
          </table:table-cell>
          <table:table-cell table:formula="oooc:=SIN([.$B$1]*[.$A451]/[.$A$1])*EXP(-[.$C$1]*[.$A451]*[.$A451]/([.$A$1]*[.$A$1]))" office:value-type="float" office:value="-0.161177088269092">
            <text:p>-0.16</text:p>
          </table:table-cell>
          <table:table-cell table:number-columns-repeated="12"/>
        </table:table-row>
        <table:table-row table:style-name="ro1">
          <table:table-cell table:formula="oooc:=[.A451]+1" office:value-type="float" office:value="200">
            <text:p>200</text:p>
          </table:table-cell>
          <table:table-cell table:formula="oooc:=COS([.$B$1]*[.$A452]/[.$A$1])*EXP(-[.$C$1]*[.$A452]*[.$A452]/([.$A$1]*[.$A$1]))" office:value-type="float" office:value="-0.224955070178073">
            <text:p>-0.22</text:p>
          </table:table-cell>
          <table:table-cell table:formula="oooc:=SIN([.$B$1]*[.$A452]/[.$A$1])*EXP(-[.$C$1]*[.$A452]*[.$A452]/([.$A$1]*[.$A$1]))" office:value-type="float" office:value="-0.163401214329876">
            <text:p>-0.16</text:p>
          </table:table-cell>
          <table:table-cell table:number-columns-repeated="12"/>
        </table:table-row>
        <table:table-row table:style-name="ro1">
          <table:table-cell table:formula="oooc:=[.A452]+1" office:value-type="float" office:value="201">
            <text:p>201</text:p>
          </table:table-cell>
          <table:table-cell table:formula="oooc:=COS([.$B$1]*[.$A453]/[.$A$1])*EXP(-[.$C$1]*[.$A453]*[.$A453]/([.$A$1]*[.$A$1]))" office:value-type="float" office:value="-0.219006937428091">
            <text:p>-0.22</text:p>
          </table:table-cell>
          <table:table-cell table:formula="oooc:=SIN([.$B$1]*[.$A453]/[.$A$1])*EXP(-[.$C$1]*[.$A453]*[.$A453]/([.$A$1]*[.$A$1]))" office:value-type="float" office:value="-0.165475057274133">
            <text:p>-0.17</text:p>
          </table:table-cell>
          <table:table-cell table:number-columns-repeated="12"/>
        </table:table-row>
        <table:table-row table:style-name="ro1">
          <table:table-cell table:formula="oooc:=[.A453]+1" office:value-type="float" office:value="202">
            <text:p>202</text:p>
          </table:table-cell>
          <table:table-cell table:formula="oooc:=COS([.$B$1]*[.$A454]/[.$A$1])*EXP(-[.$C$1]*[.$A454]*[.$A454]/([.$A$1]*[.$A$1]))" office:value-type="float" office:value="-0.213083459670825">
            <text:p>-0.21</text:p>
          </table:table-cell>
          <table:table-cell table:formula="oooc:=SIN([.$B$1]*[.$A454]/[.$A$1])*EXP(-[.$C$1]*[.$A454]*[.$A454]/([.$A$1]*[.$A$1]))" office:value-type="float" office:value="-0.167400700681024">
            <text:p>-0.17</text:p>
          </table:table-cell>
          <table:table-cell table:number-columns-repeated="12"/>
        </table:table-row>
        <table:table-row table:style-name="ro1">
          <table:table-cell table:formula="oooc:=[.A454]+1" office:value-type="float" office:value="203">
            <text:p>203</text:p>
          </table:table-cell>
          <table:table-cell table:formula="oooc:=COS([.$B$1]*[.$A455]/[.$A$1])*EXP(-[.$C$1]*[.$A455]*[.$A455]/([.$A$1]*[.$A$1]))" office:value-type="float" office:value="-0.207187829680599">
            <text:p>-0.21</text:p>
          </table:table-cell>
          <table:table-cell table:formula="oooc:=SIN([.$B$1]*[.$A455]/[.$A$1])*EXP(-[.$C$1]*[.$A455]*[.$A455]/([.$A$1]*[.$A$1]))" office:value-type="float" office:value="-0.16918029036964">
            <text:p>-0.17</text:p>
          </table:table-cell>
          <table:table-cell table:number-columns-repeated="12"/>
        </table:table-row>
        <table:table-row table:style-name="ro1">
          <table:table-cell table:formula="oooc:=[.A455]+1" office:value-type="float" office:value="204">
            <text:p>204</text:p>
          </table:table-cell>
          <table:table-cell table:formula="oooc:=COS([.$B$1]*[.$A456]/[.$A$1])*EXP(-[.$C$1]*[.$A456]*[.$A456]/([.$A$1]*[.$A$1]))" office:value-type="float" office:value="-0.201323153164148">
            <text:p>-0.2</text:p>
          </table:table-cell>
          <table:table-cell table:formula="oooc:=SIN([.$B$1]*[.$A456]/[.$A$1])*EXP(-[.$C$1]*[.$A456]*[.$A456]/([.$A$1]*[.$A$1]))" office:value-type="float" office:value="-0.170816031432969">
            <text:p>-0.17</text:p>
          </table:table-cell>
          <table:table-cell table:number-columns-repeated="12"/>
        </table:table-row>
        <table:table-row table:style-name="ro1">
          <table:table-cell table:formula="oooc:=[.A456]+1" office:value-type="float" office:value="205">
            <text:p>205</text:p>
          </table:table-cell>
          <table:table-cell table:formula="oooc:=COS([.$B$1]*[.$A457]/[.$A$1])*EXP(-[.$C$1]*[.$A457]*[.$A457]/([.$A$1]*[.$A$1]))" office:value-type="float" office:value="-0.195492448009626">
            <text:p>-0.2</text:p>
          </table:table-cell>
          <table:table-cell table:formula="oooc:=SIN([.$B$1]*[.$A457]/[.$A$1])*EXP(-[.$C$1]*[.$A457]*[.$A457]/([.$A$1]*[.$A$1]))" office:value-type="float" office:value="-0.172310185276185">
            <text:p>-0.17</text:p>
          </table:table-cell>
          <table:table-cell table:number-columns-repeated="12"/>
        </table:table-row>
        <table:table-row table:style-name="ro1">
          <table:table-cell table:formula="oooc:=[.A457]+1" office:value-type="float" office:value="206">
            <text:p>206</text:p>
          </table:table-cell>
          <table:table-cell table:formula="oooc:=COS([.$B$1]*[.$A458]/[.$A$1])*EXP(-[.$C$1]*[.$A458]*[.$A458]/([.$A$1]*[.$A$1]))" office:value-type="float" office:value="-0.18969864362862">
            <text:p>-0.19</text:p>
          </table:table-cell>
          <table:table-cell table:formula="oooc:=SIN([.$B$1]*[.$A458]/[.$A$1])*EXP(-[.$C$1]*[.$A458]*[.$A458]/([.$A$1]*[.$A$1]))" office:value-type="float" office:value="-0.173665066662068">
            <text:p>-0.17</text:p>
          </table:table-cell>
          <table:table-cell table:number-columns-repeated="12"/>
        </table:table-row>
        <table:table-row table:style-name="ro1">
          <table:table-cell table:formula="oooc:=[.A458]+1" office:value-type="float" office:value="207">
            <text:p>207</text:p>
          </table:table-cell>
          <table:table-cell table:formula="oooc:=COS([.$B$1]*[.$A459]/[.$A$1])*EXP(-[.$C$1]*[.$A459]*[.$A459]/([.$A$1]*[.$A$1]))" office:value-type="float" office:value="-0.183944580390067">
            <text:p>-0.18</text:p>
          </table:table-cell>
          <table:table-cell table:formula="oooc:=SIN([.$B$1]*[.$A459]/[.$A$1])*EXP(-[.$C$1]*[.$A459]*[.$A459]/([.$A$1]*[.$A$1]))" office:value-type="float" office:value="-0.174883040766334">
            <text:p>-0.17</text:p>
          </table:table-cell>
          <table:table-cell table:number-columns-repeated="12"/>
        </table:table-row>
        <table:table-row table:style-name="ro1">
          <table:table-cell table:formula="oooc:=[.A459]+1" office:value-type="float" office:value="208">
            <text:p>208</text:p>
          </table:table-cell>
          <table:table-cell table:formula="oooc:=COS([.$B$1]*[.$A460]/[.$A$1])*EXP(-[.$C$1]*[.$A460]*[.$A460]/([.$A$1]*[.$A$1]))" office:value-type="float" office:value="-0.178233009144878">
            <text:p>-0.18</text:p>
          </table:table-cell>
          <table:table-cell table:formula="oooc:=SIN([.$B$1]*[.$A460]/[.$A$1])*EXP(-[.$C$1]*[.$A460]*[.$A460]/([.$A$1]*[.$A$1]))" office:value-type="float" office:value="-0.175966520245568">
            <text:p>-0.18</text:p>
          </table:table-cell>
          <table:table-cell table:number-columns-repeated="12"/>
        </table:table-row>
        <table:table-row table:style-name="ro1">
          <table:table-cell table:formula="oooc:=[.A460]+1" office:value-type="float" office:value="209">
            <text:p>209</text:p>
          </table:table-cell>
          <table:table-cell table:formula="oooc:=COS([.$B$1]*[.$A461]/[.$A$1])*EXP(-[.$C$1]*[.$A461]*[.$A461]/([.$A$1]*[.$A$1]))" office:value-type="float" office:value="-0.172566590840007">
            <text:p>-0.17</text:p>
          </table:table-cell>
          <table:table-cell table:formula="oooc:=SIN([.$B$1]*[.$A461]/[.$A$1])*EXP(-[.$C$1]*[.$A461]*[.$A461]/([.$A$1]*[.$A$1]))" office:value-type="float" office:value="-0.176917962320406">
            <text:p>-0.18</text:p>
          </table:table-cell>
          <table:table-cell table:number-columns-repeated="12"/>
        </table:table-row>
        <table:table-row table:style-name="ro1">
          <table:table-cell table:formula="oooc:=[.A461]+1" office:value-type="float" office:value="210">
            <text:p>210</text:p>
          </table:table-cell>
          <table:table-cell table:formula="oooc:=COS([.$B$1]*[.$A462]/[.$A$1])*EXP(-[.$C$1]*[.$A462]*[.$A462]/([.$A$1]*[.$A$1]))" office:value-type="float" office:value="-0.166947896220622">
            <text:p>-0.17</text:p>
          </table:table-cell>
          <table:table-cell table:formula="oooc:=SIN([.$B$1]*[.$A462]/[.$A$1])*EXP(-[.$C$1]*[.$A462]*[.$A462]/([.$A$1]*[.$A$1]))" office:value-type="float" office:value="-0.177739865876543">
            <text:p>-0.18</text:p>
          </table:table-cell>
          <table:table-cell table:number-columns-repeated="12"/>
        </table:table-row>
        <table:table-row table:style-name="ro1">
          <table:table-cell table:formula="oooc:=[.A462]+1" office:value-type="float" office:value="211">
            <text:p>211</text:p>
          </table:table-cell>
          <table:table-cell table:formula="oooc:=COS([.$B$1]*[.$A463]/[.$A$1])*EXP(-[.$C$1]*[.$A463]*[.$A463]/([.$A$1]*[.$A$1]))" office:value-type="float" office:value="-0.161379405618983">
            <text:p>-0.16</text:p>
          </table:table-cell>
          <table:table-cell table:formula="oooc:=SIN([.$B$1]*[.$A463]/[.$A$1])*EXP(-[.$C$1]*[.$A463]*[.$A463]/([.$A$1]*[.$A$1]))" office:value-type="float" office:value="-0.178434768586072">
            <text:p>-0.18</text:p>
          </table:table-cell>
          <table:table-cell table:number-columns-repeated="12"/>
        </table:table-row>
        <table:table-row table:style-name="ro1">
          <table:table-cell table:formula="oooc:=[.A463]+1" office:value-type="float" office:value="212">
            <text:p>212</text:p>
          </table:table-cell>
          <table:table-cell table:formula="oooc:=COS([.$B$1]*[.$A464]/[.$A$1])*EXP(-[.$C$1]*[.$A464]*[.$A464]/([.$A$1]*[.$A$1]))" office:value-type="float" office:value="-0.155863508828544">
            <text:p>-0.16</text:p>
          </table:table-cell>
          <table:table-cell table:formula="oooc:=SIN([.$B$1]*[.$A464]/[.$A$1])*EXP(-[.$C$1]*[.$A464]*[.$A464]/([.$A$1]*[.$A$1]))" office:value-type="float" office:value="-0.179005244051585">
            <text:p>-0.18</text:p>
          </table:table-cell>
          <table:table-cell table:number-columns-repeated="12"/>
        </table:table-row>
        <table:table-row table:style-name="ro1">
          <table:table-cell table:formula="oooc:=[.A464]+1" office:value-type="float" office:value="213">
            <text:p>213</text:p>
          </table:table-cell>
          <table:table-cell table:formula="oooc:=COS([.$B$1]*[.$A465]/[.$A$1])*EXP(-[.$C$1]*[.$A465]*[.$A465]/([.$A$1]*[.$A$1]))" office:value-type="float" office:value="-0.150402505061753">
            <text:p>-0.15</text:p>
          </table:table-cell>
          <table:table-cell table:formula="oooc:=SIN([.$B$1]*[.$A465]/[.$A$1])*EXP(-[.$C$1]*[.$A465]*[.$A465]/([.$A$1]*[.$A$1]))" office:value-type="float" office:value="-0.179453898975419">
            <text:p>-0.18</text:p>
          </table:table-cell>
          <table:table-cell table:number-columns-repeated="12"/>
        </table:table-row>
        <table:table-row table:style-name="ro1">
          <table:table-cell table:formula="oooc:=[.A465]+1" office:value-type="float" office:value="214">
            <text:p>214</text:p>
          </table:table-cell>
          <table:table-cell table:formula="oooc:=COS([.$B$1]*[.$A466]/[.$A$1])*EXP(-[.$C$1]*[.$A466]*[.$A466]/([.$A$1]*[.$A$1]))" office:value-type="float" office:value="-0.144998602989941">
            <text:p>-0.14</text:p>
          </table:table-cell>
          <table:table-cell table:formula="oooc:=SIN([.$B$1]*[.$A466]/[.$A$1])*EXP(-[.$C$1]*[.$A466]*[.$A466]/([.$A$1]*[.$A$1]))" office:value-type="float" office:value="-0.179783370356327">
            <text:p>-0.18</text:p>
          </table:table-cell>
          <table:table-cell table:number-columns-repeated="12"/>
        </table:table-row>
        <table:table-row table:style-name="ro1">
          <table:table-cell table:formula="oooc:=[.A466]+1" office:value-type="float" office:value="215">
            <text:p>215</text:p>
          </table:table-cell>
          <table:table-cell table:formula="oooc:=COS([.$B$1]*[.$A467]/[.$A$1])*EXP(-[.$C$1]*[.$A467]*[.$A467]/([.$A$1]*[.$A$1]))" office:value-type="float" office:value="-0.139653920863665">
            <text:p>-0.14</text:p>
          </table:table-cell>
          <table:table-cell table:formula="oooc:=SIN([.$B$1]*[.$A467]/[.$A$1])*EXP(-[.$C$1]*[.$A467]*[.$A467]/([.$A$1]*[.$A$1]))" office:value-type="float" office:value="-0.179996322715801">
            <text:p>-0.18</text:p>
          </table:table-cell>
          <table:table-cell table:number-columns-repeated="12"/>
        </table:table-row>
        <table:table-row table:style-name="ro1">
          <table:table-cell table:formula="oooc:=[.A467]+1" office:value-type="float" office:value="216">
            <text:p>216</text:p>
          </table:table-cell>
          <table:table-cell table:formula="oooc:=COS([.$B$1]*[.$A468]/[.$A$1])*EXP(-[.$C$1]*[.$A468]*[.$A468]/([.$A$1]*[.$A$1]))" office:value-type="float" office:value="-0.134370486711772">
            <text:p>-0.13</text:p>
          </table:table-cell>
          <table:table-cell table:formula="oooc:=SIN([.$B$1]*[.$A468]/[.$A$1])*EXP(-[.$C$1]*[.$A468]*[.$A468]/([.$A$1]*[.$A$1]))" office:value-type="float" office:value="-0.180095445356203">
            <text:p>-0.18</text:p>
          </table:table-cell>
          <table:table-cell table:number-columns-repeated="12"/>
        </table:table-row>
        <table:table-row table:style-name="ro1">
          <table:table-cell table:formula="oooc:=[.A468]+1" office:value-type="float" office:value="217">
            <text:p>217</text:p>
          </table:table-cell>
          <table:table-cell table:formula="oooc:=COS([.$B$1]*[.$A469]/[.$A$1])*EXP(-[.$C$1]*[.$A469]*[.$A469]/([.$A$1]*[.$A$1]))" office:value-type="float" office:value="-0.129150238617459">
            <text:p>-0.13</text:p>
          </table:table-cell>
          <table:table-cell table:formula="oooc:=SIN([.$B$1]*[.$A469]/[.$A$1])*EXP(-[.$C$1]*[.$A469]*[.$A469]/([.$A$1]*[.$A$1]))" office:value-type="float" office:value="-0.18008344965276">
            <text:p>-0.18</text:p>
          </table:table-cell>
          <table:table-cell table:number-columns-repeated="12"/>
        </table:table-row>
        <table:table-row table:style-name="ro1">
          <table:table-cell table:formula="oooc:=[.A469]+1" office:value-type="float" office:value="218">
            <text:p>218</text:p>
          </table:table-cell>
          <table:table-cell table:formula="oooc:=COS([.$B$1]*[.$A470]/[.$A$1])*EXP(-[.$C$1]*[.$A470]*[.$A470]/([.$A$1]*[.$A$1]))" office:value-type="float" office:value="-0.123995025069482">
            <text:p>-0.12</text:p>
          </table:table-cell>
          <table:table-cell table:formula="oooc:=SIN([.$B$1]*[.$A470]/[.$A$1])*EXP(-[.$C$1]*[.$A470]*[.$A470]/([.$A$1]*[.$A$1]))" office:value-type="float" office:value="-0.179963066381426">
            <text:p>-0.18</text:p>
          </table:table-cell>
          <table:table-cell table:number-columns-repeated="12"/>
        </table:table-row>
        <table:table-row table:style-name="ro1">
          <table:table-cell table:formula="oooc:=[.A470]+1" office:value-type="float" office:value="219">
            <text:p>219</text:p>
          </table:table-cell>
          <table:table-cell table:formula="oooc:=COS([.$B$1]*[.$A471]/[.$A$1])*EXP(-[.$C$1]*[.$A471]*[.$A471]/([.$A$1]*[.$A$1]))" office:value-type="float" office:value="-0.118906605386691">
            <text:p>-0.12</text:p>
          </table:table-cell>
          <table:table-cell table:formula="oooc:=SIN([.$B$1]*[.$A471]/[.$A$1])*EXP(-[.$C$1]*[.$A471]*[.$A471]/([.$A$1]*[.$A$1]))" office:value-type="float" office:value="-0.179737043084535">
            <text:p>-0.18</text:p>
          </table:table-cell>
          <table:table-cell table:number-columns-repeated="12"/>
        </table:table-row>
        <table:table-row table:style-name="ro1">
          <table:table-cell table:formula="oooc:=[.A471]+1" office:value-type="float" office:value="220">
            <text:p>220</text:p>
          </table:table-cell>
          <table:table-cell table:formula="oooc:=COS([.$B$1]*[.$A472]/[.$A$1])*EXP(-[.$C$1]*[.$A472]*[.$A472]/([.$A$1]*[.$A$1]))" office:value-type="float" office:value="-0.113886650213988">
            <text:p>-0.11</text:p>
          </table:table-cell>
          <table:table-cell table:formula="oooc:=SIN([.$B$1]*[.$A472]/[.$A$1])*EXP(-[.$C$1]*[.$A472]*[.$A472]/([.$A$1]*[.$A$1]))" office:value-type="float" office:value="-0.17940814147607">
            <text:p>-0.18</text:p>
          </table:table-cell>
          <table:table-cell table:number-columns-repeated="12"/>
        </table:table-row>
        <table:table-row table:style-name="ro1">
          <table:table-cell table:formula="oooc:=[.A472]+1" office:value-type="float" office:value="221">
            <text:p>221</text:p>
          </table:table-cell>
          <table:table-cell table:formula="oooc:=COS([.$B$1]*[.$A473]/[.$A$1])*EXP(-[.$C$1]*[.$A473]*[.$A473]/([.$A$1]*[.$A$1]))" office:value-type="float" office:value="-0.108936742087761">
            <text:p>-0.11</text:p>
          </table:table-cell>
          <table:table-cell table:formula="oooc:=SIN([.$B$1]*[.$A473]/[.$A$1])*EXP(-[.$C$1]*[.$A473]*[.$A473]/([.$A$1]*[.$A$1]))" office:value-type="float" office:value="-0.178979134888322">
            <text:p>-0.18</text:p>
          </table:table-cell>
          <table:table-cell table:number-columns-repeated="12"/>
        </table:table-row>
        <table:table-row table:style-name="ro1">
          <table:table-cell table:formula="oooc:=[.A473]+1" office:value-type="float" office:value="222">
            <text:p>222</text:p>
          </table:table-cell>
          <table:table-cell table:formula="oooc:=COS([.$B$1]*[.$A474]/[.$A$1])*EXP(-[.$C$1]*[.$A474]*[.$A474]/([.$A$1]*[.$A$1]))" office:value-type="float" office:value="-0.104058376068842">
            <text:p>-0.1</text:p>
          </table:table-cell>
          <table:table-cell table:formula="oooc:=SIN([.$B$1]*[.$A474]/[.$A$1])*EXP(-[.$C$1]*[.$A474]*[.$A474]/([.$A$1]*[.$A$1]))" office:value-type="float" office:value="-0.178452805761604">
            <text:p>-0.18</text:p>
          </table:table-cell>
          <table:table-cell table:number-columns-repeated="12"/>
        </table:table-row>
        <table:table-row table:style-name="ro1">
          <table:table-cell table:formula="oooc:=[.A474]+1" office:value-type="float" office:value="223">
            <text:p>223</text:p>
          </table:table-cell>
          <table:table-cell table:formula="oooc:=COS([.$B$1]*[.$A475]/[.$A$1])*EXP(-[.$C$1]*[.$A475]*[.$A475]/([.$A$1]*[.$A$1]))" office:value-type="float" office:value="-0.0992529604409693">
            <text:p>-0.1</text:p>
          </table:table-cell>
          <table:table-cell table:formula="oooc:=SIN([.$B$1]*[.$A475]/[.$A$1])*EXP(-[.$C$1]*[.$A475]*[.$A475]/([.$A$1]*[.$A$1]))" office:value-type="float" office:value="-0.177831943178644">
            <text:p>-0.18</text:p>
          </table:table-cell>
          <table:table-cell table:number-columns-repeated="12"/>
        </table:table-row>
        <table:table-row table:style-name="ro1">
          <table:table-cell table:formula="oooc:=[.A475]+1" office:value-type="float" office:value="224">
            <text:p>224</text:p>
          </table:table-cell>
          <table:table-cell table:formula="oooc:=COS([.$B$1]*[.$A476]/[.$A$1])*EXP(-[.$C$1]*[.$A476]*[.$A476]/([.$A$1]*[.$A$1]))" office:value-type="float" office:value="-0.0945218174727311">
            <text:p>-0.09</text:p>
          </table:table-cell>
          <table:table-cell table:formula="oooc:=SIN([.$B$1]*[.$A476]/[.$A$1])*EXP(-[.$C$1]*[.$A476]*[.$A476]/([.$A$1]*[.$A$1]))" office:value-type="float" office:value="-0.177119340445158">
            <text:p>-0.18</text:p>
          </table:table-cell>
          <table:table-cell table:number-columns-repeated="12"/>
        </table:table-row>
        <table:table-row table:style-name="ro1">
          <table:table-cell table:formula="oooc:=[.A476]+1" office:value-type="float" office:value="225">
            <text:p>225</text:p>
          </table:table-cell>
          <table:table-cell table:formula="oooc:=COS([.$B$1]*[.$A477]/[.$A$1])*EXP(-[.$C$1]*[.$A477]*[.$A477]/([.$A$1]*[.$A$1]))" office:value-type="float" office:value="-0.0898661842409175">
            <text:p>-0.09</text:p>
          </table:table-cell>
          <table:table-cell table:formula="oooc:=SIN([.$B$1]*[.$A477]/[.$A$1])*EXP(-[.$C$1]*[.$A477]*[.$A477]/([.$A$1]*[.$A$1]))" office:value-type="float" office:value="-0.176317792718048">
            <text:p>-0.18</text:p>
          </table:table-cell>
          <table:table-cell table:number-columns-repeated="12"/>
        </table:table-row>
        <table:table-row table:style-name="ro1">
          <table:table-cell table:formula="oooc:=[.A477]+1" office:value-type="float" office:value="226">
            <text:p>226</text:p>
          </table:table-cell>
          <table:table-cell table:formula="oooc:=COS([.$B$1]*[.$A478]/[.$A$1])*EXP(-[.$C$1]*[.$A478]*[.$A478]/([.$A$1]*[.$A$1]))" office:value-type="float" office:value="-0.0852872135132036">
            <text:p>-0.09</text:p>
          </table:table-cell>
          <table:table-cell table:formula="oooc:=SIN([.$B$1]*[.$A478]/[.$A$1])*EXP(-[.$C$1]*[.$A478]*[.$A478]/([.$A$1]*[.$A$1]))" office:value-type="float" office:value="-0.175430094682597">
            <text:p>-0.18</text:p>
          </table:table-cell>
          <table:table-cell table:number-columns-repeated="12"/>
        </table:table-row>
        <table:table-row table:style-name="ro1">
          <table:table-cell table:formula="oooc:=[.A478]+1" office:value-type="float" office:value="227">
            <text:p>227</text:p>
          </table:table-cell>
          <table:table-cell table:formula="oooc:=COS([.$B$1]*[.$A479]/[.$A$1])*EXP(-[.$C$1]*[.$A479]*[.$A479]/([.$A$1]*[.$A$1]))" office:value-type="float" office:value="-0.0807859746880519">
            <text:p>-0.08</text:p>
          </table:table-cell>
          <table:table-cell table:formula="oooc:=SIN([.$B$1]*[.$A479]/[.$A$1])*EXP(-[.$C$1]*[.$A479]*[.$A479]/([.$A$1]*[.$A$1]))" office:value-type="float" office:value="-0.174459038279927">
            <text:p>-0.17</text:p>
          </table:table-cell>
          <table:table-cell table:number-columns-repeated="12"/>
        </table:table-row>
        <table:table-row table:style-name="ro1">
          <table:table-cell table:formula="oooc:=[.A479]+1" office:value-type="float" office:value="228">
            <text:p>228</text:p>
          </table:table-cell>
          <table:table-cell table:formula="oooc:=COS([.$B$1]*[.$A480]/[.$A$1])*EXP(-[.$C$1]*[.$A480]*[.$A480]/([.$A$1]*[.$A$1]))" office:value-type="float" office:value="-0.0763634547897063">
            <text:p>-0.08</text:p>
          </table:table-cell>
          <table:table-cell table:formula="oooc:=SIN([.$B$1]*[.$A480]/[.$A$1])*EXP(-[.$C$1]*[.$A480]*[.$A480]/([.$A$1]*[.$A$1]))" office:value-type="float" office:value="-0.173407410485929">
            <text:p>-0.17</text:p>
          </table:table-cell>
          <table:table-cell table:number-columns-repeated="12"/>
        </table:table-row>
        <table:table-row table:style-name="ro1">
          <table:table-cell table:formula="oooc:=[.A480]+1" office:value-type="float" office:value="229">
            <text:p>229</text:p>
          </table:table-cell>
          <table:table-cell table:formula="oooc:=COS([.$B$1]*[.$A481]/[.$A$1])*EXP(-[.$C$1]*[.$A481]*[.$A481]/([.$A$1]*[.$A$1]))" office:value-type="float" office:value="-0.0720205595161374">
            <text:p>-0.07</text:p>
          </table:table-cell>
          <table:table-cell table:formula="oooc:=SIN([.$B$1]*[.$A481]/[.$A$1])*EXP(-[.$C$1]*[.$A481]*[.$A481]/([.$A$1]*[.$A$1]))" office:value-type="float" office:value="-0.172277991142784">
            <text:p>-0.17</text:p>
          </table:table-cell>
          <table:table-cell table:number-columns-repeated="12"/>
        </table:table-row>
        <table:table-row table:style-name="ro1">
          <table:table-cell table:formula="oooc:=[.A481]+1" office:value-type="float" office:value="230">
            <text:p>230</text:p>
          </table:table-cell>
          <table:table-cell table:formula="oooc:=COS([.$B$1]*[.$A482]/[.$A$1])*EXP(-[.$C$1]*[.$A482]*[.$A482]/([.$A$1]*[.$A$1]))" office:value-type="float" office:value="-0.0677581143377831">
            <text:p>-0.07</text:p>
          </table:table-cell>
          <table:table-cell table:formula="oooc:=SIN([.$B$1]*[.$A482]/[.$A$1])*EXP(-[.$C$1]*[.$A482]*[.$A482]/([.$A$1]*[.$A$1]))" office:value-type="float" office:value="-0.171073550844106">
            <text:p>-0.17</text:p>
          </table:table-cell>
          <table:table-cell table:number-columns-repeated="12"/>
        </table:table-row>
        <table:table-row table:style-name="ro1">
          <table:table-cell table:formula="oooc:=[.A482]+1" office:value-type="float" office:value="231">
            <text:p>231</text:p>
          </table:table-cell>
          <table:table-cell table:formula="oooc:=COS([.$B$1]*[.$A483]/[.$A$1])*EXP(-[.$C$1]*[.$A483]*[.$A483]/([.$A$1]*[.$A$1]))" office:value-type="float" office:value="-0.0635768656449187">
            <text:p>-0.06</text:p>
          </table:table-cell>
          <table:table-cell table:formula="oooc:=SIN([.$B$1]*[.$A483]/[.$A$1])*EXP(-[.$C$1]*[.$A483]*[.$A483]/([.$A$1]*[.$A$1]))" office:value-type="float" office:value="-0.169796848874689">
            <text:p>-0.17</text:p>
          </table:table-cell>
          <table:table-cell table:number-columns-repeated="12"/>
        </table:table-row>
        <table:table-row table:style-name="ro1">
          <table:table-cell table:formula="oooc:=[.A483]+1" office:value-type="float" office:value="232">
            <text:p>232</text:p>
          </table:table-cell>
          <table:table-cell table:formula="oooc:=COS([.$B$1]*[.$A484]/[.$A$1])*EXP(-[.$C$1]*[.$A484]*[.$A484]/([.$A$1]*[.$A$1]))" office:value-type="float" office:value="-0.0594774819414822">
            <text:p>-0.06</text:p>
          </table:table-cell>
          <table:table-cell table:formula="oooc:=SIN([.$B$1]*[.$A484]/[.$A$1])*EXP(-[.$C$1]*[.$A484]*[.$A484]/([.$A$1]*[.$A$1]))" office:value-type="float" office:value="-0.168450631205712">
            <text:p>-0.17</text:p>
          </table:table-cell>
          <table:table-cell table:number-columns-repeated="12"/>
        </table:table-row>
        <table:table-row table:style-name="ro1">
          <table:table-cell table:formula="oooc:=[.A484]+1" office:value-type="float" office:value="233">
            <text:p>233</text:p>
          </table:table-cell>
          <table:table-cell table:formula="oooc:=COS([.$B$1]*[.$A485]/[.$A$1])*EXP(-[.$C$1]*[.$A485]*[.$A485]/([.$A$1]*[.$A$1]))" office:value-type="float" office:value="-0.0554605550831801">
            <text:p>-0.06</text:p>
          </table:table-cell>
          <table:table-cell table:formula="oooc:=SIN([.$B$1]*[.$A485]/[.$A$1])*EXP(-[.$C$1]*[.$A485]*[.$A485]/([.$A$1]*[.$A$1]))" office:value-type="float" office:value="-0.167037628546237">
            <text:p>-0.17</text:p>
          </table:table-cell>
          <table:table-cell table:number-columns-repeated="12"/>
        </table:table-row>
        <table:table-row table:style-name="ro1">
          <table:table-cell table:formula="oooc:=[.A485]+1" office:value-type="float" office:value="234">
            <text:p>234</text:p>
          </table:table-cell>
          <table:table-cell table:formula="oooc:=COS([.$B$1]*[.$A486]/[.$A$1])*EXP(-[.$C$1]*[.$A486]*[.$A486]/([.$A$1]*[.$A$1]))" office:value-type="float" office:value="-0.0515266015576892">
            <text:p>-0.05</text:p>
          </table:table-cell>
          <table:table-cell table:formula="oooc:=SIN([.$B$1]*[.$A486]/[.$A$1])*EXP(-[.$C$1]*[.$A486]*[.$A486]/([.$A$1]*[.$A$1]))" office:value-type="float" office:value="-0.165560554451697">
            <text:p>-0.17</text:p>
          </table:table-cell>
          <table:table-cell table:number-columns-repeated="12"/>
        </table:table-row>
        <table:table-row table:style-name="ro1">
          <table:table-cell table:formula="oooc:=[.A486]+1" office:value-type="float" office:value="235">
            <text:p>235</text:p>
          </table:table-cell>
          <table:table-cell table:formula="oooc:=COS([.$B$1]*[.$A487]/[.$A$1])*EXP(-[.$C$1]*[.$A487]*[.$A487]/([.$A$1]*[.$A$1]))" office:value-type="float" office:value="-0.0476760638047788">
            <text:p>-0.05</text:p>
          </table:table-cell>
          <table:table-cell table:formula="oooc:=SIN([.$B$1]*[.$A487]/[.$A$1])*EXP(-[.$C$1]*[.$A487]*[.$A487]/([.$A$1]*[.$A$1]))" office:value-type="float" office:value="-0.164022103490047">
            <text:p>-0.16</text:p>
          </table:table-cell>
          <table:table-cell table:number-columns-repeated="12"/>
        </table:table-row>
        <table:table-row table:style-name="ro1">
          <table:table-cell table:formula="oooc:=[.A487]+1" office:value-type="float" office:value="236">
            <text:p>236</text:p>
          </table:table-cell>
          <table:table-cell table:formula="oooc:=COS([.$B$1]*[.$A488]/[.$A$1])*EXP(-[.$C$1]*[.$A488]*[.$A488]/([.$A$1]*[.$A$1]))" office:value-type="float" office:value="-0.0439093115741732">
            <text:p>-0.04</text:p>
          </table:table-cell>
          <table:table-cell table:formula="oooc:=SIN([.$B$1]*[.$A488]/[.$A$1])*EXP(-[.$C$1]*[.$A488]*[.$A488]/([.$A$1]*[.$A$1]))" office:value-type="float" office:value="-0.16242494946614">
            <text:p>-0.16</text:p>
          </table:table-cell>
          <table:table-cell table:number-columns-repeated="12"/>
        </table:table-row>
        <table:table-row table:style-name="ro1">
          <table:table-cell table:formula="oooc:=[.A488]+1" office:value-type="float" office:value="237">
            <text:p>237</text:p>
          </table:table-cell>
          <table:table-cell table:formula="oooc:=COS([.$B$1]*[.$A489]/[.$A$1])*EXP(-[.$C$1]*[.$A489]*[.$A489]/([.$A$1]*[.$A$1]))" office:value-type="float" office:value="-0.0402266433189857">
            <text:p>-0.04</text:p>
          </table:table-cell>
          <table:table-cell table:formula="oooc:=SIN([.$B$1]*[.$A489]/[.$A$1])*EXP(-[.$C$1]*[.$A489]*[.$A489]/([.$A$1]*[.$A$1]))" office:value-type="float" office:value="-0.160771743704827">
            <text:p>-0.16</text:p>
          </table:table-cell>
          <table:table-cell table:number-columns-repeated="12"/>
        </table:table-row>
        <table:table-row table:style-name="ro1">
          <table:table-cell table:formula="oooc:=[.A489]+1" office:value-type="float" office:value="238">
            <text:p>238</text:p>
          </table:table-cell>
          <table:table-cell table:formula="oooc:=COS([.$B$1]*[.$A490]/[.$A$1])*EXP(-[.$C$1]*[.$A490]*[.$A490]/([.$A$1]*[.$A$1]))" office:value-type="float" office:value="-0.0366282876225579">
            <text:p>-0.04</text:p>
          </table:table-cell>
          <table:table-cell table:formula="oooc:=SIN([.$B$1]*[.$A490]/[.$A$1])*EXP(-[.$C$1]*[.$A490]*[.$A490]/([.$A$1]*[.$A$1]))" office:value-type="float" office:value="-0.159065113393212">
            <text:p>-0.16</text:p>
          </table:table-cell>
          <table:table-cell table:number-columns-repeated="12"/>
        </table:table-row>
        <table:table-row table:style-name="ro1">
          <table:table-cell table:formula="oooc:=[.A490]+1" office:value-type="float" office:value="239">
            <text:p>239</text:p>
          </table:table-cell>
          <table:table-cell table:formula="oooc:=COS([.$B$1]*[.$A491]/[.$A$1])*EXP(-[.$C$1]*[.$A491]*[.$A491]/([.$A$1]*[.$A$1]))" office:value-type="float" office:value="-0.033114404656554">
            <text:p>-0.03</text:p>
          </table:table-cell>
          <table:table-cell table:formula="oooc:=SIN([.$B$1]*[.$A491]/[.$A$1])*EXP(-[.$C$1]*[.$A491]*[.$A491]/([.$A$1]*[.$A$1]))" office:value-type="float" office:value="-0.157307659982406">
            <text:p>-0.16</text:p>
          </table:table-cell>
          <table:table-cell table:number-columns-repeated="12"/>
        </table:table-row>
        <table:table-row table:style-name="ro1">
          <table:table-cell table:formula="oooc:=[.A491]+1" office:value-type="float" office:value="240">
            <text:p>240</text:p>
          </table:table-cell>
          <table:table-cell table:formula="oooc:=COS([.$B$1]*[.$A492]/[.$A$1])*EXP(-[.$C$1]*[.$A492]*[.$A492]/([.$A$1]*[.$A$1]))" office:value-type="float" office:value="-0.0296850876681666">
            <text:p>-0.03</text:p>
          </table:table-cell>
          <table:table-cell table:formula="oooc:=SIN([.$B$1]*[.$A492]/[.$A$1])*EXP(-[.$C$1]*[.$A492]*[.$A492]/([.$A$1]*[.$A$1]))" office:value-type="float" office:value="-0.155501957649066">
            <text:p>-0.16</text:p>
          </table:table-cell>
          <table:table-cell table:number-columns-repeated="12"/>
        </table:table-row>
        <table:table-row table:style-name="ro1">
          <table:table-cell table:formula="oooc:=[.A492]+1" office:value-type="float" office:value="241">
            <text:p>241</text:p>
          </table:table-cell>
          <table:table-cell table:formula="oooc:=COS([.$B$1]*[.$A493]/[.$A$1])*EXP(-[.$C$1]*[.$A493]*[.$A493]/([.$A$1]*[.$A$1]))" office:value-type="float" office:value="-0.0263403644943088">
            <text:p>-0.03</text:p>
          </table:table-cell>
          <table:table-cell table:formula="oooc:=SIN([.$B$1]*[.$A493]/[.$A$1])*EXP(-[.$C$1]*[.$A493]*[.$A493]/([.$A$1]*[.$A$1]))" office:value-type="float" office:value="-0.153650551816924">
            <text:p>-0.15</text:p>
          </table:table-cell>
          <table:table-cell table:number-columns-repeated="12"/>
        </table:table-row>
        <table:table-row table:style-name="ro1">
          <table:table-cell table:formula="oooc:=[.A493]+1" office:value-type="float" office:value="242">
            <text:p>242</text:p>
          </table:table-cell>
          <table:table-cell table:formula="oooc:=COS([.$B$1]*[.$A494]/[.$A$1])*EXP(-[.$C$1]*[.$A494]*[.$A494]/([.$A$1]*[.$A$1]))" office:value-type="float" office:value="-0.0230801991006833">
            <text:p>-0.02</text:p>
          </table:table-cell>
          <table:table-cell table:formula="oooc:=SIN([.$B$1]*[.$A494]/[.$A$1])*EXP(-[.$C$1]*[.$A494]*[.$A494]/([.$A$1]*[.$A$1]))" office:value-type="float" office:value="-0.151755957738449">
            <text:p>-0.15</text:p>
          </table:table-cell>
          <table:table-cell table:number-columns-repeated="12"/>
        </table:table-row>
        <table:table-row table:style-name="ro1">
          <table:table-cell table:formula="oooc:=[.A494]+1" office:value-type="float" office:value="243">
            <text:p>243</text:p>
          </table:table-cell>
          <table:table-cell table:formula="oooc:=COS([.$B$1]*[.$A495]/[.$A$1])*EXP(-[.$C$1]*[.$A495]*[.$A495]/([.$A$1]*[.$A$1]))" office:value-type="float" office:value="-0.0199044931436384">
            <text:p>-0.02</text:p>
          </table:table-cell>
          <table:table-cell table:formula="oooc:=SIN([.$B$1]*[.$A495]/[.$A$1])*EXP(-[.$C$1]*[.$A495]*[.$A495]/([.$A$1]*[.$A$1]))" office:value-type="float" office:value="-0.149820659136706">
            <text:p>-0.15</text:p>
          </table:table-cell>
          <table:table-cell table:number-columns-repeated="12"/>
        </table:table-row>
        <table:table-row table:style-name="ro1">
          <table:table-cell table:formula="oooc:=[.A495]+1" office:value-type="float" office:value="244">
            <text:p>244</text:p>
          </table:table-cell>
          <table:table-cell table:formula="oooc:=COS([.$B$1]*[.$A496]/[.$A$1])*EXP(-[.$C$1]*[.$A496]*[.$A496]/([.$A$1]*[.$A$1]))" office:value-type="float" office:value="-0.016813087552741">
            <text:p>-0.02</text:p>
          </table:table-cell>
          <table:table-cell table:formula="oooc:=SIN([.$B$1]*[.$A496]/[.$A$1])*EXP(-[.$C$1]*[.$A496]*[.$A496]/([.$A$1]*[.$A$1]))" office:value-type="float" office:value="-0.147847106907432">
            <text:p>-0.15</text:p>
          </table:table-cell>
          <table:table-cell table:number-columns-repeated="12"/>
        </table:table-row>
        <table:table-row table:style-name="ro1">
          <table:table-cell table:formula="oooc:=[.A496]+1" office:value-type="float" office:value="245">
            <text:p>245</text:p>
          </table:table-cell>
          <table:table-cell table:formula="oooc:=COS([.$B$1]*[.$A497]/[.$A$1])*EXP(-[.$C$1]*[.$A497]*[.$A497]/([.$A$1]*[.$A$1]))" office:value-type="float" office:value="-0.0138057641320211">
            <text:p>-0.01</text:p>
          </table:table-cell>
          <table:table-cell table:formula="oooc:=SIN([.$B$1]*[.$A497]/[.$A$1])*EXP(-[.$C$1]*[.$A497]*[.$A497]/([.$A$1]*[.$A$1]))" office:value-type="float" office:value="-0.145837717881251">
            <text:p>-0.15</text:p>
          </table:table-cell>
          <table:table-cell table:number-columns-repeated="12"/>
        </table:table-row>
        <table:table-row table:style-name="ro1">
          <table:table-cell table:formula="oooc:=[.A497]+1" office:value-type="float" office:value="246">
            <text:p>246</text:p>
          </table:table-cell>
          <table:table-cell table:formula="oooc:=COS([.$B$1]*[.$A498]/[.$A$1])*EXP(-[.$C$1]*[.$A498]*[.$A498]/([.$A$1]*[.$A$1]))" office:value-type="float" office:value="-0.0108822471778657">
            <text:p>-0.01</text:p>
          </table:table-cell>
          <table:table-cell table:formula="oooc:=SIN([.$B$1]*[.$A498]/[.$A$1])*EXP(-[.$C$1]*[.$A498]*[.$A498]/([.$A$1]*[.$A$1]))" office:value-type="float" office:value="-0.143794873645913">
            <text:p>-0.14</text:p>
          </table:table-cell>
          <table:table-cell table:number-columns-repeated="12"/>
        </table:table-row>
        <table:table-row table:style-name="ro1">
          <table:table-cell table:formula="oooc:=[.A498]+1" office:value-type="float" office:value="247">
            <text:p>247</text:p>
          </table:table-cell>
          <table:table-cell table:formula="oooc:=COS([.$B$1]*[.$A499]/[.$A$1])*EXP(-[.$C$1]*[.$A499]*[.$A499]/([.$A$1]*[.$A$1]))" office:value-type="float" office:value="-0.00804220511156701">
            <text:p>-0.01</text:p>
          </table:table-cell>
          <table:table-cell table:formula="oooc:=SIN([.$B$1]*[.$A499]/[.$A$1])*EXP(-[.$C$1]*[.$A499]*[.$A499]/([.$A$1]*[.$A$1]))" office:value-type="float" office:value="-0.141720919428369">
            <text:p>-0.14</text:p>
          </table:table-cell>
          <table:table-cell table:number-columns-repeated="12"/>
        </table:table-row>
        <table:table-row table:style-name="ro1">
          <table:table-cell table:formula="oooc:=[.A499]+1" office:value-type="float" office:value="248">
            <text:p>248</text:p>
          </table:table-cell>
          <table:table-cell table:formula="oooc:=COS([.$B$1]*[.$A500]/[.$A$1])*EXP(-[.$C$1]*[.$A500]*[.$A500]/([.$A$1]*[.$A$1]))" office:value-type="float" office:value="-0.00528525212456052">
            <text:p>-0.01</text:p>
          </table:table-cell>
          <table:table-cell table:formula="oooc:=SIN([.$B$1]*[.$A500]/[.$A$1])*EXP(-[.$C$1]*[.$A500]*[.$A500]/([.$A$1]*[.$A$1]))" office:value-type="float" office:value="-0.139618163036436">
            <text:p>-0.14</text:p>
          </table:table-cell>
          <table:table-cell table:number-columns-repeated="12"/>
        </table:table-row>
        <table:table-row table:style-name="ro1">
          <table:table-cell table:formula="oooc:=[.A500]+1" office:value-type="float" office:value="249">
            <text:p>249</text:p>
          </table:table-cell>
          <table:table-cell table:formula="oooc:=COS([.$B$1]*[.$A501]/[.$A$1])*EXP(-[.$C$1]*[.$A501]*[.$A501]/([.$A$1]*[.$A$1]))" office:value-type="float" office:value="-0.00261094983441376">
            <text:p>0</text:p>
          </table:table-cell>
          <table:table-cell table:formula="oooc:=SIN([.$B$1]*[.$A501]/[.$A$1])*EXP(-[.$C$1]*[.$A501]*[.$A501]/([.$A$1]*[.$A$1]))" office:value-type="float" office:value="-0.137488873859739">
            <text:p>-0.14</text:p>
          </table:table-cell>
          <table:table-cell table:number-columns-repeated="12"/>
        </table:table-row>
        <table:table-row table:style-name="ro1">
          <table:table-cell table:formula="oooc:=[.A501]+1" office:value-type="float" office:value="250">
            <text:p>250</text:p>
          </table:table-cell>
          <table:table-cell table:formula="oooc:=COS([.$B$1]*[.$A502]/[.$A$1])*EXP(-[.$C$1]*[.$A502]*[.$A502]/([.$A$1]*[.$A$1]))" office:value-type="float" office:value="-0.0000188089496657777">
            <text:p>0</text:p>
          </table:table-cell>
          <table:table-cell table:formula="oooc:=SIN([.$B$1]*[.$A502]/[.$A$1])*EXP(-[.$C$1]*[.$A502]*[.$A502]/([.$A$1]*[.$A$1]))" office:value-type="float" office:value="-0.135335281929575">
            <text:p>-0.14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24/03/2009</text:date>, <text:time>15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4T14:29:10</meta:creation-date>
    <dc:date>2009-03-24T15:01:20</dc:dat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3" meta:cell-count="15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641cm" svg:height="17.36cm" chart:class="chart:line" chart:style-name="ch1">
        <chart:legend chart:legend-position="end" svg:x="21.647cm" svg:y="8.211cm" chart:style-name="ch2"/>
        <chart:plot-area chart:style-name="ch3" table:cell-range-address="Sheet1.A2:Sheet1.C502 Sheet1.O2:Sheet1.O3" chart:data-source-has-labels="both" svg:x="0.472cm" svg:y="0.347cm" svg:width="20.703cm" svg:height="16.318cm">
          <chart:axis chart:dimension="x" chart:name="primary-x" chart:style-name="ch4">
            <chart:categories table:cell-range-address="Sheet1.A2:Sheet1.B5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2" chart:label-cell-address="Sheet1.O2:Sheet1.O2" chart:class="chart:line">
            <chart:data-point chart:repeated="501"/>
          </chart:series>
          <chart:series chart:style-name="ch7" chart:values-cell-range-address="Sheet1.C2:Sheet1.C502" chart:label-cell-address="Sheet1.O3:Sheet1.O3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</table:table-cell>
              <table:table-cell office:value-type="string">
                <text:p>Sine</text:p>
              </table:table-cell>
            </table:table-row>
          </table:table-header-rows>
          <table:table-rows>
            <table:table-row>
              <table:table-cell office:value-type="string">
                <text:p>-250</text:p>
              </table:table-cell>
              <table:table-cell office:value-type="float" office:value="-0.0000188089496657777">
                <text:p>-0.0000188089496657777</text:p>
              </table:table-cell>
              <table:table-cell office:value-type="float" office:value="0.135335281929575">
                <text:p>0.135335281929575</text:p>
              </table:table-cell>
            </table:table-row>
            <table:table-row>
              <table:table-cell office:value-type="string">
                <text:p>-249</text:p>
              </table:table-cell>
              <table:table-cell office:value-type="float" office:value="-0.00261094983441376">
                <text:p>-0.00261094983441376</text:p>
              </table:table-cell>
              <table:table-cell office:value-type="float" office:value="0.137488873859739">
                <text:p>0.137488873859739</text:p>
              </table:table-cell>
            </table:table-row>
            <table:table-row>
              <table:table-cell office:value-type="string">
                <text:p>-248</text:p>
              </table:table-cell>
              <table:table-cell office:value-type="float" office:value="-0.00528525212456052">
                <text:p>-0.00528525212456052</text:p>
              </table:table-cell>
              <table:table-cell office:value-type="float" office:value="0.139618163036436">
                <text:p>0.139618163036436</text:p>
              </table:table-cell>
            </table:table-row>
            <table:table-row>
              <table:table-cell office:value-type="string">
                <text:p>-247</text:p>
              </table:table-cell>
              <table:table-cell office:value-type="float" office:value="-0.00804220511156701">
                <text:p>-0.00804220511156701</text:p>
              </table:table-cell>
              <table:table-cell office:value-type="float" office:value="0.141720919428369">
                <text:p>0.141720919428369</text:p>
              </table:table-cell>
            </table:table-row>
            <table:table-row>
              <table:table-cell office:value-type="string">
                <text:p>-246</text:p>
              </table:table-cell>
              <table:table-cell office:value-type="float" office:value="-0.0108822471778657">
                <text:p>-0.0108822471778657</text:p>
              </table:table-cell>
              <table:table-cell office:value-type="float" office:value="0.143794873645913">
                <text:p>0.143794873645913</text:p>
              </table:table-cell>
            </table:table-row>
            <table:table-row>
              <table:table-cell office:value-type="string">
                <text:p>-245</text:p>
              </table:table-cell>
              <table:table-cell office:value-type="float" office:value="-0.0138057641320211">
                <text:p>-0.0138057641320211</text:p>
              </table:table-cell>
              <table:table-cell office:value-type="float" office:value="0.145837717881251">
                <text:p>0.145837717881251</text:p>
              </table:table-cell>
            </table:table-row>
            <table:table-row>
              <table:table-cell office:value-type="string">
                <text:p>-244</text:p>
              </table:table-cell>
              <table:table-cell office:value-type="float" office:value="-0.016813087552741">
                <text:p>-0.016813087552741</text:p>
              </table:table-cell>
              <table:table-cell office:value-type="float" office:value="0.147847106907432">
                <text:p>0.147847106907432</text:p>
              </table:table-cell>
            </table:table-row>
            <table:table-row>
              <table:table-cell office:value-type="string">
                <text:p>-243</text:p>
              </table:table-cell>
              <table:table-cell office:value-type="float" office:value="-0.0199044931436384">
                <text:p>-0.0199044931436384</text:p>
              </table:table-cell>
              <table:table-cell office:value-type="float" office:value="0.149820659136706">
                <text:p>0.149820659136706</text:p>
              </table:table-cell>
            </table:table-row>
            <table:table-row>
              <table:table-cell office:value-type="string">
                <text:p>-242</text:p>
              </table:table-cell>
              <table:table-cell office:value-type="float" office:value="-0.0230801991006833">
                <text:p>-0.0230801991006833</text:p>
              </table:table-cell>
              <table:table-cell office:value-type="float" office:value="0.151755957738449">
                <text:p>0.151755957738449</text:p>
              </table:table-cell>
            </table:table-row>
            <table:table-row>
              <table:table-cell office:value-type="string">
                <text:p>-241</text:p>
              </table:table-cell>
              <table:table-cell office:value-type="float" office:value="-0.0263403644943088">
                <text:p>-0.0263403644943088</text:p>
              </table:table-cell>
              <table:table-cell office:value-type="float" office:value="0.153650551816924">
                <text:p>0.153650551816924</text:p>
              </table:table-cell>
            </table:table-row>
            <table:table-row>
              <table:table-cell office:value-type="string">
                <text:p>-240</text:p>
              </table:table-cell>
              <table:table-cell office:value-type="float" office:value="-0.0296850876681666">
                <text:p>-0.0296850876681666</text:p>
              </table:table-cell>
              <table:table-cell office:value-type="float" office:value="0.155501957649066">
                <text:p>0.155501957649066</text:p>
              </table:table-cell>
            </table:table-row>
            <table:table-row>
              <table:table-cell office:value-type="string">
                <text:p>-239</text:p>
              </table:table-cell>
              <table:table-cell office:value-type="float" office:value="-0.033114404656554">
                <text:p>-0.033114404656554</text:p>
              </table:table-cell>
              <table:table-cell office:value-type="float" office:value="0.157307659982406">
                <text:p>0.157307659982406</text:p>
              </table:table-cell>
            </table:table-row>
            <table:table-row>
              <table:table-cell office:value-type="string">
                <text:p>-238</text:p>
              </table:table-cell>
              <table:table-cell office:value-type="float" office:value="-0.0366282876225579">
                <text:p>-0.0366282876225579</text:p>
              </table:table-cell>
              <table:table-cell office:value-type="float" office:value="0.159065113393212">
                <text:p>0.159065113393212</text:p>
              </table:table-cell>
            </table:table-row>
            <table:table-row>
              <table:table-cell office:value-type="string">
                <text:p>-237</text:p>
              </table:table-cell>
              <table:table-cell office:value-type="float" office:value="-0.0402266433189857">
                <text:p>-0.0402266433189857</text:p>
              </table:table-cell>
              <table:table-cell office:value-type="float" office:value="0.160771743704827">
                <text:p>0.160771743704827</text:p>
              </table:table-cell>
            </table:table-row>
            <table:table-row>
              <table:table-cell office:value-type="string">
                <text:p>-236</text:p>
              </table:table-cell>
              <table:table-cell office:value-type="float" office:value="-0.0439093115741732">
                <text:p>-0.0439093115741732</text:p>
              </table:table-cell>
              <table:table-cell office:value-type="float" office:value="0.16242494946614">
                <text:p>0.16242494946614</text:p>
              </table:table-cell>
            </table:table-row>
            <table:table-row>
              <table:table-cell office:value-type="string">
                <text:p>-235</text:p>
              </table:table-cell>
              <table:table-cell office:value-type="float" office:value="-0.0476760638047788">
                <text:p>-0.0476760638047788</text:p>
              </table:table-cell>
              <table:table-cell office:value-type="float" office:value="0.164022103490047">
                <text:p>0.164022103490047</text:p>
              </table:table-cell>
            </table:table-row>
            <table:table-row>
              <table:table-cell office:value-type="string">
                <text:p>-234</text:p>
              </table:table-cell>
              <table:table-cell office:value-type="float" office:value="-0.0515266015576892">
                <text:p>-0.0515266015576892</text:p>
              </table:table-cell>
              <table:table-cell office:value-type="float" office:value="0.165560554451697">
                <text:p>0.165560554451697</text:p>
              </table:table-cell>
            </table:table-row>
            <table:table-row>
              <table:table-cell office:value-type="string">
                <text:p>-233</text:p>
              </table:table-cell>
              <table:table-cell office:value-type="float" office:value="-0.0554605550831801">
                <text:p>-0.0554605550831801</text:p>
              </table:table-cell>
              <table:table-cell office:value-type="float" office:value="0.167037628546237">
                <text:p>0.167037628546237</text:p>
              </table:table-cell>
            </table:table-row>
            <table:table-row>
              <table:table-cell office:value-type="string">
                <text:p>-232</text:p>
              </table:table-cell>
              <table:table-cell office:value-type="float" office:value="-0.0594774819414822">
                <text:p>-0.0594774819414822</text:p>
              </table:table-cell>
              <table:table-cell office:value-type="float" office:value="0.168450631205712">
                <text:p>0.168450631205712</text:p>
              </table:table-cell>
            </table:table-row>
            <table:table-row>
              <table:table-cell office:value-type="string">
                <text:p>-231</text:p>
              </table:table-cell>
              <table:table-cell office:value-type="float" office:value="-0.0635768656449187">
                <text:p>-0.0635768656449187</text:p>
              </table:table-cell>
              <table:table-cell office:value-type="float" office:value="0.169796848874689">
                <text:p>0.169796848874689</text:p>
              </table:table-cell>
            </table:table-row>
            <table:table-row>
              <table:table-cell office:value-type="string">
                <text:p>-230</text:p>
              </table:table-cell>
              <table:table-cell office:value-type="float" office:value="-0.0677581143377831">
                <text:p>-0.0677581143377831</text:p>
              </table:table-cell>
              <table:table-cell office:value-type="float" office:value="0.171073550844106">
                <text:p>0.171073550844106</text:p>
              </table:table-cell>
            </table:table-row>
            <table:table-row>
              <table:table-cell office:value-type="string">
                <text:p>-229</text:p>
              </table:table-cell>
              <table:table-cell office:value-type="float" office:value="-0.0720205595161374">
                <text:p>-0.0720205595161374</text:p>
              </table:table-cell>
              <table:table-cell office:value-type="float" office:value="0.172277991142784">
                <text:p>0.172277991142784</text:p>
              </table:table-cell>
            </table:table-row>
            <table:table-row>
              <table:table-cell office:value-type="string">
                <text:p>-228</text:p>
              </table:table-cell>
              <table:table-cell office:value-type="float" office:value="-0.0763634547897063">
                <text:p>-0.0763634547897063</text:p>
              </table:table-cell>
              <table:table-cell office:value-type="float" office:value="0.173407410485929">
                <text:p>0.173407410485929</text:p>
              </table:table-cell>
            </table:table-row>
            <table:table-row>
              <table:table-cell office:value-type="string">
                <text:p>-227</text:p>
              </table:table-cell>
              <table:table-cell office:value-type="float" office:value="-0.0807859746880519">
                <text:p>-0.0807859746880519</text:p>
              </table:table-cell>
              <table:table-cell office:value-type="float" office:value="0.174459038279927">
                <text:p>0.174459038279927</text:p>
              </table:table-cell>
            </table:table-row>
            <table:table-row>
              <table:table-cell office:value-type="string">
                <text:p>-226</text:p>
              </table:table-cell>
              <table:table-cell office:value-type="float" office:value="-0.0852872135132036">
                <text:p>-0.0852872135132036</text:p>
              </table:table-cell>
              <table:table-cell office:value-type="float" office:value="0.175430094682597">
                <text:p>0.175430094682597</text:p>
              </table:table-cell>
            </table:table-row>
            <table:table-row>
              <table:table-cell office:value-type="string">
                <text:p>-225</text:p>
              </table:table-cell>
              <table:table-cell office:value-type="float" office:value="-0.0898661842409175">
                <text:p>-0.0898661842409175</text:p>
              </table:table-cell>
              <table:table-cell office:value-type="float" office:value="0.176317792718048">
                <text:p>0.176317792718048</text:p>
              </table:table-cell>
            </table:table-row>
            <table:table-row>
              <table:table-cell office:value-type="string">
                <text:p>-224</text:p>
              </table:table-cell>
              <table:table-cell office:value-type="float" office:value="-0.0945218174727311">
                <text:p>-0.0945218174727311</text:p>
              </table:table-cell>
              <table:table-cell office:value-type="float" office:value="0.177119340445158">
                <text:p>0.177119340445158</text:p>
              </table:table-cell>
            </table:table-row>
            <table:table-row>
              <table:table-cell office:value-type="string">
                <text:p>-223</text:p>
              </table:table-cell>
              <table:table-cell office:value-type="float" office:value="-0.0992529604409693">
                <text:p>-0.0992529604409693</text:p>
              </table:table-cell>
              <table:table-cell office:value-type="float" office:value="0.177831943178644">
                <text:p>0.177831943178644</text:p>
              </table:table-cell>
            </table:table-row>
            <table:table-row>
              <table:table-cell office:value-type="string">
                <text:p>-222</text:p>
              </table:table-cell>
              <table:table-cell office:value-type="float" office:value="-0.104058376068842">
                <text:p>-0.104058376068842</text:p>
              </table:table-cell>
              <table:table-cell office:value-type="float" office:value="0.178452805761604">
                <text:p>0.178452805761604</text:p>
              </table:table-cell>
            </table:table-row>
            <table:table-row>
              <table:table-cell office:value-type="string">
                <text:p>-221</text:p>
              </table:table-cell>
              <table:table-cell office:value-type="float" office:value="-0.108936742087761">
                <text:p>-0.108936742087761</text:p>
              </table:table-cell>
              <table:table-cell office:value-type="float" office:value="0.178979134888322">
                <text:p>0.178979134888322</text:p>
              </table:table-cell>
            </table:table-row>
            <table:table-row>
              <table:table-cell office:value-type="string">
                <text:p>-220</text:p>
              </table:table-cell>
              <table:table-cell office:value-type="float" office:value="-0.113886650213988">
                <text:p>-0.113886650213988</text:p>
              </table:table-cell>
              <table:table-cell office:value-type="float" office:value="0.17940814147607">
                <text:p>0.17940814147607</text:p>
              </table:table-cell>
            </table:table-row>
            <table:table-row>
              <table:table-cell office:value-type="string">
                <text:p>-219</text:p>
              </table:table-cell>
              <table:table-cell office:value-type="float" office:value="-0.118906605386691">
                <text:p>-0.118906605386691</text:p>
              </table:table-cell>
              <table:table-cell office:value-type="float" office:value="0.179737043084535">
                <text:p>0.179737043084535</text:p>
              </table:table-cell>
            </table:table-row>
            <table:table-row>
              <table:table-cell office:value-type="string">
                <text:p>-218</text:p>
              </table:table-cell>
              <table:table-cell office:value-type="float" office:value="-0.123995025069482">
                <text:p>-0.123995025069482</text:p>
              </table:table-cell>
              <table:table-cell office:value-type="float" office:value="0.179963066381426">
                <text:p>0.179963066381426</text:p>
              </table:table-cell>
            </table:table-row>
            <table:table-row>
              <table:table-cell office:value-type="string">
                <text:p>-217</text:p>
              </table:table-cell>
              <table:table-cell office:value-type="float" office:value="-0.129150238617459">
                <text:p>-0.129150238617459</text:p>
              </table:table-cell>
              <table:table-cell office:value-type="float" office:value="0.18008344965276">
                <text:p>0.18008344965276</text:p>
              </table:table-cell>
            </table:table-row>
            <table:table-row>
              <table:table-cell office:value-type="string">
                <text:p>-216</text:p>
              </table:table-cell>
              <table:table-cell office:value-type="float" office:value="-0.134370486711772">
                <text:p>-0.134370486711772</text:p>
              </table:table-cell>
              <table:table-cell office:value-type="float" office:value="0.180095445356203">
                <text:p>0.180095445356203</text:p>
              </table:table-cell>
            </table:table-row>
            <table:table-row>
              <table:table-cell office:value-type="string">
                <text:p>-215</text:p>
              </table:table-cell>
              <table:table-cell office:value-type="float" office:value="-0.139653920863665">
                <text:p>-0.139653920863665</text:p>
              </table:table-cell>
              <table:table-cell office:value-type="float" office:value="0.179996322715801">
                <text:p>0.179996322715801</text:p>
              </table:table-cell>
            </table:table-row>
            <table:table-row>
              <table:table-cell office:value-type="string">
                <text:p>-214</text:p>
              </table:table-cell>
              <table:table-cell office:value-type="float" office:value="-0.144998602989941">
                <text:p>-0.144998602989941</text:p>
              </table:table-cell>
              <table:table-cell office:value-type="float" office:value="0.179783370356327">
                <text:p>0.179783370356327</text:p>
              </table:table-cell>
            </table:table-row>
            <table:table-row>
              <table:table-cell office:value-type="string">
                <text:p>-213</text:p>
              </table:table-cell>
              <table:table-cell office:value-type="float" office:value="-0.150402505061753">
                <text:p>-0.150402505061753</text:p>
              </table:table-cell>
              <table:table-cell office:value-type="float" office:value="0.179453898975419">
                <text:p>0.179453898975419</text:p>
              </table:table-cell>
            </table:table-row>
            <table:table-row>
              <table:table-cell office:value-type="string">
                <text:p>-212</text:p>
              </table:table-cell>
              <table:table-cell office:value-type="float" office:value="-0.155863508828544">
                <text:p>-0.155863508828544</text:p>
              </table:table-cell>
              <table:table-cell office:value-type="float" office:value="0.179005244051585">
                <text:p>0.179005244051585</text:p>
              </table:table-cell>
            </table:table-row>
            <table:table-row>
              <table:table-cell office:value-type="string">
                <text:p>-211</text:p>
              </table:table-cell>
              <table:table-cell office:value-type="float" office:value="-0.161379405618983">
                <text:p>-0.161379405618983</text:p>
              </table:table-cell>
              <table:table-cell office:value-type="float" office:value="0.178434768586072">
                <text:p>0.178434768586072</text:p>
              </table:table-cell>
            </table:table-row>
            <table:table-row>
              <table:table-cell office:value-type="string">
                <text:p>-210</text:p>
              </table:table-cell>
              <table:table-cell office:value-type="float" office:value="-0.166947896220622">
                <text:p>-0.166947896220622</text:p>
              </table:table-cell>
              <table:table-cell office:value-type="float" office:value="0.177739865876543">
                <text:p>0.177739865876543</text:p>
              </table:table-cell>
            </table:table-row>
            <table:table-row>
              <table:table-cell office:value-type="string">
                <text:p>-209</text:p>
              </table:table-cell>
              <table:table-cell office:value-type="float" office:value="-0.172566590840007">
                <text:p>-0.172566590840007</text:p>
              </table:table-cell>
              <table:table-cell office:value-type="float" office:value="0.176917962320406">
                <text:p>0.176917962320406</text:p>
              </table:table-cell>
            </table:table-row>
            <table:table-row>
              <table:table-cell office:value-type="string">
                <text:p>-208</text:p>
              </table:table-cell>
              <table:table-cell office:value-type="float" office:value="-0.178233009144878">
                <text:p>-0.178233009144878</text:p>
              </table:table-cell>
              <table:table-cell office:value-type="float" office:value="0.175966520245568">
                <text:p>0.175966520245568</text:p>
              </table:table-cell>
            </table:table-row>
            <table:table-row>
              <table:table-cell office:value-type="string">
                <text:p>-207</text:p>
              </table:table-cell>
              <table:table-cell office:value-type="float" office:value="-0.183944580390067">
                <text:p>-0.183944580390067</text:p>
              </table:table-cell>
              <table:table-cell office:value-type="float" office:value="0.174883040766334">
                <text:p>0.174883040766334</text:p>
              </table:table-cell>
            </table:table-row>
            <table:table-row>
              <table:table-cell office:value-type="string">
                <text:p>-206</text:p>
              </table:table-cell>
              <table:table-cell office:value-type="float" office:value="-0.18969864362862">
                <text:p>-0.18969864362862</text:p>
              </table:table-cell>
              <table:table-cell office:value-type="float" office:value="0.173665066662068">
                <text:p>0.173665066662068</text:p>
              </table:table-cell>
            </table:table-row>
            <table:table-row>
              <table:table-cell office:value-type="string">
                <text:p>-205</text:p>
              </table:table-cell>
              <table:table-cell office:value-type="float" office:value="-0.195492448009626">
                <text:p>-0.195492448009626</text:p>
              </table:table-cell>
              <table:table-cell office:value-type="float" office:value="0.172310185276185">
                <text:p>0.172310185276185</text:p>
              </table:table-cell>
            </table:table-row>
            <table:table-row>
              <table:table-cell office:value-type="string">
                <text:p>-204</text:p>
              </table:table-cell>
              <table:table-cell office:value-type="float" office:value="-0.201323153164148">
                <text:p>-0.201323153164148</text:p>
              </table:table-cell>
              <table:table-cell office:value-type="float" office:value="0.170816031432969">
                <text:p>0.170816031432969</text:p>
              </table:table-cell>
            </table:table-row>
            <table:table-row>
              <table:table-cell office:value-type="string">
                <text:p>-203</text:p>
              </table:table-cell>
              <table:table-cell office:value-type="float" office:value="-0.207187829680599">
                <text:p>-0.207187829680599</text:p>
              </table:table-cell>
              <table:table-cell office:value-type="float" office:value="0.16918029036964">
                <text:p>0.16918029036964</text:p>
              </table:table-cell>
            </table:table-row>
            <table:table-row>
              <table:table-cell office:value-type="string">
                <text:p>-202</text:p>
              </table:table-cell>
              <table:table-cell office:value-type="float" office:value="-0.213083459670825">
                <text:p>-0.213083459670825</text:p>
              </table:table-cell>
              <table:table-cell office:value-type="float" office:value="0.167400700681024">
                <text:p>0.167400700681024</text:p>
              </table:table-cell>
            </table:table-row>
            <table:table-row>
              <table:table-cell office:value-type="string">
                <text:p>-201</text:p>
              </table:table-cell>
              <table:table-cell office:value-type="float" office:value="-0.219006937428091">
                <text:p>-0.219006937428091</text:p>
              </table:table-cell>
              <table:table-cell office:value-type="float" office:value="0.165475057274133">
                <text:p>0.165475057274133</text:p>
              </table:table-cell>
            </table:table-row>
            <table:table-row>
              <table:table-cell office:value-type="string">
                <text:p>-200</text:p>
              </table:table-cell>
              <table:table-cell office:value-type="float" office:value="-0.224955070178073">
                <text:p>-0.224955070178073</text:p>
              </table:table-cell>
              <table:table-cell office:value-type="float" office:value="0.163401214329876">
                <text:p>0.163401214329876</text:p>
              </table:table-cell>
            </table:table-row>
            <table:table-row>
              <table:table-cell office:value-type="string">
                <text:p>-199</text:p>
              </table:table-cell>
              <table:table-cell office:value-type="float" office:value="-0.230924578923892">
                <text:p>-0.230924578923892</text:p>
              </table:table-cell>
              <table:table-cell office:value-type="float" office:value="0.161177088269092">
                <text:p>0.161177088269092</text:p>
              </table:table-cell>
            </table:table-row>
            <table:table-row>
              <table:table-cell office:value-type="string">
                <text:p>-198</text:p>
              </table:table-cell>
              <table:table-cell office:value-type="float" office:value="-0.236912099386145">
                <text:p>-0.236912099386145</text:p>
              </table:table-cell>
              <table:table-cell office:value-type="float" office:value="0.158800660719998">
                <text:p>0.158800660719998</text:p>
              </table:table-cell>
            </table:table-row>
            <table:table-row>
              <table:table-cell office:value-type="string">
                <text:p>-197</text:p>
              </table:table-cell>
              <table:table-cell office:value-type="float" office:value="-0.242914183038782">
                <text:p>-0.242914183038782</text:p>
              </table:table-cell>
              <table:table-cell office:value-type="float" office:value="0.156269981484142">
                <text:p>0.156269981484142</text:p>
              </table:table-cell>
            </table:table-row>
            <table:table-row>
              <table:table-cell office:value-type="string">
                <text:p>-196</text:p>
              </table:table-cell>
              <table:table-cell office:value-type="float" office:value="-0.248927298241615">
                <text:p>-0.248927298241615</text:p>
              </table:table-cell>
              <table:table-cell office:value-type="float" office:value="0.153583171497841">
                <text:p>0.153583171497841</text:p>
              </table:table-cell>
            </table:table-row>
            <table:table-row>
              <table:table-cell office:value-type="string">
                <text:p>-195</text:p>
              </table:table-cell>
              <table:table-cell office:value-type="float" office:value="-0.254947831470138">
                <text:p>-0.254947831470138</text:p>
              </table:table-cell>
              <table:table-cell office:value-type="float" office:value="0.150738425786084">
                <text:p>0.150738425786084</text:p>
              </table:table-cell>
            </table:table-row>
            <table:table-row>
              <table:table-cell office:value-type="string">
                <text:p>-194</text:p>
              </table:table-cell>
              <table:table-cell office:value-type="float" office:value="-0.260972088643251">
                <text:p>-0.260972088643251</text:p>
              </table:table-cell>
              <table:table-cell office:value-type="float" office:value="0.147734016405805">
                <text:p>0.147734016405805</text:p>
              </table:table-cell>
            </table:table-row>
            <table:table-row>
              <table:table-cell office:value-type="string">
                <text:p>-193</text:p>
              </table:table-cell>
              <table:table-cell office:value-type="float" office:value="-0.26699629654938">
                <text:p>-0.26699629654938</text:p>
              </table:table-cell>
              <table:table-cell office:value-type="float" office:value="0.144568295375383">
                <text:p>0.144568295375383</text:p>
              </table:table-cell>
            </table:table-row>
            <table:table-row>
              <table:table-cell office:value-type="string">
                <text:p>-192</text:p>
              </table:table-cell>
              <table:table-cell office:value-type="float" office:value="-0.273016604371388">
                <text:p>-0.273016604371388</text:p>
              </table:table-cell>
              <table:table-cell office:value-type="float" office:value="0.141239697587214">
                <text:p>0.141239697587214</text:p>
              </table:table-cell>
            </table:table-row>
            <table:table-row>
              <table:table-cell office:value-type="string">
                <text:p>-191</text:p>
              </table:table-cell>
              <table:table-cell office:value-type="float" office:value="-0.27902908531058">
                <text:p>-0.27902908531058</text:p>
              </table:table-cell>
              <table:table-cell office:value-type="float" office:value="0.137746743700113">
                <text:p>0.137746743700113</text:p>
              </table:table-cell>
            </table:table-row>
            <table:table-row>
              <table:table-cell office:value-type="string">
                <text:p>-190</text:p>
              </table:table-cell>
              <table:table-cell office:value-type="float" office:value="-0.285029738309988">
                <text:p>-0.285029738309988</text:p>
              </table:table-cell>
              <table:table-cell office:value-type="float" office:value="0.134088043008327">
                <text:p>0.134088043008327</text:p>
              </table:table-cell>
            </table:table-row>
            <table:table-row>
              <table:table-cell office:value-type="string">
                <text:p>-189</text:p>
              </table:table-cell>
              <table:table-cell office:value-type="float" office:value="-0.291014489877039">
                <text:p>-0.291014489877039</text:p>
              </table:table-cell>
              <table:table-cell office:value-type="float" office:value="0.130262296283851">
                <text:p>0.130262296283851</text:p>
              </table:table-cell>
            </table:table-row>
            <table:table-row>
              <table:table-cell office:value-type="string">
                <text:p>-188</text:p>
              </table:table-cell>
              <table:table-cell office:value-type="float" office:value="-0.296979196005572">
                <text:p>-0.296979196005572</text:p>
              </table:table-cell>
              <table:table-cell office:value-type="float" office:value="0.126268298588748">
                <text:p>0.126268298588748</text:p>
              </table:table-cell>
            </table:table-row>
            <table:table-row>
              <table:table-cell office:value-type="string">
                <text:p>-187</text:p>
              </table:table-cell>
              <table:table-cell office:value-type="float" office:value="-0.302919644197094">
                <text:p>-0.302919644197094</text:p>
              </table:table-cell>
              <table:table-cell office:value-type="float" office:value="0.122104942054138">
                <text:p>0.122104942054138</text:p>
              </table:table-cell>
            </table:table-row>
            <table:table-row>
              <table:table-cell office:value-type="string">
                <text:p>-186</text:p>
              </table:table-cell>
              <table:table-cell office:value-type="float" office:value="-0.308831555581039">
                <text:p>-0.308831555581039</text:p>
              </table:table-cell>
              <table:table-cell office:value-type="float" office:value="0.11777121862248">
                <text:p>0.11777121862248</text:p>
              </table:table-cell>
            </table:table-row>
            <table:table-row>
              <table:table-cell office:value-type="string">
                <text:p>-185</text:p>
              </table:table-cell>
              <table:table-cell office:value-type="float" office:value="-0.314710587133674">
                <text:p>-0.314710587133674</text:p>
              </table:table-cell>
              <table:table-cell office:value-type="float" office:value="0.113266222749795">
                <text:p>0.113266222749795</text:p>
              </table:table-cell>
            </table:table-row>
            <table:table-row>
              <table:table-cell office:value-type="string">
                <text:p>-184</text:p>
              </table:table-cell>
              <table:table-cell office:value-type="float" office:value="-0.320552333995212">
                <text:p>-0.320552333995212</text:p>
              </table:table-cell>
              <table:table-cell office:value-type="float" office:value="0.108589154064402">
                <text:p>0.108589154064402</text:p>
              </table:table-cell>
            </table:table-row>
            <table:table-row>
              <table:table-cell office:value-type="string">
                <text:p>-183</text:p>
              </table:table-cell>
              <table:table-cell office:value-type="float" office:value="-0.326352331884542">
                <text:p>-0.326352331884542</text:p>
              </table:table-cell>
              <table:table-cell office:value-type="float" office:value="0.103739319978794">
                <text:p>0.103739319978794</text:p>
              </table:table-cell>
            </table:table-row>
            <table:table-row>
              <table:table-cell office:value-type="string">
                <text:p>-182</text:p>
              </table:table-cell>
              <table:table-cell office:value-type="float" office:value="-0.332106059610898">
                <text:p>-0.332106059610898</text:p>
              </table:table-cell>
              <table:table-cell office:value-type="float" office:value="0.0987161382512198">
                <text:p>0.0987161382512198</text:p>
              </table:table-cell>
            </table:table-row>
            <table:table-row>
              <table:table-cell office:value-type="string">
                <text:p>-181</text:p>
              </table:table-cell>
              <table:table-cell office:value-type="float" office:value="-0.337808941681664">
                <text:p>-0.337808941681664</text:p>
              </table:table-cell>
              <table:table-cell office:value-type="float" office:value="0.0935191394935599">
                <text:p>0.0935191394935599</text:p>
              </table:table-cell>
            </table:table-row>
            <table:table-row>
              <table:table-cell office:value-type="string">
                <text:p>-180</text:p>
              </table:table-cell>
              <table:table-cell office:value-type="float" office:value="-0.343456351005382">
                <text:p>-0.343456351005382</text:p>
              </table:table-cell>
              <table:table-cell office:value-type="float" office:value="0.0881479696220839">
                <text:p>0.0881479696220839</text:p>
              </table:table-cell>
            </table:table-row>
            <table:table-row>
              <table:table-cell office:value-type="string">
                <text:p>-179</text:p>
              </table:table-cell>
              <table:table-cell office:value-type="float" office:value="-0.349043611688935">
                <text:p>-0.349043611688935</text:p>
              </table:table-cell>
              <table:table-cell office:value-type="float" office:value="0.0826023922476704">
                <text:p>0.0826023922476704</text:p>
              </table:table-cell>
            </table:table-row>
            <table:table-row>
              <table:table-cell office:value-type="string">
                <text:p>-178</text:p>
              </table:table-cell>
              <table:table-cell office:value-type="float" office:value="-0.354566001927739">
                <text:p>-0.354566001927739</text:p>
              </table:table-cell>
              <table:table-cell office:value-type="float" office:value="0.0768822910020879">
                <text:p>0.0768822910020879</text:p>
              </table:table-cell>
            </table:table-row>
            <table:table-row>
              <table:table-cell office:value-type="string">
                <text:p>-177</text:p>
              </table:table-cell>
              <table:table-cell office:value-type="float" office:value="-0.36001875698766">
                <text:p>-0.36001875698766</text:p>
              </table:table-cell>
              <table:table-cell office:value-type="float" office:value="0.070987671796944">
                <text:p>0.070987671796944</text:p>
              </table:table-cell>
            </table:table-row>
            <table:table-row>
              <table:table-cell office:value-type="string">
                <text:p>-176</text:p>
              </table:table-cell>
              <table:table-cell office:value-type="float" office:value="-0.365397072277268">
                <text:p>-0.365397072277268</text:p>
              </table:table-cell>
              <table:table-cell office:value-type="float" office:value="0.0649186650119238">
                <text:p>0.0649186650119238</text:p>
              </table:table-cell>
            </table:table-row>
            <table:table-row>
              <table:table-cell office:value-type="string">
                <text:p>-175</text:p>
              </table:table-cell>
              <table:table-cell office:value-type="float" office:value="-0.370696106508895">
                <text:p>-0.370696106508895</text:p>
              </table:table-cell>
              <table:table-cell office:value-type="float" office:value="0.0586755276089676">
                <text:p>0.0586755276089676</text:p>
              </table:table-cell>
            </table:table-row>
            <table:table-row>
              <table:table-cell office:value-type="string">
                <text:p>-174</text:p>
              </table:table-cell>
              <table:table-cell office:value-type="float" office:value="-0.375910984946859">
                <text:p>-0.375910984946859</text:p>
              </table:table-cell>
              <table:table-cell office:value-type="float" office:value="0.0522586451690511">
                <text:p>0.0522586451690511</text:p>
              </table:table-cell>
            </table:table-row>
            <table:table-row>
              <table:table-cell office:value-type="string">
                <text:p>-173</text:p>
              </table:table-cell>
              <table:table-cell office:value-type="float" office:value="-0.381036802741099">
                <text:p>-0.381036802741099</text:p>
              </table:table-cell>
              <table:table-cell office:value-type="float" office:value="0.0456685338482711">
                <text:p>0.0456685338482711</text:p>
              </table:table-cell>
            </table:table-row>
            <table:table-row>
              <table:table-cell office:value-type="string">
                <text:p>-172</text:p>
              </table:table-cell>
              <table:table-cell office:value-type="float" office:value="-0.386068628344326">
                <text:p>-0.386068628344326</text:p>
              </table:table-cell>
              <table:table-cell office:value-type="float" office:value="0.0389058422499671">
                <text:p>0.0389058422499671</text:p>
              </table:table-cell>
            </table:table-row>
            <table:table-row>
              <table:table-cell office:value-type="string">
                <text:p>-171</text:p>
              </table:table-cell>
              <table:table-cell office:value-type="float" office:value="-0.391001507010695">
                <text:p>-0.391001507010695</text:p>
              </table:table-cell>
              <table:table-cell office:value-type="float" office:value="0.0319713532096474">
                <text:p>0.0319713532096474</text:p>
              </table:table-cell>
            </table:table-row>
            <table:table-row>
              <table:table-cell office:value-type="string">
                <text:p>-170</text:p>
              </table:table-cell>
              <table:table-cell office:value-type="float" office:value="-0.395830464373875">
                <text:p>-0.395830464373875</text:p>
              </table:table-cell>
              <table:table-cell office:value-type="float" office:value="0.0248659854895367">
                <text:p>0.0248659854895367</text:p>
              </table:table-cell>
            </table:table-row>
            <table:table-row>
              <table:table-cell office:value-type="string">
                <text:p>-169</text:p>
              </table:table-cell>
              <table:table-cell office:value-type="float" office:value="-0.400550510102264">
                <text:p>-0.400550510102264</text:p>
              </table:table-cell>
              <table:table-cell office:value-type="float" office:value="0.0175907953795965">
                <text:p>0.0175907953795965</text:p>
              </table:table-cell>
            </table:table-row>
            <table:table-row>
              <table:table-cell office:value-type="string">
                <text:p>-168</text:p>
              </table:table-cell>
              <table:table-cell office:value-type="float" office:value="-0.405156641629001">
                <text:p>-0.405156641629001</text:p>
              </table:table-cell>
              <table:table-cell office:value-type="float" office:value="0.0101469782019349">
                <text:p>0.0101469782019349</text:p>
              </table:table-cell>
            </table:table-row>
            <table:table-row>
              <table:table-cell office:value-type="string">
                <text:p>-167</text:p>
              </table:table-cell>
              <table:table-cell office:value-type="float" office:value="-0.409643847954285">
                <text:p>-0.409643847954285</text:p>
              </table:table-cell>
              <table:table-cell office:value-type="float" office:value="0.00253586971556756">
                <text:p>0.00253586971556756</text:p>
              </table:table-cell>
            </table:table-row>
            <table:table-row>
              <table:table-cell office:value-type="string">
                <text:p>-166</text:p>
              </table:table-cell>
              <table:table-cell office:value-type="float" office:value="-0.414007113517415">
                <text:p>-0.414007113517415</text:p>
              </table:table-cell>
              <table:table-cell office:value-type="float" office:value="-0.00524105258144553">
                <text:p>-0.00524105258144553</text:p>
              </table:table-cell>
            </table:table-row>
            <table:table-row>
              <table:table-cell office:value-type="string">
                <text:p>-165</text:p>
              </table:table-cell>
              <table:table-cell office:value-type="float" office:value="-0.418241422135828">
                <text:p>-0.418241422135828</text:p>
              </table:table-cell>
              <table:table-cell office:value-type="float" office:value="-0.0131821682553968">
                <text:p>-0.0131821682553968</text:p>
              </table:table-cell>
            </table:table-row>
            <table:table-row>
              <table:table-cell office:value-type="string">
                <text:p>-164</text:p>
              </table:table-cell>
              <table:table-cell office:value-type="float" office:value="-0.422341761008319">
                <text:p>-0.422341761008319</text:p>
              </table:table-cell>
              <table:table-cell office:value-type="float" office:value="-0.0212857128487053">
                <text:p>-0.0212857128487053</text:p>
              </table:table-cell>
            </table:table-row>
            <table:table-row>
              <table:table-cell office:value-type="string">
                <text:p>-163</text:p>
              </table:table-cell>
              <table:table-cell office:value-type="float" office:value="-0.426303124779504">
                <text:p>-0.426303124779504</text:p>
              </table:table-cell>
              <table:table-cell office:value-type="float" office:value="-0.0295497769028356">
                <text:p>-0.0295497769028356</text:p>
              </table:table-cell>
            </table:table-row>
            <table:table-row>
              <table:table-cell office:value-type="string">
                <text:p>-162</text:p>
              </table:table-cell>
              <table:table-cell office:value-type="float" office:value="-0.430120519662474">
                <text:p>-0.430120519662474</text:p>
              </table:table-cell>
              <table:table-cell office:value-type="float" office:value="-0.0379723050950586">
                <text:p>-0.0379723050950586</text:p>
              </table:table-cell>
            </table:table-row>
            <table:table-row>
              <table:table-cell office:value-type="string">
                <text:p>-161</text:p>
              </table:table-cell>
              <table:table-cell office:value-type="float" office:value="-0.433788967616481">
                <text:p>-0.433788967616481</text:p>
              </table:table-cell>
              <table:table-cell office:value-type="float" office:value="-0.0465510954916587">
                <text:p>-0.0465510954916587</text:p>
              </table:table-cell>
            </table:table-row>
            <table:table-row>
              <table:table-cell office:value-type="string">
                <text:p>-160</text:p>
              </table:table-cell>
              <table:table-cell office:value-type="float" office:value="-0.437303510576405">
                <text:p>-0.437303510576405</text:p>
              </table:table-cell>
              <table:table-cell office:value-type="float" office:value="-0.0552837989201172">
                <text:p>-0.0552837989201172</text:p>
              </table:table-cell>
            </table:table-row>
            <table:table-row>
              <table:table-cell office:value-type="string">
                <text:p>-159</text:p>
              </table:table-cell>
              <table:table-cell office:value-type="float" office:value="-0.440659214730616">
                <text:p>-0.440659214730616</text:p>
              </table:table-cell>
              <table:table-cell office:value-type="float" office:value="-0.0641679184627072">
                <text:p>-0.0641679184627072</text:p>
              </table:table-cell>
            </table:table-row>
            <table:table-row>
              <table:table-cell office:value-type="string">
                <text:p>-158</text:p>
              </table:table-cell>
              <table:table-cell office:value-type="float" office:value="-0.443851174843768">
                <text:p>-0.443851174843768</text:p>
              </table:table-cell>
              <table:table-cell office:value-type="float" office:value="-0.0732008090738364">
                <text:p>-0.0732008090738364</text:p>
              </table:table-cell>
            </table:table-row>
            <table:table-row>
              <table:table-cell office:value-type="string">
                <text:p>-157</text:p>
              </table:table-cell>
              <table:table-cell office:value-type="float" office:value="-0.446874518620966">
                <text:p>-0.446874518620966</text:p>
              </table:table-cell>
              <table:table-cell office:value-type="float" office:value="-0.0823796773233867">
                <text:p>-0.0823796773233867</text:p>
              </table:table-cell>
            </table:table-row>
            <table:table-row>
              <table:table-cell office:value-type="string">
                <text:p>-156</text:p>
              </table:table-cell>
              <table:table-cell office:value-type="float" office:value="-0.44972441110961">
                <text:p>-0.44972441110961</text:p>
              </table:table-cell>
              <table:table-cell office:value-type="float" office:value="-0.0917015812681899">
                <text:p>-0.0917015812681899</text:p>
              </table:table-cell>
            </table:table-row>
            <table:table-row>
              <table:table-cell office:value-type="string">
                <text:p>-155</text:p>
              </table:table-cell>
              <table:table-cell office:value-type="float" office:value="-0.452396059135191">
                <text:p>-0.452396059135191</text:p>
              </table:table-cell>
              <table:table-cell office:value-type="float" office:value="-0.101163430453668">
                <text:p>-0.101163430453668</text:p>
              </table:table-cell>
            </table:table-row>
            <table:table-row>
              <table:table-cell office:value-type="string">
                <text:p>-154</text:p>
              </table:table-cell>
              <table:table-cell office:value-type="float" office:value="-0.454884715767157">
                <text:p>-0.454884715767157</text:p>
              </table:table-cell>
              <table:table-cell office:value-type="float" office:value="-0.110761986047576">
                <text:p>-0.110761986047576</text:p>
              </table:table-cell>
            </table:table-row>
            <table:table-row>
              <table:table-cell office:value-type="string">
                <text:p>-153</text:p>
              </table:table-cell>
              <table:table-cell office:value-type="float" office:value="-0.457185684810925">
                <text:p>-0.457185684810925</text:p>
              </table:table-cell>
              <table:table-cell office:value-type="float" office:value="-0.12049386110764">
                <text:p>-0.12049386110764</text:p>
              </table:table-cell>
            </table:table-row>
            <table:table-row>
              <table:table-cell office:value-type="string">
                <text:p>-152</text:p>
              </table:table-cell>
              <table:table-cell office:value-type="float" office:value="-0.459294325322004">
                <text:p>-0.459294325322004</text:p>
              </table:table-cell>
              <table:table-cell office:value-type="float" office:value="-0.1303555209848">
                <text:p>-0.1303555209848</text:p>
              </table:table-cell>
            </table:table-row>
            <table:table-row>
              <table:table-cell office:value-type="string">
                <text:p>-151</text:p>
              </table:table-cell>
              <table:table-cell office:value-type="float" office:value="-0.461206056138142">
                <text:p>-0.461206056138142</text:p>
              </table:table-cell>
              <table:table-cell office:value-type="float" office:value="-0.140343283863625">
                <text:p>-0.140343283863625</text:p>
              </table:table-cell>
            </table:table-row>
            <table:table-row>
              <table:table-cell office:value-type="string">
                <text:p>-150</text:p>
              </table:table-cell>
              <table:table-cell office:value-type="float" office:value="-0.462916360425284">
                <text:p>-0.462916360425284</text:p>
              </table:table-cell>
              <table:table-cell office:value-type="float" office:value="-0.150453321441337">
                <text:p>-0.150453321441337</text:p>
              </table:table-cell>
            </table:table-row>
            <table:table-row>
              <table:table-cell office:value-type="string">
                <text:p>-149</text:p>
              </table:table-cell>
              <table:table-cell office:value-type="float" office:value="-0.464420790233117">
                <text:p>-0.464420790233117</text:p>
              </table:table-cell>
              <table:table-cell office:value-type="float" office:value="-0.16068165974678">
                <text:p>-0.16068165974678</text:p>
              </table:table-cell>
            </table:table-row>
            <table:table-row>
              <table:table-cell office:value-type="string">
                <text:p>-148</text:p>
              </table:table-cell>
              <table:table-cell office:value-type="float" office:value="-0.465714971055853">
                <text:p>-0.465714971055853</text:p>
              </table:table-cell>
              <table:table-cell office:value-type="float" office:value="-0.171024180100509">
                <text:p>-0.171024180100509</text:p>
              </table:table-cell>
            </table:table-row>
            <table:table-row>
              <table:table-cell office:value-type="string">
                <text:p>-147</text:p>
              </table:table-cell>
              <table:table-cell office:value-type="float" office:value="-0.466794606393865">
                <text:p>-0.466794606393865</text:p>
              </table:table-cell>
              <table:table-cell office:value-type="float" office:value="-0.181476620217061">
                <text:p>-0.181476620217061</text:p>
              </table:table-cell>
            </table:table-row>
            <table:table-row>
              <table:table-cell office:value-type="string">
                <text:p>-146</text:p>
              </table:table-cell>
              <table:table-cell office:value-type="float" office:value="-0.467655482311725">
                <text:p>-0.467655482311725</text:p>
              </table:table-cell>
              <table:table-cell office:value-type="float" office:value="-0.192034575450314">
                <text:p>-0.192034575450314</text:p>
              </table:table-cell>
            </table:table-row>
            <table:table-row>
              <table:table-cell office:value-type="string">
                <text:p>-145</text:p>
              </table:table-cell>
              <table:table-cell office:value-type="float" office:value="-0.468293471988138">
                <text:p>-0.468293471988138</text:p>
              </table:table-cell>
              <table:table-cell office:value-type="float" office:value="-0.202693500182723">
                <text:p>-0.202693500182723</text:p>
              </table:table-cell>
            </table:table-row>
            <table:table-row>
              <table:table-cell office:value-type="string">
                <text:p>-144</text:p>
              </table:table-cell>
              <table:table-cell office:value-type="float" office:value="-0.468704540253192">
                <text:p>-0.468704540253192</text:p>
              </table:table-cell>
              <table:table-cell office:value-type="float" office:value="-0.213448709359051">
                <text:p>-0.213448709359051</text:p>
              </table:table-cell>
            </table:table-row>
            <table:table-row>
              <table:table-cell office:value-type="string">
                <text:p>-143</text:p>
              </table:table-cell>
              <table:table-cell office:value-type="float" office:value="-0.468884748108333">
                <text:p>-0.468884748108333</text:p>
              </table:table-cell>
              <table:table-cell office:value-type="float" office:value="-0.224295380165084">
                <text:p>-0.224295380165084</text:p>
              </table:table-cell>
            </table:table-row>
            <table:table-row>
              <table:table-cell office:value-type="string">
                <text:p>-142</text:p>
              </table:table-cell>
              <table:table-cell office:value-type="float" office:value="-0.4688302572244">
                <text:p>-0.4688302572244</text:p>
              </table:table-cell>
              <table:table-cell office:value-type="float" office:value="-0.235228553851682">
                <text:p>-0.235228553851682</text:p>
              </table:table-cell>
            </table:table-row>
            <table:table-row>
              <table:table-cell office:value-type="string">
                <text:p>-141</text:p>
              </table:table-cell>
              <table:table-cell office:value-type="float" office:value="-0.468537334413028">
                <text:p>-0.468537334413028</text:p>
              </table:table-cell>
              <table:table-cell office:value-type="float" office:value="-0.24624313770433">
                <text:p>-0.24624313770433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-0.468002356066697">
                <text:p>-0.468002356066697</text:p>
              </table:table-cell>
              <table:table-cell office:value-type="float" office:value="-0.257333907158239">
                <text:p>-0.257333907158239</text:p>
              </table:table-cell>
            </table:table-row>
            <table:table-row>
              <table:table-cell office:value-type="string">
                <text:p>-139</text:p>
              </table:table-cell>
              <table:table-cell office:value-type="float" office:value="-0.467221812562668">
                <text:p>-0.467221812562668</text:p>
              </table:table-cell>
              <table:table-cell office:value-type="float" office:value="-0.268495508058873">
                <text:p>-0.268495508058873</text:p>
              </table:table-cell>
            </table:table-row>
            <table:table-row>
              <table:table-cell office:value-type="string">
                <text:p>-138</text:p>
              </table:table-cell>
              <table:table-cell office:value-type="float" office:value="-0.466192312626026">
                <text:p>-0.466192312626026</text:p>
              </table:table-cell>
              <table:table-cell office:value-type="float" office:value="-0.279722459067617">
                <text:p>-0.279722459067617</text:p>
              </table:table-cell>
            </table:table-row>
            <table:table-row>
              <table:table-cell office:value-type="string">
                <text:p>-137</text:p>
              </table:table-cell>
              <table:table-cell office:value-type="float" office:value="-0.464910587647047">
                <text:p>-0.464910587647047</text:p>
              </table:table-cell>
              <table:table-cell office:value-type="float" office:value="-0.291009154212159">
                <text:p>-0.291009154212159</text:p>
              </table:table-cell>
            </table:table-row>
            <table:table-row>
              <table:table-cell office:value-type="string">
                <text:p>-136</text:p>
              </table:table-cell>
              <table:table-cell office:value-type="float" office:value="-0.463373495948057">
                <text:p>-0.463373495948057</text:p>
              </table:table-cell>
              <table:table-cell office:value-type="float" office:value="-0.302349865580985">
                <text:p>-0.302349865580985</text:p>
              </table:table-cell>
            </table:table-row>
            <table:table-row>
              <table:table-cell office:value-type="string">
                <text:p>-135</text:p>
              </table:table-cell>
              <table:table-cell office:value-type="float" office:value="-0.461578026994989">
                <text:p>-0.461578026994989</text:p>
              </table:table-cell>
              <table:table-cell office:value-type="float" office:value="-0.313738746161229">
                <text:p>-0.313738746161229</text:p>
              </table:table-cell>
            </table:table-row>
            <table:table-row>
              <table:table-cell office:value-type="string">
                <text:p>-134</text:p>
              </table:table-cell>
              <table:table-cell office:value-type="float" office:value="-0.459521305548808">
                <text:p>-0.459521305548808</text:p>
              </table:table-cell>
              <table:table-cell office:value-type="float" office:value="-0.325169832818961">
                <text:p>-0.325169832818961</text:p>
              </table:table-cell>
            </table:table-row>
            <table:table-row>
              <table:table-cell office:value-type="string">
                <text:p>-133</text:p>
              </table:table-cell>
              <table:table-cell office:value-type="float" office:value="-0.457200595751984">
                <text:p>-0.457200595751984</text:p>
              </table:table-cell>
              <table:table-cell office:value-type="float" office:value="-0.336637049420825">
                <text:p>-0.336637049420825</text:p>
              </table:table-cell>
            </table:table-row>
            <table:table-row>
              <table:table-cell office:value-type="string">
                <text:p>-132</text:p>
              </table:table-cell>
              <table:table-cell office:value-type="float" office:value="-0.454613305145226">
                <text:p>-0.454613305145226</text:p>
              </table:table-cell>
              <table:table-cell office:value-type="float" office:value="-0.348134210095783">
                <text:p>-0.348134210095783</text:p>
              </table:table-cell>
            </table:table-row>
            <table:table-row>
              <table:table-cell office:value-type="string">
                <text:p>-131</text:p>
              </table:table-cell>
              <table:table-cell office:value-type="float" office:value="-0.451756988609662">
                <text:p>-0.451756988609662</text:p>
              </table:table-cell>
              <table:table-cell office:value-type="float" office:value="-0.35965502263555">
                <text:p>-0.3596550226355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-0.448629352229715">
                <text:p>-0.448629352229715</text:p>
              </table:table-cell>
              <table:table-cell office:value-type="float" office:value="-0.37119309203215">
                <text:p>-0.37119309203215</text:p>
              </table:table-cell>
            </table:table-row>
            <table:table-row>
              <table:table-cell office:value-type="string">
                <text:p>-129</text:p>
              </table:table-cell>
              <table:table-cell office:value-type="float" office:value="-0.44522825707192">
                <text:p>-0.44522825707192</text:p>
              </table:table-cell>
              <table:table-cell office:value-type="float" office:value="-0.38274192415084">
                <text:p>-0.38274192415084</text:p>
              </table:table-cell>
            </table:table-row>
            <table:table-row>
              <table:table-cell office:value-type="string">
                <text:p>-128</text:p>
              </table:table-cell>
              <table:table-cell office:value-type="float" office:value="-0.44155172287497">
                <text:p>-0.44155172287497</text:p>
              </table:table-cell>
              <table:table-cell office:value-type="float" office:value="-0.394294929536496">
                <text:p>-0.394294929536496</text:p>
              </table:table-cell>
            </table:table-row>
            <table:table-row>
              <table:table-cell office:value-type="string">
                <text:p>-127</text:p>
              </table:table-cell>
              <table:table-cell office:value-type="float" office:value="-0.437597931646328">
                <text:p>-0.437597931646328</text:p>
              </table:table-cell>
              <table:table-cell office:value-type="float" office:value="-0.405845427351401">
                <text:p>-0.405845427351401</text:p>
              </table:table-cell>
            </table:table-row>
            <table:table-row>
              <table:table-cell office:value-type="string">
                <text:p>-126</text:p>
              </table:table-cell>
              <table:table-cell office:value-type="float" office:value="-0.433365231160754">
                <text:p>-0.433365231160754</text:p>
              </table:table-cell>
              <table:table-cell office:value-type="float" office:value="-0.41738664944218">
                <text:p>-0.41738664944218</text:p>
              </table:table-cell>
            </table:table-row>
            <table:table-row>
              <table:table-cell office:value-type="string">
                <text:p>-125</text:p>
              </table:table-cell>
              <table:table-cell office:value-type="float" office:value="-0.42885213835619">
                <text:p>-0.42885213835619</text:p>
              </table:table-cell>
              <table:table-cell office:value-type="float" office:value="-0.428911744533494">
                <text:p>-0.428911744533494</text:p>
              </table:table-cell>
            </table:table-row>
            <table:table-row>
              <table:table-cell office:value-type="string">
                <text:p>-124</text:p>
              </table:table-cell>
              <table:table-cell office:value-type="float" office:value="-0.424057342622463">
                <text:p>-0.424057342622463</text:p>
              </table:table-cell>
              <table:table-cell office:value-type="float" office:value="-0.44041378254592">
                <text:p>-0.44041378254592</text:p>
              </table:table-cell>
            </table:table-row>
            <table:table-row>
              <table:table-cell office:value-type="string">
                <text:p>-123</text:p>
              </table:table-cell>
              <table:table-cell office:value-type="float" office:value="-0.418979708978345">
                <text:p>-0.418979708978345</text:p>
              </table:table-cell>
              <table:table-cell office:value-type="float" office:value="-0.4518857590353">
                <text:p>-0.4518857590353</text:p>
              </table:table-cell>
            </table:table-row>
            <table:table-row>
              <table:table-cell office:value-type="string">
                <text:p>-122</text:p>
              </table:table-cell>
              <table:table-cell office:value-type="float" office:value="-0.413618281132572">
                <text:p>-0.413618281132572</text:p>
              </table:table-cell>
              <table:table-cell office:value-type="float" office:value="-0.463320599750669">
                <text:p>-0.463320599750669</text:p>
              </table:table-cell>
            </table:table-row>
            <table:table-row>
              <table:table-cell office:value-type="string">
                <text:p>-121</text:p>
              </table:table-cell>
              <table:table-cell office:value-type="float" office:value="-0.407972284424508">
                <text:p>-0.407972284424508</text:p>
              </table:table-cell>
              <table:table-cell office:value-type="float" office:value="-0.47471116530771">
                <text:p>-0.47471116530771</text:p>
              </table:table-cell>
            </table:table-row>
            <table:table-row>
              <table:table-cell office:value-type="string">
                <text:p>-120</text:p>
              </table:table-cell>
              <table:table-cell office:value-type="float" office:value="-0.402041128640195">
                <text:p>-0.402041128640195</text:p>
              </table:table-cell>
              <table:table-cell office:value-type="float" office:value="-0.486050255974547">
                <text:p>-0.486050255974547</text:p>
              </table:table-cell>
            </table:table-row>
            <table:table-row>
              <table:table-cell office:value-type="string">
                <text:p>-119</text:p>
              </table:table-cell>
              <table:table-cell office:value-type="float" office:value="-0.395824410699638">
                <text:p>-0.395824410699638</text:p>
              </table:table-cell>
              <table:table-cell office:value-type="float" office:value="-0.497330616566508">
                <text:p>-0.497330616566508</text:p>
              </table:table-cell>
            </table:table-row>
            <table:table-row>
              <table:table-cell office:value-type="string">
                <text:p>-118</text:p>
              </table:table-cell>
              <table:table-cell office:value-type="float" office:value="-0.389321917211254">
                <text:p>-0.389321917211254</text:p>
              </table:table-cell>
              <table:table-cell office:value-type="float" office:value="-0.508544941446346">
                <text:p>-0.508544941446346</text:p>
              </table:table-cell>
            </table:table-row>
            <table:table-row>
              <table:table-cell office:value-type="string">
                <text:p>-117</text:p>
              </table:table-cell>
              <table:table-cell office:value-type="float" office:value="-0.382533626889505">
                <text:p>-0.382533626889505</text:p>
              </table:table-cell>
              <table:table-cell office:value-type="float" office:value="-0.519685879626262">
                <text:p>-0.519685879626262</text:p>
              </table:table-cell>
            </table:table-row>
            <table:table-row>
              <table:table-cell office:value-type="string">
                <text:p>-116</text:p>
              </table:table-cell>
              <table:table-cell office:value-type="float" office:value="-0.375459712831856">
                <text:p>-0.375459712831856</text:p>
              </table:table-cell>
              <table:table-cell office:value-type="float" office:value="-0.530746039967922">
                <text:p>-0.530746039967922</text:p>
              </table:table-cell>
            </table:table-row>
            <table:table-row>
              <table:table-cell office:value-type="string">
                <text:p>-115</text:p>
              </table:table-cell>
              <table:table-cell office:value-type="float" office:value="-0.368100544651273">
                <text:p>-0.368100544651273</text:p>
              </table:table-cell>
              <table:table-cell office:value-type="float" office:value="-0.541717996476497">
                <text:p>-0.541717996476497</text:p>
              </table:table-cell>
            </table:table-row>
            <table:table-row>
              <table:table-cell office:value-type="string">
                <text:p>-114</text:p>
              </table:table-cell>
              <table:table-cell office:value-type="float" office:value="-0.360456690460623">
                <text:p>-0.360456690460623</text:p>
              </table:table-cell>
              <table:table-cell office:value-type="float" office:value="-0.552594293684648">
                <text:p>-0.552594293684648</text:p>
              </table:table-cell>
            </table:table-row>
            <table:table-row>
              <table:table-cell office:value-type="string">
                <text:p>-113</text:p>
              </table:table-cell>
              <table:table-cell office:value-type="float" office:value="-0.352528918705444">
                <text:p>-0.352528918705444</text:p>
              </table:table-cell>
              <table:table-cell office:value-type="float" office:value="-0.563367452122207">
                <text:p>-0.563367452122207</text:p>
              </table:table-cell>
            </table:table-row>
            <table:table-row>
              <table:table-cell office:value-type="string">
                <text:p>-112</text:p>
              </table:table-cell>
              <table:table-cell office:value-type="float" office:value="-0.344318199841657">
                <text:p>-0.344318199841657</text:p>
              </table:table-cell>
              <table:table-cell office:value-type="float" office:value="-0.574029973867173">
                <text:p>-0.574029973867173</text:p>
              </table:table-cell>
            </table:table-row>
            <table:table-row>
              <table:table-cell office:value-type="string">
                <text:p>-111</text:p>
              </table:table-cell>
              <table:table-cell office:value-type="float" office:value="-0.335825707854952">
                <text:p>-0.335825707854952</text:p>
              </table:table-cell>
              <table:table-cell office:value-type="float" office:value="-0.584574348173547">
                <text:p>-0.584574348173547</text:p>
              </table:table-cell>
            </table:table-row>
            <table:table-row>
              <table:table-cell office:value-type="string">
                <text:p>-110</text:p>
              </table:table-cell>
              <table:table-cell office:value-type="float" office:value="-0.327052821618694">
                <text:p>-0.327052821618694</text:p>
              </table:table-cell>
              <table:table-cell office:value-type="float" office:value="-0.594993057171329">
                <text:p>-0.594993057171329</text:p>
              </table:table-cell>
            </table:table-row>
            <table:table-row>
              <table:table-cell office:value-type="string">
                <text:p>-109</text:p>
              </table:table-cell>
              <table:table-cell office:value-type="float" office:value="-0.318001126087334">
                <text:p>-0.318001126087334</text:p>
              </table:table-cell>
              <table:table-cell office:value-type="float" office:value="-0.605278581633963">
                <text:p>-0.605278581633963</text:p>
              </table:table-cell>
            </table:table-row>
            <table:table-row>
              <table:table-cell office:value-type="string">
                <text:p>-108</text:p>
              </table:table-cell>
              <table:table-cell office:value-type="float" office:value="-0.308672413322466">
                <text:p>-0.308672413322466</text:p>
              </table:table-cell>
              <table:table-cell office:value-type="float" office:value="-0.615423406808319">
                <text:p>-0.615423406808319</text:p>
              </table:table-cell>
            </table:table-row>
            <table:table-row>
              <table:table-cell office:value-type="string">
                <text:p>-107</text:p>
              </table:table-cell>
              <table:table-cell office:value-type="float" office:value="-0.299068683348803">
                <text:p>-0.299068683348803</text:p>
              </table:table-cell>
              <table:table-cell office:value-type="float" office:value="-0.625420028302234">
                <text:p>-0.625420028302234</text:p>
              </table:table-cell>
            </table:table-row>
            <table:table-row>
              <table:table-cell office:value-type="string">
                <text:p>-106</text:p>
              </table:table-cell>
              <table:table-cell office:value-type="float" office:value="-0.289192144837511">
                <text:p>-0.289192144837511</text:p>
              </table:table-cell>
              <table:table-cell office:value-type="float" office:value="-0.635260958024503">
                <text:p>-0.635260958024503</text:p>
              </table:table-cell>
            </table:table-row>
            <table:table-row>
              <table:table-cell office:value-type="string">
                <text:p>-105</text:p>
              </table:table-cell>
              <table:table-cell office:value-type="float" office:value="-0.279045215614487">
                <text:p>-0.279045215614487</text:p>
              </table:table-cell>
              <table:table-cell office:value-type="float" office:value="-0.644938730172107">
                <text:p>-0.644938730172107</text:p>
              </table:table-cell>
            </table:table-row>
            <table:table-row>
              <table:table-cell office:value-type="string">
                <text:p>-104</text:p>
              </table:table-cell>
              <table:table-cell office:value-type="float" office:value="-0.268630522991339">
                <text:p>-0.268630522991339</text:p>
              </table:table-cell>
              <table:table-cell office:value-type="float" office:value="-0.65444590725937">
                <text:p>-0.65444590725937</text:p>
              </table:table-cell>
            </table:table-row>
            <table:table-row>
              <table:table-cell office:value-type="string">
                <text:p>-103</text:p>
              </table:table-cell>
              <table:table-cell office:value-type="float" office:value="-0.257950903916981">
                <text:p>-0.257950903916981</text:p>
              </table:table-cell>
              <table:table-cell office:value-type="float" office:value="-0.663775086183626">
                <text:p>-0.663775086183626</text:p>
              </table:table-cell>
            </table:table-row>
            <table:table-row>
              <table:table-cell office:value-type="string">
                <text:p>-102</text:p>
              </table:table-cell>
              <table:table-cell office:value-type="float" office:value="-0.24700940494793">
                <text:p>-0.24700940494793</text:p>
              </table:table-cell>
              <table:table-cell office:value-type="float" office:value="-0.67291890432191">
                <text:p>-0.67291890432191</text:p>
              </table:table-cell>
            </table:table-row>
            <table:table-row>
              <table:table-cell office:value-type="string">
                <text:p>-101</text:p>
              </table:table-cell>
              <table:table-cell office:value-type="float" office:value="-0.235809282035576">
                <text:p>-0.235809282035576</text:p>
              </table:table-cell>
              <table:table-cell office:value-type="float" office:value="-0.681870045653071">
                <text:p>-0.681870045653071</text:p>
              </table:table-cell>
            </table:table-row>
            <table:table-row>
              <table:table-cell office:value-type="string">
                <text:p>-100</text:p>
              </table:table-cell>
              <table:table-cell office:value-type="float" office:value="-0.224354000128848">
                <text:p>-0.224354000128848</text:p>
              </table:table-cell>
              <table:table-cell office:value-type="float" office:value="-0.690621246899654">
                <text:p>-0.690621246899654</text:p>
              </table:table-cell>
            </table:table-row>
            <table:table-row>
              <table:table-cell office:value-type="string">
                <text:p>-99</text:p>
              </table:table-cell>
              <table:table-cell office:value-type="float" office:value="-0.212647232590904">
                <text:p>-0.212647232590904</text:p>
              </table:table-cell>
              <table:table-cell office:value-type="float" office:value="-0.699165303683809">
                <text:p>-0.699165303683809</text:p>
              </table:table-cell>
            </table:table-row>
            <table:table-row>
              <table:table-cell office:value-type="string">
                <text:p>-98</text:p>
              </table:table-cell>
              <table:table-cell office:value-type="float" office:value="-0.200692860428649">
                <text:p>-0.200692860428649</text:p>
              </table:table-cell>
              <table:table-cell office:value-type="float" office:value="-0.707495076691406">
                <text:p>-0.707495076691406</text:p>
              </table:table-cell>
            </table:table-row>
            <table:table-row>
              <table:table-cell office:value-type="string">
                <text:p>-97</text:p>
              </table:table-cell>
              <table:table-cell office:value-type="float" office:value="-0.188494971334059">
                <text:p>-0.188494971334059</text:p>
              </table:table-cell>
              <table:table-cell office:value-type="float" office:value="-0.715603497838506">
                <text:p>-0.715603497838506</text:p>
              </table:table-cell>
            </table:table-row>
            <table:table-row>
              <table:table-cell office:value-type="string">
                <text:p>-96</text:p>
              </table:table-cell>
              <table:table-cell office:value-type="float" office:value="-0.176057858536505">
                <text:p>-0.176057858536505</text:p>
              </table:table-cell>
              <table:table-cell office:value-type="float" office:value="-0.723483576434244">
                <text:p>-0.723483576434244</text:p>
              </table:table-cell>
            </table:table-row>
            <table:table-row>
              <table:table-cell office:value-type="string">
                <text:p>-95</text:p>
              </table:table-cell>
              <table:table-cell office:value-type="float" office:value="-0.163386019465436">
                <text:p>-0.163386019465436</text:p>
              </table:table-cell>
              <table:table-cell office:value-type="float" office:value="-0.731128405334162">
                <text:p>-0.731128405334162</text:p>
              </table:table-cell>
            </table:table-row>
            <table:table-row>
              <table:table-cell office:value-type="string">
                <text:p>-94</text:p>
              </table:table-cell>
              <table:table-cell office:value-type="float" office:value="-0.150484154222988">
                <text:p>-0.150484154222988</text:p>
              </table:table-cell>
              <table:table-cell office:value-type="float" office:value="-0.738531167077955">
                <text:p>-0.738531167077955</text:p>
              </table:table-cell>
            </table:table-row>
            <table:table-row>
              <table:table-cell office:value-type="string">
                <text:p>-93</text:p>
              </table:table-cell>
              <table:table-cell office:value-type="float" office:value="-0.137357163866289">
                <text:p>-0.137357163866289</text:p>
              </table:table-cell>
              <table:table-cell office:value-type="float" office:value="-0.74568514000559">
                <text:p>-0.74568514000559</text:p>
              </table:table-cell>
            </table:table-row>
            <table:table-row>
              <table:table-cell office:value-type="string">
                <text:p>-92</text:p>
              </table:table-cell>
              <table:table-cell office:value-type="float" office:value="-0.124010148499415">
                <text:p>-0.124010148499415</text:p>
              </table:table-cell>
              <table:table-cell office:value-type="float" office:value="-0.752583704345704">
                <text:p>-0.752583704345704</text:p>
              </table:table-cell>
            </table:table-row>
            <table:table-row>
              <table:table-cell office:value-type="string">
                <text:p>-91</text:p>
              </table:table-cell>
              <table:table-cell office:value-type="float" office:value="-0.110448405175156">
                <text:p>-0.110448405175156</text:p>
              </table:table-cell>
              <table:table-cell office:value-type="float" office:value="-0.759220348270169">
                <text:p>-0.759220348270169</text:p>
              </table:table-cell>
            </table:table-row>
            <table:table-row>
              <table:table-cell office:value-type="string">
                <text:p>-90</text:p>
              </table:table-cell>
              <table:table-cell office:value-type="float" office:value="-0.0966774256069659">
                <text:p>-0.0966774256069659</text:p>
              </table:table-cell>
              <table:table-cell office:value-type="float" office:value="-0.765588673908698">
                <text:p>-0.765588673908698</text:p>
              </table:table-cell>
            </table:table-row>
            <table:table-row>
              <table:table-cell office:value-type="string">
                <text:p>-89</text:p>
              </table:table-cell>
              <table:table-cell office:value-type="float" office:value="-0.0827028936916538">
                <text:p>-0.0827028936916538</text:p>
              </table:table-cell>
              <table:table-cell office:value-type="float" office:value="-0.771682403317364">
                <text:p>-0.771682403317364</text:p>
              </table:table-cell>
            </table:table-row>
            <table:table-row>
              <table:table-cell office:value-type="string">
                <text:p>-88</text:p>
              </table:table-cell>
              <table:table-cell office:value-type="float" office:value="-0.0685306828435956">
                <text:p>-0.0685306828435956</text:p>
              </table:table-cell>
              <table:table-cell office:value-type="float" office:value="-0.777495384394872">
                <text:p>-0.777495384394872</text:p>
              </table:table-cell>
            </table:table-row>
            <table:table-row>
              <table:table-cell office:value-type="string">
                <text:p>-87</text:p>
              </table:table-cell>
              <table:table-cell office:value-type="float" office:value="-0.0541668531414376">
                <text:p>-0.0541668531414376</text:p>
              </table:table-cell>
              <table:table-cell office:value-type="float" office:value="-0.783021596740475">
                <text:p>-0.783021596740475</text:p>
              </table:table-cell>
            </table:table-row>
            <table:table-row>
              <table:table-cell office:value-type="string">
                <text:p>-86</text:p>
              </table:table-cell>
              <table:table-cell office:value-type="float" office:value="-0.0396176482884786">
                <text:p>-0.0396176482884786</text:p>
              </table:table-cell>
              <table:table-cell office:value-type="float" office:value="-0.788255157447381">
                <text:p>-0.788255157447381</text:p>
              </table:table-cell>
            </table:table-row>
            <table:table-row>
              <table:table-cell office:value-type="string">
                <text:p>-85</text:p>
              </table:table-cell>
              <table:table-cell office:value-type="float" office:value="-0.0248894923881185">
                <text:p>-0.0248894923881185</text:p>
              </table:table-cell>
              <table:table-cell office:value-type="float" office:value="-0.793190326825577">
                <text:p>-0.793190326825577</text:p>
              </table:table-cell>
            </table:table-row>
            <table:table-row>
              <table:table-cell office:value-type="string">
                <text:p>-84</text:p>
              </table:table-cell>
              <table:table-cell office:value-type="float" office:value="-0.00998898653596705">
                <text:p>-0.00998898653596705</text:p>
              </table:table-cell>
              <table:table-cell office:value-type="float" office:value="-0.797821514047952">
                <text:p>-0.797821514047952</text:p>
              </table:table-cell>
            </table:table-row>
            <table:table-row>
              <table:table-cell office:value-type="string">
                <text:p>-83</text:p>
              </table:table-cell>
              <table:table-cell office:value-type="float" office:value="0.00507709476958524">
                <text:p>0.00507709476958524</text:p>
              </table:table-cell>
              <table:table-cell office:value-type="float" office:value="-0.802143282713711">
                <text:p>-0.802143282713711</text:p>
              </table:table-cell>
            </table:table-row>
            <table:table-row>
              <table:table-cell office:value-type="string">
                <text:p>-82</text:p>
              </table:table-cell>
              <table:table-cell office:value-type="float" office:value="0.0203018073963285">
                <text:p>0.0203018073963285</text:p>
              </table:table-cell>
              <table:table-cell office:value-type="float" office:value="-0.806150356323035">
                <text:p>-0.806150356323035</text:p>
              </table:table-cell>
            </table:table-row>
            <table:table-row>
              <table:table-cell office:value-type="string">
                <text:p>-81</text:p>
              </table:table-cell>
              <table:table-cell office:value-type="float" office:value="0.0356780415245141">
                <text:p>0.0356780415245141</text:p>
              </table:table-cell>
              <table:table-cell office:value-type="float" office:value="-0.809837623657053">
                <text:p>-0.809837623657053</text:p>
              </table:table-cell>
            </table:table-row>
            <table:table-row>
              <table:table-cell office:value-type="string">
                <text:p>-80</text:p>
              </table:table-cell>
              <table:table-cell office:value-type="float" office:value="0.0511985257680439">
                <text:p>0.0511985257680439</text:p>
              </table:table-cell>
              <table:table-cell office:value-type="float" office:value="-0.813200144057201">
                <text:p>-0.813200144057201</text:p>
              </table:table-cell>
            </table:table-row>
            <table:table-row>
              <table:table-cell office:value-type="string">
                <text:p>-79</text:p>
              </table:table-cell>
              <table:table-cell office:value-type="float" office:value="0.0668558314679465">
                <text:p>0.0668558314679465</text:p>
              </table:table-cell>
              <table:table-cell office:value-type="float" office:value="-0.816233152598135">
                <text:p>-0.816233152598135</text:p>
              </table:table-cell>
            </table:table-row>
            <table:table-row>
              <table:table-cell office:value-type="string">
                <text:p>-78</text:p>
              </table:table-cell>
              <table:table-cell office:value-type="float" office:value="0.0826423771553239">
                <text:p>0.0826423771553239</text:p>
              </table:table-cell>
              <table:table-cell office:value-type="float" office:value="-0.81893206514841">
                <text:p>-0.81893206514841</text:p>
              </table:table-cell>
            </table:table-row>
            <table:table-row>
              <table:table-cell office:value-type="string">
                <text:p>-77</text:p>
              </table:table-cell>
              <table:table-cell office:value-type="float" office:value="0.0985504331807547">
                <text:p>0.0985504331807547</text:p>
              </table:table-cell>
              <table:table-cell office:value-type="float" office:value="-0.821292483313228">
                <text:p>-0.821292483313228</text:p>
              </table:table-cell>
            </table:table-row>
            <table:table-row>
              <table:table-cell office:value-type="string">
                <text:p>-76</text:p>
              </table:table-cell>
              <table:table-cell office:value-type="float" office:value="0.114572126506932">
                <text:p>0.114572126506932</text:p>
              </table:table-cell>
              <table:table-cell office:value-type="float" office:value="-0.823310199253639">
                <text:p>-0.823310199253639</text:p>
              </table:table-cell>
            </table:table-row>
            <table:table-row>
              <table:table-cell office:value-type="string">
                <text:p>-75</text:p>
              </table:table-cell>
              <table:table-cell office:value-type="float" office:value="0.130699445661134">
                <text:p>0.130699445661134</text:p>
              </table:table-cell>
              <table:table-cell office:value-type="float" office:value="-0.824981200376653">
                <text:p>-0.824981200376653</text:p>
              </table:table-cell>
            </table:table-row>
            <table:table-row>
              <table:table-cell office:value-type="string">
                <text:p>-74</text:p>
              </table:table-cell>
              <table:table-cell office:value-type="float" office:value="0.146924245843917">
                <text:p>0.146924245843917</text:p>
              </table:table-cell>
              <table:table-cell office:value-type="float" office:value="-0.826301673890845">
                <text:p>-0.826301673890845</text:p>
              </table:table-cell>
            </table:table-row>
            <table:table-row>
              <table:table-cell office:value-type="string">
                <text:p>-73</text:p>
              </table:table-cell>
              <table:table-cell office:value-type="float" office:value="0.163238254190251">
                <text:p>0.163238254190251</text:p>
              </table:table-cell>
              <table:table-cell office:value-type="float" office:value="-0.827268011222112">
                <text:p>-0.827268011222112</text:p>
              </table:table-cell>
            </table:table-row>
            <table:table-row>
              <table:table-cell office:value-type="string">
                <text:p>-72</text:p>
              </table:table-cell>
              <table:table-cell office:value-type="float" office:value="0.179633075179105">
                <text:p>0.179633075179105</text:p>
              </table:table-cell>
              <table:table-cell office:value-type="float" office:value="-0.827876812284368">
                <text:p>-0.827876812284368</text:p>
              </table:table-cell>
            </table:table-row>
            <table:table-row>
              <table:table-cell office:value-type="string">
                <text:p>-71</text:p>
              </table:table-cell>
              <table:table-cell office:value-type="float" office:value="0.196100196187333">
                <text:p>0.196100196187333</text:p>
              </table:table-cell>
              <table:table-cell office:value-type="float" office:value="-0.828124889600068">
                <text:p>-0.828124889600068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0.212630993183513">
                <text:p>0.212630993183513</text:p>
              </table:table-cell>
              <table:table-cell office:value-type="float" office:value="-0.828009272265593">
                <text:p>-0.828009272265593</text:p>
              </table:table-cell>
            </table:table-row>
            <table:table-row>
              <table:table-cell office:value-type="string">
                <text:p>-69</text:p>
              </table:table-cell>
              <table:table-cell office:value-type="float" office:value="0.22921673655722">
                <text:p>0.22921673655722</text:p>
              </table:table-cell>
              <table:table-cell office:value-type="float" office:value="-0.82752720975663">
                <text:p>-0.82752720975663</text:p>
              </table:table-cell>
            </table:table-row>
            <table:table-row>
              <table:table-cell office:value-type="string">
                <text:p>-68</text:p>
              </table:table-cell>
              <table:table-cell office:value-type="float" office:value="0.245848597079051">
                <text:p>0.245848597079051</text:p>
              </table:table-cell>
              <table:table-cell office:value-type="float" office:value="-0.826676175568853">
                <text:p>-0.826676175568853</text:p>
              </table:table-cell>
            </table:table-row>
            <table:table-row>
              <table:table-cell office:value-type="string">
                <text:p>-67</text:p>
              </table:table-cell>
              <table:table-cell office:value-type="float" office:value="0.262517651986537">
                <text:p>0.262517651986537</text:p>
              </table:table-cell>
              <table:table-cell office:value-type="float" office:value="-0.825453870689321">
                <text:p>-0.825453870689321</text:p>
              </table:table-cell>
            </table:table-row>
            <table:table-row>
              <table:table-cell office:value-type="string">
                <text:p>-66</text:p>
              </table:table-cell>
              <table:table-cell office:value-type="float" office:value="0.279214891190927">
                <text:p>0.279214891190927</text:p>
              </table:table-cell>
              <table:table-cell office:value-type="float" office:value="-0.823858226894175">
                <text:p>-0.823858226894175</text:p>
              </table:table-cell>
            </table:table-row>
            <table:table-row>
              <table:table-cell office:value-type="string">
                <text:p>-65</text:p>
              </table:table-cell>
              <table:table-cell office:value-type="float" office:value="0.295931223599661">
                <text:p>0.295931223599661</text:p>
              </table:table-cell>
              <table:table-cell office:value-type="float" office:value="-0.821887409868374">
                <text:p>-0.821887409868374</text:p>
              </table:table-cell>
            </table:table-row>
            <table:table-row>
              <table:table-cell office:value-type="string">
                <text:p>-64</text:p>
              </table:table-cell>
              <table:table-cell office:value-type="float" office:value="0.3126574835492">
                <text:p>0.3126574835492</text:p>
              </table:table-cell>
              <table:table-cell office:value-type="float" office:value="-0.819539822143348">
                <text:p>-0.819539822143348</text:p>
              </table:table-cell>
            </table:table-row>
            <table:table-row>
              <table:table-cell office:value-type="string">
                <text:p>-63</text:p>
              </table:table-cell>
              <table:table-cell office:value-type="float" office:value="0.329384437342739">
                <text:p>0.329384437342739</text:p>
              </table:table-cell>
              <table:table-cell office:value-type="float" office:value="-0.816814105848656">
                <text:p>-0.816814105848656</text:p>
              </table:table-cell>
            </table:table-row>
            <table:table-row>
              <table:table-cell office:value-type="string">
                <text:p>-62</text:p>
              </table:table-cell>
              <table:table-cell office:value-type="float" office:value="0.346102789887167">
                <text:p>0.346102789887167</text:p>
              </table:table-cell>
              <table:table-cell office:value-type="float" office:value="-0.81370914527384">
                <text:p>-0.81370914527384</text:p>
              </table:table-cell>
            </table:table-row>
            <table:table-row>
              <table:table-cell office:value-type="string">
                <text:p>-61</text:p>
              </table:table-cell>
              <table:table-cell office:value-type="float" office:value="0.362803191423519">
                <text:p>0.362803191423519</text:p>
              </table:table-cell>
              <table:table-cell office:value-type="float" office:value="-0.810224069236934">
                <text:p>-0.810224069236934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0.379476244345034">
                <text:p>0.379476244345034</text:p>
              </table:table-cell>
              <table:table-cell office:value-type="float" office:value="-0.806358253256166">
                <text:p>-0.806358253256166</text:p>
              </table:table-cell>
            </table:table-row>
            <table:table-row>
              <table:table-cell office:value-type="string">
                <text:p>-59</text:p>
              </table:table-cell>
              <table:table-cell office:value-type="float" office:value="0.396112510096778">
                <text:p>0.396112510096778</text:p>
              </table:table-cell>
              <table:table-cell office:value-type="float" office:value="-0.802111321521679">
                <text:p>-0.802111321521679</text:p>
              </table:table-cell>
            </table:table-row>
            <table:table-row>
              <table:table-cell office:value-type="string">
                <text:p>-58</text:p>
              </table:table-cell>
              <table:table-cell office:value-type="float" office:value="0.412702516150723">
                <text:p>0.412702516150723</text:p>
              </table:table-cell>
              <table:table-cell office:value-type="float" office:value="-0.797483148664207">
                <text:p>-0.797483148664207</text:p>
              </table:table-cell>
            </table:table-row>
            <table:table-row>
              <table:table-cell office:value-type="string">
                <text:p>-57</text:p>
              </table:table-cell>
              <table:table-cell office:value-type="float" office:value="0.42923676305">
                <text:p>0.42923676305</text:p>
              </table:table-cell>
              <table:table-cell office:value-type="float" office:value="-0.792473861317888">
                <text:p>-0.792473861317888</text:p>
              </table:table-cell>
            </table:table-row>
            <table:table-row>
              <table:table-cell office:value-type="string">
                <text:p>-56</text:p>
              </table:table-cell>
              <table:table-cell office:value-type="float" office:value="0.445705731515992">
                <text:p>0.445705731515992</text:p>
              </table:table-cell>
              <table:table-cell office:value-type="float" office:value="-0.787083839474574">
                <text:p>-0.787083839474574</text:p>
              </table:table-cell>
            </table:table-row>
            <table:table-row>
              <table:table-cell office:value-type="string">
                <text:p>-55</text:p>
              </table:table-cell>
              <table:table-cell office:value-type="float" office:value="0.462099889611796">
                <text:p>0.462099889611796</text:p>
              </table:table-cell>
              <table:table-cell office:value-type="float" office:value="-0.781313717627221">
                <text:p>-0.781313717627221</text:p>
              </table:table-cell>
            </table:table-row>
            <table:table-row>
              <table:table-cell office:value-type="string">
                <text:p>-54</text:p>
              </table:table-cell>
              <table:table-cell office:value-type="float" office:value="0.478409699955498">
                <text:p>0.478409699955498</text:p>
              </table:table-cell>
              <table:table-cell office:value-type="float" office:value="-0.775164385700119">
                <text:p>-0.775164385700119</text:p>
              </table:table-cell>
            </table:table-row>
            <table:table-row>
              <table:table-cell office:value-type="string">
                <text:p>-53</text:p>
              </table:table-cell>
              <table:table-cell office:value-type="float" office:value="0.494625626976639">
                <text:p>0.494625626976639</text:p>
              </table:table-cell>
              <table:table-cell office:value-type="float" office:value="-0.768636989763971">
                <text:p>-0.768636989763971</text:p>
              </table:table-cell>
            </table:table-row>
            <table:table-row>
              <table:table-cell office:value-type="string">
                <text:p>-52</text:p>
              </table:table-cell>
              <table:table-cell office:value-type="float" office:value="0.510738144209132">
                <text:p>0.510738144209132</text:p>
              </table:table-cell>
              <table:table-cell office:value-type="float" office:value="-0.761732932534023">
                <text:p>-0.761732932534023</text:p>
              </table:table-cell>
            </table:table-row>
            <table:table-row>
              <table:table-cell office:value-type="string">
                <text:p>-51</text:p>
              </table:table-cell>
              <table:table-cell office:value-type="float" office:value="0.526737741613867">
                <text:p>0.526737741613867</text:p>
              </table:table-cell>
              <table:table-cell office:value-type="float" office:value="-0.754453873649669">
                <text:p>-0.754453873649669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0.542614932924127">
                <text:p>0.542614932924127</text:p>
              </table:table-cell>
              <table:table-cell office:value-type="float" office:value="-0.746801729734175">
                <text:p>-0.746801729734175</text:p>
              </table:table-cell>
            </table:table-row>
            <table:table-row>
              <table:table-cell office:value-type="string">
                <text:p>-49</text:p>
              </table:table-cell>
              <table:table-cell office:value-type="float" office:value="0.558360263006919">
                <text:p>0.558360263006919</text:p>
              </table:table-cell>
              <table:table-cell office:value-type="float" office:value="-0.738778674233408">
                <text:p>-0.738778674233408</text:p>
              </table:table-cell>
            </table:table-row>
            <table:table-row>
              <table:table-cell office:value-type="string">
                <text:p>-48</text:p>
              </table:table-cell>
              <table:table-cell office:value-type="float" office:value="0.573964315233254">
                <text:p>0.573964315233254</text:p>
              </table:table-cell>
              <table:table-cell office:value-type="float" office:value="-0.730387137032647">
                <text:p>-0.730387137032647</text:p>
              </table:table-cell>
            </table:table-row>
            <table:table-row>
              <table:table-cell office:value-type="string">
                <text:p>-47</text:p>
              </table:table-cell>
              <table:table-cell office:value-type="float" office:value="0.589417718850374">
                <text:p>0.589417718850374</text:p>
              </table:table-cell>
              <table:table-cell office:value-type="float" office:value="-0.721629803850818">
                <text:p>-0.721629803850818</text:p>
              </table:table-cell>
            </table:table-row>
            <table:table-row>
              <table:table-cell office:value-type="string">
                <text:p>-46</text:p>
              </table:table-cell>
              <table:table-cell office:value-type="float" office:value="0.604711156348901">
                <text:p>0.604711156348901</text:p>
              </table:table-cell>
              <table:table-cell office:value-type="float" office:value="-0.712509615411702">
                <text:p>-0.712509615411702</text:p>
              </table:table-cell>
            </table:table-row>
            <table:table-row>
              <table:table-cell office:value-type="string">
                <text:p>-45</text:p>
              </table:table-cell>
              <table:table-cell office:value-type="float" office:value="0.619835370817825">
                <text:p>0.619835370817825</text:p>
              </table:table-cell>
              <table:table-cell office:value-type="float" office:value="-0.703029766391908">
                <text:p>-0.703029766391908</text:p>
              </table:table-cell>
            </table:table-row>
            <table:table-row>
              <table:table-cell office:value-type="string">
                <text:p>-44</text:p>
              </table:table-cell>
              <table:table-cell office:value-type="float" office:value="0.634781173280278">
                <text:p>0.634781173280278</text:p>
              </table:table-cell>
              <table:table-cell office:value-type="float" office:value="-0.693193704145626">
                <text:p>-0.693193704145626</text:p>
              </table:table-cell>
            </table:table-row>
            <table:table-row>
              <table:table-cell office:value-type="string">
                <text:p>-43</text:p>
              </table:table-cell>
              <table:table-cell office:value-type="float" office:value="0.64953945000298">
                <text:p>0.64953945000298</text:p>
              </table:table-cell>
              <table:table-cell office:value-type="float" office:value="-0.683005127206423">
                <text:p>-0.683005127206423</text:p>
              </table:table-cell>
            </table:table-row>
            <table:table-row>
              <table:table-cell office:value-type="string">
                <text:p>-42</text:p>
              </table:table-cell>
              <table:table-cell office:value-type="float" office:value="0.664101169772285">
                <text:p>0.664101169772285</text:p>
              </table:table-cell>
              <table:table-cell office:value-type="float" office:value="-0.672467983566561">
                <text:p>-0.672467983566561</text:p>
              </table:table-cell>
            </table:table-row>
            <table:table-row>
              <table:table-cell office:value-type="string">
                <text:p>-41</text:p>
              </table:table-cell>
              <table:table-cell office:value-type="float" office:value="0.678457391129728">
                <text:p>0.678457391129728</text:p>
              </table:table-cell>
              <table:table-cell office:value-type="float" office:value="-0.661586468734575">
                <text:p>-0.661586468734575</text:p>
              </table:table-cell>
            </table:table-row>
            <table:table-row>
              <table:table-cell office:value-type="string">
                <text:p>-40</text:p>
              </table:table-cell>
              <table:table-cell office:value-type="float" office:value="0.692599269560008">
                <text:p>0.692599269560008</text:p>
              </table:table-cell>
              <table:table-cell office:value-type="float" office:value="-0.65036502357206">
                <text:p>-0.65036502357206</text:p>
              </table:table-cell>
            </table:table-row>
            <table:table-row>
              <table:table-cell office:value-type="string">
                <text:p>-39</text:p>
              </table:table-cell>
              <table:table-cell office:value-type="float" office:value="0.706518064624354">
                <text:p>0.706518064624354</text:p>
              </table:table-cell>
              <table:table-cell office:value-type="float" office:value="-0.638808331910861">
                <text:p>-0.638808331910861</text:p>
              </table:table-cell>
            </table:table-row>
            <table:table-row>
              <table:table-cell office:value-type="string">
                <text:p>-38</text:p>
              </table:table-cell>
              <table:table-cell office:value-type="float" office:value="0.720205147032262">
                <text:p>0.720205147032262</text:p>
              </table:table-cell>
              <table:table-cell office:value-type="float" office:value="-0.626921317952109">
                <text:p>-0.626921317952109</text:p>
              </table:table-cell>
            </table:table-row>
            <table:table-row>
              <table:table-cell office:value-type="string">
                <text:p>-37</text:p>
              </table:table-cell>
              <table:table-cell office:value-type="float" office:value="0.733652005644607">
                <text:p>0.733652005644607</text:p>
              </table:table-cell>
              <table:table-cell office:value-type="float" office:value="-0.614709143448748">
                <text:p>-0.614709143448748</text:p>
              </table:table-cell>
            </table:table-row>
            <table:table-row>
              <table:table-cell office:value-type="string">
                <text:p>-36</text:p>
              </table:table-cell>
              <table:table-cell office:value-type="float" office:value="0.746850254401219">
                <text:p>0.746850254401219</text:p>
              </table:table-cell>
              <table:table-cell office:value-type="float" office:value="-0.602177204673459">
                <text:p>-0.602177204673459</text:p>
              </table:table-cell>
            </table:table-row>
            <table:table-row>
              <table:table-cell office:value-type="string">
                <text:p>-35</text:p>
              </table:table-cell>
              <table:table-cell office:value-type="float" office:value="0.759791639166016">
                <text:p>0.759791639166016</text:p>
              </table:table-cell>
              <table:table-cell office:value-type="float" office:value="-0.589331129174108">
                <text:p>-0.589331129174108</text:p>
              </table:table-cell>
            </table:table-row>
            <table:table-row>
              <table:table-cell office:value-type="string">
                <text:p>-34</text:p>
              </table:table-cell>
              <table:table-cell office:value-type="float" office:value="0.772468044482904">
                <text:p>0.772468044482904</text:p>
              </table:table-cell>
              <table:table-cell office:value-type="float" office:value="-0.576176772319066">
                <text:p>-0.576176772319066</text:p>
              </table:table-cell>
            </table:table-row>
            <table:table-row>
              <table:table-cell office:value-type="string">
                <text:p>-33</text:p>
              </table:table-cell>
              <table:table-cell office:value-type="float" office:value="0.784871500235673">
                <text:p>0.784871500235673</text:p>
              </table:table-cell>
              <table:table-cell office:value-type="float" office:value="-0.562720213635003">
                <text:p>-0.562720213635003</text:p>
              </table:table-cell>
            </table:table-row>
            <table:table-row>
              <table:table-cell office:value-type="string">
                <text:p>-32</text:p>
              </table:table-cell>
              <table:table-cell office:value-type="float" office:value="0.796994188205237">
                <text:p>0.796994188205237</text:p>
              </table:table-cell>
              <table:table-cell office:value-type="float" office:value="-0.548967752939942">
                <text:p>-0.548967752939942</text:p>
              </table:table-cell>
            </table:table-row>
            <table:table-row>
              <table:table-cell office:value-type="string">
                <text:p>-31</text:p>
              </table:table-cell>
              <table:table-cell office:value-type="float" office:value="0.80882844851763">
                <text:p>0.80882844851763</text:p>
              </table:table-cell>
              <table:table-cell office:value-type="float" office:value="-0.534925906274628">
                <text:p>-0.534925906274628</text:p>
              </table:table-cell>
            </table:table-row>
            <table:table-row>
              <table:table-cell office:value-type="string">
                <text:p>-30</text:p>
              </table:table-cell>
              <table:table-cell office:value-type="float" office:value="0.820366785976271">
                <text:p>0.820366785976271</text:p>
              </table:table-cell>
              <table:table-cell office:value-type="float" office:value="-0.520601401635453">
                <text:p>-0.520601401635453</text:p>
              </table:table-cell>
            </table:table-row>
            <table:table-row>
              <table:table-cell office:value-type="string">
                <text:p>-29</text:p>
              </table:table-cell>
              <table:table-cell office:value-type="float" office:value="0.831601876272109">
                <text:p>0.831601876272109</text:p>
              </table:table-cell>
              <table:table-cell office:value-type="float" office:value="-0.506001174512411">
                <text:p>-0.506001174512411</text:p>
              </table:table-cell>
            </table:table-row>
            <table:table-row>
              <table:table-cell office:value-type="string">
                <text:p>-28</text:p>
              </table:table-cell>
              <table:table-cell office:value-type="float" office:value="0.842526572065372">
                <text:p>0.842526572065372</text:p>
              </table:table-cell>
              <table:table-cell office:value-type="float" office:value="-0.49113236323577">
                <text:p>-0.49113236323577</text:p>
              </table:table-cell>
            </table:table-row>
            <table:table-row>
              <table:table-cell office:value-type="string">
                <text:p>-27</text:p>
              </table:table-cell>
              <table:table-cell office:value-type="float" office:value="0.853133908932759">
                <text:p>0.853133908932759</text:p>
              </table:table-cell>
              <table:table-cell office:value-type="float" office:value="-0.476002304135357">
                <text:p>-0.476002304135357</text:p>
              </table:table-cell>
            </table:table-row>
            <table:table-row>
              <table:table-cell office:value-type="string">
                <text:p>-26</text:p>
              </table:table-cell>
              <table:table-cell office:value-type="float" office:value="0.863417111174046">
                <text:p>0.863417111174046</text:p>
              </table:table-cell>
              <table:table-cell office:value-type="float" office:value="-0.460618526516549">
                <text:p>-0.460618526516549</text:p>
              </table:table-cell>
            </table:table-row>
            <table:table-row>
              <table:table-cell office:value-type="string">
                <text:p>-25</text:p>
              </table:table-cell>
              <table:table-cell office:value-type="float" office:value="0.87336959747218">
                <text:p>0.87336959747218</text:p>
              </table:table-cell>
              <table:table-cell office:value-type="float" office:value="-0.444988747457288">
                <text:p>-0.444988747457288</text:p>
              </table:table-cell>
            </table:table-row>
            <table:table-row>
              <table:table-cell office:value-type="string">
                <text:p>-24</text:p>
              </table:table-cell>
              <table:table-cell office:value-type="float" office:value="0.882984986401119">
                <text:p>0.882984986401119</text:p>
              </table:table-cell>
              <table:table-cell office:value-type="float" office:value="-0.429120866430611">
                <text:p>-0.429120866430611</text:p>
              </table:table-cell>
            </table:table-row>
            <table:table-row>
              <table:table-cell office:value-type="string">
                <text:p>-23</text:p>
              </table:table-cell>
              <table:table-cell office:value-type="float" office:value="0.892257101775775">
                <text:p>0.892257101775775</text:p>
              </table:table-cell>
              <table:table-cell office:value-type="float" office:value="-0.413022959757401">
                <text:p>-0.413022959757401</text:p>
              </table:table-cell>
            </table:table-row>
            <table:table-row>
              <table:table-cell office:value-type="string">
                <text:p>-22</text:p>
              </table:table-cell>
              <table:table-cell office:value-type="float" office:value="0.901179977838602">
                <text:p>0.901179977838602</text:p>
              </table:table-cell>
              <table:table-cell office:value-type="float" office:value="-0.396703274894231">
                <text:p>-0.396703274894231</text:p>
              </table:table-cell>
            </table:table-row>
            <table:table-row>
              <table:table-cell office:value-type="string">
                <text:p>-21</text:p>
              </table:table-cell>
              <table:table-cell office:value-type="float" office:value="0.909747864277509">
                <text:p>0.909747864277509</text:p>
              </table:table-cell>
              <table:table-cell office:value-type="float" office:value="-0.380170224561382">
                <text:p>-0.38017022456138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0.917955231069955">
                <text:p>0.917955231069955</text:p>
              </table:table-cell>
              <table:table-cell office:value-type="float" office:value="-0.363432380716274">
                <text:p>-0.363432380716274</text:p>
              </table:table-cell>
            </table:table-row>
            <table:table-row>
              <table:table-cell office:value-type="string">
                <text:p>-19</text:p>
              </table:table-cell>
              <table:table-cell office:value-type="float" office:value="0.925796773148247">
                <text:p>0.925796773148247</text:p>
              </table:table-cell>
              <table:table-cell office:value-type="float" office:value="-0.346498468377727">
                <text:p>-0.346498468377727</text:p>
              </table:table-cell>
            </table:table-row>
            <table:table-row>
              <table:table-cell office:value-type="string">
                <text:p>-18</text:p>
              </table:table-cell>
              <table:table-cell office:value-type="float" office:value="0.933267414881241">
                <text:p>0.933267414881241</text:p>
              </table:table-cell>
              <table:table-cell office:value-type="float" office:value="-0.329377359306642">
                <text:p>-0.329377359306642</text:p>
              </table:table-cell>
            </table:table-row>
            <table:table-row>
              <table:table-cell office:value-type="string">
                <text:p>-17</text:p>
              </table:table-cell>
              <table:table-cell office:value-type="float" office:value="0.940362314367835">
                <text:p>0.940362314367835</text:p>
              </table:table-cell>
              <table:table-cell office:value-type="float" office:value="-0.312078065548848">
                <text:p>-0.312078065548848</text:p>
              </table:table-cell>
            </table:table-row>
            <table:table-row>
              <table:table-cell office:value-type="string">
                <text:p>-16</text:p>
              </table:table-cell>
              <table:table-cell office:value-type="float" office:value="0.947076867537813">
                <text:p>0.947076867537813</text:p>
              </table:table-cell>
              <table:table-cell office:value-type="float" office:value="-0.294609732846014">
                <text:p>-0.294609732846014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0.953406712055816">
                <text:p>0.953406712055816</text:p>
              </table:table-cell>
              <table:table-cell office:value-type="float" office:value="-0.276981633920665">
                <text:p>-0.27698163392066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.959347731024399">
                <text:p>0.959347731024399</text:p>
              </table:table-cell>
              <table:table-cell office:value-type="float" office:value="-0.259203161641516">
                <text:p>-0.259203161641516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.964896056482345">
                <text:p>0.964896056482345</text:p>
              </table:table-cell>
              <table:table-cell office:value-type="float" office:value="-0.24128382207542">
                <text:p>-0.24128382207542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.9700480726946">
                <text:p>0.9700480726946</text:p>
              </table:table-cell>
              <table:table-cell office:value-type="float" office:value="-0.223233227432403">
                <text:p>-0.223233227432403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.974800419230438">
                <text:p>0.974800419230438</text:p>
              </table:table-cell>
              <table:table-cell office:value-type="float" office:value="-0.205061088910348">
                <text:p>-0.205061088910348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0.979149993826638">
                <text:p>0.979149993826638</text:p>
              </table:table-cell>
              <table:table-cell office:value-type="float" office:value="-0.186777209446021">
                <text:p>-0.18677720944602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98309395503272">
                <text:p>0.98309395503272</text:p>
              </table:table-cell>
              <table:table-cell office:value-type="float" office:value="-0.168391476379217">
                <text:p>-0.168391476379217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986629724635471">
                <text:p>0.986629724635471</text:p>
              </table:table-cell>
              <table:table-cell office:value-type="float" office:value="-0.149913854036936">
                <text:p>-0.149913854036936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989754989860253">
                <text:p>0.989754989860253</text:p>
              </table:table-cell>
              <table:table-cell office:value-type="float" office:value="-0.131354376244547">
                <text:p>-0.13135437624454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992467705346804">
                <text:p>0.992467705346804</text:p>
              </table:table-cell>
              <table:table-cell office:value-type="float" office:value="-0.112723138771023">
                <text:p>-0.11272313877102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994766094897454">
                <text:p>0.994766094897454</text:p>
              </table:table-cell>
              <table:table-cell office:value-type="float" office:value="-0.0940302917153632">
                <text:p>-0.0940302917153632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996648652995959">
                <text:p>0.996648652995959</text:p>
              </table:table-cell>
              <table:table-cell office:value-type="float" office:value="-0.0752860318414277">
                <text:p>-0.075286031841427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998114146095359">
                <text:p>0.998114146095359</text:p>
              </table:table-cell>
              <table:table-cell office:value-type="float" office:value="-0.0565005948684281">
                <text:p>-0.056500594868428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999161613673509">
                <text:p>0.999161613673509</text:p>
              </table:table-cell>
              <table:table-cell office:value-type="float" office:value="-0.0376842477243974">
                <text:p>-0.037684247724397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9997903690552">
                <text:p>0.9997903690552</text:p>
              </table:table-cell>
              <table:table-cell office:value-type="float" office:value="-0.0188472807699901">
                <text:p>-0.018847280769990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9997903690552">
                <text:p>0.9997903690552</text:p>
              </table:table-cell>
              <table:table-cell office:value-type="float" office:value="0.0188472807699901">
                <text:p>0.0188472807699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161613673509">
                <text:p>0.999161613673509</text:p>
              </table:table-cell>
              <table:table-cell office:value-type="float" office:value="0.0376842477243974">
                <text:p>0.0376842477243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114146095359">
                <text:p>0.998114146095359</text:p>
              </table:table-cell>
              <table:table-cell office:value-type="float" office:value="0.0565005948684281">
                <text:p>0.0565005948684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6648652995959">
                <text:p>0.996648652995959</text:p>
              </table:table-cell>
              <table:table-cell office:value-type="float" office:value="0.0752860318414277">
                <text:p>0.0752860318414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766094897454">
                <text:p>0.994766094897454</text:p>
              </table:table-cell>
              <table:table-cell office:value-type="float" office:value="0.0940302917153632">
                <text:p>0.0940302917153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467705346804">
                <text:p>0.992467705346804</text:p>
              </table:table-cell>
              <table:table-cell office:value-type="float" office:value="0.112723138771023">
                <text:p>0.112723138771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9754989860253">
                <text:p>0.989754989860253</text:p>
              </table:table-cell>
              <table:table-cell office:value-type="float" office:value="0.131354376244547">
                <text:p>0.131354376244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6629724635471">
                <text:p>0.986629724635471</text:p>
              </table:table-cell>
              <table:table-cell office:value-type="float" office:value="0.149913854036936">
                <text:p>0.149913854036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09395503272">
                <text:p>0.98309395503272</text:p>
              </table:table-cell>
              <table:table-cell office:value-type="float" office:value="0.168391476379217">
                <text:p>0.168391476379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9149993826638">
                <text:p>0.979149993826638</text:p>
              </table:table-cell>
              <table:table-cell office:value-type="float" office:value="0.186777209446021">
                <text:p>0.186777209446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800419230438">
                <text:p>0.974800419230438</text:p>
              </table:table-cell>
              <table:table-cell office:value-type="float" office:value="0.205061088910348">
                <text:p>0.205061088910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00480726946">
                <text:p>0.9700480726946</text:p>
              </table:table-cell>
              <table:table-cell office:value-type="float" office:value="0.223233227432403">
                <text:p>0.223233227432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4896056482345">
                <text:p>0.964896056482345</text:p>
              </table:table-cell>
              <table:table-cell office:value-type="float" office:value="0.24128382207542">
                <text:p>0.24128382207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9347731024399">
                <text:p>0.959347731024399</text:p>
              </table:table-cell>
              <table:table-cell office:value-type="float" office:value="0.259203161641516">
                <text:p>0.259203161641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3406712055816">
                <text:p>0.953406712055816</text:p>
              </table:table-cell>
              <table:table-cell office:value-type="float" office:value="0.276981633920665">
                <text:p>0.276981633920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7076867537813">
                <text:p>0.947076867537813</text:p>
              </table:table-cell>
              <table:table-cell office:value-type="float" office:value="0.294609732846014">
                <text:p>0.294609732846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0362314367835">
                <text:p>0.940362314367835</text:p>
              </table:table-cell>
              <table:table-cell office:value-type="float" office:value="0.312078065548848">
                <text:p>0.312078065548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3267414881241">
                <text:p>0.933267414881241</text:p>
              </table:table-cell>
              <table:table-cell office:value-type="float" office:value="0.329377359306642">
                <text:p>0.329377359306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5796773148247">
                <text:p>0.925796773148247</text:p>
              </table:table-cell>
              <table:table-cell office:value-type="float" office:value="0.346498468377727">
                <text:p>0.346498468377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7955231069955">
                <text:p>0.917955231069955</text:p>
              </table:table-cell>
              <table:table-cell office:value-type="float" office:value="0.363432380716274">
                <text:p>0.363432380716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9747864277509">
                <text:p>0.909747864277509</text:p>
              </table:table-cell>
              <table:table-cell office:value-type="float" office:value="0.380170224561382">
                <text:p>0.380170224561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1179977838602">
                <text:p>0.901179977838602</text:p>
              </table:table-cell>
              <table:table-cell office:value-type="float" office:value="0.396703274894231">
                <text:p>0.396703274894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2257101775775">
                <text:p>0.892257101775775</text:p>
              </table:table-cell>
              <table:table-cell office:value-type="float" office:value="0.413022959757401">
                <text:p>0.413022959757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2984986401119">
                <text:p>0.882984986401119</text:p>
              </table:table-cell>
              <table:table-cell office:value-type="float" office:value="0.429120866430611">
                <text:p>0.429120866430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336959747218">
                <text:p>0.87336959747218</text:p>
              </table:table-cell>
              <table:table-cell office:value-type="float" office:value="0.444988747457288">
                <text:p>0.444988747457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3417111174046">
                <text:p>0.863417111174046</text:p>
              </table:table-cell>
              <table:table-cell office:value-type="float" office:value="0.460618526516549">
                <text:p>0.46061852651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3133908932759">
                <text:p>0.853133908932759</text:p>
              </table:table-cell>
              <table:table-cell office:value-type="float" office:value="0.476002304135357">
                <text:p>0.476002304135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2526572065372">
                <text:p>0.842526572065372</text:p>
              </table:table-cell>
              <table:table-cell office:value-type="float" office:value="0.49113236323577">
                <text:p>0.49113236323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1601876272109">
                <text:p>0.831601876272109</text:p>
              </table:table-cell>
              <table:table-cell office:value-type="float" office:value="0.506001174512411">
                <text:p>0.506001174512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0366785976271">
                <text:p>0.820366785976271</text:p>
              </table:table-cell>
              <table:table-cell office:value-type="float" office:value="0.520601401635453">
                <text:p>0.520601401635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882844851763">
                <text:p>0.80882844851763</text:p>
              </table:table-cell>
              <table:table-cell office:value-type="float" office:value="0.534925906274628">
                <text:p>0.534925906274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6994188205237">
                <text:p>0.796994188205237</text:p>
              </table:table-cell>
              <table:table-cell office:value-type="float" office:value="0.548967752939942">
                <text:p>0.548967752939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4871500235673">
                <text:p>0.784871500235673</text:p>
              </table:table-cell>
              <table:table-cell office:value-type="float" office:value="0.562720213635003">
                <text:p>0.562720213635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2468044482904">
                <text:p>0.772468044482904</text:p>
              </table:table-cell>
              <table:table-cell office:value-type="float" office:value="0.576176772319066">
                <text:p>0.57617677231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9791639166016">
                <text:p>0.759791639166016</text:p>
              </table:table-cell>
              <table:table-cell office:value-type="float" office:value="0.589331129174108">
                <text:p>0.589331129174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6850254401219">
                <text:p>0.746850254401219</text:p>
              </table:table-cell>
              <table:table-cell office:value-type="float" office:value="0.602177204673459">
                <text:p>0.602177204673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3652005644607">
                <text:p>0.733652005644607</text:p>
              </table:table-cell>
              <table:table-cell office:value-type="float" office:value="0.614709143448748">
                <text:p>0.614709143448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0205147032262">
                <text:p>0.720205147032262</text:p>
              </table:table-cell>
              <table:table-cell office:value-type="float" office:value="0.626921317952109">
                <text:p>0.626921317952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6518064624354">
                <text:p>0.706518064624354</text:p>
              </table:table-cell>
              <table:table-cell office:value-type="float" office:value="0.638808331910861">
                <text:p>0.638808331910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2599269560008">
                <text:p>0.692599269560008</text:p>
              </table:table-cell>
              <table:table-cell office:value-type="float" office:value="0.65036502357206">
                <text:p>0.65036502357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8457391129728">
                <text:p>0.678457391129728</text:p>
              </table:table-cell>
              <table:table-cell office:value-type="float" office:value="0.661586468734575">
                <text:p>0.661586468734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4101169772285">
                <text:p>0.664101169772285</text:p>
              </table:table-cell>
              <table:table-cell office:value-type="float" office:value="0.672467983566561">
                <text:p>0.672467983566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953945000298">
                <text:p>0.64953945000298</text:p>
              </table:table-cell>
              <table:table-cell office:value-type="float" office:value="0.683005127206423">
                <text:p>0.683005127206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34781173280278">
                <text:p>0.634781173280278</text:p>
              </table:table-cell>
              <table:table-cell office:value-type="float" office:value="0.693193704145626">
                <text:p>0.693193704145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9835370817825">
                <text:p>0.619835370817825</text:p>
              </table:table-cell>
              <table:table-cell office:value-type="float" office:value="0.703029766391908">
                <text:p>0.703029766391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4711156348901">
                <text:p>0.604711156348901</text:p>
              </table:table-cell>
              <table:table-cell office:value-type="float" office:value="0.712509615411702">
                <text:p>0.712509615411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9417718850374">
                <text:p>0.589417718850374</text:p>
              </table:table-cell>
              <table:table-cell office:value-type="float" office:value="0.721629803850818">
                <text:p>0.721629803850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3964315233254">
                <text:p>0.573964315233254</text:p>
              </table:table-cell>
              <table:table-cell office:value-type="float" office:value="0.730387137032647">
                <text:p>0.7303871370326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8360263006919">
                <text:p>0.558360263006919</text:p>
              </table:table-cell>
              <table:table-cell office:value-type="float" office:value="0.738778674233408">
                <text:p>0.738778674233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2614932924127">
                <text:p>0.542614932924127</text:p>
              </table:table-cell>
              <table:table-cell office:value-type="float" office:value="0.746801729734175">
                <text:p>0.746801729734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6737741613867">
                <text:p>0.526737741613867</text:p>
              </table:table-cell>
              <table:table-cell office:value-type="float" office:value="0.754453873649669">
                <text:p>0.754453873649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0738144209132">
                <text:p>0.510738144209132</text:p>
              </table:table-cell>
              <table:table-cell office:value-type="float" office:value="0.761732932534023">
                <text:p>0.761732932534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4625626976639">
                <text:p>0.494625626976639</text:p>
              </table:table-cell>
              <table:table-cell office:value-type="float" office:value="0.768636989763971">
                <text:p>0.768636989763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8409699955498">
                <text:p>0.478409699955498</text:p>
              </table:table-cell>
              <table:table-cell office:value-type="float" office:value="0.775164385700119">
                <text:p>0.77516438570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2099889611796">
                <text:p>0.462099889611796</text:p>
              </table:table-cell>
              <table:table-cell office:value-type="float" office:value="0.781313717627221">
                <text:p>0.781313717627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5705731515992">
                <text:p>0.445705731515992</text:p>
              </table:table-cell>
              <table:table-cell office:value-type="float" office:value="0.787083839474574">
                <text:p>0.7870838394745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923676305">
                <text:p>0.42923676305</text:p>
              </table:table-cell>
              <table:table-cell office:value-type="float" office:value="0.792473861317888">
                <text:p>0.792473861317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2702516150723">
                <text:p>0.412702516150723</text:p>
              </table:table-cell>
              <table:table-cell office:value-type="float" office:value="0.797483148664207">
                <text:p>0.797483148664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6112510096778">
                <text:p>0.396112510096778</text:p>
              </table:table-cell>
              <table:table-cell office:value-type="float" office:value="0.802111321521679">
                <text:p>0.802111321521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9476244345034">
                <text:p>0.379476244345034</text:p>
              </table:table-cell>
              <table:table-cell office:value-type="float" office:value="0.806358253256166">
                <text:p>0.806358253256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2803191423519">
                <text:p>0.362803191423519</text:p>
              </table:table-cell>
              <table:table-cell office:value-type="float" office:value="0.810224069236934">
                <text:p>0.810224069236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6102789887167">
                <text:p>0.346102789887167</text:p>
              </table:table-cell>
              <table:table-cell office:value-type="float" office:value="0.81370914527384">
                <text:p>0.81370914527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9384437342739">
                <text:p>0.329384437342739</text:p>
              </table:table-cell>
              <table:table-cell office:value-type="float" office:value="0.816814105848656">
                <text:p>0.81681410584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26574835492">
                <text:p>0.3126574835492</text:p>
              </table:table-cell>
              <table:table-cell office:value-type="float" office:value="0.819539822143348">
                <text:p>0.819539822143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5931223599661">
                <text:p>0.295931223599661</text:p>
              </table:table-cell>
              <table:table-cell office:value-type="float" office:value="0.821887409868374">
                <text:p>0.821887409868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214891190927">
                <text:p>0.279214891190927</text:p>
              </table:table-cell>
              <table:table-cell office:value-type="float" office:value="0.823858226894175">
                <text:p>0.823858226894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2517651986537">
                <text:p>0.262517651986537</text:p>
              </table:table-cell>
              <table:table-cell office:value-type="float" office:value="0.825453870689321">
                <text:p>0.825453870689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5848597079051">
                <text:p>0.245848597079051</text:p>
              </table:table-cell>
              <table:table-cell office:value-type="float" office:value="0.826676175568853">
                <text:p>0.826676175568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2921673655722">
                <text:p>0.22921673655722</text:p>
              </table:table-cell>
              <table:table-cell office:value-type="float" office:value="0.82752720975663">
                <text:p>0.82752720975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2630993183513">
                <text:p>0.212630993183513</text:p>
              </table:table-cell>
              <table:table-cell office:value-type="float" office:value="0.828009272265593">
                <text:p>0.8280092722655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6100196187333">
                <text:p>0.196100196187333</text:p>
              </table:table-cell>
              <table:table-cell office:value-type="float" office:value="0.828124889600068">
                <text:p>0.828124889600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9633075179105">
                <text:p>0.179633075179105</text:p>
              </table:table-cell>
              <table:table-cell office:value-type="float" office:value="0.827876812284368">
                <text:p>0.827876812284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3238254190251">
                <text:p>0.163238254190251</text:p>
              </table:table-cell>
              <table:table-cell office:value-type="float" office:value="0.827268011222112">
                <text:p>0.827268011222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924245843917">
                <text:p>0.146924245843917</text:p>
              </table:table-cell>
              <table:table-cell office:value-type="float" office:value="0.826301673890845">
                <text:p>0.826301673890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0699445661134">
                <text:p>0.130699445661134</text:p>
              </table:table-cell>
              <table:table-cell office:value-type="float" office:value="0.824981200376653">
                <text:p>0.82498120037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4572126506932">
                <text:p>0.114572126506932</text:p>
              </table:table-cell>
              <table:table-cell office:value-type="float" office:value="0.823310199253639">
                <text:p>0.823310199253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85504331807547">
                <text:p>0.0985504331807547</text:p>
              </table:table-cell>
              <table:table-cell office:value-type="float" office:value="0.821292483313228">
                <text:p>0.821292483313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26423771553239">
                <text:p>0.0826423771553239</text:p>
              </table:table-cell>
              <table:table-cell office:value-type="float" office:value="0.81893206514841">
                <text:p>0.81893206514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68558314679465">
                <text:p>0.0668558314679465</text:p>
              </table:table-cell>
              <table:table-cell office:value-type="float" office:value="0.816233152598135">
                <text:p>0.816233152598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11985257680439">
                <text:p>0.0511985257680439</text:p>
              </table:table-cell>
              <table:table-cell office:value-type="float" office:value="0.813200144057201">
                <text:p>0.813200144057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56780415245141">
                <text:p>0.0356780415245141</text:p>
              </table:table-cell>
              <table:table-cell office:value-type="float" office:value="0.809837623657053">
                <text:p>0.809837623657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3018073963285">
                <text:p>0.0203018073963285</text:p>
              </table:table-cell>
              <table:table-cell office:value-type="float" office:value="0.806150356323035">
                <text:p>0.806150356323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07709476958524">
                <text:p>0.00507709476958524</text:p>
              </table:table-cell>
              <table:table-cell office:value-type="float" office:value="0.802143282713711">
                <text:p>0.802143282713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998898653596705">
                <text:p>-0.00998898653596705</text:p>
              </table:table-cell>
              <table:table-cell office:value-type="float" office:value="0.797821514047952">
                <text:p>0.797821514047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48894923881185">
                <text:p>-0.0248894923881185</text:p>
              </table:table-cell>
              <table:table-cell office:value-type="float" office:value="0.793190326825577">
                <text:p>0.7931903268255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96176482884786">
                <text:p>-0.0396176482884786</text:p>
              </table:table-cell>
              <table:table-cell office:value-type="float" office:value="0.788255157447381">
                <text:p>0.788255157447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41668531414376">
                <text:p>-0.0541668531414376</text:p>
              </table:table-cell>
              <table:table-cell office:value-type="float" office:value="0.783021596740475">
                <text:p>0.783021596740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685306828435956">
                <text:p>-0.0685306828435956</text:p>
              </table:table-cell>
              <table:table-cell office:value-type="float" office:value="0.777495384394872">
                <text:p>0.777495384394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827028936916538">
                <text:p>-0.0827028936916538</text:p>
              </table:table-cell>
              <table:table-cell office:value-type="float" office:value="0.771682403317364">
                <text:p>0.771682403317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966774256069659">
                <text:p>-0.0966774256069659</text:p>
              </table:table-cell>
              <table:table-cell office:value-type="float" office:value="0.765588673908698">
                <text:p>0.765588673908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10448405175156">
                <text:p>-0.110448405175156</text:p>
              </table:table-cell>
              <table:table-cell office:value-type="float" office:value="0.759220348270169">
                <text:p>0.759220348270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24010148499415">
                <text:p>-0.124010148499415</text:p>
              </table:table-cell>
              <table:table-cell office:value-type="float" office:value="0.752583704345704">
                <text:p>0.7525837043457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37357163866289">
                <text:p>-0.137357163866289</text:p>
              </table:table-cell>
              <table:table-cell office:value-type="float" office:value="0.74568514000559">
                <text:p>0.74568514000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50484154222988">
                <text:p>-0.150484154222988</text:p>
              </table:table-cell>
              <table:table-cell office:value-type="float" office:value="0.738531167077955">
                <text:p>0.738531167077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63386019465436">
                <text:p>-0.163386019465436</text:p>
              </table:table-cell>
              <table:table-cell office:value-type="float" office:value="0.731128405334162">
                <text:p>0.731128405334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76057858536505">
                <text:p>-0.176057858536505</text:p>
              </table:table-cell>
              <table:table-cell office:value-type="float" office:value="0.723483576434244">
                <text:p>0.723483576434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88494971334059">
                <text:p>-0.188494971334059</text:p>
              </table:table-cell>
              <table:table-cell office:value-type="float" office:value="0.715603497838506">
                <text:p>0.715603497838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00692860428649">
                <text:p>-0.200692860428649</text:p>
              </table:table-cell>
              <table:table-cell office:value-type="float" office:value="0.707495076691406">
                <text:p>0.707495076691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12647232590904">
                <text:p>-0.212647232590904</text:p>
              </table:table-cell>
              <table:table-cell office:value-type="float" office:value="0.699165303683809">
                <text:p>0.699165303683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24354000128848">
                <text:p>-0.224354000128848</text:p>
              </table:table-cell>
              <table:table-cell office:value-type="float" office:value="0.690621246899654">
                <text:p>0.690621246899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35809282035576">
                <text:p>-0.235809282035576</text:p>
              </table:table-cell>
              <table:table-cell office:value-type="float" office:value="0.681870045653071">
                <text:p>0.681870045653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4700940494793">
                <text:p>-0.24700940494793</text:p>
              </table:table-cell>
              <table:table-cell office:value-type="float" office:value="0.67291890432191">
                <text:p>0.67291890432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57950903916981">
                <text:p>-0.257950903916981</text:p>
              </table:table-cell>
              <table:table-cell office:value-type="float" office:value="0.663775086183626">
                <text:p>0.663775086183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68630522991339">
                <text:p>-0.268630522991339</text:p>
              </table:table-cell>
              <table:table-cell office:value-type="float" office:value="0.65444590725937">
                <text:p>0.65444590725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79045215614487">
                <text:p>-0.279045215614487</text:p>
              </table:table-cell>
              <table:table-cell office:value-type="float" office:value="0.644938730172107">
                <text:p>0.644938730172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89192144837511">
                <text:p>-0.289192144837511</text:p>
              </table:table-cell>
              <table:table-cell office:value-type="float" office:value="0.635260958024503">
                <text:p>0.635260958024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99068683348803">
                <text:p>-0.299068683348803</text:p>
              </table:table-cell>
              <table:table-cell office:value-type="float" office:value="0.625420028302234">
                <text:p>0.625420028302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08672413322466">
                <text:p>-0.308672413322466</text:p>
              </table:table-cell>
              <table:table-cell office:value-type="float" office:value="0.615423406808319">
                <text:p>0.615423406808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18001126087334">
                <text:p>-0.318001126087334</text:p>
              </table:table-cell>
              <table:table-cell office:value-type="float" office:value="0.605278581633963">
                <text:p>0.605278581633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27052821618694">
                <text:p>-0.327052821618694</text:p>
              </table:table-cell>
              <table:table-cell office:value-type="float" office:value="0.594993057171329">
                <text:p>0.5949930571713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5825707854952">
                <text:p>-0.335825707854952</text:p>
              </table:table-cell>
              <table:table-cell office:value-type="float" office:value="0.584574348173547">
                <text:p>0.584574348173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44318199841657">
                <text:p>-0.344318199841657</text:p>
              </table:table-cell>
              <table:table-cell office:value-type="float" office:value="0.574029973867173">
                <text:p>0.574029973867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52528918705444">
                <text:p>-0.352528918705444</text:p>
              </table:table-cell>
              <table:table-cell office:value-type="float" office:value="0.563367452122207">
                <text:p>0.5633674521222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60456690460623">
                <text:p>-0.360456690460623</text:p>
              </table:table-cell>
              <table:table-cell office:value-type="float" office:value="0.552594293684648">
                <text:p>0.5525942936846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68100544651273">
                <text:p>-0.368100544651273</text:p>
              </table:table-cell>
              <table:table-cell office:value-type="float" office:value="0.541717996476497">
                <text:p>0.5417179964764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75459712831856">
                <text:p>-0.375459712831856</text:p>
              </table:table-cell>
              <table:table-cell office:value-type="float" office:value="0.530746039967922">
                <text:p>0.5307460399679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82533626889505">
                <text:p>-0.382533626889505</text:p>
              </table:table-cell>
              <table:table-cell office:value-type="float" office:value="0.519685879626262">
                <text:p>0.5196858796262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89321917211254">
                <text:p>-0.389321917211254</text:p>
              </table:table-cell>
              <table:table-cell office:value-type="float" office:value="0.508544941446346">
                <text:p>0.5085449414463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95824410699638">
                <text:p>-0.395824410699638</text:p>
              </table:table-cell>
              <table:table-cell office:value-type="float" office:value="0.497330616566508">
                <text:p>0.497330616566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02041128640195">
                <text:p>-0.402041128640195</text:p>
              </table:table-cell>
              <table:table-cell office:value-type="float" office:value="0.486050255974547">
                <text:p>0.486050255974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07972284424508">
                <text:p>-0.407972284424508</text:p>
              </table:table-cell>
              <table:table-cell office:value-type="float" office:value="0.47471116530771">
                <text:p>0.474711165307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13618281132572">
                <text:p>-0.413618281132572</text:p>
              </table:table-cell>
              <table:table-cell office:value-type="float" office:value="0.463320599750669">
                <text:p>0.463320599750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18979708978345">
                <text:p>-0.418979708978345</text:p>
              </table:table-cell>
              <table:table-cell office:value-type="float" office:value="0.4518857590353">
                <text:p>0.4518857590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24057342622463">
                <text:p>-0.424057342622463</text:p>
              </table:table-cell>
              <table:table-cell office:value-type="float" office:value="0.44041378254592">
                <text:p>0.44041378254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2885213835619">
                <text:p>-0.42885213835619</text:p>
              </table:table-cell>
              <table:table-cell office:value-type="float" office:value="0.428911744533494">
                <text:p>0.4289117445334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33365231160754">
                <text:p>-0.433365231160754</text:p>
              </table:table-cell>
              <table:table-cell office:value-type="float" office:value="0.41738664944218">
                <text:p>0.41738664944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37597931646328">
                <text:p>-0.437597931646328</text:p>
              </table:table-cell>
              <table:table-cell office:value-type="float" office:value="0.405845427351401">
                <text:p>0.4058454273514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4155172287497">
                <text:p>-0.44155172287497</text:p>
              </table:table-cell>
              <table:table-cell office:value-type="float" office:value="0.394294929536496">
                <text:p>0.394294929536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4522825707192">
                <text:p>-0.44522825707192</text:p>
              </table:table-cell>
              <table:table-cell office:value-type="float" office:value="0.38274192415084">
                <text:p>0.38274192415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48629352229715">
                <text:p>-0.448629352229715</text:p>
              </table:table-cell>
              <table:table-cell office:value-type="float" office:value="0.37119309203215">
                <text:p>0.371193092032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51756988609662">
                <text:p>-0.451756988609662</text:p>
              </table:table-cell>
              <table:table-cell office:value-type="float" office:value="0.35965502263555">
                <text:p>0.35965502263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54613305145226">
                <text:p>-0.454613305145226</text:p>
              </table:table-cell>
              <table:table-cell office:value-type="float" office:value="0.348134210095783">
                <text:p>0.3481342100957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57200595751984">
                <text:p>-0.457200595751984</text:p>
              </table:table-cell>
              <table:table-cell office:value-type="float" office:value="0.336637049420825">
                <text:p>0.3366370494208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459521305548808">
                <text:p>-0.459521305548808</text:p>
              </table:table-cell>
              <table:table-cell office:value-type="float" office:value="0.325169832818961">
                <text:p>0.325169832818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461578026994989">
                <text:p>-0.461578026994989</text:p>
              </table:table-cell>
              <table:table-cell office:value-type="float" office:value="0.313738746161229">
                <text:p>0.313738746161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463373495948057">
                <text:p>-0.463373495948057</text:p>
              </table:table-cell>
              <table:table-cell office:value-type="float" office:value="0.302349865580985">
                <text:p>0.302349865580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64910587647047">
                <text:p>-0.464910587647047</text:p>
              </table:table-cell>
              <table:table-cell office:value-type="float" office:value="0.291009154212159">
                <text:p>0.2910091542121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66192312626026">
                <text:p>-0.466192312626026</text:p>
              </table:table-cell>
              <table:table-cell office:value-type="float" office:value="0.279722459067617">
                <text:p>0.279722459067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467221812562668">
                <text:p>-0.467221812562668</text:p>
              </table:table-cell>
              <table:table-cell office:value-type="float" office:value="0.268495508058873">
                <text:p>0.2684955080588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68002356066697">
                <text:p>-0.468002356066697</text:p>
              </table:table-cell>
              <table:table-cell office:value-type="float" office:value="0.257333907158239">
                <text:p>0.257333907158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468537334413028">
                <text:p>-0.468537334413028</text:p>
              </table:table-cell>
              <table:table-cell office:value-type="float" office:value="0.24624313770433">
                <text:p>0.246243137704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4688302572244">
                <text:p>-0.4688302572244</text:p>
              </table:table-cell>
              <table:table-cell office:value-type="float" office:value="0.235228553851682">
                <text:p>0.2352285538516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68884748108333">
                <text:p>-0.468884748108333</text:p>
              </table:table-cell>
              <table:table-cell office:value-type="float" office:value="0.224295380165084">
                <text:p>0.224295380165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468704540253192">
                <text:p>-0.468704540253192</text:p>
              </table:table-cell>
              <table:table-cell office:value-type="float" office:value="0.213448709359051">
                <text:p>0.2134487093590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68293471988138">
                <text:p>-0.468293471988138</text:p>
              </table:table-cell>
              <table:table-cell office:value-type="float" office:value="0.202693500182723">
                <text:p>0.202693500182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467655482311725">
                <text:p>-0.467655482311725</text:p>
              </table:table-cell>
              <table:table-cell office:value-type="float" office:value="0.192034575450314">
                <text:p>0.192034575450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66794606393865">
                <text:p>-0.466794606393865</text:p>
              </table:table-cell>
              <table:table-cell office:value-type="float" office:value="0.181476620217061">
                <text:p>0.1814766202170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65714971055853">
                <text:p>-0.465714971055853</text:p>
              </table:table-cell>
              <table:table-cell office:value-type="float" office:value="0.171024180100509">
                <text:p>0.171024180100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64420790233117">
                <text:p>-0.464420790233117</text:p>
              </table:table-cell>
              <table:table-cell office:value-type="float" office:value="0.16068165974678">
                <text:p>0.16068165974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62916360425284">
                <text:p>-0.462916360425284</text:p>
              </table:table-cell>
              <table:table-cell office:value-type="float" office:value="0.150453321441337">
                <text:p>0.150453321441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61206056138142">
                <text:p>-0.461206056138142</text:p>
              </table:table-cell>
              <table:table-cell office:value-type="float" office:value="0.140343283863625">
                <text:p>0.140343283863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59294325322004">
                <text:p>-0.459294325322004</text:p>
              </table:table-cell>
              <table:table-cell office:value-type="float" office:value="0.1303555209848">
                <text:p>0.1303555209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57185684810925">
                <text:p>-0.457185684810925</text:p>
              </table:table-cell>
              <table:table-cell office:value-type="float" office:value="0.12049386110764">
                <text:p>0.120493861107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454884715767157">
                <text:p>-0.454884715767157</text:p>
              </table:table-cell>
              <table:table-cell office:value-type="float" office:value="0.110761986047576">
                <text:p>0.1107619860475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52396059135191">
                <text:p>-0.452396059135191</text:p>
              </table:table-cell>
              <table:table-cell office:value-type="float" office:value="0.101163430453668">
                <text:p>0.1011634304536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44972441110961">
                <text:p>-0.44972441110961</text:p>
              </table:table-cell>
              <table:table-cell office:value-type="float" office:value="0.0917015812681899">
                <text:p>0.09170158126818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46874518620966">
                <text:p>-0.446874518620966</text:p>
              </table:table-cell>
              <table:table-cell office:value-type="float" office:value="0.0823796773233867">
                <text:p>0.08237967732338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43851174843768">
                <text:p>-0.443851174843768</text:p>
              </table:table-cell>
              <table:table-cell office:value-type="float" office:value="0.0732008090738364">
                <text:p>0.07320080907383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40659214730616">
                <text:p>-0.440659214730616</text:p>
              </table:table-cell>
              <table:table-cell office:value-type="float" office:value="0.0641679184627072">
                <text:p>0.0641679184627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437303510576405">
                <text:p>-0.437303510576405</text:p>
              </table:table-cell>
              <table:table-cell office:value-type="float" office:value="0.0552837989201172">
                <text:p>0.05528379892011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33788967616481">
                <text:p>-0.433788967616481</text:p>
              </table:table-cell>
              <table:table-cell office:value-type="float" office:value="0.0465510954916587">
                <text:p>0.0465510954916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430120519662474">
                <text:p>-0.430120519662474</text:p>
              </table:table-cell>
              <table:table-cell office:value-type="float" office:value="0.0379723050950586">
                <text:p>0.0379723050950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426303124779504">
                <text:p>-0.426303124779504</text:p>
              </table:table-cell>
              <table:table-cell office:value-type="float" office:value="0.0295497769028356">
                <text:p>0.0295497769028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422341761008319">
                <text:p>-0.422341761008319</text:p>
              </table:table-cell>
              <table:table-cell office:value-type="float" office:value="0.0212857128487053">
                <text:p>0.0212857128487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18241422135828">
                <text:p>-0.418241422135828</text:p>
              </table:table-cell>
              <table:table-cell office:value-type="float" office:value="0.0131821682553968">
                <text:p>0.01318216825539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414007113517415">
                <text:p>-0.414007113517415</text:p>
              </table:table-cell>
              <table:table-cell office:value-type="float" office:value="0.00524105258144553">
                <text:p>0.005241052581445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409643847954285">
                <text:p>-0.409643847954285</text:p>
              </table:table-cell>
              <table:table-cell office:value-type="float" office:value="-0.00253586971556756">
                <text:p>-0.00253586971556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405156641629001">
                <text:p>-0.405156641629001</text:p>
              </table:table-cell>
              <table:table-cell office:value-type="float" office:value="-0.0101469782019349">
                <text:p>-0.01014697820193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400550510102264">
                <text:p>-0.400550510102264</text:p>
              </table:table-cell>
              <table:table-cell office:value-type="float" office:value="-0.0175907953795965">
                <text:p>-0.01759079537959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95830464373875">
                <text:p>-0.395830464373875</text:p>
              </table:table-cell>
              <table:table-cell office:value-type="float" office:value="-0.0248659854895367">
                <text:p>-0.0248659854895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391001507010695">
                <text:p>-0.391001507010695</text:p>
              </table:table-cell>
              <table:table-cell office:value-type="float" office:value="-0.0319713532096474">
                <text:p>-0.03197135320964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86068628344326">
                <text:p>-0.386068628344326</text:p>
              </table:table-cell>
              <table:table-cell office:value-type="float" office:value="-0.0389058422499671">
                <text:p>-0.03890584224996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81036802741099">
                <text:p>-0.381036802741099</text:p>
              </table:table-cell>
              <table:table-cell office:value-type="float" office:value="-0.0456685338482711">
                <text:p>-0.04566853384827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75910984946859">
                <text:p>-0.375910984946859</text:p>
              </table:table-cell>
              <table:table-cell office:value-type="float" office:value="-0.0522586451690511">
                <text:p>-0.05225864516905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70696106508895">
                <text:p>-0.370696106508895</text:p>
              </table:table-cell>
              <table:table-cell office:value-type="float" office:value="-0.0586755276089676">
                <text:p>-0.0586755276089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65397072277268">
                <text:p>-0.365397072277268</text:p>
              </table:table-cell>
              <table:table-cell office:value-type="float" office:value="-0.0649186650119238">
                <text:p>-0.0649186650119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36001875698766">
                <text:p>-0.36001875698766</text:p>
              </table:table-cell>
              <table:table-cell office:value-type="float" office:value="-0.070987671796944">
                <text:p>-0.0709876717969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354566001927739">
                <text:p>-0.354566001927739</text:p>
              </table:table-cell>
              <table:table-cell office:value-type="float" office:value="-0.0768822910020879">
                <text:p>-0.0768822910020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49043611688935">
                <text:p>-0.349043611688935</text:p>
              </table:table-cell>
              <table:table-cell office:value-type="float" office:value="-0.0826023922476704">
                <text:p>-0.08260239224767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343456351005382">
                <text:p>-0.343456351005382</text:p>
              </table:table-cell>
              <table:table-cell office:value-type="float" office:value="-0.0881479696220839">
                <text:p>-0.0881479696220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337808941681664">
                <text:p>-0.337808941681664</text:p>
              </table:table-cell>
              <table:table-cell office:value-type="float" office:value="-0.0935191394935599">
                <text:p>-0.09351913949355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32106059610898">
                <text:p>-0.332106059610898</text:p>
              </table:table-cell>
              <table:table-cell office:value-type="float" office:value="-0.0987161382512198">
                <text:p>-0.0987161382512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26352331884542">
                <text:p>-0.326352331884542</text:p>
              </table:table-cell>
              <table:table-cell office:value-type="float" office:value="-0.103739319978794">
                <text:p>-0.1037393199787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320552333995212">
                <text:p>-0.320552333995212</text:p>
              </table:table-cell>
              <table:table-cell office:value-type="float" office:value="-0.108589154064402">
                <text:p>-0.1085891540644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14710587133674">
                <text:p>-0.314710587133674</text:p>
              </table:table-cell>
              <table:table-cell office:value-type="float" office:value="-0.113266222749795">
                <text:p>-0.1132662227497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08831555581039">
                <text:p>-0.308831555581039</text:p>
              </table:table-cell>
              <table:table-cell office:value-type="float" office:value="-0.11777121862248">
                <text:p>-0.11777121862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02919644197094">
                <text:p>-0.302919644197094</text:p>
              </table:table-cell>
              <table:table-cell office:value-type="float" office:value="-0.122104942054138">
                <text:p>-0.122104942054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96979196005572">
                <text:p>-0.296979196005572</text:p>
              </table:table-cell>
              <table:table-cell office:value-type="float" office:value="-0.126268298588748">
                <text:p>-0.126268298588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91014489877039">
                <text:p>-0.291014489877039</text:p>
              </table:table-cell>
              <table:table-cell office:value-type="float" office:value="-0.130262296283851">
                <text:p>-0.1302622962838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85029738309988">
                <text:p>-0.285029738309988</text:p>
              </table:table-cell>
              <table:table-cell office:value-type="float" office:value="-0.134088043008327">
                <text:p>-0.1340880430083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7902908531058">
                <text:p>-0.27902908531058</text:p>
              </table:table-cell>
              <table:table-cell office:value-type="float" office:value="-0.137746743700113">
                <text:p>-0.1377467437001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273016604371388">
                <text:p>-0.273016604371388</text:p>
              </table:table-cell>
              <table:table-cell office:value-type="float" office:value="-0.141239697587214">
                <text:p>-0.1412396975872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6699629654938">
                <text:p>-0.26699629654938</text:p>
              </table:table-cell>
              <table:table-cell office:value-type="float" office:value="-0.144568295375383">
                <text:p>-0.1445682953753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60972088643251">
                <text:p>-0.260972088643251</text:p>
              </table:table-cell>
              <table:table-cell office:value-type="float" office:value="-0.147734016405805">
                <text:p>-0.1477340164058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254947831470138">
                <text:p>-0.254947831470138</text:p>
              </table:table-cell>
              <table:table-cell office:value-type="float" office:value="-0.150738425786084">
                <text:p>-0.150738425786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248927298241615">
                <text:p>-0.248927298241615</text:p>
              </table:table-cell>
              <table:table-cell office:value-type="float" office:value="-0.153583171497841">
                <text:p>-0.1535831714978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42914183038782">
                <text:p>-0.242914183038782</text:p>
              </table:table-cell>
              <table:table-cell office:value-type="float" office:value="-0.156269981484142">
                <text:p>-0.1562699814841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36912099386145">
                <text:p>-0.236912099386145</text:p>
              </table:table-cell>
              <table:table-cell office:value-type="float" office:value="-0.158800660719998">
                <text:p>-0.158800660719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30924578923892">
                <text:p>-0.230924578923892</text:p>
              </table:table-cell>
              <table:table-cell office:value-type="float" office:value="-0.161177088269092">
                <text:p>-0.161177088269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24955070178073">
                <text:p>-0.224955070178073</text:p>
              </table:table-cell>
              <table:table-cell office:value-type="float" office:value="-0.163401214329876">
                <text:p>-0.1634012143298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219006937428091">
                <text:p>-0.219006937428091</text:p>
              </table:table-cell>
              <table:table-cell office:value-type="float" office:value="-0.165475057274133">
                <text:p>-0.165475057274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213083459670825">
                <text:p>-0.213083459670825</text:p>
              </table:table-cell>
              <table:table-cell office:value-type="float" office:value="-0.167400700681024">
                <text:p>-0.167400700681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07187829680599">
                <text:p>-0.207187829680599</text:p>
              </table:table-cell>
              <table:table-cell office:value-type="float" office:value="-0.16918029036964">
                <text:p>-0.16918029036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201323153164148">
                <text:p>-0.201323153164148</text:p>
              </table:table-cell>
              <table:table-cell office:value-type="float" office:value="-0.170816031432969">
                <text:p>-0.1708160314329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95492448009626">
                <text:p>-0.195492448009626</text:p>
              </table:table-cell>
              <table:table-cell office:value-type="float" office:value="-0.172310185276185">
                <text:p>-0.1723101852761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8969864362862">
                <text:p>-0.18969864362862</text:p>
              </table:table-cell>
              <table:table-cell office:value-type="float" office:value="-0.173665066662068">
                <text:p>-0.1736650666620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83944580390067">
                <text:p>-0.183944580390067</text:p>
              </table:table-cell>
              <table:table-cell office:value-type="float" office:value="-0.174883040766334">
                <text:p>-0.174883040766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78233009144878">
                <text:p>-0.178233009144878</text:p>
              </table:table-cell>
              <table:table-cell office:value-type="float" office:value="-0.175966520245568">
                <text:p>-0.1759665202455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72566590840007">
                <text:p>-0.172566590840007</text:p>
              </table:table-cell>
              <table:table-cell office:value-type="float" office:value="-0.176917962320406">
                <text:p>-0.1769179623204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66947896220622">
                <text:p>-0.166947896220622</text:p>
              </table:table-cell>
              <table:table-cell office:value-type="float" office:value="-0.177739865876543">
                <text:p>-0.1777398658765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61379405618983">
                <text:p>-0.161379405618983</text:p>
              </table:table-cell>
              <table:table-cell office:value-type="float" office:value="-0.178434768586072">
                <text:p>-0.1784347685860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55863508828544">
                <text:p>-0.155863508828544</text:p>
              </table:table-cell>
              <table:table-cell office:value-type="float" office:value="-0.179005244051585">
                <text:p>-0.179005244051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50402505061753">
                <text:p>-0.150402505061753</text:p>
              </table:table-cell>
              <table:table-cell office:value-type="float" office:value="-0.179453898975419">
                <text:p>-0.1794538989754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44998602989941">
                <text:p>-0.144998602989941</text:p>
              </table:table-cell>
              <table:table-cell office:value-type="float" office:value="-0.179783370356327">
                <text:p>-0.179783370356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39653920863665">
                <text:p>-0.139653920863665</text:p>
              </table:table-cell>
              <table:table-cell office:value-type="float" office:value="-0.179996322715801">
                <text:p>-0.1799963227158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34370486711772">
                <text:p>-0.134370486711772</text:p>
              </table:table-cell>
              <table:table-cell office:value-type="float" office:value="-0.180095445356203">
                <text:p>-0.1800954453562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29150238617459">
                <text:p>-0.129150238617459</text:p>
              </table:table-cell>
              <table:table-cell office:value-type="float" office:value="-0.18008344965276">
                <text:p>-0.180083449652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23995025069482">
                <text:p>-0.123995025069482</text:p>
              </table:table-cell>
              <table:table-cell office:value-type="float" office:value="-0.179963066381426">
                <text:p>-0.1799630663814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18906605386691">
                <text:p>-0.118906605386691</text:p>
              </table:table-cell>
              <table:table-cell office:value-type="float" office:value="-0.179737043084535">
                <text:p>-0.1797370430845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113886650213988">
                <text:p>-0.113886650213988</text:p>
              </table:table-cell>
              <table:table-cell office:value-type="float" office:value="-0.17940814147607">
                <text:p>-0.179408141476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08936742087761">
                <text:p>-0.108936742087761</text:p>
              </table:table-cell>
              <table:table-cell office:value-type="float" office:value="-0.178979134888322">
                <text:p>-0.1789791348883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04058376068842">
                <text:p>-0.104058376068842</text:p>
              </table:table-cell>
              <table:table-cell office:value-type="float" office:value="-0.178452805761604">
                <text:p>-0.1784528057616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992529604409693">
                <text:p>-0.0992529604409693</text:p>
              </table:table-cell>
              <table:table-cell office:value-type="float" office:value="-0.177831943178644">
                <text:p>-0.177831943178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945218174727311">
                <text:p>-0.0945218174727311</text:p>
              </table:table-cell>
              <table:table-cell office:value-type="float" office:value="-0.177119340445158">
                <text:p>-0.177119340445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898661842409175">
                <text:p>-0.0898661842409175</text:p>
              </table:table-cell>
              <table:table-cell office:value-type="float" office:value="-0.176317792718048">
                <text:p>-0.1763177927180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852872135132036">
                <text:p>-0.0852872135132036</text:p>
              </table:table-cell>
              <table:table-cell office:value-type="float" office:value="-0.175430094682597">
                <text:p>-0.1754300946825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807859746880519">
                <text:p>-0.0807859746880519</text:p>
              </table:table-cell>
              <table:table-cell office:value-type="float" office:value="-0.174459038279927">
                <text:p>-0.1744590382799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763634547897063">
                <text:p>-0.0763634547897063</text:p>
              </table:table-cell>
              <table:table-cell office:value-type="float" office:value="-0.173407410485929">
                <text:p>-0.173407410485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720205595161374">
                <text:p>-0.0720205595161374</text:p>
              </table:table-cell>
              <table:table-cell office:value-type="float" office:value="-0.172277991142784">
                <text:p>-0.1722779911427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677581143377831">
                <text:p>-0.0677581143377831</text:p>
              </table:table-cell>
              <table:table-cell office:value-type="float" office:value="-0.171073550844106">
                <text:p>-0.1710735508441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635768656449187">
                <text:p>-0.0635768656449187</text:p>
              </table:table-cell>
              <table:table-cell office:value-type="float" office:value="-0.169796848874689">
                <text:p>-0.1697968488746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594774819414822">
                <text:p>-0.0594774819414822</text:p>
              </table:table-cell>
              <table:table-cell office:value-type="float" office:value="-0.168450631205712">
                <text:p>-0.168450631205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554605550831801">
                <text:p>-0.0554605550831801</text:p>
              </table:table-cell>
              <table:table-cell office:value-type="float" office:value="-0.167037628546237">
                <text:p>-0.16703762854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515266015576892">
                <text:p>-0.0515266015576892</text:p>
              </table:table-cell>
              <table:table-cell office:value-type="float" office:value="-0.165560554451697">
                <text:p>-0.16556055445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476760638047788">
                <text:p>-0.0476760638047788</text:p>
              </table:table-cell>
              <table:table-cell office:value-type="float" office:value="-0.164022103490047">
                <text:p>-0.164022103490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439093115741732">
                <text:p>-0.0439093115741732</text:p>
              </table:table-cell>
              <table:table-cell office:value-type="float" office:value="-0.16242494946614">
                <text:p>-0.162424949466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402266433189857">
                <text:p>-0.0402266433189857</text:p>
              </table:table-cell>
              <table:table-cell office:value-type="float" office:value="-0.160771743704827">
                <text:p>-0.160771743704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366282876225579">
                <text:p>-0.0366282876225579</text:p>
              </table:table-cell>
              <table:table-cell office:value-type="float" office:value="-0.159065113393212">
                <text:p>-0.1590651133932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33114404656554">
                <text:p>-0.033114404656554</text:p>
              </table:table-cell>
              <table:table-cell office:value-type="float" office:value="-0.157307659982406">
                <text:p>-0.1573076599824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296850876681666">
                <text:p>-0.0296850876681666</text:p>
              </table:table-cell>
              <table:table-cell office:value-type="float" office:value="-0.155501957649066">
                <text:p>-0.1555019576490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263403644943088">
                <text:p>-0.0263403644943088</text:p>
              </table:table-cell>
              <table:table-cell office:value-type="float" office:value="-0.153650551816924">
                <text:p>-0.1536505518169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230801991006833">
                <text:p>-0.0230801991006833</text:p>
              </table:table-cell>
              <table:table-cell office:value-type="float" office:value="-0.151755957738449">
                <text:p>-0.15175595773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199044931436384">
                <text:p>-0.0199044931436384</text:p>
              </table:table-cell>
              <table:table-cell office:value-type="float" office:value="-0.149820659136706">
                <text:p>-0.1498206591367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16813087552741">
                <text:p>-0.016813087552741</text:p>
              </table:table-cell>
              <table:table-cell office:value-type="float" office:value="-0.147847106907432">
                <text:p>-0.147847106907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38057641320211">
                <text:p>-0.0138057641320211</text:p>
              </table:table-cell>
              <table:table-cell office:value-type="float" office:value="-0.145837717881251">
                <text:p>-0.1458377178812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108822471778657">
                <text:p>-0.0108822471778657</text:p>
              </table:table-cell>
              <table:table-cell office:value-type="float" office:value="-0.143794873645913">
                <text:p>-0.1437948736459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804220511156701">
                <text:p>-0.00804220511156701</text:p>
              </table:table-cell>
              <table:table-cell office:value-type="float" office:value="-0.141720919428369">
                <text:p>-0.1417209194283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528525212456052">
                <text:p>-0.00528525212456052</text:p>
              </table:table-cell>
              <table:table-cell office:value-type="float" office:value="-0.139618163036436">
                <text:p>-0.1396181630364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261094983441376">
                <text:p>-0.00261094983441376</text:p>
              </table:table-cell>
              <table:table-cell office:value-type="float" office:value="-0.137488873859739">
                <text:p>-0.1374888738597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188089496657777">
                <text:p>-0.0000188089496657777</text:p>
              </table:table-cell>
              <table:table-cell office:value-type="float" office:value="-0.135335281929575">
                <text:p>-0.1353352819295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